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line-height="150%"/>
    </style:style>
    <style:style style:name="P2" style:parent-style-name="Normalny" style:family="paragraph">
      <style:paragraph-properties fo:line-height="150%"/>
    </style:style>
    <style:style style:name="P3" style:parent-style-name="Normalny" style:family="paragraph">
      <style:paragraph-properties fo:line-height="150%"/>
    </style:style>
    <style:style style:name="P4" style:parent-style-name="Normalny" style:family="paragraph">
      <style:paragraph-properties fo:line-height="150%"/>
    </style:style>
    <style:style style:name="P5" style:parent-style-name="Normalny" style:family="paragraph">
      <style:paragraph-properties fo:line-height="150%"/>
    </style:style>
    <style:style style:name="P6" style:parent-style-name="Normalny" style:family="paragraph">
      <style:paragraph-properties fo:line-height="150%"/>
    </style:style>
    <style:style style:name="P7" style:parent-style-name="Normalny" style:family="paragraph">
      <style:paragraph-properties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T13" style:parent-style-name="Domyślnaczcionkaakapitu" style:family="text">
      <style:text-properties fo:background-color="#80FFFF"/>
    </style:style>
    <style:style style:name="T14" style:parent-style-name="Domyślnaczcionkaakapitu" style:family="text">
      <style:text-properties fo:background-color="#80FFFF"/>
    </style:style>
    <style:style style:name="P15" style:parent-style-name="Normalny" style:family="paragraph">
      <style:paragraph-properties fo:text-align="justify" fo:line-height="150%"/>
    </style:style>
    <style:style style:name="T16" style:parent-style-name="Domyślnaczcionkaakapitu" style:family="text">
      <style:text-properties style:text-underline-type="single" style:text-underline-style="solid" style:text-underline-width="auto" style:text-underline-mode="continuous"/>
    </style:style>
    <style:style style:name="P17" style:parent-style-name="Normalny" style:family="paragraph">
      <style:paragraph-properties fo:text-align="justify" fo:line-height="150%"/>
    </style:style>
    <style:style style:name="T18" style:parent-style-name="Domyślnaczcionkaakapitu" style:family="text">
      <style:text-properties style:text-underline-type="single" style:text-underline-style="solid" style:text-underline-width="auto" style:text-underline-mode="continuous"/>
    </style:style>
    <style:style style:name="P19" style:parent-style-name="Normalny" style:family="paragraph">
      <style:paragraph-properties fo:text-align="justify" fo:line-height="150%" fo:text-indent="0.2479in"/>
    </style:style>
    <style:style style:name="T20" style:parent-style-name="Domyślnaczcionkaakapitu" style:family="text">
      <style:text-properties fo:background-color="#80FFFF"/>
    </style:style>
    <style:style style:name="T21" style:parent-style-name="Domyślnaczcionkaakapitu" style:family="text">
      <style:text-properties fo:background-color="#80FFFF"/>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T24" style:parent-style-name="Domyślnaczcionkaakapitu" style:family="text">
      <style:text-properties fo:background-color="#80FFFF"/>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P31" style:parent-style-name="Normalny" style:family="paragraph">
      <style:paragraph-properties fo:text-align="justify" fo:line-height="150%" fo:text-indent="0.2479in"/>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P42" style:parent-style-name="Normalny" style:family="paragraph">
      <style:paragraph-properties fo:text-align="justify" fo:line-height="150%"/>
    </style:style>
    <style:style style:name="T43" style:parent-style-name="Domyślnaczcionkaakapitu" style:family="text">
      <style:text-properties fo:background-color="#80FFFF"/>
    </style:style>
    <style:style style:name="P44" style:parent-style-name="Normalny" style:family="paragraph">
      <style:paragraph-properties fo:text-align="justify" fo:line-height="150%" fo:text-indent="0.2479in"/>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P51" style:parent-style-name="Normalny" style:family="paragraph">
      <style:paragraph-properties fo:text-align="justify" fo:line-height="150%" fo:text-indent="0.2479in"/>
    </style:style>
    <style:style style:name="P52" style:parent-style-name="Normalny" style:family="paragraph">
      <style:paragraph-properties fo:text-align="justify" fo:line-height="150%" fo:text-indent="0.2479in"/>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T58" style:parent-style-name="Domyślnaczcionkaakapitu" style:family="text">
      <style:text-properties fo:background-color="#80FFFF"/>
    </style:style>
    <style:style style:name="T59" style:parent-style-name="Domyślnaczcionkaakapitu" style:family="text">
      <style:text-properties fo:background-color="#80FFFF"/>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P64" style:parent-style-name="Normalny" style:family="paragraph">
      <style:paragraph-properties fo:text-align="justify" fo:line-height="150%" fo:text-indent="0.2479in"/>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P68" style:parent-style-name="Normalny" style:family="paragraph">
      <style:paragraph-properties fo:text-align="justify" fo:line-height="150%" fo:text-indent="0.2479in"/>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P72" style:parent-style-name="Normalny" style:family="paragraph">
      <style:paragraph-properties fo:text-align="justify" fo:line-height="150%" fo:text-indent="0.2479in"/>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P77" style:parent-style-name="Normalny" style:family="paragraph">
      <style:paragraph-properties fo:text-align="justify" fo:line-height="150%" fo:text-indent="0.2479in"/>
    </style:style>
    <style:style style:name="P78" style:parent-style-name="Normalny" style:family="paragraph">
      <style:paragraph-properties fo:text-align="justify" fo:line-height="150%"/>
    </style:style>
    <style:style style:name="T79" style:parent-style-name="Domyślnaczcionkaakapitu" style:family="text">
      <style:text-properties style:text-underline-type="single" style:text-underline-style="solid" style:text-underline-width="auto" style:text-underline-mode="continuous"/>
    </style:style>
    <style:style style:name="T80" style:parent-style-name="Domyślnaczcionkaakapitu" style:family="text">
      <style:text-properties fo:background-color="#80FFFF" style:text-underline-type="single" style:text-underline-style="solid" style:text-underline-width="auto" style:text-underline-mode="continuous"/>
    </style:style>
    <style:style style:name="T81" style:parent-style-name="Domyślnaczcionkaakapitu" style:family="text">
      <style:text-properties style:text-underline-type="single" style:text-underline-style="solid" style:text-underline-width="auto" style:text-underline-mode="continuous"/>
    </style:style>
    <style:style style:name="P82" style:parent-style-name="Normalny" style:family="paragraph">
      <style:paragraph-properties fo:text-align="justify" fo:line-height="150%" fo:text-indent="0.2479in"/>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P86" style:parent-style-name="Normalny" style:family="paragraph">
      <style:paragraph-properties fo:text-align="justify" fo:line-height="150%"/>
    </style:style>
    <style:style style:name="T87" style:parent-style-name="Domyślnaczcionkaakapitu" style:family="text">
      <style:text-properties style:text-underline-type="single" style:text-underline-style="solid" style:text-underline-width="auto" style:text-underline-mode="continuous"/>
    </style:style>
    <style:style style:name="T88" style:parent-style-name="Domyślnaczcionkaakapitu" style:family="text">
      <style:text-properties fo:background-color="#80FFFF" style:text-underline-type="single" style:text-underline-style="solid" style:text-underline-width="auto" style:text-underline-mode="continuous"/>
    </style:style>
    <style:style style:name="T89" style:parent-style-name="Domyślnaczcionkaakapitu" style:family="text">
      <style:text-properties style:text-underline-type="single" style:text-underline-style="solid" style:text-underline-width="auto" style:text-underline-mode="continuous"/>
    </style:style>
    <style:style style:name="T90" style:parent-style-name="Domyślnaczcionkaakapitu" style:family="text">
      <style:text-properties fo:background-color="#80FFFF" style:text-underline-type="single" style:text-underline-style="solid" style:text-underline-width="auto" style:text-underline-mode="continuous"/>
    </style:style>
    <style:style style:name="T91" style:parent-style-name="Domyślnaczcionkaakapitu" style:family="text">
      <style:text-properties style:text-underline-type="single" style:text-underline-style="solid" style:text-underline-width="auto" style:text-underline-mode="continuous"/>
    </style:style>
    <style:style style:name="T92" style:parent-style-name="Domyślnaczcionkaakapitu" style:family="text">
      <style:text-properties fo:background-color="#80FFFF" style:text-underline-type="single" style:text-underline-style="solid" style:text-underline-width="auto" style:text-underline-mode="continuous"/>
    </style:style>
    <style:style style:name="P93" style:parent-style-name="Normalny" style:family="paragraph">
      <style:paragraph-properties fo:text-align="justify" fo:line-height="150%" fo:text-indent="0.2479in"/>
    </style:style>
    <style:style style:name="T94" style:parent-style-name="Domyślnaczcionkaakapitu" style:family="text">
      <style:text-properties fo:background-color="#80FFFF"/>
    </style:style>
    <style:style style:name="P95" style:parent-style-name="Normalny" style:family="paragraph">
      <style:paragraph-properties fo:text-align="justify" fo:line-height="150%"/>
    </style:style>
    <style:style style:name="T96" style:parent-style-name="Domyślnaczcionkaakapitu" style:family="text">
      <style:text-properties style:text-underline-type="single" style:text-underline-style="solid" style:text-underline-width="auto" style:text-underline-mode="continuous"/>
    </style:style>
    <style:style style:name="P97" style:parent-style-name="Normalny" style:family="paragraph">
      <style:paragraph-properties fo:text-align="justify" fo:line-height="150%" fo:text-indent="0.2479in"/>
    </style:style>
    <style:style style:name="T98" style:parent-style-name="Domyślnaczcionkaakapitu" style:family="text">
      <style:text-properties fo:background-color="#80FFFF"/>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P104" style:parent-style-name="Normalny" style:family="paragraph">
      <style:paragraph-properties fo:text-align="justify" fo:line-height="150%"/>
    </style:style>
    <style:style style:name="T105" style:parent-style-name="Domyślnaczcionkaakapitu" style:family="text">
      <style:text-properties style:text-underline-type="single" style:text-underline-style="solid" style:text-underline-width="auto" style:text-underline-mode="continuous"/>
    </style:style>
    <style:style style:name="T106" style:parent-style-name="Domyślnaczcionkaakapitu" style:family="text">
      <style:text-properties fo:background-color="#80FFFF" style:text-underline-type="single" style:text-underline-style="solid" style:text-underline-width="auto" style:text-underline-mode="continuous"/>
    </style:style>
    <style:style style:name="T107" style:parent-style-name="Domyślnaczcionkaakapitu" style:family="text">
      <style:text-properties style:text-underline-type="single" style:text-underline-style="solid" style:text-underline-width="auto" style:text-underline-mode="continuous"/>
    </style:style>
    <style:style style:name="T108" style:parent-style-name="Domyślnaczcionkaakapitu" style:family="text">
      <style:text-properties fo:background-color="#80FFFF" style:text-underline-type="single" style:text-underline-style="solid" style:text-underline-width="auto" style:text-underline-mode="continuous"/>
    </style:style>
    <style:style style:name="T109" style:parent-style-name="Domyślnaczcionkaakapitu" style:family="text">
      <style:text-properties style:text-underline-type="single" style:text-underline-style="solid" style:text-underline-width="auto" style:text-underline-mode="continuous"/>
    </style:style>
    <style:style style:name="P110" style:parent-style-name="Normalny" style:family="paragraph">
      <style:paragraph-properties fo:text-align="justify" fo:line-height="150%" fo:text-indent="0.2479in"/>
    </style:style>
    <style:style style:name="T111" style:parent-style-name="Domyślnaczcionkaakapitu" style:family="text">
      <style:text-properties fo:background-color="#80FFFF"/>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P114" style:parent-style-name="Normalny" style:family="paragraph">
      <style:paragraph-properties fo:text-align="justify" fo:line-height="150%"/>
    </style:style>
    <style:style style:name="T115" style:parent-style-name="Domyślnaczcionkaakapitu" style:family="text">
      <style:text-properties style:text-underline-type="single" style:text-underline-style="solid" style:text-underline-width="auto" style:text-underline-mode="continuous"/>
    </style:style>
    <style:style style:name="T116" style:parent-style-name="Domyślnaczcionkaakapitu" style:family="text">
      <style:text-properties fo:background-color="#80FFFF" style:text-underline-type="single" style:text-underline-style="solid" style:text-underline-width="auto" style:text-underline-mode="continuous"/>
    </style:style>
    <style:style style:name="T117" style:parent-style-name="Domyślnaczcionkaakapitu" style:family="text">
      <style:text-properties style:text-underline-type="single" style:text-underline-style="solid" style:text-underline-width="auto" style:text-underline-mode="continuous"/>
    </style:style>
    <style:style style:name="P118" style:parent-style-name="Normalny" style:family="paragraph">
      <style:paragraph-properties fo:text-align="justify" fo:line-height="150%" fo:text-indent="0.2479in"/>
    </style:style>
    <style:style style:name="T119" style:parent-style-name="Domyślnaczcionkaakapitu" style:family="text">
      <style:text-properties fo:background-color="#80FFFF"/>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P123" style:parent-style-name="Normalny" style:family="paragraph">
      <style:paragraph-properties fo:text-align="justify" fo:line-height="150%"/>
    </style:style>
    <style:style style:name="T124" style:parent-style-name="Domyślnaczcionkaakapitu" style:family="text">
      <style:text-properties style:text-underline-type="single" style:text-underline-style="solid" style:text-underline-width="auto" style:text-underline-mode="continuous"/>
    </style:style>
    <style:style style:name="P125" style:parent-style-name="Normalny" style:family="paragraph">
      <style:paragraph-properties fo:text-align="justify" fo:line-height="150%" fo:text-indent="0.2479in"/>
    </style:style>
    <style:style style:name="P126" style:parent-style-name="Normalny" style:family="paragraph">
      <style:paragraph-properties fo:text-align="justify" fo:line-height="150%"/>
    </style:style>
    <style:style style:name="T127" style:parent-style-name="Domyślnaczcionkaakapitu" style:family="text">
      <style:text-properties style:text-underline-type="single" style:text-underline-style="solid" style:text-underline-width="auto" style:text-underline-mode="continuous"/>
    </style:style>
    <style:style style:name="T128" style:parent-style-name="Domyślnaczcionkaakapitu" style:family="text">
      <style:text-properties fo:background-color="#80FFFF" style:text-underline-type="single" style:text-underline-style="solid" style:text-underline-width="auto" style:text-underline-mode="continuous"/>
    </style:style>
    <style:style style:name="T129" style:parent-style-name="Domyślnaczcionkaakapitu" style:family="text">
      <style:text-properties style:text-underline-type="single" style:text-underline-style="solid" style:text-underline-width="auto" style:text-underline-mode="continuous"/>
    </style:style>
    <style:style style:name="P130" style:parent-style-name="Normalny" style:family="paragraph">
      <style:paragraph-properties fo:text-align="justify" fo:line-height="150%" fo:text-indent="0.2479in"/>
    </style:style>
    <style:style style:name="T131" style:parent-style-name="Domyślnaczcionkaakapitu" style:family="text">
      <style:text-properties fo:background-color="#80FFFF"/>
    </style:style>
    <style:style style:name="P132" style:parent-style-name="Normalny" style:family="paragraph">
      <style:paragraph-properties fo:text-align="justify" fo:line-height="150%"/>
    </style:style>
    <style:style style:name="T133" style:parent-style-name="Domyślnaczcionkaakapitu" style:family="text">
      <style:text-properties style:text-underline-type="single" style:text-underline-style="solid" style:text-underline-width="auto" style:text-underline-mode="continuous"/>
    </style:style>
    <style:style style:name="P134" style:parent-style-name="Normalny" style:family="paragraph">
      <style:paragraph-properties fo:text-align="justify" fo:line-height="150%" fo:text-indent="0.2479in"/>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P150" style:parent-style-name="Normalny" style:family="paragraph">
      <style:paragraph-properties fo:text-align="justify" fo:line-height="150%" fo:text-indent="0.2479in"/>
    </style:style>
    <style:style style:name="T151" style:parent-style-name="Domyślnaczcionkaakapitu" style:family="text">
      <style:text-properties fo:background-color="#80FFFF"/>
    </style:style>
    <style:style style:name="P152" style:parent-style-name="Normalny" style:family="paragraph">
      <style:paragraph-properties fo:text-align="justify" fo:line-height="150%"/>
    </style:style>
    <style:style style:name="T153" style:parent-style-name="Domyślnaczcionkaakapitu" style:family="text">
      <style:text-properties style:text-underline-type="single" style:text-underline-style="solid" style:text-underline-width="auto" style:text-underline-mode="continuous"/>
    </style:style>
    <style:style style:name="P154" style:parent-style-name="Normalny" style:family="paragraph">
      <style:paragraph-properties fo:text-align="justify" fo:line-height="150%" fo:text-indent="0.2479in"/>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P166" style:parent-style-name="Normalny" style:family="paragraph">
      <style:paragraph-properties fo:text-align="justify" fo:line-height="150%" fo:text-indent="0.2479in"/>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P175" style:parent-style-name="Normalny" style:family="paragraph">
      <style:paragraph-properties fo:text-align="justify" fo:line-height="150%" fo:text-indent="0.2479in"/>
    </style:style>
    <style:style style:name="T176" style:parent-style-name="Domyślnaczcionkaakapitu" style:family="text">
      <style:text-properties fo:background-color="#80FFFF"/>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P183" style:parent-style-name="Normalny" style:family="paragraph">
      <style:paragraph-properties fo:text-align="justify" fo:line-height="150%" fo:text-indent="0.2479in">
        <style:tab-stops>
          <style:tab-stop style:type="left" style:position="3.8319in"/>
        </style:tab-stops>
      </style:paragraph-properties>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T191" style:parent-style-name="Domyślnaczcionkaakapitu" style:family="text">
      <style:text-properties fo:background-color="#80FFFF"/>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P211" style:parent-style-name="Normalny" style:family="paragraph">
      <style:paragraph-properties fo:text-align="justify" fo:line-height="150%" fo:text-indent="0.2479in"/>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P221" style:parent-style-name="Normalny" style:family="paragraph">
      <style:paragraph-properties fo:text-align="justify" fo:line-height="150%" fo:text-indent="0.2479in"/>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T229" style:parent-style-name="Domyślnaczcionkaakapitu" style:family="text">
      <style:text-properties fo:background-color="#80FFFF"/>
    </style:style>
    <style:style style:name="P230" style:parent-style-name="Normalny" style:family="paragraph">
      <style:paragraph-properties fo:text-align="justify" fo:line-height="150%" fo:text-indent="0.2479in"/>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P239" style:parent-style-name="Normalny" style:family="paragraph">
      <style:paragraph-properties fo:text-align="justify" fo:line-height="150%" fo:text-indent="0.2479in"/>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T266" style:parent-style-name="Domyślnaczcionkaakapitu" style:family="text">
      <style:text-properties fo:background-color="#80FFFF"/>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T270" style:parent-style-name="Domyślnaczcionkaakapitu" style:family="text">
      <style:text-properties fo:background-color="#80FFFF"/>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P285" style:parent-style-name="Normalny" style:family="paragraph">
      <style:paragraph-properties fo:text-align="justify" fo:line-height="150%" fo:text-indent="0.2479in"/>
    </style:style>
    <style:style style:name="T286" style:parent-style-name="Domyślnaczcionkaakapitu" style:family="text">
      <style:text-properties fo:background-color="#80FFFF"/>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T296" style:parent-style-name="Domyślnaczcionkaakapitu" style:family="text">
      <style:text-properties fo:background-color="#80FFFF"/>
    </style:style>
    <style:style style:name="P297" style:parent-style-name="Normalny" style:family="paragraph">
      <style:paragraph-properties fo:text-align="justify" fo:line-height="150%" fo:text-indent="0.2479in"/>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P300" style:parent-style-name="Normalny" style:family="paragraph">
      <style:paragraph-properties fo:text-align="justify" fo:line-height="150%" fo:text-indent="0.2479in"/>
    </style:style>
    <style:style style:name="P301" style:parent-style-name="Normalny" style:family="paragraph">
      <style:paragraph-properties fo:text-align="justify" fo:line-height="150%"/>
    </style:style>
    <style:style style:name="T302" style:parent-style-name="Domyślnaczcionkaakapitu" style:family="text">
      <style:text-properties style:text-underline-type="single" style:text-underline-style="solid" style:text-underline-width="auto" style:text-underline-mode="continuous"/>
    </style:style>
    <style:style style:name="P303" style:parent-style-name="Normalny" style:family="paragraph">
      <style:paragraph-properties fo:text-align="justify" fo:line-height="150%" fo:text-indent="0.2479in"/>
    </style:style>
    <style:style style:name="T304" style:parent-style-name="Domyślnaczcionkaakapitu" style:family="text">
      <style:text-properties fo:background-color="#80FFFF"/>
    </style:style>
    <style:style style:name="P305" style:parent-style-name="Normalny" style:family="paragraph">
      <style:paragraph-properties fo:text-align="justify" fo:line-height="150%"/>
    </style:style>
    <style:style style:name="T306" style:parent-style-name="Domyślnaczcionkaakapitu" style:family="text">
      <style:text-properties fo:background-color="#80FFFF" style:text-underline-type="single" style:text-underline-style="solid" style:text-underline-width="auto" style:text-underline-mode="continuous"/>
    </style:style>
    <style:style style:name="T307" style:parent-style-name="Domyślnaczcionkaakapitu" style:family="text">
      <style:text-properties style:text-underline-type="single" style:text-underline-style="solid" style:text-underline-width="auto" style:text-underline-mode="continuous"/>
    </style:style>
    <style:style style:name="T308" style:parent-style-name="Domyślnaczcionkaakapitu" style:family="text">
      <style:text-properties fo:background-color="#80FFFF" style:text-underline-type="single" style:text-underline-style="solid" style:text-underline-width="auto" style:text-underline-mode="continuous"/>
    </style:style>
    <style:style style:name="T309" style:parent-style-name="Domyślnaczcionkaakapitu" style:family="text">
      <style:text-properties style:text-underline-type="single" style:text-underline-style="solid" style:text-underline-width="auto" style:text-underline-mode="continuous"/>
    </style:style>
    <style:style style:name="P310" style:parent-style-name="Normalny" style:family="paragraph">
      <style:paragraph-properties fo:text-align="justify" fo:line-height="150%" fo:text-indent="0.2479in"/>
    </style:style>
    <style:style style:name="T311" style:parent-style-name="Domyślnaczcionkaakapitu" style:family="text">
      <style:text-properties fo:background-color="#80FFFF"/>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P314" style:parent-style-name="Normalny" style:family="paragraph">
      <style:paragraph-properties fo:text-align="justify" fo:line-height="150%" fo:text-indent="0.2479in"/>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P334" style:parent-style-name="Normalny" style:family="paragraph">
      <style:paragraph-properties fo:text-align="justify" fo:line-height="150%" fo:text-indent="0.2479in"/>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T348" style:parent-style-name="Domyślnaczcionkaakapitu" style:family="text">
      <style:text-properties fo:background-color="#80FFFF"/>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P358" style:parent-style-name="Normalny" style:family="paragraph">
      <style:paragraph-properties fo:text-align="justify" fo:line-height="150%" fo:text-indent="0.2479in"/>
    </style:style>
    <style:style style:name="P359" style:parent-style-name="Normalny" style:family="paragraph">
      <style:paragraph-properties fo:text-align="justify" fo:line-height="150%" fo:text-indent="0.2479in"/>
    </style:style>
    <style:style style:name="T360" style:parent-style-name="Domyślnaczcionkaakapitu" style:family="text">
      <style:text-properties fo:background-color="#80FFFF"/>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T376" style:parent-style-name="Domyślnaczcionkaakapitu" style:family="text">
      <style:text-properties fo:background-color="#80FFFF"/>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T383" style:parent-style-name="Domyślnaczcionkaakapitu" style:family="text">
      <style:text-properties fo:background-color="#80FFFF"/>
    </style:style>
    <style:style style:name="P384" style:parent-style-name="Normalny" style:family="paragraph">
      <style:paragraph-properties fo:text-align="justify" fo:line-height="150%" fo:text-indent="0.2479in"/>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T400" style:parent-style-name="Domyślnaczcionkaakapitu" style:family="text">
      <style:text-properties fo:background-color="#80FFFF"/>
    </style:style>
    <style:style style:name="P401" style:parent-style-name="Normalny" style:family="paragraph">
      <style:paragraph-properties fo:text-align="justify" fo:line-height="150%" fo:text-indent="0.2479in"/>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T407" style:parent-style-name="Domyślnaczcionkaakapitu" style:family="text">
      <style:text-properties fo:background-color="#80FFFF"/>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T410" style:parent-style-name="Domyślnaczcionkaakapitu" style:family="text">
      <style:text-properties fo:background-color="#80FFFF"/>
    </style:style>
    <style:style style:name="T411" style:parent-style-name="Domyślnaczcionkaakapitu" style:family="text">
      <style:text-properties fo:background-color="#80FFFF"/>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T417" style:parent-style-name="Domyślnaczcionkaakapitu" style:family="text">
      <style:text-properties fo:background-color="#80FFFF"/>
    </style:style>
    <style:style style:name="T418" style:parent-style-name="Domyślnaczcionkaakapitu" style:family="text">
      <style:text-properties fo:background-color="#80FFFF"/>
    </style:style>
    <style:style style:name="T419" style:parent-style-name="Domyślnaczcionkaakapitu" style:family="text">
      <style:text-properties fo:background-color="#80FFFF"/>
    </style:style>
    <style:style style:name="T420" style:parent-style-name="Domyślnaczcionkaakapitu" style:family="text">
      <style:text-properties fo:background-color="#80FFFF"/>
    </style:style>
    <style:style style:name="T421" style:parent-style-name="Domyślnaczcionkaakapitu" style:family="text">
      <style:text-properties fo:background-color="#80FFFF"/>
    </style:style>
    <style:style style:name="T422" style:parent-style-name="Domyślnaczcionkaakapitu" style:family="text">
      <style:text-properties fo:background-color="#80FFFF"/>
    </style:style>
    <style:style style:name="P423" style:parent-style-name="Normalny" style:family="paragraph">
      <style:paragraph-properties fo:text-align="justify" fo:line-height="150%" fo:text-indent="0.2479in"/>
    </style:style>
    <style:style style:name="T424" style:parent-style-name="Domyślnaczcionkaakapitu" style:family="text">
      <style:text-properties fo:background-color="#80FFFF"/>
    </style:style>
    <style:style style:name="P425" style:parent-style-name="Normalny" style:family="paragraph">
      <style:paragraph-properties fo:text-align="justify" fo:line-height="150%" fo:text-indent="0.2479in"/>
    </style:style>
    <style:style style:name="T426" style:parent-style-name="Domyślnaczcionkaakapitu" style:family="text">
      <style:text-properties fo:background-color="#80FFFF"/>
    </style:style>
    <style:style style:name="T427" style:parent-style-name="Domyślnaczcionkaakapitu" style:family="text">
      <style:text-properties fo:background-color="#80FFFF"/>
    </style:style>
    <style:style style:name="T428" style:parent-style-name="Domyślnaczcionkaakapitu" style:family="text">
      <style:text-properties fo:background-color="#80FFFF"/>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T443" style:parent-style-name="Domyślnaczcionkaakapitu" style:family="text">
      <style:text-properties fo:background-color="#80FFFF"/>
    </style:style>
    <style:style style:name="T444" style:parent-style-name="Domyślnaczcionkaakapitu" style:family="text">
      <style:text-properties fo:background-color="#80FFFF"/>
    </style:style>
    <style:style style:name="T445" style:parent-style-name="Domyślnaczcionkaakapitu" style:family="text">
      <style:text-properties fo:background-color="#80FFFF"/>
    </style:style>
    <style:style style:name="P446" style:parent-style-name="Normalny" style:family="paragraph">
      <style:paragraph-properties fo:text-align="justify" fo:line-height="150%" fo:text-indent="0.2479in"/>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T449" style:parent-style-name="Domyślnaczcionkaakapitu" style:family="text">
      <style:text-properties fo:background-color="#80FFFF"/>
    </style:style>
    <style:style style:name="T450" style:parent-style-name="Domyślnaczcionkaakapitu" style:family="text">
      <style:text-properties fo:background-color="#80FFFF"/>
    </style:style>
    <style:style style:name="T451" style:parent-style-name="Domyślnaczcionkaakapitu" style:family="text">
      <style:text-properties fo:background-color="#80FFFF"/>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T454" style:parent-style-name="Domyślnaczcionkaakapitu" style:family="text">
      <style:text-properties fo:background-color="#80FFFF"/>
    </style:style>
    <style:style style:name="T455" style:parent-style-name="Domyślnaczcionkaakapitu" style:family="text">
      <style:text-properties fo:background-color="#80FFFF"/>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P462" style:parent-style-name="Normalny" style:family="paragraph">
      <style:paragraph-properties fo:text-align="justify" fo:line-height="150%" fo:text-indent="0.2479in"/>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T467" style:parent-style-name="Domyślnaczcionkaakapitu" style:family="text">
      <style:text-properties fo:background-color="#80FFFF"/>
    </style:style>
    <style:style style:name="P468" style:parent-style-name="Normalny" style:family="paragraph">
      <style:paragraph-properties fo:text-align="justify" fo:line-height="150%" fo:text-indent="0.2479in"/>
    </style:style>
    <style:style style:name="T469" style:parent-style-name="Domyślnaczcionkaakapitu" style:family="text">
      <style:text-properties fo:background-color="#80FFFF"/>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P482" style:parent-style-name="Normalny" style:family="paragraph">
      <style:paragraph-properties fo:text-align="justify" fo:line-height="150%" fo:text-indent="0.2479in"/>
    </style:style>
    <style:style style:name="T483" style:parent-style-name="Domyślnaczcionkaakapitu" style:family="text">
      <style:text-properties fo:background-color="#80FFFF"/>
    </style:style>
    <style:style style:name="P484" style:parent-style-name="Normalny" style:family="paragraph">
      <style:paragraph-properties fo:text-align="justify" fo:line-height="150%"/>
    </style:style>
    <style:style style:name="T485" style:parent-style-name="Domyślnaczcionkaakapitu" style:family="text">
      <style:text-properties style:text-underline-type="single" style:text-underline-style="solid" style:text-underline-width="auto" style:text-underline-mode="continuous"/>
    </style:style>
    <style:style style:name="P486" style:parent-style-name="Normalny" style:family="paragraph">
      <style:paragraph-properties fo:text-align="justify" fo:line-height="150%" fo:text-indent="0.2479in"/>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P502" style:parent-style-name="Normalny" style:family="paragraph">
      <style:paragraph-properties fo:text-align="justify" fo:line-height="150%" fo:text-indent="0.2479in"/>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T505" style:parent-style-name="Domyślnaczcionkaakapitu" style:family="text">
      <style:text-properties fo:background-color="#80FFFF"/>
    </style:style>
    <style:style style:name="P506" style:parent-style-name="Normalny" style:family="paragraph">
      <style:paragraph-properties fo:text-align="justify" fo:line-height="150%"/>
    </style:style>
    <style:style style:name="T507" style:parent-style-name="Domyślnaczcionkaakapitu" style:family="text">
      <style:text-properties style:text-underline-type="single" style:text-underline-style="solid" style:text-underline-width="auto" style:text-underline-mode="continuous"/>
    </style:style>
    <style:style style:name="T508" style:parent-style-name="Domyślnaczcionkaakapitu" style:family="text">
      <style:text-properties fo:background-color="#80FFFF" style:text-underline-type="single" style:text-underline-style="solid" style:text-underline-width="auto" style:text-underline-mode="continuous"/>
    </style:style>
    <style:style style:name="T509" style:parent-style-name="Domyślnaczcionkaakapitu" style:family="text">
      <style:text-properties style:text-underline-type="single" style:text-underline-style="solid" style:text-underline-width="auto" style:text-underline-mode="continuous"/>
    </style:style>
    <style:style style:name="P510" style:parent-style-name="Normalny" style:family="paragraph">
      <style:paragraph-properties fo:text-align="justify" fo:line-height="150%" fo:text-indent="0.2479in"/>
    </style:style>
    <style:style style:name="P511" style:parent-style-name="Normalny" style:family="paragraph">
      <style:paragraph-properties fo:text-align="justify" fo:line-height="150%" fo:text-indent="0.2479in"/>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P525" style:parent-style-name="Normalny" style:family="paragraph">
      <style:paragraph-properties fo:text-align="justify" fo:line-height="150%" fo:text-indent="0.2479in"/>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P530" style:parent-style-name="Normalny" style:family="paragraph">
      <style:paragraph-properties fo:text-align="justify" fo:line-height="150%" fo:text-indent="0.2479in"/>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P536" style:parent-style-name="Normalny" style:family="paragraph">
      <style:paragraph-properties fo:text-align="justify" fo:line-height="150%" fo:text-indent="0.2479in"/>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T543" style:parent-style-name="Domyślnaczcionkaakapitu" style:family="text">
      <style:text-properties style:text-underline-type="single" style:text-underline-style="solid" style:text-underline-width="auto" style:text-underline-mode="continuous"/>
    </style:style>
    <style:style style:name="T544" style:parent-style-name="Domyślnaczcionkaakapitu" style:family="text">
      <style:text-properties fo:background-color="#80FFFF" style:text-underline-type="single" style:text-underline-style="solid" style:text-underline-width="auto" style:text-underline-mode="continuous"/>
    </style:style>
    <style:style style:name="T545" style:parent-style-name="Domyślnaczcionkaakapitu" style:family="text">
      <style:text-properties style:text-underline-type="single" style:text-underline-style="solid" style:text-underline-width="auto" style:text-underline-mode="continuous"/>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P559" style:parent-style-name="Normalny" style:family="paragraph">
      <style:paragraph-properties fo:text-align="justify" fo:line-height="150%" fo:text-indent="0.2479in"/>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P562" style:parent-style-name="Normalny" style:family="paragraph">
      <style:paragraph-properties fo:text-align="justify" fo:line-height="150%" fo:text-indent="0.2479in"/>
    </style:style>
    <style:style style:name="T563" style:parent-style-name="Domyślnaczcionkaakapitu" style:family="text">
      <style:text-properties fo:background-color="#80FFFF"/>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P566" style:parent-style-name="Normalny" style:family="paragraph">
      <style:paragraph-properties fo:text-align="justify" fo:line-height="150%" fo:text-indent="0.2479in"/>
    </style:style>
    <style:style style:name="T567" style:parent-style-name="Domyślnaczcionkaakapitu" style:family="text">
      <style:text-properties fo:background-color="#80FFFF"/>
    </style:style>
    <style:style style:name="T568" style:parent-style-name="Domyślnaczcionkaakapitu" style:family="text">
      <style:text-properties fo:background-color="#80FFFF"/>
    </style:style>
    <style:style style:name="T569" style:parent-style-name="Domyślnaczcionkaakapitu" style:family="text">
      <style:text-properties fo:background-color="#80FFFF"/>
    </style:style>
    <style:style style:name="P570" style:parent-style-name="Normalny" style:family="paragraph">
      <style:paragraph-properties fo:text-align="justify" fo:line-height="150%" fo:text-indent="0.2479in"/>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P574" style:parent-style-name="Normalny" style:family="paragraph">
      <style:paragraph-properties fo:text-align="justify" fo:line-height="150%" fo:text-indent="0.2479in"/>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T584" style:parent-style-name="Domyślnaczcionkaakapitu" style:family="text">
      <style:text-properties fo:background-color="#80FFFF"/>
    </style:style>
    <style:style style:name="P585" style:parent-style-name="Normalny" style:family="paragraph">
      <style:paragraph-properties fo:text-align="justify" fo:line-height="150%" fo:text-indent="0.2479in"/>
    </style:style>
    <style:style style:name="T586" style:parent-style-name="Domyślnaczcionkaakapitu" style:family="text">
      <style:text-properties fo:background-color="#80FFFF"/>
    </style:style>
    <style:style style:name="T587" style:parent-style-name="Domyślnaczcionkaakapitu" style:family="text">
      <style:text-properties fo:background-color="#80FFFF"/>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T590" style:parent-style-name="Domyślnaczcionkaakapitu" style:family="text">
      <style:text-properties fo:background-color="#80FFFF"/>
    </style:style>
    <style:style style:name="P591" style:parent-style-name="Normalny" style:family="paragraph">
      <style:paragraph-properties fo:text-align="justify" fo:line-height="150%" fo:text-indent="0.2479in"/>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P594" style:parent-style-name="Normalny" style:family="paragraph">
      <style:paragraph-properties fo:text-align="justify" fo:line-height="150%" fo:text-indent="0.2479in"/>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P600" style:parent-style-name="Normalny" style:family="paragraph">
      <style:paragraph-properties fo:text-align="justify" fo:line-height="150%" fo:text-indent="0.2479in"/>
    </style:style>
    <style:style style:name="T601" style:parent-style-name="Domyślnaczcionkaakapitu" style:family="text">
      <style:text-properties fo:background-color="#80FFFF"/>
    </style:style>
    <style:style style:name="P602" style:parent-style-name="Normalny" style:family="paragraph">
      <style:paragraph-properties fo:text-align="justify" fo:line-height="150%" fo:text-indent="0.2479in"/>
    </style:style>
    <style:style style:name="T603" style:parent-style-name="Domyślnaczcionkaakapitu" style:family="text">
      <style:text-properties fo:background-color="#80FFFF"/>
    </style:style>
    <style:style style:name="T604" style:parent-style-name="Domyślnaczcionkaakapitu" style:family="text">
      <style:text-properties fo:background-color="#80FFFF"/>
    </style:style>
    <style:style style:name="P605" style:parent-style-name="Normalny" style:family="paragraph">
      <style:paragraph-properties fo:text-align="justify" fo:line-height="150%" fo:text-indent="0.2479in"/>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T608" style:parent-style-name="Domyślnaczcionkaakapitu" style:family="text">
      <style:text-properties fo:background-color="#80FFFF"/>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P611" style:parent-style-name="Normalny" style:family="paragraph">
      <style:paragraph-properties fo:text-align="justify" fo:line-height="150%" fo:text-indent="0.2479in"/>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T615" style:parent-style-name="Domyślnaczcionkaakapitu" style:family="text">
      <style:text-properties fo:background-color="#80FFFF"/>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P619" style:parent-style-name="Normalny" style:family="paragraph">
      <style:paragraph-properties fo:text-align="justify" fo:line-height="150%" fo:text-indent="0.2479in"/>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P622" style:parent-style-name="Normalny" style:family="paragraph">
      <style:paragraph-properties fo:text-align="justify" fo:line-height="150%" fo:text-indent="0.2479in"/>
    </style:style>
    <style:style style:name="T623" style:parent-style-name="Domyślnaczcionkaakapitu" style:family="text">
      <style:text-properties fo:background-color="#80FFFF"/>
    </style:style>
    <style:style style:name="P624" style:parent-style-name="Normalny" style:family="paragraph">
      <style:paragraph-properties fo:text-align="justify" fo:line-height="150%" fo:text-indent="0.2479in"/>
    </style:style>
    <style:style style:name="T625" style:parent-style-name="Domyślnaczcionkaakapitu" style:family="text">
      <style:text-properties fo:background-color="#80FFFF"/>
    </style:style>
    <style:style style:name="T626" style:parent-style-name="Domyślnaczcionkaakapitu" style:family="text">
      <style:text-properties fo:background-color="#80FFFF"/>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T631" style:parent-style-name="Domyślnaczcionkaakapitu" style:family="text">
      <style:text-properties fo:background-color="#80FFFF"/>
    </style:style>
    <style:style style:name="T632" style:parent-style-name="Domyślnaczcionkaakapitu" style:family="text">
      <style:text-properties fo:background-color="#80FFFF"/>
    </style:style>
    <style:style style:name="P633" style:parent-style-name="Normalny" style:family="paragraph">
      <style:paragraph-properties fo:text-align="justify" fo:line-height="150%" fo:text-indent="0.2479in"/>
    </style:style>
    <style:style style:name="T634" style:parent-style-name="Domyślnaczcionkaakapitu" style:family="text">
      <style:text-properties fo:background-color="#80FFFF"/>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P641" style:parent-style-name="Normalny" style:family="paragraph">
      <style:paragraph-properties fo:text-align="justify" fo:line-height="150%" fo:text-indent="0.2479in"/>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T644" style:parent-style-name="Domyślnaczcionkaakapitu" style:family="text">
      <style:text-properties fo:background-color="#80FFFF"/>
    </style:style>
    <style:style style:name="T645" style:parent-style-name="Domyślnaczcionkaakapitu" style:family="text">
      <style:text-properties fo:background-color="#80FFFF"/>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P653" style:parent-style-name="Normalny" style:family="paragraph">
      <style:paragraph-properties fo:text-align="justify" fo:line-height="150%" fo:text-indent="0.2479in"/>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P656" style:parent-style-name="Normalny" style:family="paragraph">
      <style:paragraph-properties fo:text-align="justify" fo:line-height="150%" fo:text-indent="0.2479in"/>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P659" style:parent-style-name="Normalny" style:family="paragraph">
      <style:paragraph-properties fo:text-align="justify" fo:line-height="150%" fo:text-indent="0.2479in"/>
    </style:style>
    <style:style style:name="P660" style:parent-style-name="Normalny" style:family="paragraph">
      <style:paragraph-properties fo:text-align="justify" fo:line-height="150%" fo:text-indent="0.2479in"/>
    </style:style>
    <style:style style:name="T661" style:parent-style-name="Domyślnaczcionkaakapitu" style:family="text">
      <style:text-properties fo:background-color="#80FFFF"/>
    </style:style>
    <style:style style:name="P662" style:parent-style-name="Normalny" style:family="paragraph">
      <style:paragraph-properties fo:text-align="justify" fo:line-height="150%" fo:text-indent="0.2479in"/>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T682" style:parent-style-name="Domyślnaczcionkaakapitu" style:family="text">
      <style:text-properties fo:background-color="#80FFFF"/>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P690" style:parent-style-name="Normalny" style:family="paragraph">
      <style:paragraph-properties fo:text-align="justify" fo:line-height="150%" fo:text-indent="0.2479in"/>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T700" style:parent-style-name="Domyślnaczcionkaakapitu" style:family="text">
      <style:text-properties fo:background-color="#80FFFF"/>
    </style:style>
    <style:style style:name="P701" style:parent-style-name="Normalny" style:family="paragraph">
      <style:paragraph-properties fo:text-align="justify" fo:line-height="150%" fo:text-indent="0.2479in"/>
    </style:style>
    <style:style style:name="T702" style:parent-style-name="Domyślnaczcionkaakapitu" style:family="text">
      <style:text-properties fo:background-color="#80FFFF"/>
    </style:style>
    <style:style style:name="T703" style:parent-style-name="Domyślnaczcionkaakapitu" style:family="text">
      <style:text-properties fo:background-color="#80FFFF"/>
    </style:style>
    <style:style style:name="T704" style:parent-style-name="Domyślnaczcionkaakapitu" style:family="text">
      <style:text-properties fo:background-color="#80FFFF"/>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P717" style:parent-style-name="Normalny" style:family="paragraph">
      <style:paragraph-properties fo:text-align="justify" fo:line-height="150%" fo:text-indent="0.2479in"/>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P732" style:parent-style-name="Normalny" style:family="paragraph">
      <style:paragraph-properties fo:text-align="justify" fo:line-height="150%" fo:text-indent="0.2479in"/>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T748" style:parent-style-name="Domyślnaczcionkaakapitu" style:family="text">
      <style:text-properties fo:background-color="#80FFFF"/>
    </style:style>
    <style:style style:name="T749" style:parent-style-name="Domyślnaczcionkaakapitu" style:family="text">
      <style:text-properties fo:background-color="#80FFFF"/>
    </style:style>
    <style:style style:name="T750" style:parent-style-name="Domyślnaczcionkaakapitu" style:family="text">
      <style:text-properties fo:background-color="#80FFFF"/>
    </style:style>
    <style:style style:name="T751" style:parent-style-name="Domyślnaczcionkaakapitu" style:family="text">
      <style:text-properties fo:background-color="#80FFFF"/>
    </style:style>
    <style:style style:name="P752" style:parent-style-name="Normalny" style:family="paragraph">
      <style:paragraph-properties fo:text-align="justify" fo:line-height="150%" fo:text-indent="0.2479in"/>
    </style:style>
    <style:style style:name="T753" style:parent-style-name="Domyślnaczcionkaakapitu" style:family="text">
      <style:text-properties fo:background-color="#80FFFF"/>
    </style:style>
    <style:style style:name="P754" style:parent-style-name="Normalny" style:family="paragraph">
      <style:paragraph-properties fo:text-align="justify" fo:line-height="150%">
        <style:tab-stops>
          <style:tab-stop style:type="left" style:leader-style="dotted" style:leader-text="." style:position="5.7763in"/>
        </style:tab-stops>
      </style:paragraph-properties>
    </style:style>
    <style:style style:name="T755" style:parent-style-name="Domyślnaczcionkaakapitu" style:family="text">
      <style:text-properties style:text-underline-type="single" style:text-underline-style="solid" style:text-underline-width="auto" style:text-underline-mode="continuous"/>
    </style:style>
    <style:style style:name="P756" style:parent-style-name="Normalny" style:family="paragraph">
      <style:paragraph-properties fo:text-align="justify" fo:line-height="150%" fo:text-indent="0.2479in">
        <style:tab-stops>
          <style:tab-stop style:type="left" style:leader-style="dotted" style:leader-text="." style:position="5.7763in"/>
        </style:tab-stops>
      </style:paragraph-properties>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P761" style:parent-style-name="Normalny" style:family="paragraph">
      <style:paragraph-properties fo:text-align="justify" fo:line-height="150%" fo:text-indent="0.2479in">
        <style:tab-stops>
          <style:tab-stop style:type="left" style:leader-style="dotted" style:leader-text="." style:position="5.7763in"/>
        </style:tab-stops>
      </style:paragraph-properties>
    </style:style>
    <style:style style:name="T762" style:parent-style-name="Domyślnaczcionkaakapitu" style:family="text">
      <style:text-properties fo:background-color="#80FFFF"/>
    </style:style>
    <style:style style:name="P763" style:parent-style-name="Normalny" style:family="paragraph">
      <style:paragraph-properties fo:text-align="justify" fo:line-height="150%"/>
    </style:style>
    <style:style style:name="T764" style:parent-style-name="Domyślnaczcionkaakapitu" style:family="text">
      <style:text-properties style:text-underline-type="single" style:text-underline-style="solid" style:text-underline-width="auto" style:text-underline-mode="continuous"/>
    </style:style>
    <style:style style:name="P765" style:parent-style-name="Normalny" style:family="paragraph">
      <style:paragraph-properties fo:text-align="justify" fo:line-height="150%" fo:text-indent="0.2479in"/>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T778" style:parent-style-name="Domyślnaczcionkaakapitu" style:family="text">
      <style:text-properties fo:background-color="#80FFFF"/>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T784" style:parent-style-name="Domyślnaczcionkaakapitu" style:family="text">
      <style:text-properties fo:background-color="#80FFFF"/>
    </style:style>
    <style:style style:name="T785" style:parent-style-name="Domyślnaczcionkaakapitu" style:family="text">
      <style:text-properties fo:background-color="#80FFFF"/>
    </style:style>
    <style:style style:name="P786" style:parent-style-name="Normalny" style:family="paragraph">
      <style:paragraph-properties fo:text-align="justify" fo:line-height="150%" fo:text-indent="0.2479in"/>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P796" style:parent-style-name="Normalny" style:family="paragraph">
      <style:paragraph-properties fo:text-align="justify" fo:line-height="150%" fo:text-indent="0.2479in"/>
    </style:style>
    <style:style style:name="T797" style:parent-style-name="Domyślnaczcionkaakapitu" style:family="text">
      <style:text-properties fo:background-color="#80FFFF"/>
    </style:style>
    <style:style style:name="T798" style:parent-style-name="Domyślnaczcionkaakapitu" style:family="text">
      <style:text-properties fo:background-color="#80FFFF"/>
    </style:style>
    <style:style style:name="T799" style:parent-style-name="Domyślnaczcionkaakapitu" style:family="text">
      <style:text-properties fo:background-color="#80FFFF"/>
    </style:style>
    <style:style style:name="T800" style:parent-style-name="Domyślnaczcionkaakapitu" style:family="text">
      <style:text-properties fo:background-color="#80FFFF"/>
    </style:style>
    <style:style style:name="T801" style:parent-style-name="Domyślnaczcionkaakapitu" style:family="text">
      <style:text-properties fo:background-color="#80FFFF"/>
    </style:style>
    <style:style style:name="T802" style:parent-style-name="Domyślnaczcionkaakapitu" style:family="text">
      <style:text-properties fo:background-color="#80FFFF"/>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T805" style:parent-style-name="Domyślnaczcionkaakapitu" style:family="text">
      <style:text-properties fo:background-color="#80FFFF"/>
    </style:style>
    <style:style style:name="T806" style:parent-style-name="Domyślnaczcionkaakapitu" style:family="text">
      <style:text-properties fo:background-color="#80FFFF"/>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T809" style:parent-style-name="Domyślnaczcionkaakapitu" style:family="text">
      <style:text-properties fo:background-color="#80FFFF"/>
    </style:style>
    <style:style style:name="T810" style:parent-style-name="Domyślnaczcionkaakapitu" style:family="text">
      <style:text-properties fo:background-color="#80FFFF"/>
    </style:style>
    <style:style style:name="T811" style:parent-style-name="Domyślnaczcionkaakapitu" style:family="text">
      <style:text-properties fo:background-color="#80FFFF"/>
    </style:style>
    <style:style style:name="T812" style:parent-style-name="Domyślnaczcionkaakapitu" style:family="text">
      <style:text-properties fo:background-color="#80FFFF"/>
    </style:style>
    <style:style style:name="T813" style:parent-style-name="Domyślnaczcionkaakapitu" style:family="text">
      <style:text-properties fo:background-color="#80FFFF"/>
    </style:style>
    <style:style style:name="T814" style:parent-style-name="Domyślnaczcionkaakapitu" style:family="text">
      <style:text-properties fo:background-color="#80FFFF"/>
    </style:style>
    <style:style style:name="T815" style:parent-style-name="Domyślnaczcionkaakapitu" style:family="text">
      <style:text-properties fo:background-color="#80FFFF"/>
    </style:style>
    <style:style style:name="T816" style:parent-style-name="Domyślnaczcionkaakapitu" style:family="text">
      <style:text-properties fo:background-color="#80FFFF"/>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T820" style:parent-style-name="Domyślnaczcionkaakapitu" style:family="text">
      <style:text-properties fo:background-color="#80FFFF"/>
    </style:style>
    <style:style style:name="T821" style:parent-style-name="Domyślnaczcionkaakapitu" style:family="text">
      <style:text-properties fo:background-color="#80FFFF"/>
    </style:style>
    <style:style style:name="T822" style:parent-style-name="Domyślnaczcionkaakapitu" style:family="text">
      <style:text-properties fo:background-color="#80FFFF"/>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P826" style:parent-style-name="Normalny" style:family="paragraph">
      <style:paragraph-properties fo:text-align="justify" fo:line-height="150%" fo:text-indent="0.2479in"/>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T832" style:parent-style-name="Domyślnaczcionkaakapitu" style:family="text">
      <style:text-properties fo:background-color="#80FFFF"/>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P836" style:parent-style-name="Normalny" style:family="paragraph">
      <style:paragraph-properties fo:text-align="justify" fo:line-height="150%" fo:text-indent="0.2479in"/>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P839" style:parent-style-name="Normalny" style:family="paragraph">
      <style:paragraph-properties fo:text-align="justify" fo:line-height="150%" fo:text-indent="0.2479in"/>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T843" style:parent-style-name="Domyślnaczcionkaakapitu" style:family="text">
      <style:text-properties fo:background-color="#80FFFF"/>
    </style:style>
    <style:style style:name="T844" style:parent-style-name="Domyślnaczcionkaakapitu" style:family="text">
      <style:text-properties fo:background-color="#80FFFF"/>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P847" style:parent-style-name="Normalny" style:family="paragraph">
      <style:paragraph-properties fo:text-align="justify" fo:line-height="150%" fo:text-indent="0.2479in"/>
    </style:style>
    <style:style style:name="T848" style:parent-style-name="Domyślnaczcionkaakapitu" style:family="text">
      <style:text-properties fo:background-color="#80FFFF"/>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T852" style:parent-style-name="Domyślnaczcionkaakapitu" style:family="text">
      <style:text-properties fo:background-color="#80FFFF"/>
    </style:style>
    <style:style style:name="T853" style:parent-style-name="Domyślnaczcionkaakapitu" style:family="text">
      <style:text-properties fo:background-color="#80FFFF"/>
    </style:style>
    <style:style style:name="T854" style:parent-style-name="Domyślnaczcionkaakapitu" style:family="text">
      <style:text-properties fo:background-color="#80FFFF"/>
    </style:style>
    <style:style style:name="T855" style:parent-style-name="Domyślnaczcionkaakapitu" style:family="text">
      <style:text-properties fo:background-color="#80FFFF"/>
    </style:style>
    <style:style style:name="T856" style:parent-style-name="Domyślnaczcionkaakapitu" style:family="text">
      <style:text-properties fo:background-color="#80FFFF"/>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T859" style:parent-style-name="Domyślnaczcionkaakapitu" style:family="text">
      <style:text-properties fo:background-color="#80FFFF"/>
    </style:style>
    <style:style style:name="T860" style:parent-style-name="Domyślnaczcionkaakapitu" style:family="text">
      <style:text-properties fo:background-color="#80FFFF"/>
    </style:style>
    <style:style style:name="T861" style:parent-style-name="Domyślnaczcionkaakapitu" style:family="text">
      <style:text-properties fo:background-color="#80FFFF"/>
    </style:style>
    <style:style style:name="T862" style:parent-style-name="Domyślnaczcionkaakapitu" style:family="text">
      <style:text-properties fo:background-color="#80FFFF"/>
    </style:style>
    <style:style style:name="T863" style:parent-style-name="Domyślnaczcionkaakapitu" style:family="text">
      <style:text-properties fo:background-color="#80FFFF"/>
    </style:style>
    <style:style style:name="P864" style:parent-style-name="Normalny" style:family="paragraph">
      <style:paragraph-properties fo:text-align="justify" fo:line-height="150%" fo:text-indent="0.2479in"/>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T869" style:parent-style-name="Domyślnaczcionkaakapitu" style:family="text">
      <style:text-properties fo:background-color="#80FFFF"/>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P877" style:parent-style-name="Normalny" style:family="paragraph">
      <style:paragraph-properties fo:text-align="justify" fo:line-height="150%" fo:text-indent="0.2479in"/>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T881" style:parent-style-name="Domyślnaczcionkaakapitu" style:family="text">
      <style:text-properties fo:background-color="#80FFFF"/>
    </style:style>
    <style:style style:name="T882" style:parent-style-name="Domyślnaczcionkaakapitu" style:family="text">
      <style:text-properties fo:background-color="#80FFFF"/>
    </style:style>
    <style:style style:name="T883" style:parent-style-name="Domyślnaczcionkaakapitu" style:family="text">
      <style:text-properties fo:background-color="#80FFFF"/>
    </style:style>
    <style:style style:name="P884" style:parent-style-name="Normalny" style:family="paragraph">
      <style:paragraph-properties fo:text-align="justify" fo:line-height="150%" fo:text-indent="0.2479in"/>
    </style:style>
    <style:style style:name="T885" style:parent-style-name="Domyślnaczcionkaakapitu" style:family="text">
      <style:text-properties fo:background-color="#80FFFF"/>
    </style:style>
    <style:style style:name="P886" style:parent-style-name="Normalny" style:family="paragraph">
      <style:paragraph-properties fo:text-align="justify" fo:line-height="150%" fo:text-indent="0.2479in"/>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P890" style:parent-style-name="Normalny" style:family="paragraph">
      <style:paragraph-properties fo:text-align="justify" fo:line-height="150%" fo:text-indent="0.2479in"/>
    </style:style>
    <style:style style:name="P891" style:parent-style-name="Normalny" style:family="paragraph">
      <style:paragraph-properties fo:text-align="justify" fo:line-height="150%"/>
    </style:style>
    <style:style style:name="T892" style:parent-style-name="Domyślnaczcionkaakapitu" style:family="text">
      <style:text-properties style:text-underline-type="single" style:text-underline-style="solid" style:text-underline-width="auto" style:text-underline-mode="continuous"/>
    </style:style>
    <style:style style:name="T893" style:parent-style-name="Domyślnaczcionkaakapitu" style:family="text">
      <style:text-properties fo:background-color="#80FFFF" style:text-underline-type="single" style:text-underline-style="solid" style:text-underline-width="auto" style:text-underline-mode="continuous"/>
    </style:style>
    <style:style style:name="T894" style:parent-style-name="Domyślnaczcionkaakapitu" style:family="text">
      <style:text-properties style:text-underline-type="single" style:text-underline-style="solid" style:text-underline-width="auto" style:text-underline-mode="continuous"/>
    </style:style>
    <style:style style:name="T895" style:parent-style-name="Domyślnaczcionkaakapitu" style:family="text">
      <style:text-properties fo:background-color="#80FFFF" style:text-underline-type="single" style:text-underline-style="solid" style:text-underline-width="auto" style:text-underline-mode="continuous"/>
    </style:style>
    <style:style style:name="P896" style:parent-style-name="Normalny" style:family="paragraph">
      <style:paragraph-properties fo:text-align="justify" fo:line-height="150%" fo:text-indent="0.2479in"/>
    </style:style>
    <style:style style:name="P897" style:parent-style-name="Normalny" style:family="paragraph">
      <style:paragraph-properties fo:text-align="justify" fo:line-height="150%"/>
    </style:style>
    <style:style style:name="T898" style:parent-style-name="Domyślnaczcionkaakapitu" style:family="text">
      <style:text-properties style:text-underline-type="single" style:text-underline-style="solid" style:text-underline-width="auto" style:text-underline-mode="continuous"/>
    </style:style>
    <style:style style:name="P899" style:parent-style-name="Normalny" style:family="paragraph">
      <style:paragraph-properties fo:text-align="justify" fo:line-height="150%" fo:text-indent="0.2479in"/>
    </style:style>
    <style:style style:name="T900" style:parent-style-name="Domyślnaczcionkaakapitu" style:family="text">
      <style:text-properties fo:background-color="#80FFFF"/>
    </style:style>
    <style:style style:name="T901" style:parent-style-name="Domyślnaczcionkaakapitu" style:family="text">
      <style:text-properties fo:background-color="#80FFFF"/>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T918" style:parent-style-name="Domyślnaczcionkaakapitu" style:family="text">
      <style:text-properties fo:background-color="#80FFFF"/>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T922" style:parent-style-name="Domyślnaczcionkaakapitu" style:family="text">
      <style:text-properties fo:background-color="#80FFFF"/>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P926" style:parent-style-name="Normalny" style:family="paragraph">
      <style:paragraph-properties fo:text-align="justify" fo:line-height="150%" fo:text-indent="0.2479in"/>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T934" style:parent-style-name="Domyślnaczcionkaakapitu" style:family="text">
      <style:text-properties fo:background-color="#80FFFF"/>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T937" style:parent-style-name="Domyślnaczcionkaakapitu" style:family="text">
      <style:text-properties fo:background-color="#80FFFF"/>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T943" style:parent-style-name="Domyślnaczcionkaakapitu" style:family="text">
      <style:text-properties fo:background-color="#80FFFF"/>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P953" style:parent-style-name="Normalny" style:family="paragraph">
      <style:paragraph-properties fo:text-align="justify" fo:line-height="150%" fo:text-indent="0.2479in"/>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T958" style:parent-style-name="Domyślnaczcionkaakapitu" style:family="text">
      <style:text-properties fo:background-color="#80FFFF"/>
    </style:style>
    <style:style style:name="P959" style:parent-style-name="Normalny" style:family="paragraph">
      <style:paragraph-properties fo:text-align="justify" fo:line-height="150%" fo:text-indent="0.2479in"/>
    </style:style>
    <style:style style:name="T960" style:parent-style-name="Domyślnaczcionkaakapitu" style:family="text">
      <style:text-properties fo:background-color="#80FFFF"/>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T964" style:parent-style-name="Domyślnaczcionkaakapitu" style:family="text">
      <style:text-properties fo:background-color="#80FFFF"/>
    </style:style>
    <style:style style:name="T965" style:parent-style-name="Domyślnaczcionkaakapitu" style:family="text">
      <style:text-properties fo:background-color="#80FFFF"/>
    </style:style>
    <style:style style:name="T966" style:parent-style-name="Domyślnaczcionkaakapitu" style:family="text">
      <style:text-properties fo:background-color="#80FFFF"/>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P969" style:parent-style-name="Normalny" style:family="paragraph">
      <style:paragraph-properties fo:text-align="justify" fo:line-height="150%" fo:text-indent="0.2479in"/>
    </style:style>
    <style:style style:name="T970" style:parent-style-name="Domyślnaczcionkaakapitu" style:family="text">
      <style:text-properties fo:background-color="#80FFFF"/>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P990" style:parent-style-name="Normalny" style:family="paragraph">
      <style:paragraph-properties fo:text-align="justify" fo:line-height="150%" fo:text-indent="0.2479in"/>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T999" style:parent-style-name="Domyślnaczcionkaakapitu" style:family="text">
      <style:text-properties fo:background-color="#80FFFF"/>
    </style:style>
    <style:style style:name="T1000" style:parent-style-name="Domyślnaczcionkaakapitu" style:family="text">
      <style:text-properties fo:background-color="#80FFFF"/>
    </style:style>
    <style:style style:name="T1001" style:parent-style-name="Domyślnaczcionkaakapitu" style:family="text">
      <style:text-properties fo:background-color="#80FFFF"/>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P1010" style:parent-style-name="Normalny" style:family="paragraph">
      <style:paragraph-properties fo:text-align="justify" fo:line-height="150%" fo:text-indent="0.2479in">
        <style:tab-stops>
          <style:tab-stop style:type="left" style:position="5.2916in"/>
        </style:tab-stops>
      </style:paragraph-properties>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T1016" style:parent-style-name="Domyślnaczcionkaakapitu" style:family="text">
      <style:text-properties fo:background-color="#80FFFF"/>
    </style:style>
    <style:style style:name="T1017" style:parent-style-name="Domyślnaczcionkaakapitu" style:family="text">
      <style:text-properties fo:background-color="#80FFFF"/>
    </style:style>
    <style:style style:name="T1018" style:parent-style-name="Domyślnaczcionkaakapitu" style:family="text">
      <style:text-properties fo:background-color="#80FFFF"/>
    </style:style>
    <style:style style:name="T1019" style:parent-style-name="Domyślnaczcionkaakapitu" style:family="text">
      <style:text-properties fo:background-color="#80FFFF"/>
    </style:style>
    <style:style style:name="T1020" style:parent-style-name="Domyślnaczcionkaakapitu" style:family="text">
      <style:text-properties fo:background-color="#80FFFF"/>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T1023" style:parent-style-name="Domyślnaczcionkaakapitu" style:family="text">
      <style:text-properties fo:background-color="#80FFFF"/>
    </style:style>
    <style:style style:name="T1024" style:parent-style-name="Domyślnaczcionkaakapitu" style:family="text">
      <style:text-properties fo:background-color="#80FFFF"/>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T1028" style:parent-style-name="Domyślnaczcionkaakapitu" style:family="text">
      <style:text-properties fo:background-color="#80FFFF"/>
    </style:style>
    <style:style style:name="T1029" style:parent-style-name="Domyślnaczcionkaakapitu" style:family="text">
      <style:text-properties fo:background-color="#80FFFF"/>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T1032" style:parent-style-name="Domyślnaczcionkaakapitu" style:family="text">
      <style:text-properties fo:background-color="#80FFFF"/>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T1057" style:parent-style-name="Domyślnaczcionkaakapitu" style:family="text">
      <style:text-properties fo:background-color="#80FFFF"/>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T1063" style:parent-style-name="Domyślnaczcionkaakapitu" style:family="text">
      <style:text-properties fo:background-color="#80FFFF"/>
    </style:style>
    <style:style style:name="T1064" style:parent-style-name="Domyślnaczcionkaakapitu" style:family="text">
      <style:text-properties fo:background-color="#80FFFF"/>
    </style:style>
    <style:style style:name="T1065" style:parent-style-name="Domyślnaczcionkaakapitu" style:family="text">
      <style:text-properties fo:background-color="#80FFFF"/>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T1072" style:parent-style-name="Domyślnaczcionkaakapitu" style:family="text">
      <style:text-properties fo:background-color="#80FFFF"/>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P1083" style:parent-style-name="Normalny" style:family="paragraph">
      <style:paragraph-properties fo:text-align="justify" fo:line-height="150%" fo:text-indent="0.2479in">
        <style:tab-stops>
          <style:tab-stop style:type="left" style:leader-style="dotted" style:leader-text="." style:position="0.4236in"/>
          <style:tab-stop style:type="left" style:leader-style="dotted" style:leader-text="." style:position="0.95in"/>
          <style:tab-stop style:type="left" style:leader-style="dotted" style:leader-text="." style:position="1.0937in"/>
        </style:tab-stops>
      </style:paragraph-properties>
    </style:style>
    <style:style style:name="T1084" style:parent-style-name="Domyślnaczcionkaakapitu" style:family="text">
      <style:text-properties fo:background-color="#80FFFF"/>
    </style:style>
    <style:style style:name="T1085" style:parent-style-name="Domyślnaczcionkaakapitu" style:family="text">
      <style:text-properties fo:background-color="#80FFFF"/>
    </style:style>
    <style:style style:name="T1086" style:parent-style-name="Domyślnaczcionkaakapitu" style:family="text">
      <style:text-properties fo:background-color="#80FFFF"/>
    </style:style>
    <style:style style:name="T1087" style:parent-style-name="Domyślnaczcionkaakapitu" style:family="text">
      <style:text-properties fo:background-color="#80FFFF"/>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T1090" style:parent-style-name="Domyślnaczcionkaakapitu" style:family="text">
      <style:text-properties fo:background-color="#80FFFF"/>
    </style:style>
    <style:style style:name="T1091" style:parent-style-name="Domyślnaczcionkaakapitu" style:family="text">
      <style:text-properties fo:background-color="#80FFFF"/>
    </style:style>
    <style:style style:name="P1092" style:parent-style-name="Normalny" style:family="paragraph">
      <style:paragraph-properties fo:text-align="justify" fo:line-height="150%" fo:text-indent="0.2479in">
        <style:tab-stops>
          <style:tab-stop style:type="left" style:leader-style="dotted" style:leader-text="." style:position="3.3597in"/>
          <style:tab-stop style:type="left" style:leader-style="dotted" style:leader-text="." style:position="3.5104in"/>
        </style:tab-stops>
      </style:paragraph-properties>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P1100" style:parent-style-name="Normalny" style:family="paragraph">
      <style:paragraph-properties fo:text-align="justify" fo:line-height="150%" fo:text-indent="0.2479in"/>
    </style:style>
    <style:style style:name="T1101" style:parent-style-name="Domyślnaczcionkaakapitu" style:family="text">
      <style:text-properties fo:background-color="#80FFFF"/>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T1111" style:parent-style-name="Domyślnaczcionkaakapitu" style:family="text">
      <style:text-properties fo:background-color="#80FFFF"/>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T1116" style:parent-style-name="Domyślnaczcionkaakapitu" style:family="text">
      <style:text-properties fo:background-color="#80FFFF"/>
    </style:style>
    <style:style style:name="T1117" style:parent-style-name="Domyślnaczcionkaakapitu" style:family="text">
      <style:text-properties fo:background-color="#80FFFF"/>
    </style:style>
    <style:style style:name="T1118" style:parent-style-name="Domyślnaczcionkaakapitu" style:family="text">
      <style:text-properties fo:background-color="#80FFFF"/>
    </style:style>
    <style:style style:name="T1119" style:parent-style-name="Domyślnaczcionkaakapitu" style:family="text">
      <style:text-properties fo:background-color="#80FFFF"/>
    </style:style>
    <style:style style:name="P1120" style:parent-style-name="Normalny" style:family="paragraph">
      <style:paragraph-properties fo:text-align="justify" fo:line-height="150%" fo:text-indent="0.2479in"/>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P1123" style:parent-style-name="Normalny" style:family="paragraph">
      <style:paragraph-properties fo:text-align="justify" fo:line-height="150%"/>
    </style:style>
    <style:style style:name="T1124" style:parent-style-name="Domyślnaczcionkaakapitu" style:family="text">
      <style:text-properties fo:background-color="#80FFFF" style:text-underline-type="single" style:text-underline-style="solid" style:text-underline-width="auto" style:text-underline-mode="continuous"/>
    </style:style>
    <style:style style:name="T1125" style:parent-style-name="Domyślnaczcionkaakapitu" style:family="text">
      <style:text-properties style:text-underline-type="single" style:text-underline-style="solid" style:text-underline-width="auto" style:text-underline-mode="continuous"/>
    </style:style>
    <style:style style:name="T1126" style:parent-style-name="Domyślnaczcionkaakapitu" style:family="text">
      <style:text-properties fo:background-color="#80FFFF" style:text-underline-type="single" style:text-underline-style="solid" style:text-underline-width="auto" style:text-underline-mode="continuous"/>
    </style:style>
    <style:style style:name="P1127" style:parent-style-name="Normalny" style:family="paragraph">
      <style:paragraph-properties fo:text-align="justify" fo:line-height="150%" fo:text-indent="0.2479in"/>
    </style:style>
    <style:style style:name="T1128" style:parent-style-name="Domyślnaczcionkaakapitu" style:family="text">
      <style:text-properties fo:background-color="#80FFFF"/>
    </style:style>
    <style:style style:name="T1129" style:parent-style-name="Domyślnaczcionkaakapitu" style:family="text">
      <style:text-properties fo:background-color="#80FFFF"/>
    </style:style>
    <style:style style:name="T1130" style:parent-style-name="Domyślnaczcionkaakapitu" style:family="text">
      <style:text-properties fo:background-color="#80FFFF"/>
    </style:style>
    <style:style style:name="T1131" style:parent-style-name="Domyślnaczcionkaakapitu" style:family="text">
      <style:text-properties fo:background-color="#80FFFF"/>
    </style:style>
    <style:style style:name="T1132" style:parent-style-name="Domyślnaczcionkaakapitu" style:family="text">
      <style:text-properties fo:background-color="#80FFFF"/>
    </style:style>
    <style:style style:name="T1133" style:parent-style-name="Domyślnaczcionkaakapitu" style:family="text">
      <style:text-properties fo:background-color="#80FFFF"/>
    </style:style>
    <style:style style:name="T1134" style:parent-style-name="Domyślnaczcionkaakapitu" style:family="text">
      <style:text-properties fo:background-color="#80FFFF"/>
    </style:style>
    <style:style style:name="P1135" style:parent-style-name="Normalny" style:family="paragraph">
      <style:paragraph-properties fo:text-align="justify" fo:line-height="150%" fo:text-indent="0.2479in"/>
    </style:style>
    <style:style style:name="T1136" style:parent-style-name="Domyślnaczcionkaakapitu" style:family="text">
      <style:text-properties fo:background-color="#80FFFF"/>
    </style:style>
    <style:style style:name="T1137" style:parent-style-name="Domyślnaczcionkaakapitu" style:family="text">
      <style:text-properties fo:font-style="italic" style:font-style-asian="italic" style:font-style-complex="italic"/>
    </style:style>
    <style:style style:name="T1138" style:parent-style-name="Domyślnaczcionkaakapitu" style:family="text">
      <style:text-properties fo:background-color="#80FFFF"/>
    </style:style>
    <style:style style:name="P1139" style:parent-style-name="Normalny" style:family="paragraph">
      <style:paragraph-properties fo:text-align="justify" fo:line-height="150%" fo:text-indent="0.2479in"/>
    </style:style>
    <style:style style:name="T1140" style:parent-style-name="Domyślnaczcionkaakapitu" style:family="text">
      <style:text-properties fo:background-color="#80FFFF"/>
    </style:style>
    <style:style style:name="T1141" style:parent-style-name="Domyślnaczcionkaakapitu" style:family="text">
      <style:text-properties fo:background-color="#80FFFF"/>
    </style:style>
    <style:style style:name="T1142" style:parent-style-name="Domyślnaczcionkaakapitu" style:family="text">
      <style:text-properties fo:background-color="#80FFFF"/>
    </style:style>
    <style:style style:name="T1143" style:parent-style-name="Domyślnaczcionkaakapitu" style:family="text">
      <style:text-properties fo:background-color="#80FFFF"/>
    </style:style>
    <style:style style:name="T1144" style:parent-style-name="Domyślnaczcionkaakapitu" style:family="text">
      <style:text-properties fo:background-color="#80FFFF"/>
    </style:style>
    <style:style style:name="T1145" style:parent-style-name="Domyślnaczcionkaakapitu" style:family="text">
      <style:text-properties fo:background-color="#80FFFF"/>
    </style:style>
    <style:style style:name="T1146" style:parent-style-name="Domyślnaczcionkaakapitu" style:family="text">
      <style:text-properties fo:background-color="#80FFFF"/>
    </style:style>
    <style:style style:name="T1147" style:parent-style-name="Domyślnaczcionkaakapitu" style:family="text">
      <style:text-properties fo:background-color="#80FFFF"/>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P1154" style:parent-style-name="Normalny" style:family="paragraph">
      <style:paragraph-properties fo:text-align="justify" fo:line-height="150%" fo:text-indent="0.2479in"/>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P1171" style:parent-style-name="Normalny" style:family="paragraph">
      <style:paragraph-properties fo:text-align="justify" fo:line-height="150%" fo:text-indent="0.2479in"/>
    </style:style>
    <style:style style:name="T1172" style:parent-style-name="Domyślnaczcionkaakapitu" style:family="text">
      <style:text-properties fo:background-color="#80FFFF"/>
    </style:style>
    <style:style style:name="T1173" style:parent-style-name="Domyślnaczcionkaakapitu" style:family="text">
      <style:text-properties fo:background-color="#80FFFF"/>
    </style:style>
    <style:style style:name="T1174" style:parent-style-name="Domyślnaczcionkaakapitu" style:family="text">
      <style:text-properties fo:background-color="#80FFFF"/>
    </style:style>
    <style:style style:name="T1175" style:parent-style-name="Domyślnaczcionkaakapitu" style:family="text">
      <style:text-properties fo:background-color="#80FFFF"/>
    </style:style>
    <style:style style:name="T1176" style:parent-style-name="Domyślnaczcionkaakapitu" style:family="text">
      <style:text-properties fo:background-color="#80FFFF"/>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T1179" style:parent-style-name="Domyślnaczcionkaakapitu" style:family="text">
      <style:text-properties fo:background-color="#80FFFF"/>
    </style:style>
    <style:style style:name="T1180" style:parent-style-name="Domyślnaczcionkaakapitu" style:family="text">
      <style:text-properties fo:background-color="#80FFFF"/>
    </style:style>
    <style:style style:name="T1181" style:parent-style-name="Domyślnaczcionkaakapitu" style:family="text">
      <style:text-properties fo:background-color="#80FFFF"/>
    </style:style>
    <style:style style:name="T1182" style:parent-style-name="Domyślnaczcionkaakapitu" style:family="text">
      <style:text-properties fo:background-color="#80FFFF"/>
    </style:style>
    <style:style style:name="T1183" style:parent-style-name="Domyślnaczcionkaakapitu" style:family="text">
      <style:text-properties fo:background-color="#80FFFF"/>
    </style:style>
    <style:style style:name="T1184" style:parent-style-name="Domyślnaczcionkaakapitu" style:family="text">
      <style:text-properties fo:background-color="#80FFFF"/>
    </style:style>
    <style:style style:name="P1185" style:parent-style-name="Normalny" style:family="paragraph">
      <style:paragraph-properties fo:text-align="justify" fo:line-height="150%" fo:text-indent="0.2479in"/>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P1188" style:parent-style-name="Normalny" style:family="paragraph">
      <style:paragraph-properties fo:text-align="justify" fo:line-height="150%" fo:text-indent="0.2479in"/>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T1199" style:parent-style-name="Domyślnaczcionkaakapitu" style:family="text">
      <style:text-properties fo:background-color="#80FFFF"/>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P1207" style:parent-style-name="Normalny" style:family="paragraph">
      <style:paragraph-properties fo:text-align="justify" fo:line-height="150%" fo:text-indent="0.2479in"/>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T1210" style:parent-style-name="Domyślnaczcionkaakapitu" style:family="text">
      <style:text-properties fo:background-color="#80FFFF"/>
    </style:style>
    <style:style style:name="T1211" style:parent-style-name="Domyślnaczcionkaakapitu" style:family="text">
      <style:text-properties fo:background-color="#80FFFF"/>
    </style:style>
    <style:style style:name="T1212" style:parent-style-name="Domyślnaczcionkaakapitu" style:family="text">
      <style:text-properties fo:background-color="#80FFFF"/>
    </style:style>
    <style:style style:name="T1213" style:parent-style-name="Domyślnaczcionkaakapitu" style:family="text">
      <style:text-properties fo:background-color="#80FFFF"/>
    </style:style>
    <style:style style:name="T1214" style:parent-style-name="Domyślnaczcionkaakapitu" style:family="text">
      <style:text-properties fo:background-color="#80FFFF"/>
    </style:style>
    <style:style style:name="T1215" style:parent-style-name="Domyślnaczcionkaakapitu" style:family="text">
      <style:text-properties fo:background-color="#80FFFF"/>
    </style:style>
    <style:style style:name="P1216" style:parent-style-name="Normalny" style:family="paragraph">
      <style:paragraph-properties fo:text-align="justify" fo:line-height="150%" fo:text-indent="0.2479in"/>
    </style:style>
    <style:style style:name="T1217" style:parent-style-name="Domyślnaczcionkaakapitu" style:family="text">
      <style:text-properties fo:background-color="#80FFFF"/>
    </style:style>
    <style:style style:name="T1218" style:parent-style-name="Domyślnaczcionkaakapitu" style:family="text">
      <style:text-properties fo:background-color="#80FFFF"/>
    </style:style>
    <style:style style:name="T1219" style:parent-style-name="Domyślnaczcionkaakapitu" style:family="text">
      <style:text-properties fo:background-color="#80FFFF"/>
    </style:style>
    <style:style style:name="T1220" style:parent-style-name="Domyślnaczcionkaakapitu" style:family="text">
      <style:text-properties fo:background-color="#80FFFF"/>
    </style:style>
    <style:style style:name="T1221" style:parent-style-name="Domyślnaczcionkaakapitu" style:family="text">
      <style:text-properties fo:background-color="#80FFFF"/>
    </style:style>
    <style:style style:name="P1222" style:parent-style-name="Normalny" style:family="paragraph">
      <style:paragraph-properties fo:text-align="justify" fo:line-height="150%" fo:text-indent="0.2479in"/>
    </style:style>
    <style:style style:name="T1223" style:parent-style-name="Domyślnaczcionkaakapitu" style:family="text">
      <style:text-properties fo:background-color="#80FFFF"/>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T1227" style:parent-style-name="Domyślnaczcionkaakapitu" style:family="text">
      <style:text-properties fo:background-color="#80FFFF"/>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T1230" style:parent-style-name="Domyślnaczcionkaakapitu" style:family="text">
      <style:text-properties fo:background-color="#80FFFF"/>
    </style:style>
    <style:style style:name="T1231" style:parent-style-name="Domyślnaczcionkaakapitu" style:family="text">
      <style:text-properties fo:background-color="#80FFFF"/>
    </style:style>
    <style:style style:name="P1232" style:parent-style-name="Normalny" style:family="paragraph">
      <style:paragraph-properties fo:text-align="justify" fo:line-height="150%" fo:text-indent="0.2479in"/>
    </style:style>
    <style:style style:name="T1233" style:parent-style-name="Domyślnaczcionkaakapitu" style:family="text">
      <style:text-properties fo:background-color="#80FFFF"/>
    </style:style>
    <style:style style:name="P1234" style:parent-style-name="Normalny" style:family="paragraph">
      <style:paragraph-properties fo:text-align="justify" fo:line-height="150%"/>
    </style:style>
    <style:style style:name="P1235" style:parent-style-name="Normalny" style:family="paragraph">
      <style:paragraph-properties fo:text-align="justify" fo:line-height="150%"/>
    </style:style>
    <style:style style:name="P1236" style:parent-style-name="Normalny" style:family="paragraph">
      <style:paragraph-properties fo:text-align="justify" fo:line-height="150%"/>
    </style:style>
    <style:style style:name="P1237" style:parent-style-name="Normalny" style:family="paragraph">
      <style:paragraph-properties fo:text-align="justify" fo:line-height="150%"/>
    </style:style>
    <style:style style:name="T1238" style:parent-style-name="Domyślnaczcionkaakapitu" style:family="text">
      <style:text-properties style:text-underline-type="single" style:text-underline-style="solid" style:text-underline-width="auto" style:text-underline-mode="continuous"/>
    </style:style>
    <style:style style:name="T1239" style:parent-style-name="Domyślnaczcionkaakapitu" style:family="text">
      <style:text-properties fo:background-color="#80FFFF" style:text-underline-type="single" style:text-underline-style="solid" style:text-underline-width="auto" style:text-underline-mode="continuous"/>
    </style:style>
    <style:style style:name="T1240" style:parent-style-name="Domyślnaczcionkaakapitu" style:family="text">
      <style:text-properties style:text-underline-type="single" style:text-underline-style="solid" style:text-underline-width="auto" style:text-underline-mode="continuous"/>
    </style:style>
    <style:style style:name="T1241" style:parent-style-name="Domyślnaczcionkaakapitu" style:family="text">
      <style:text-properties fo:background-color="#80FFFF" style:text-underline-type="single" style:text-underline-style="solid" style:text-underline-width="auto" style:text-underline-mode="continuous"/>
    </style:style>
    <style:style style:name="T1242" style:parent-style-name="Domyślnaczcionkaakapitu" style:family="text">
      <style:text-properties style:text-underline-type="single" style:text-underline-style="solid" style:text-underline-width="auto" style:text-underline-mode="continuous"/>
    </style:style>
    <style:style style:name="T1243" style:parent-style-name="Domyślnaczcionkaakapitu" style:family="text">
      <style:text-properties fo:background-color="#80FFFF" style:text-underline-type="single" style:text-underline-style="solid" style:text-underline-width="auto" style:text-underline-mode="continuous"/>
    </style:style>
    <style:style style:name="T1244" style:parent-style-name="Domyślnaczcionkaakapitu" style:family="text">
      <style:text-properties style:text-underline-type="single" style:text-underline-style="solid" style:text-underline-width="auto" style:text-underline-mode="continuous"/>
    </style:style>
    <style:style style:name="P1245" style:parent-style-name="Normalny" style:family="paragraph">
      <style:paragraph-properties fo:text-align="justify" fo:line-height="150%" fo:text-indent="0.2479in"/>
    </style:style>
    <style:style style:name="T1246" style:parent-style-name="Domyślnaczcionkaakapitu" style:family="text">
      <style:text-properties fo:background-color="#80FFFF"/>
    </style:style>
    <style:style style:name="T1247" style:parent-style-name="Domyślnaczcionkaakapitu" style:family="text">
      <style:text-properties fo:background-color="#80FFFF"/>
    </style:style>
    <style:style style:name="P1248" style:parent-style-name="Normalny" style:family="paragraph">
      <style:paragraph-properties fo:text-align="justify" fo:line-height="150%" fo:text-indent="0.2479in"/>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P1251" style:parent-style-name="Normalny" style:family="paragraph">
      <style:paragraph-properties fo:text-align="justify" fo:line-height="150%" fo:text-indent="0.2479in"/>
    </style:style>
    <style:style style:name="T1252" style:parent-style-name="Domyślnaczcionkaakapitu" style:family="text">
      <style:text-properties fo:background-color="#80FFFF"/>
    </style:style>
    <style:style style:name="T1253" style:parent-style-name="Domyślnaczcionkaakapitu" style:family="text">
      <style:text-properties fo:background-color="#80FFFF"/>
    </style:style>
    <style:style style:name="T1254" style:parent-style-name="Domyślnaczcionkaakapitu" style:family="text">
      <style:text-properties fo:background-color="#80FFFF"/>
    </style:style>
    <style:style style:name="T1255" style:parent-style-name="Domyślnaczcionkaakapitu" style:family="text">
      <style:text-properties fo:background-color="#80FFFF"/>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T1262" style:parent-style-name="Domyślnaczcionkaakapitu" style:family="text">
      <style:text-properties fo:background-color="#80FFFF"/>
    </style:style>
    <style:style style:name="T1263" style:parent-style-name="Domyślnaczcionkaakapitu" style:family="text">
      <style:text-properties fo:background-color="#80FFFF"/>
    </style:style>
    <style:style style:name="T1264" style:parent-style-name="Domyślnaczcionkaakapitu" style:family="text">
      <style:text-properties fo:background-color="#80FFFF"/>
    </style:style>
    <style:style style:name="T1265" style:parent-style-name="Domyślnaczcionkaakapitu" style:family="text">
      <style:text-properties fo:background-color="#80FFFF"/>
    </style:style>
    <style:style style:name="T1266" style:parent-style-name="Domyślnaczcionkaakapitu" style:family="text">
      <style:text-properties fo:background-color="#80FFFF"/>
    </style:style>
    <style:style style:name="T1267" style:parent-style-name="Domyślnaczcionkaakapitu" style:family="text">
      <style:text-properties fo:background-color="#80FFFF"/>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P1270" style:parent-style-name="Normalny" style:family="paragraph">
      <style:paragraph-properties fo:text-align="justify" fo:line-height="150%" fo:text-indent="0.2479in"/>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P1280" style:parent-style-name="Normalny" style:family="paragraph">
      <style:paragraph-properties fo:text-align="justify" fo:line-height="150%" fo:text-indent="0.2479in"/>
    </style:style>
    <style:style style:name="P1281" style:parent-style-name="Normalny" style:family="paragraph">
      <style:paragraph-properties fo:text-align="justify" fo:line-height="150%" fo:text-indent="0.2479in"/>
    </style:style>
    <style:style style:name="T1282" style:parent-style-name="Domyślnaczcionkaakapitu" style:family="text">
      <style:text-properties fo:background-color="#80FFFF"/>
    </style:style>
    <style:style style:name="P1283" style:parent-style-name="Normalny" style:family="paragraph">
      <style:paragraph-properties fo:text-align="justify" fo:line-height="150%" fo:text-indent="0.2479in"/>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T1291" style:parent-style-name="Domyślnaczcionkaakapitu" style:family="text">
      <style:text-properties fo:background-color="#80FFFF"/>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P1295" style:parent-style-name="Normalny" style:family="paragraph">
      <style:paragraph-properties fo:text-align="justify" fo:line-height="150%" fo:text-indent="0.2479in"/>
    </style:style>
    <style:style style:name="T1296" style:parent-style-name="Domyślnaczcionkaakapitu" style:family="text">
      <style:text-properties fo:background-color="#80FFFF"/>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T1303" style:parent-style-name="Domyślnaczcionkaakapitu" style:family="text">
      <style:text-properties fo:background-color="#80FFFF"/>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T1307" style:parent-style-name="Domyślnaczcionkaakapitu" style:family="text">
      <style:text-properties fo:background-color="#80FFFF"/>
    </style:style>
    <style:style style:name="T1308" style:parent-style-name="Domyślnaczcionkaakapitu" style:family="text">
      <style:text-properties fo:background-color="#80FFFF"/>
    </style:style>
    <style:style style:name="P1309" style:parent-style-name="Normalny" style:family="paragraph">
      <style:paragraph-properties fo:text-align="justify" fo:line-height="150%" fo:text-indent="0.2479in"/>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P1312" style:parent-style-name="Normalny" style:family="paragraph">
      <style:paragraph-properties fo:text-align="justify" fo:line-height="150%" fo:text-indent="0.2479in"/>
    </style:style>
    <style:style style:name="T1313" style:parent-style-name="Domyślnaczcionkaakapitu" style:family="text">
      <style:text-properties fo:background-color="#80FFFF"/>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T1325" style:parent-style-name="Domyślnaczcionkaakapitu" style:family="text">
      <style:text-properties fo:background-color="#80FFFF"/>
    </style:style>
    <style:style style:name="T1326" style:parent-style-name="Domyślnaczcionkaakapitu" style:family="text">
      <style:text-properties fo:background-color="#80FFFF"/>
    </style:style>
    <style:style style:name="T1327" style:parent-style-name="Domyślnaczcionkaakapitu" style:family="text">
      <style:text-properties fo:background-color="#80FFFF"/>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P1331" style:parent-style-name="Normalny" style:family="paragraph">
      <style:paragraph-properties fo:text-align="justify" fo:line-height="150%" fo:text-indent="0.2479in"/>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P1334" style:parent-style-name="Normalny" style:family="paragraph">
      <style:paragraph-properties fo:text-align="justify" fo:line-height="150%"/>
    </style:style>
    <style:style style:name="P1335" style:parent-style-name="Normalny" style:family="paragraph">
      <style:paragraph-properties fo:text-align="justify" fo:line-height="150%"/>
    </style:style>
    <style:style style:name="T1336" style:parent-style-name="Domyślnaczcionkaakapitu" style:family="text">
      <style:text-properties style:text-underline-type="single" style:text-underline-style="solid" style:text-underline-width="auto" style:text-underline-mode="continuous"/>
    </style:style>
    <style:style style:name="T1337" style:parent-style-name="Domyślnaczcionkaakapitu" style:family="text">
      <style:text-properties fo:background-color="#80FFFF" style:text-underline-type="single" style:text-underline-style="solid" style:text-underline-width="auto" style:text-underline-mode="continuous"/>
    </style:style>
    <style:style style:name="T1338" style:parent-style-name="Domyślnaczcionkaakapitu" style:family="text">
      <style:text-properties style:text-underline-type="single" style:text-underline-style="solid" style:text-underline-width="auto" style:text-underline-mode="continuous"/>
    </style:style>
    <style:style style:name="T1339" style:parent-style-name="Domyślnaczcionkaakapitu" style:family="text">
      <style:text-properties fo:background-color="#80FFFF" style:text-underline-type="single" style:text-underline-style="solid" style:text-underline-width="auto" style:text-underline-mode="continuous"/>
    </style:style>
    <style:style style:name="T1340" style:parent-style-name="Domyślnaczcionkaakapitu" style:family="text">
      <style:text-properties style:text-underline-type="single" style:text-underline-style="solid" style:text-underline-width="auto" style:text-underline-mode="continuous"/>
    </style:style>
    <style:style style:name="T1341" style:parent-style-name="Domyślnaczcionkaakapitu" style:family="text">
      <style:text-properties fo:background-color="#80FFFF" style:text-underline-type="single" style:text-underline-style="solid" style:text-underline-width="auto" style:text-underline-mode="continuous"/>
    </style:style>
    <style:style style:name="T1342" style:parent-style-name="Domyślnaczcionkaakapitu" style:family="text">
      <style:text-properties style:text-underline-type="single" style:text-underline-style="solid" style:text-underline-width="auto" style:text-underline-mode="continuous"/>
    </style:style>
    <style:style style:name="P1343" style:parent-style-name="Normalny" style:family="paragraph">
      <style:paragraph-properties fo:text-align="justify" fo:line-height="150%" fo:text-indent="0.2479in"/>
    </style:style>
    <style:style style:name="P1344" style:parent-style-name="Normalny" style:family="paragraph">
      <style:paragraph-properties fo:text-align="justify" fo:line-height="150%"/>
    </style:style>
    <style:style style:name="T1345" style:parent-style-name="Domyślnaczcionkaakapitu" style:family="text">
      <style:text-properties style:text-underline-type="single" style:text-underline-style="solid" style:text-underline-width="auto" style:text-underline-mode="continuous"/>
    </style:style>
    <style:style style:name="T1346" style:parent-style-name="Domyślnaczcionkaakapitu" style:family="text">
      <style:text-properties fo:background-color="#80FFFF" style:text-underline-type="single" style:text-underline-style="solid" style:text-underline-width="auto" style:text-underline-mode="continuous"/>
    </style:style>
    <style:style style:name="T1347" style:parent-style-name="Domyślnaczcionkaakapitu" style:family="text">
      <style:text-properties style:text-underline-type="single" style:text-underline-style="solid" style:text-underline-width="auto" style:text-underline-mode="continuous"/>
    </style:style>
    <style:style style:name="T1348" style:parent-style-name="Domyślnaczcionkaakapitu" style:family="text">
      <style:text-properties style:text-underline-type="single" style:text-underline-style="solid" style:text-underline-width="auto" style:text-underline-mode="continuous"/>
    </style:style>
    <style:style style:name="T1349" style:parent-style-name="Domyślnaczcionkaakapitu" style:family="text">
      <style:text-properties style:text-underline-type="single" style:text-underline-style="solid" style:text-underline-width="auto" style:text-underline-mode="continuous"/>
    </style:style>
    <style:style style:name="P1350" style:parent-style-name="Normalny" style:family="paragraph">
      <style:paragraph-properties fo:text-align="justify" fo:line-height="150%" fo:text-indent="0.2479in"/>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P1362" style:parent-style-name="Normalny" style:family="paragraph">
      <style:paragraph-properties fo:text-align="justify" fo:line-height="150%" fo:text-indent="0.2479in"/>
    </style:style>
    <style:style style:name="T1363" style:parent-style-name="Domyślnaczcionkaakapitu" style:family="text">
      <style:text-properties fo:background-color="#80FFFF"/>
    </style:style>
    <style:style style:name="P1364" style:parent-style-name="Normalny" style:family="paragraph">
      <style:paragraph-properties fo:text-align="justify" fo:line-height="150%" fo:text-indent="0.2479in"/>
    </style:style>
    <style:style style:name="T1365" style:parent-style-name="Domyślnaczcionkaakapitu" style:family="text">
      <style:text-properties fo:background-color="#80FFFF"/>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T1368" style:parent-style-name="Domyślnaczcionkaakapitu" style:family="text">
      <style:text-properties fo:background-color="#80FFFF"/>
    </style:style>
    <style:style style:name="T1369" style:parent-style-name="Domyślnaczcionkaakapitu" style:family="text">
      <style:text-properties fo:background-color="#80FFFF"/>
    </style:style>
    <style:style style:name="T1370" style:parent-style-name="Domyślnaczcionkaakapitu" style:family="text">
      <style:text-properties fo:background-color="#80FFFF"/>
    </style:style>
    <style:style style:name="P1371" style:parent-style-name="Normalny" style:family="paragraph">
      <style:paragraph-properties fo:text-align="justify" fo:line-height="150%" fo:text-indent="0.2479in"/>
    </style:style>
    <style:style style:name="T1372" style:parent-style-name="Domyślnaczcionkaakapitu" style:family="text">
      <style:text-properties fo:background-color="#80FFFF"/>
    </style:style>
    <style:style style:name="P1373" style:parent-style-name="Normalny" style:family="paragraph">
      <style:paragraph-properties fo:text-align="justify" fo:line-height="150%"/>
    </style:style>
    <style:style style:name="T1374" style:parent-style-name="Domyślnaczcionkaakapitu" style:family="text">
      <style:text-properties style:text-underline-type="single" style:text-underline-style="solid" style:text-underline-width="auto" style:text-underline-mode="continuous"/>
    </style:style>
    <style:style style:name="P1375" style:parent-style-name="Normalny" style:family="paragraph">
      <style:paragraph-properties fo:text-align="justify" fo:line-height="150%" fo:text-indent="0.2479in"/>
    </style:style>
    <style:style style:name="P1376" style:parent-style-name="Normalny" style:family="paragraph">
      <style:paragraph-properties fo:text-align="justify" fo:line-height="150%" fo:text-indent="0.2479in"/>
    </style:style>
    <style:style style:name="P1377" style:parent-style-name="Normalny" style:family="paragraph">
      <style:paragraph-properties fo:text-align="justify" fo:line-height="150%"/>
    </style:style>
    <style:style style:name="T1378" style:parent-style-name="Domyślnaczcionkaakapitu" style:family="text">
      <style:text-properties style:text-underline-type="single" style:text-underline-style="solid" style:text-underline-width="auto" style:text-underline-mode="continuous"/>
    </style:style>
    <style:style style:name="P1379" style:parent-style-name="Normalny" style:family="paragraph">
      <style:paragraph-properties fo:text-align="justify" fo:line-height="150%" fo:text-indent="0.2479in"/>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P1384" style:parent-style-name="Normalny" style:family="paragraph">
      <style:paragraph-properties fo:text-align="justify" fo:line-height="150%" fo:text-indent="0.2479in"/>
    </style:style>
    <style:style style:name="P1385" style:parent-style-name="Normalny" style:family="paragraph">
      <style:paragraph-properties fo:text-align="justify" fo:line-height="150%"/>
    </style:style>
    <style:style style:name="T1386" style:parent-style-name="Domyślnaczcionkaakapitu" style:family="text">
      <style:text-properties style:text-underline-type="single" style:text-underline-style="solid" style:text-underline-width="auto" style:text-underline-mode="continuous"/>
    </style:style>
    <style:style style:name="T1387" style:parent-style-name="Domyślnaczcionkaakapitu" style:family="text">
      <style:text-properties fo:background-color="#80FFFF" style:text-underline-type="single" style:text-underline-style="solid" style:text-underline-width="auto" style:text-underline-mode="continuous"/>
    </style:style>
    <style:style style:name="T1388" style:parent-style-name="Domyślnaczcionkaakapitu" style:family="text">
      <style:text-properties style:text-underline-type="single" style:text-underline-style="solid" style:text-underline-width="auto" style:text-underline-mode="continuous"/>
    </style:style>
    <style:style style:name="T1389" style:parent-style-name="Domyślnaczcionkaakapitu" style:family="text">
      <style:text-properties fo:background-color="#80FFFF" style:text-underline-type="single" style:text-underline-style="solid" style:text-underline-width="auto" style:text-underline-mode="continuous"/>
    </style:style>
    <style:style style:name="T1390" style:parent-style-name="Domyślnaczcionkaakapitu" style:family="text">
      <style:text-properties style:text-underline-type="single" style:text-underline-style="solid" style:text-underline-width="auto" style:text-underline-mode="continuous"/>
    </style:style>
    <style:style style:name="P1391" style:parent-style-name="Normalny" style:family="paragraph">
      <style:paragraph-properties fo:text-align="justify" fo:line-height="150%" fo:text-indent="0.2479in"/>
    </style:style>
    <style:style style:name="T1392" style:parent-style-name="Domyślnaczcionkaakapitu" style:family="text">
      <style:text-properties fo:background-color="#80FFFF"/>
    </style:style>
    <style:style style:name="T1393" style:parent-style-name="Domyślnaczcionkaakapitu" style:family="text">
      <style:text-properties fo:background-color="#80FFFF"/>
    </style:style>
    <style:style style:name="P1394" style:parent-style-name="Normalny" style:family="paragraph">
      <style:paragraph-properties fo:text-align="justify" fo:line-height="150%"/>
    </style:style>
    <style:style style:name="T1395" style:parent-style-name="Domyślnaczcionkaakapitu" style:family="text">
      <style:text-properties style:text-underline-type="single" style:text-underline-style="solid" style:text-underline-width="auto" style:text-underline-mode="continuous"/>
    </style:style>
    <style:style style:name="T1396" style:parent-style-name="Domyślnaczcionkaakapitu" style:family="text">
      <style:text-properties fo:background-color="#80FFFF" style:text-underline-type="single" style:text-underline-style="solid" style:text-underline-width="auto" style:text-underline-mode="continuous"/>
    </style:style>
    <style:style style:name="T1397" style:parent-style-name="Domyślnaczcionkaakapitu" style:family="text">
      <style:text-properties style:text-underline-type="single" style:text-underline-style="solid" style:text-underline-width="auto" style:text-underline-mode="continuous"/>
    </style:style>
    <style:style style:name="P1398" style:parent-style-name="Normalny" style:family="paragraph">
      <style:paragraph-properties fo:text-align="justify" fo:line-height="150%" fo:text-indent="0.2479in"/>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P1403" style:parent-style-name="Normalny" style:family="paragraph">
      <style:paragraph-properties fo:text-align="justify" fo:line-height="150%"/>
    </style:style>
    <style:style style:name="T1404" style:parent-style-name="Domyślnaczcionkaakapitu" style:family="text">
      <style:text-properties style:text-underline-type="single" style:text-underline-style="solid" style:text-underline-width="auto" style:text-underline-mode="continuous"/>
    </style:style>
    <style:style style:name="P1405" style:parent-style-name="Normalny" style:family="paragraph">
      <style:paragraph-properties fo:text-align="justify" fo:line-height="150%" fo:text-indent="0.2479in"/>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P1408" style:parent-style-name="Normalny" style:family="paragraph">
      <style:paragraph-properties fo:text-align="justify" fo:line-height="150%" fo:text-indent="0.2479in"/>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T1420" style:parent-style-name="Domyślnaczcionkaakapitu" style:family="text">
      <style:text-properties fo:background-color="#80FFFF"/>
    </style:style>
    <style:style style:name="P1421" style:parent-style-name="Normalny" style:family="paragraph">
      <style:paragraph-properties fo:text-align="justify" fo:line-height="150%"/>
    </style:style>
    <style:style style:name="P1422" style:parent-style-name="Normalny" style:family="paragraph">
      <style:paragraph-properties fo:text-align="justify" fo:line-height="150%"/>
    </style:style>
    <style:style style:name="T1423" style:parent-style-name="Domyślnaczcionkaakapitu" style:family="text">
      <style:text-properties style:text-underline-type="single" style:text-underline-style="solid" style:text-underline-width="auto" style:text-underline-mode="continuous"/>
    </style:style>
    <style:style style:name="T1424" style:parent-style-name="Domyślnaczcionkaakapitu" style:family="text">
      <style:text-properties fo:background-color="#80FFFF" style:text-underline-type="single" style:text-underline-style="solid" style:text-underline-width="auto" style:text-underline-mode="continuous"/>
    </style:style>
    <style:style style:name="T1425" style:parent-style-name="Domyślnaczcionkaakapitu" style:family="text">
      <style:text-properties style:text-underline-type="single" style:text-underline-style="solid" style:text-underline-width="auto" style:text-underline-mode="continuous"/>
    </style:style>
    <style:style style:name="T1426" style:parent-style-name="Domyślnaczcionkaakapitu" style:family="text">
      <style:text-properties fo:background-color="#80FFFF" style:text-underline-type="single" style:text-underline-style="solid" style:text-underline-width="auto" style:text-underline-mode="continuous"/>
    </style:style>
    <style:style style:name="T1427" style:parent-style-name="Domyślnaczcionkaakapitu" style:family="text">
      <style:text-properties style:text-underline-type="single" style:text-underline-style="solid" style:text-underline-width="auto" style:text-underline-mode="continuous"/>
    </style:style>
    <style:style style:name="T1428" style:parent-style-name="Domyślnaczcionkaakapitu" style:family="text">
      <style:text-properties fo:background-color="#80FFFF" style:text-underline-type="single" style:text-underline-style="solid" style:text-underline-width="auto" style:text-underline-mode="continuous"/>
    </style:style>
    <style:style style:name="T1429" style:parent-style-name="Domyślnaczcionkaakapitu" style:family="text">
      <style:text-properties style:text-underline-type="single" style:text-underline-style="solid" style:text-underline-width="auto" style:text-underline-mode="continuous"/>
    </style:style>
    <style:style style:name="P1430" style:parent-style-name="Normalny" style:family="paragraph">
      <style:paragraph-properties fo:text-align="justify" fo:line-height="150%" fo:text-indent="0.2479in"/>
    </style:style>
    <style:style style:name="P1431" style:parent-style-name="Normalny" style:family="paragraph">
      <style:paragraph-properties fo:text-align="justify" fo:line-height="150%"/>
    </style:style>
    <style:style style:name="T1432" style:parent-style-name="Domyślnaczcionkaakapitu" style:family="text">
      <style:text-properties style:text-underline-type="single" style:text-underline-style="solid" style:text-underline-width="auto" style:text-underline-mode="continuous"/>
    </style:style>
    <style:style style:name="P1433" style:parent-style-name="Normalny" style:family="paragraph">
      <style:paragraph-properties fo:text-align="justify" fo:line-height="150%" fo:text-indent="0.2479in"/>
    </style:style>
    <style:style style:name="T1434" style:parent-style-name="Domyślnaczcionkaakapitu" style:family="text">
      <style:text-properties fo:background-color="#80FFFF"/>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P1442" style:parent-style-name="Normalny" style:family="paragraph">
      <style:paragraph-properties fo:text-align="justify" fo:line-height="150%"/>
    </style:style>
    <style:style style:name="T1443" style:parent-style-name="Domyślnaczcionkaakapitu" style:family="text">
      <style:text-properties style:text-underline-type="single" style:text-underline-style="solid" style:text-underline-width="auto" style:text-underline-mode="continuous"/>
    </style:style>
    <style:style style:name="T1444" style:parent-style-name="Domyślnaczcionkaakapitu" style:family="text">
      <style:text-properties fo:background-color="#80FFFF" style:text-underline-type="single" style:text-underline-style="solid" style:text-underline-width="auto" style:text-underline-mode="continuous"/>
    </style:style>
    <style:style style:name="T1445" style:parent-style-name="Domyślnaczcionkaakapitu" style:family="text">
      <style:text-properties style:text-underline-type="single" style:text-underline-style="solid" style:text-underline-width="auto" style:text-underline-mode="continuous"/>
    </style:style>
    <style:style style:name="T1446" style:parent-style-name="Domyślnaczcionkaakapitu" style:family="text">
      <style:text-properties fo:background-color="#80FFFF" style:text-underline-type="single" style:text-underline-style="solid" style:text-underline-width="auto" style:text-underline-mode="continuous"/>
    </style:style>
    <style:style style:name="T1447" style:parent-style-name="Domyślnaczcionkaakapitu" style:family="text">
      <style:text-properties style:text-underline-type="single" style:text-underline-style="solid" style:text-underline-width="auto" style:text-underline-mode="continuous"/>
    </style:style>
    <style:style style:name="P1448" style:parent-style-name="Normalny" style:family="paragraph">
      <style:paragraph-properties fo:text-align="justify" fo:line-height="150%" fo:text-indent="0.2479in"/>
    </style:style>
    <style:style style:name="T1449" style:parent-style-name="Domyślnaczcionkaakapitu" style:family="text">
      <style:text-properties fo:background-color="#80FFFF"/>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T1459" style:parent-style-name="Domyślnaczcionkaakapitu" style:family="text">
      <style:text-properties fo:background-color="#80FFFF"/>
    </style:style>
    <style:style style:name="T1460" style:parent-style-name="Domyślnaczcionkaakapitu" style:family="text">
      <style:text-properties fo:background-color="#80FFFF"/>
    </style:style>
    <style:style style:name="T1461" style:parent-style-name="Domyślnaczcionkaakapitu" style:family="text">
      <style:text-properties fo:background-color="#80FFFF"/>
    </style:style>
    <style:style style:name="T1462" style:parent-style-name="Domyślnaczcionkaakapitu" style:family="text">
      <style:text-properties fo:background-color="#80FFFF"/>
    </style:style>
    <style:style style:name="T1463" style:parent-style-name="Domyślnaczcionkaakapitu" style:family="text">
      <style:text-properties fo:background-color="#80FFFF"/>
    </style:style>
    <style:style style:name="T1464" style:parent-style-name="Domyślnaczcionkaakapitu" style:family="text">
      <style:text-properties fo:background-color="#80FFFF"/>
    </style:style>
    <style:style style:name="T1465" style:parent-style-name="Domyślnaczcionkaakapitu" style:family="text">
      <style:text-properties fo:background-color="#80FFFF"/>
    </style:style>
    <style:style style:name="P1466" style:parent-style-name="Normalny" style:family="paragraph">
      <style:paragraph-properties fo:text-align="justify" fo:line-height="150%"/>
    </style:style>
    <style:style style:name="T1467" style:parent-style-name="Domyślnaczcionkaakapitu" style:family="text">
      <style:text-properties style:text-underline-type="single" style:text-underline-style="solid" style:text-underline-width="auto" style:text-underline-mode="continuous"/>
    </style:style>
    <style:style style:name="P1468" style:parent-style-name="Normalny" style:family="paragraph">
      <style:paragraph-properties fo:text-align="justify" fo:line-height="150%" fo:text-indent="0.2479in"/>
    </style:style>
    <style:style style:name="T1469" style:parent-style-name="Domyślnaczcionkaakapitu" style:family="text">
      <style:text-properties fo:background-color="#80FFFF"/>
    </style:style>
    <style:style style:name="T1470" style:parent-style-name="Domyślnaczcionkaakapitu" style:family="text">
      <style:text-properties fo:background-color="#80FFFF"/>
    </style:style>
    <style:style style:name="P1471" style:parent-style-name="Normalny" style:family="paragraph">
      <style:paragraph-properties fo:text-align="justify" fo:line-height="150%"/>
    </style:style>
    <style:style style:name="T1472" style:parent-style-name="Domyślnaczcionkaakapitu" style:family="text">
      <style:text-properties style:text-underline-type="single" style:text-underline-style="solid" style:text-underline-width="auto" style:text-underline-mode="continuous"/>
    </style:style>
    <style:style style:name="P1473" style:parent-style-name="Normalny" style:family="paragraph">
      <style:paragraph-properties fo:text-align="justify" fo:line-height="150%" fo:text-indent="0.2479in"/>
    </style:style>
    <style:style style:name="T1474" style:parent-style-name="Domyślnaczcionkaakapitu" style:family="text">
      <style:text-properties fo:background-color="#80FFFF"/>
    </style:style>
    <style:style style:name="P1475" style:parent-style-name="Normalny" style:family="paragraph">
      <style:paragraph-properties fo:text-align="justify" fo:line-height="150%"/>
    </style:style>
    <style:style style:name="T1476" style:parent-style-name="Domyślnaczcionkaakapitu" style:family="text">
      <style:text-properties style:text-underline-type="single" style:text-underline-style="solid" style:text-underline-width="auto" style:text-underline-mode="continuous"/>
    </style:style>
    <style:style style:name="P1477" style:parent-style-name="Normalny" style:family="paragraph">
      <style:paragraph-properties fo:text-align="justify" fo:line-height="150%" fo:text-indent="0.2479in"/>
    </style:style>
    <style:style style:name="P1478" style:parent-style-name="Normalny" style:family="paragraph">
      <style:paragraph-properties fo:text-align="justify" fo:line-height="150%" fo:text-indent="0.2479in"/>
    </style:style>
    <style:style style:name="P1479" style:parent-style-name="Normalny" style:family="paragraph">
      <style:paragraph-properties fo:text-align="justify" fo:line-height="150%" fo:text-indent="0.2479in"/>
    </style:style>
    <style:style style:name="T1480" style:parent-style-name="Domyślnaczcionkaakapitu" style:family="text">
      <style:text-properties fo:background-color="#80FFFF"/>
    </style:style>
    <style:style style:name="P1481" style:parent-style-name="Normalny" style:family="paragraph">
      <style:paragraph-properties fo:text-align="justify" fo:line-height="150%" fo:text-indent="0.2479in"/>
    </style:style>
    <style:style style:name="T1482" style:parent-style-name="Domyślnaczcionkaakapitu" style:family="text">
      <style:text-properties fo:background-color="#80FFFF"/>
    </style:style>
    <style:style style:name="T1483" style:parent-style-name="Domyślnaczcionkaakapitu" style:family="text">
      <style:text-properties fo:background-color="#80FFFF"/>
    </style:style>
    <style:style style:name="P1484" style:parent-style-name="Normalny" style:family="paragraph">
      <style:paragraph-properties fo:text-align="justify" fo:line-height="150%"/>
    </style:style>
    <style:style style:name="T1485" style:parent-style-name="Domyślnaczcionkaakapitu" style:family="text">
      <style:text-properties style:text-underline-type="single" style:text-underline-style="solid" style:text-underline-width="auto" style:text-underline-mode="continuous"/>
    </style:style>
    <style:style style:name="T1486" style:parent-style-name="Domyślnaczcionkaakapitu" style:family="text">
      <style:text-properties fo:background-color="#80FFFF" style:text-underline-type="single" style:text-underline-style="solid" style:text-underline-width="auto" style:text-underline-mode="continuous"/>
    </style:style>
    <style:style style:name="T1487" style:parent-style-name="Domyślnaczcionkaakapitu" style:family="text">
      <style:text-properties style:text-underline-type="single" style:text-underline-style="solid" style:text-underline-width="auto" style:text-underline-mode="continuous"/>
    </style:style>
    <style:style style:name="T1488" style:parent-style-name="Domyślnaczcionkaakapitu" style:family="text">
      <style:text-properties fo:background-color="#80FFFF" style:text-underline-type="single" style:text-underline-style="solid" style:text-underline-width="auto" style:text-underline-mode="continuous"/>
    </style:style>
    <style:style style:name="T1489" style:parent-style-name="Domyślnaczcionkaakapitu" style:family="text">
      <style:text-properties style:text-underline-type="single" style:text-underline-style="solid" style:text-underline-width="auto" style:text-underline-mode="continuous"/>
    </style:style>
    <style:style style:name="T1490" style:parent-style-name="Domyślnaczcionkaakapitu" style:family="text">
      <style:text-properties fo:background-color="#80FFFF" style:text-underline-type="single" style:text-underline-style="solid" style:text-underline-width="auto" style:text-underline-mode="continuous"/>
    </style:style>
    <style:style style:name="P1491" style:parent-style-name="Normalny" style:family="paragraph">
      <style:paragraph-properties fo:text-align="justify" fo:line-height="150%" fo:text-indent="0.2479in"/>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P1494" style:parent-style-name="Normalny" style:family="paragraph">
      <style:paragraph-properties fo:text-align="justify" fo:line-height="150%"/>
    </style:style>
    <style:style style:name="T1495" style:parent-style-name="Domyślnaczcionkaakapitu" style:family="text">
      <style:text-properties style:text-underline-type="single" style:text-underline-style="solid" style:text-underline-width="auto" style:text-underline-mode="continuous"/>
    </style:style>
    <style:style style:name="P1496" style:parent-style-name="Normalny" style:family="paragraph">
      <style:paragraph-properties fo:text-align="justify" fo:line-height="150%" fo:text-indent="0.2479in"/>
    </style:style>
    <style:style style:name="T1497" style:parent-style-name="Domyślnaczcionkaakapitu" style:family="text">
      <style:text-properties fo:background-color="#80FFFF"/>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T1502" style:parent-style-name="Domyślnaczcionkaakapitu" style:family="text">
      <style:text-properties fo:background-color="#80FFFF"/>
    </style:style>
    <style:style style:name="T1503" style:parent-style-name="Domyślnaczcionkaakapitu" style:family="text">
      <style:text-properties fo:background-color="#80FFFF"/>
    </style:style>
    <style:style style:name="T1504" style:parent-style-name="Domyślnaczcionkaakapitu" style:family="text">
      <style:text-properties fo:background-color="#80FFFF"/>
    </style:style>
    <style:style style:name="T1505" style:parent-style-name="Domyślnaczcionkaakapitu" style:family="text">
      <style:text-properties fo:background-color="#80FFFF"/>
    </style:style>
    <style:style style:name="T1506" style:parent-style-name="Domyślnaczcionkaakapitu" style:family="text">
      <style:text-properties fo:background-color="#80FFFF"/>
    </style:style>
    <style:style style:name="T1507" style:parent-style-name="Domyślnaczcionkaakapitu" style:family="text">
      <style:text-properties fo:background-color="#80FFFF"/>
    </style:style>
    <style:style style:name="P1508" style:parent-style-name="Normalny" style:family="paragraph">
      <style:paragraph-properties fo:text-align="justify" fo:line-height="150%" fo:text-indent="0.2479in"/>
    </style:style>
    <style:style style:name="T1509" style:parent-style-name="Domyślnaczcionkaakapitu" style:family="text">
      <style:text-properties fo:background-color="#80FFFF"/>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P1513" style:parent-style-name="Normalny" style:family="paragraph">
      <style:paragraph-properties fo:text-align="justify" fo:line-height="150%" fo:text-indent="0.2479in"/>
    </style:style>
    <style:style style:name="P1514" style:parent-style-name="Normalny" style:family="paragraph">
      <style:paragraph-properties fo:text-align="justify" fo:line-height="150%"/>
    </style:style>
    <style:style style:name="T1515" style:parent-style-name="Domyślnaczcionkaakapitu" style:family="text">
      <style:text-properties style:text-underline-type="single" style:text-underline-style="solid" style:text-underline-width="auto" style:text-underline-mode="continuous"/>
    </style:style>
    <style:style style:name="P1516" style:parent-style-name="Normalny" style:family="paragraph">
      <style:paragraph-properties fo:text-align="justify" fo:line-height="150%" fo:text-indent="0.2479in"/>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P1529" style:parent-style-name="Normalny" style:family="paragraph">
      <style:paragraph-properties fo:text-align="justify" fo:line-height="150%" fo:text-indent="0.2479in"/>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P1534" style:parent-style-name="Normalny" style:family="paragraph">
      <style:paragraph-properties fo:text-align="justify" fo:line-height="150%"/>
    </style:style>
    <style:style style:name="T1535" style:parent-style-name="Domyślnaczcionkaakapitu" style:family="text">
      <style:text-properties style:text-underline-type="single" style:text-underline-style="solid" style:text-underline-width="auto" style:text-underline-mode="continuous"/>
    </style:style>
    <style:style style:name="P1536" style:parent-style-name="Normalny" style:family="paragraph">
      <style:paragraph-properties fo:text-align="justify" fo:line-height="150%" fo:text-indent="0.2479in"/>
    </style:style>
    <style:style style:name="T1537" style:parent-style-name="Domyślnaczcionkaakapitu" style:family="text">
      <style:text-properties fo:background-color="#80FFFF"/>
    </style:style>
    <style:style style:name="P1538" style:parent-style-name="Normalny" style:family="paragraph">
      <style:paragraph-properties fo:text-align="justify" fo:line-height="150%"/>
    </style:style>
    <style:style style:name="T1539" style:parent-style-name="Domyślnaczcionkaakapitu" style:family="text">
      <style:text-properties style:text-underline-type="single" style:text-underline-style="solid" style:text-underline-width="auto" style:text-underline-mode="continuous"/>
    </style:style>
    <style:style style:name="P1540" style:parent-style-name="Normalny" style:family="paragraph">
      <style:paragraph-properties fo:text-align="justify" fo:line-height="150%" fo:text-indent="0.2479in"/>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P1543" style:parent-style-name="Normalny" style:family="paragraph">
      <style:paragraph-properties fo:text-align="justify" fo:line-height="150%"/>
    </style:style>
    <style:style style:name="T1544" style:parent-style-name="Domyślnaczcionkaakapitu" style:family="text">
      <style:text-properties style:text-underline-type="single" style:text-underline-style="solid" style:text-underline-width="auto" style:text-underline-mode="continuous"/>
    </style:style>
    <style:style style:name="P1545" style:parent-style-name="Normalny" style:family="paragraph">
      <style:paragraph-properties fo:text-align="justify" fo:line-height="150%" fo:text-indent="0.2479in"/>
    </style:style>
    <style:style style:name="T1546" style:parent-style-name="Domyślnaczcionkaakapitu" style:family="text">
      <style:text-properties fo:background-color="#80FFFF"/>
    </style:style>
    <style:style style:name="T1547" style:parent-style-name="Domyślnaczcionkaakapitu" style:family="text">
      <style:text-properties fo:background-color="#80FFFF"/>
    </style:style>
    <style:style style:name="T1548" style:parent-style-name="Domyślnaczcionkaakapitu" style:family="text">
      <style:text-properties fo:background-color="#80FFFF"/>
    </style:style>
    <style:style style:name="T1549" style:parent-style-name="Domyślnaczcionkaakapitu" style:family="text">
      <style:text-properties fo:background-color="#80FFFF"/>
    </style:style>
    <style:style style:name="T1550" style:parent-style-name="Domyślnaczcionkaakapitu" style:family="text">
      <style:text-properties fo:background-color="#80FFFF"/>
    </style:style>
    <style:style style:name="T1551" style:parent-style-name="Domyślnaczcionkaakapitu" style:family="text">
      <style:text-properties fo:background-color="#80FFFF"/>
    </style:style>
    <style:style style:name="T1552" style:parent-style-name="Domyślnaczcionkaakapitu" style:family="text">
      <style:text-properties fo:background-color="#80FFFF"/>
    </style:style>
    <style:style style:name="P1553" style:parent-style-name="Normalny" style:family="paragraph">
      <style:paragraph-properties fo:text-align="justify" fo:line-height="150%" fo:text-indent="0.2479in"/>
    </style:style>
    <style:style style:name="T1554" style:parent-style-name="Domyślnaczcionkaakapitu" style:family="text">
      <style:text-properties fo:background-color="#80FFFF"/>
    </style:style>
    <style:style style:name="T1555" style:parent-style-name="Domyślnaczcionkaakapitu" style:family="text">
      <style:text-properties fo:background-color="#80FFFF"/>
    </style:style>
    <style:style style:name="T1556" style:parent-style-name="Domyślnaczcionkaakapitu" style:family="text">
      <style:text-properties fo:background-color="#80FFFF"/>
    </style:style>
    <style:style style:name="T1557" style:parent-style-name="Domyślnaczcionkaakapitu" style:family="text">
      <style:text-properties fo:background-color="#80FFFF"/>
    </style:style>
    <style:style style:name="T1558" style:parent-style-name="Domyślnaczcionkaakapitu" style:family="text">
      <style:text-properties fo:background-color="#80FFFF"/>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T1561" style:parent-style-name="Domyślnaczcionkaakapitu" style:family="text">
      <style:text-properties fo:background-color="#80FFFF"/>
    </style:style>
    <style:style style:name="P1562" style:parent-style-name="Normalny" style:family="paragraph">
      <style:paragraph-properties fo:text-align="justify" fo:line-height="150%" fo:text-indent="0.2479in"/>
    </style:style>
    <style:style style:name="T1563" style:parent-style-name="Domyślnaczcionkaakapitu" style:family="text">
      <style:text-properties fo:background-color="#80FFFF"/>
    </style:style>
    <style:style style:name="T1564" style:parent-style-name="Domyślnaczcionkaakapitu" style:family="text">
      <style:text-properties fo:background-color="#80FFFF"/>
    </style:style>
    <style:style style:name="T1565" style:parent-style-name="Domyślnaczcionkaakapitu" style:family="text">
      <style:text-properties fo:background-color="#80FFFF"/>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P1569" style:parent-style-name="Normalny" style:family="paragraph">
      <style:paragraph-properties fo:text-align="justify" fo:line-height="150%" fo:text-indent="0.2479in"/>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P1573" style:parent-style-name="Normalny" style:family="paragraph">
      <style:paragraph-properties fo:text-align="justify" fo:line-height="150%" fo:text-indent="0.2479in"/>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P1580" style:parent-style-name="Normalny" style:family="paragraph">
      <style:paragraph-properties fo:text-align="justify" fo:line-height="150%" fo:text-indent="0.2479in"/>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T1583" style:parent-style-name="Domyślnaczcionkaakapitu" style:family="text">
      <style:text-properties fo:background-color="#80FFFF"/>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P1586" style:parent-style-name="Normalny" style:family="paragraph">
      <style:paragraph-properties fo:text-align="justify" fo:line-height="150%" fo:text-indent="0.2479in"/>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T1591" style:parent-style-name="Domyślnaczcionkaakapitu" style:family="text">
      <style:text-properties fo:background-color="#80FFFF"/>
    </style:style>
    <style:style style:name="T1592" style:parent-style-name="Domyślnaczcionkaakapitu" style:family="text">
      <style:text-properties fo:background-color="#80FFFF"/>
    </style:style>
    <style:style style:name="T1593" style:parent-style-name="Domyślnaczcionkaakapitu" style:family="text">
      <style:text-properties fo:background-color="#80FFFF"/>
    </style:style>
    <style:style style:name="T1594" style:parent-style-name="Domyślnaczcionkaakapitu" style:family="text">
      <style:text-properties fo:background-color="#80FFFF"/>
    </style:style>
    <style:style style:name="T1595" style:parent-style-name="Domyślnaczcionkaakapitu" style:family="text">
      <style:text-properties fo:background-color="#80FFFF"/>
    </style:style>
    <style:style style:name="T1596" style:parent-style-name="Domyślnaczcionkaakapitu" style:family="text">
      <style:text-properties fo:background-color="#80FFFF"/>
    </style:style>
    <style:style style:name="T1597" style:parent-style-name="Domyślnaczcionkaakapitu" style:family="text">
      <style:text-properties fo:background-color="#80FFFF"/>
    </style:style>
    <style:style style:name="P1598" style:parent-style-name="Normalny" style:family="paragraph">
      <style:paragraph-properties fo:text-align="justify" fo:line-height="150%" fo:text-indent="0.2479in"/>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P1602" style:parent-style-name="Normalny" style:family="paragraph">
      <style:paragraph-properties fo:text-align="justify" fo:line-height="150%" fo:text-indent="0.2479in"/>
    </style:style>
    <style:style style:name="T1603" style:parent-style-name="Domyślnaczcionkaakapitu" style:family="text">
      <style:text-properties fo:background-color="#80FFFF"/>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T1608" style:parent-style-name="Domyślnaczcionkaakapitu" style:family="text">
      <style:text-properties fo:background-color="#80FFFF"/>
    </style:style>
    <style:style style:name="T1609" style:parent-style-name="Domyślnaczcionkaakapitu" style:family="text">
      <style:text-properties fo:background-color="#80FFFF"/>
    </style:style>
    <style:style style:name="T1610" style:parent-style-name="Domyślnaczcionkaakapitu" style:family="text">
      <style:text-properties fo:background-color="#80FFFF"/>
    </style:style>
    <style:style style:name="P1611" style:parent-style-name="Normalny" style:family="paragraph">
      <style:paragraph-properties fo:text-align="justify" fo:line-height="150%" fo:text-indent="0.2479in"/>
    </style:style>
    <style:style style:name="T1612" style:parent-style-name="Domyślnaczcionkaakapitu" style:family="text">
      <style:text-properties fo:background-color="#80FFFF"/>
    </style:style>
    <style:style style:name="T1613" style:parent-style-name="Domyślnaczcionkaakapitu" style:family="text">
      <style:text-properties fo:background-color="#80FFFF"/>
    </style:style>
    <style:style style:name="P1614" style:parent-style-name="Normalny" style:family="paragraph">
      <style:paragraph-properties fo:text-align="justify" fo:line-height="150%" fo:text-indent="0.2479in"/>
    </style:style>
    <style:style style:name="T1615" style:parent-style-name="Domyślnaczcionkaakapitu" style:family="text">
      <style:text-properties fo:background-color="#80FFFF"/>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T1618" style:parent-style-name="Domyślnaczcionkaakapitu" style:family="text">
      <style:text-properties fo:background-color="#80FFFF"/>
    </style:style>
    <style:style style:name="T1619" style:parent-style-name="Domyślnaczcionkaakapitu" style:family="text">
      <style:text-properties fo:background-color="#80FFFF"/>
    </style:style>
    <style:style style:name="T1620" style:parent-style-name="Domyślnaczcionkaakapitu" style:family="text">
      <style:text-properties fo:background-color="#80FFFF"/>
    </style:style>
    <style:style style:name="T1621" style:parent-style-name="Domyślnaczcionkaakapitu" style:family="text">
      <style:text-properties fo:background-color="#80FFFF"/>
    </style:style>
    <style:style style:name="P1622" style:parent-style-name="Normalny" style:family="paragraph">
      <style:paragraph-properties fo:text-align="justify" fo:line-height="150%" fo:text-indent="0.2479in"/>
    </style:style>
    <style:style style:name="T1623" style:parent-style-name="Domyślnaczcionkaakapitu" style:family="text">
      <style:text-properties fo:background-color="#80FFFF"/>
    </style:style>
    <style:style style:name="T1624" style:parent-style-name="Domyślnaczcionkaakapitu" style:family="text">
      <style:text-properties fo:background-color="#80FFFF"/>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T1627" style:parent-style-name="Domyślnaczcionkaakapitu" style:family="text">
      <style:text-properties fo:background-color="#80FFFF"/>
    </style:style>
    <style:style style:name="T1628" style:parent-style-name="Domyślnaczcionkaakapitu" style:family="text">
      <style:text-properties fo:background-color="#80FFFF"/>
    </style:style>
    <style:style style:name="P1629" style:parent-style-name="Normalny" style:family="paragraph">
      <style:paragraph-properties fo:text-align="justify" fo:line-height="150%" fo:text-indent="0.2479in"/>
    </style:style>
    <style:style style:name="T1630" style:parent-style-name="Domyślnaczcionkaakapitu" style:family="text">
      <style:text-properties fo:background-color="#80FFFF"/>
    </style:style>
    <style:style style:name="T1631" style:parent-style-name="Domyślnaczcionkaakapitu" style:family="text">
      <style:text-properties fo:background-color="#80FFFF"/>
    </style:style>
    <style:style style:name="P1632" style:parent-style-name="Normalny" style:family="paragraph">
      <style:paragraph-properties fo:text-align="justify" fo:line-height="150%" fo:text-indent="0.2479in"/>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T1636" style:parent-style-name="Domyślnaczcionkaakapitu" style:family="text">
      <style:text-properties fo:background-color="#80FFFF"/>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P1648" style:parent-style-name="Normalny" style:family="paragraph">
      <style:paragraph-properties fo:text-align="justify" fo:line-height="150%" fo:text-indent="0.2479in"/>
    </style:style>
    <style:style style:name="T1649" style:parent-style-name="Domyślnaczcionkaakapitu" style:family="text">
      <style:text-properties fo:background-color="#80FFFF"/>
    </style:style>
    <style:style style:name="T1650" style:parent-style-name="Domyślnaczcionkaakapitu" style:family="text">
      <style:text-properties fo:background-color="#80FFFF"/>
    </style:style>
    <style:style style:name="T1651" style:parent-style-name="Domyślnaczcionkaakapitu" style:family="text">
      <style:text-properties fo:background-color="#80FFFF"/>
    </style:style>
    <style:style style:name="P1652" style:parent-style-name="Normalny" style:family="paragraph">
      <style:paragraph-properties fo:text-align="justify" fo:line-height="150%" fo:text-indent="0.2479in"/>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T1656" style:parent-style-name="Domyślnaczcionkaakapitu" style:family="text">
      <style:text-properties fo:background-color="#80FFFF"/>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P1659" style:parent-style-name="Normalny" style:family="paragraph">
      <style:paragraph-properties fo:text-align="justify" fo:line-height="150%" fo:text-indent="0.2479in"/>
    </style:style>
    <style:style style:name="T1660" style:parent-style-name="Domyślnaczcionkaakapitu" style:family="text">
      <style:text-properties fo:background-color="#80FFFF"/>
    </style:style>
    <style:style style:name="T1661" style:parent-style-name="Domyślnaczcionkaakapitu" style:family="text">
      <style:text-properties fo:background-color="#80FFFF"/>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P1665" style:parent-style-name="Normalny" style:family="paragraph">
      <style:paragraph-properties fo:text-align="justify" fo:line-height="150%" fo:text-indent="0.2479in"/>
    </style:style>
    <style:style style:name="T1666" style:parent-style-name="Domyślnaczcionkaakapitu" style:family="text">
      <style:text-properties fo:background-color="#80FFFF"/>
    </style:style>
    <style:style style:name="T1667" style:parent-style-name="Domyślnaczcionkaakapitu" style:family="text">
      <style:text-properties fo:background-color="#80FFFF"/>
    </style:style>
    <style:style style:name="T1668" style:parent-style-name="Domyślnaczcionkaakapitu" style:family="text">
      <style:text-properties fo:background-color="#80FFFF"/>
    </style:style>
    <style:style style:name="T1669" style:parent-style-name="Domyślnaczcionkaakapitu" style:family="text">
      <style:text-properties fo:background-color="#80FFFF"/>
    </style:style>
    <style:style style:name="P1670" style:parent-style-name="Normalny" style:family="paragraph">
      <style:paragraph-properties fo:text-align="justify" fo:line-height="150%" fo:text-indent="0.2479in"/>
    </style:style>
    <style:style style:name="T1671" style:parent-style-name="Domyślnaczcionkaakapitu" style:family="text">
      <style:text-properties fo:background-color="#80FFFF"/>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T1682" style:parent-style-name="Domyślnaczcionkaakapitu" style:family="text">
      <style:text-properties fo:background-color="#80FFFF"/>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T1685" style:parent-style-name="Domyślnaczcionkaakapitu" style:family="text">
      <style:text-properties fo:background-color="#80FFFF"/>
    </style:style>
    <style:style style:name="P1686" style:parent-style-name="Normalny" style:family="paragraph">
      <style:paragraph-properties fo:text-align="justify" fo:line-height="150%" fo:text-indent="0.2479in"/>
    </style:style>
    <style:style style:name="T1687" style:parent-style-name="Domyślnaczcionkaakapitu" style:family="text">
      <style:text-properties fo:background-color="#80FFFF"/>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T1692" style:parent-style-name="Domyślnaczcionkaakapitu" style:family="text">
      <style:text-properties fo:background-color="#80FFFF"/>
    </style:style>
    <style:style style:name="T1693" style:parent-style-name="Domyślnaczcionkaakapitu" style:family="text">
      <style:text-properties fo:background-color="#80FFFF"/>
    </style:style>
    <style:style style:name="T1694" style:parent-style-name="Domyślnaczcionkaakapitu" style:family="text">
      <style:text-properties fo:background-color="#80FFFF"/>
    </style:style>
    <style:style style:name="P1695" style:parent-style-name="Normalny" style:family="paragraph">
      <style:paragraph-properties fo:text-align="justify" fo:line-height="150%" fo:text-indent="0.2479in"/>
    </style:style>
    <style:style style:name="T1696" style:parent-style-name="Domyślnaczcionkaakapitu" style:family="text">
      <style:text-properties fo:background-color="#80FFFF"/>
    </style:style>
    <style:style style:name="T1697" style:parent-style-name="Domyślnaczcionkaakapitu" style:family="text">
      <style:text-properties fo:background-color="#80FFFF"/>
    </style:style>
    <style:style style:name="T1698" style:parent-style-name="Domyślnaczcionkaakapitu" style:family="text">
      <style:text-properties fo:background-color="#80FFFF"/>
    </style:style>
    <style:style style:name="T1699" style:parent-style-name="Domyślnaczcionkaakapitu" style:family="text">
      <style:text-properties fo:background-color="#80FFFF"/>
    </style:style>
    <style:style style:name="P1700" style:parent-style-name="Normalny" style:family="paragraph">
      <style:paragraph-properties fo:text-align="justify" fo:line-height="150%" fo:text-indent="0.2479in"/>
    </style:style>
    <style:style style:name="T1701" style:parent-style-name="Domyślnaczcionkaakapitu" style:family="text">
      <style:text-properties fo:background-color="#80FFFF"/>
    </style:style>
    <style:style style:name="T1702" style:parent-style-name="Domyślnaczcionkaakapitu" style:family="text">
      <style:text-properties fo:background-color="#80FFFF"/>
    </style:style>
    <style:style style:name="T1703" style:parent-style-name="Domyślnaczcionkaakapitu" style:family="text">
      <style:text-properties fo:background-color="#80FFFF"/>
    </style:style>
    <style:style style:name="T1704" style:parent-style-name="Domyślnaczcionkaakapitu" style:family="text">
      <style:text-properties fo:background-color="#80FFFF"/>
    </style:style>
    <style:style style:name="T1705" style:parent-style-name="Domyślnaczcionkaakapitu" style:family="text">
      <style:text-properties fo:background-color="#80FFFF"/>
    </style:style>
    <style:style style:name="T1706" style:parent-style-name="Domyślnaczcionkaakapitu" style:family="text">
      <style:text-properties fo:background-color="#80FFFF"/>
    </style:style>
    <style:style style:name="P1707" style:parent-style-name="Normalny" style:family="paragraph">
      <style:paragraph-properties fo:text-align="justify" fo:line-height="150%" fo:text-indent="0.2479in"/>
    </style:style>
    <style:style style:name="T1708" style:parent-style-name="Domyślnaczcionkaakapitu" style:family="text">
      <style:text-properties fo:background-color="#80FFFF"/>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T1711" style:parent-style-name="Domyślnaczcionkaakapitu" style:family="text">
      <style:text-properties fo:background-color="#80FFFF"/>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T1714" style:parent-style-name="Domyślnaczcionkaakapitu" style:family="text">
      <style:text-properties fo:background-color="#80FFFF"/>
    </style:style>
    <style:style style:name="T1715" style:parent-style-name="Domyślnaczcionkaakapitu" style:family="text">
      <style:text-properties fo:background-color="#80FFFF"/>
    </style:style>
    <style:style style:name="T1716" style:parent-style-name="Domyślnaczcionkaakapitu" style:family="text">
      <style:text-properties fo:background-color="#80FFFF"/>
    </style:style>
    <style:style style:name="T1717" style:parent-style-name="Domyślnaczcionkaakapitu" style:family="text">
      <style:text-properties fo:background-color="#80FFFF"/>
    </style:style>
    <style:style style:name="T1718" style:parent-style-name="Domyślnaczcionkaakapitu" style:family="text">
      <style:text-properties fo:background-color="#80FFFF"/>
    </style:style>
    <style:style style:name="T1719" style:parent-style-name="Domyślnaczcionkaakapitu" style:family="text">
      <style:text-properties fo:background-color="#80FFFF"/>
    </style:style>
    <style:style style:name="T1720" style:parent-style-name="Domyślnaczcionkaakapitu" style:family="text">
      <style:text-properties fo:background-color="#80FFFF"/>
    </style:style>
    <style:style style:name="T1721" style:parent-style-name="Domyślnaczcionkaakapitu" style:family="text">
      <style:text-properties fo:background-color="#80FFFF"/>
    </style:style>
    <style:style style:name="T1722" style:parent-style-name="Domyślnaczcionkaakapitu" style:family="text">
      <style:text-properties fo:background-color="#80FFFF"/>
    </style:style>
    <style:style style:name="T1723" style:parent-style-name="Domyślnaczcionkaakapitu" style:family="text">
      <style:text-properties fo:background-color="#80FFFF"/>
    </style:style>
    <style:style style:name="T1724" style:parent-style-name="Domyślnaczcionkaakapitu" style:family="text">
      <style:text-properties fo:background-color="#80FFFF"/>
    </style:style>
    <style:style style:name="T1725" style:parent-style-name="Domyślnaczcionkaakapitu" style:family="text">
      <style:text-properties fo:background-color="#80FFFF"/>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T1729" style:parent-style-name="Domyślnaczcionkaakapitu" style:family="text">
      <style:text-properties fo:background-color="#80FFFF"/>
    </style:style>
    <style:style style:name="T1730" style:parent-style-name="Domyślnaczcionkaakapitu" style:family="text">
      <style:text-properties fo:background-color="#80FFFF"/>
    </style:style>
    <style:style style:name="T1731" style:parent-style-name="Domyślnaczcionkaakapitu" style:family="text">
      <style:text-properties fo:background-color="#80FFFF"/>
    </style:style>
    <style:style style:name="T1732" style:parent-style-name="Domyślnaczcionkaakapitu" style:family="text">
      <style:text-properties fo:background-color="#80FFFF"/>
    </style:style>
    <style:style style:name="T1733" style:parent-style-name="Domyślnaczcionkaakapitu" style:family="text">
      <style:text-properties fo:background-color="#80FFFF"/>
    </style:style>
    <style:style style:name="T1734" style:parent-style-name="Domyślnaczcionkaakapitu" style:family="text">
      <style:text-properties fo:background-color="#80FFFF"/>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P1737" style:parent-style-name="Normalny" style:family="paragraph">
      <style:paragraph-properties fo:text-align="justify" fo:line-height="150%" fo:text-indent="0.2479in"/>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P1740" style:parent-style-name="Normalny" style:family="paragraph">
      <style:paragraph-properties fo:text-align="justify" fo:line-height="150%" fo:text-indent="0.2479in"/>
    </style:style>
    <style:style style:name="T1741" style:parent-style-name="Domyślnaczcionkaakapitu" style:family="text">
      <style:text-properties fo:background-color="#80FFFF"/>
    </style:style>
    <style:style style:name="T1742" style:parent-style-name="Domyślnaczcionkaakapitu" style:family="text">
      <style:text-properties fo:background-color="#80FFFF"/>
    </style:style>
    <style:style style:name="P1743" style:parent-style-name="Normalny" style:family="paragraph">
      <style:paragraph-properties fo:text-align="justify" fo:line-height="150%" fo:text-indent="0.2479in"/>
    </style:style>
    <style:style style:name="T1744" style:parent-style-name="Domyślnaczcionkaakapitu" style:family="text">
      <style:text-properties fo:background-color="#80FFFF"/>
    </style:style>
    <style:style style:name="T1745" style:parent-style-name="Domyślnaczcionkaakapitu" style:family="text">
      <style:text-properties fo:background-color="#80FFFF"/>
    </style:style>
    <style:style style:name="T1746" style:parent-style-name="Domyślnaczcionkaakapitu" style:family="text">
      <style:text-properties fo:background-color="#80FFFF"/>
    </style:style>
    <style:style style:name="T1747" style:parent-style-name="Domyślnaczcionkaakapitu" style:family="text">
      <style:text-properties fo:background-color="#80FFFF"/>
    </style:style>
    <style:style style:name="T1748" style:parent-style-name="Domyślnaczcionkaakapitu" style:family="text">
      <style:text-properties fo:background-color="#80FFFF"/>
    </style:style>
    <style:style style:name="T1749" style:parent-style-name="Domyślnaczcionkaakapitu" style:family="text">
      <style:text-properties fo:background-color="#80FFFF"/>
    </style:style>
    <style:style style:name="T1750" style:parent-style-name="Domyślnaczcionkaakapitu" style:family="text">
      <style:text-properties fo:background-color="#80FFFF"/>
    </style:style>
    <style:style style:name="T1751" style:parent-style-name="Domyślnaczcionkaakapitu" style:family="text">
      <style:text-properties fo:background-color="#80FFFF"/>
    </style:style>
    <style:style style:name="T1752" style:parent-style-name="Domyślnaczcionkaakapitu" style:family="text">
      <style:text-properties fo:background-color="#80FFFF"/>
    </style:style>
    <style:style style:name="T1753" style:parent-style-name="Domyślnaczcionkaakapitu" style:family="text">
      <style:text-properties fo:background-color="#80FFFF"/>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T1757" style:parent-style-name="Domyślnaczcionkaakapitu" style:family="text">
      <style:text-properties fo:background-color="#80FFFF"/>
    </style:style>
    <style:style style:name="T1758" style:parent-style-name="Domyślnaczcionkaakapitu" style:family="text">
      <style:text-properties fo:background-color="#80FFFF"/>
    </style:style>
    <style:style style:name="T1759" style:parent-style-name="Domyślnaczcionkaakapitu" style:family="text">
      <style:text-properties fo:background-color="#80FFFF"/>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P1762" style:parent-style-name="Normalny" style:family="paragraph">
      <style:paragraph-properties fo:text-align="justify" fo:line-height="150%" fo:text-indent="0.2479in"/>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T1765" style:parent-style-name="Domyślnaczcionkaakapitu" style:family="text">
      <style:text-properties fo:background-color="#80FFFF"/>
    </style:style>
    <style:style style:name="T1766" style:parent-style-name="Domyślnaczcionkaakapitu" style:family="text">
      <style:text-properties fo:background-color="#80FFFF"/>
    </style:style>
    <style:style style:name="P1767" style:parent-style-name="Normalny" style:family="paragraph">
      <style:paragraph-properties fo:text-align="justify" fo:line-height="150%" fo:text-indent="0.2479in"/>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P1770" style:parent-style-name="Normalny" style:family="paragraph">
      <style:paragraph-properties fo:text-align="justify" fo:line-height="150%" fo:text-indent="0.2479in"/>
    </style:style>
    <style:style style:name="T1771" style:parent-style-name="Domyślnaczcionkaakapitu" style:family="text">
      <style:text-properties fo:background-color="#80FFFF"/>
    </style:style>
    <style:style style:name="T1772" style:parent-style-name="Domyślnaczcionkaakapitu" style:family="text">
      <style:text-properties fo:background-color="#80FFFF"/>
    </style:style>
    <style:style style:name="T1773" style:parent-style-name="Domyślnaczcionkaakapitu" style:family="text">
      <style:text-properties fo:background-color="#80FFFF"/>
    </style:style>
    <style:style style:name="T1774" style:parent-style-name="Domyślnaczcionkaakapitu" style:family="text">
      <style:text-properties fo:background-color="#80FFFF"/>
    </style:style>
    <style:style style:name="T1775" style:parent-style-name="Domyślnaczcionkaakapitu" style:family="text">
      <style:text-properties fo:background-color="#80FFFF"/>
    </style:style>
    <style:style style:name="T1776" style:parent-style-name="Domyślnaczcionkaakapitu" style:family="text">
      <style:text-properties fo:background-color="#80FFFF"/>
    </style:style>
    <style:style style:name="T1777" style:parent-style-name="Domyślnaczcionkaakapitu" style:family="text">
      <style:text-properties fo:background-color="#80FFFF"/>
    </style:style>
    <style:style style:name="T1778" style:parent-style-name="Domyślnaczcionkaakapitu" style:family="text">
      <style:text-properties fo:background-color="#80FFFF"/>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T1781" style:parent-style-name="Domyślnaczcionkaakapitu" style:family="text">
      <style:text-properties fo:background-color="#80FFFF"/>
    </style:style>
    <style:style style:name="P1782" style:parent-style-name="Normalny" style:family="paragraph">
      <style:paragraph-properties fo:text-align="justify" fo:line-height="150%" fo:text-indent="0.2479in"/>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P1785" style:parent-style-name="Normalny" style:family="paragraph">
      <style:paragraph-properties fo:text-align="justify" fo:line-height="150%" fo:text-indent="0.2479in"/>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T1793" style:parent-style-name="Domyślnaczcionkaakapitu" style:family="text">
      <style:text-properties fo:background-color="#80FFFF"/>
    </style:style>
    <style:style style:name="P1794" style:parent-style-name="Normalny" style:family="paragraph">
      <style:paragraph-properties fo:text-align="justify" fo:line-height="150%" fo:text-indent="0.2479in"/>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T1800" style:parent-style-name="Domyślnaczcionkaakapitu" style:family="text">
      <style:text-properties fo:background-color="#80FFFF"/>
    </style:style>
    <style:style style:name="T1801" style:parent-style-name="Domyślnaczcionkaakapitu" style:family="text">
      <style:text-properties fo:background-color="#80FFFF"/>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P1806" style:parent-style-name="Normalny" style:family="paragraph">
      <style:paragraph-properties fo:text-align="justify" fo:line-height="150%" fo:text-indent="0.2479in"/>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T1810" style:parent-style-name="Domyślnaczcionkaakapitu" style:family="text">
      <style:text-properties fo:background-color="#80FFFF"/>
    </style:style>
    <style:style style:name="P1811" style:parent-style-name="Normalny" style:family="paragraph">
      <style:paragraph-properties fo:text-align="justify" fo:line-height="150%" fo:text-indent="0.2479in"/>
    </style:style>
    <style:style style:name="T1812" style:parent-style-name="Domyślnaczcionkaakapitu" style:family="text">
      <style:text-properties fo:background-color="#80FFFF"/>
    </style:style>
    <style:style style:name="T1813" style:parent-style-name="Domyślnaczcionkaakapitu" style:family="text">
      <style:text-properties fo:background-color="#80FFFF"/>
    </style:style>
    <style:style style:name="T1814" style:parent-style-name="Domyślnaczcionkaakapitu" style:family="text">
      <style:text-properties fo:background-color="#80FFFF"/>
    </style:style>
    <style:style style:name="T1815" style:parent-style-name="Domyślnaczcionkaakapitu" style:family="text">
      <style:text-properties fo:background-color="#80FFFF"/>
    </style:style>
    <style:style style:name="P1816" style:parent-style-name="Normalny" style:family="paragraph">
      <style:paragraph-properties fo:text-align="justify" fo:line-height="150%" fo:text-indent="0.2479in"/>
    </style:style>
    <style:style style:name="T1817" style:parent-style-name="Domyślnaczcionkaakapitu" style:family="text">
      <style:text-properties fo:background-color="#80FFFF"/>
    </style:style>
    <style:style style:name="T1818" style:parent-style-name="Domyślnaczcionkaakapitu" style:family="text">
      <style:text-properties fo:background-color="#80FFFF"/>
    </style:style>
    <style:style style:name="T1819" style:parent-style-name="Domyślnaczcionkaakapitu" style:family="text">
      <style:text-properties fo:background-color="#80FFFF"/>
    </style:style>
    <style:style style:name="T1820" style:parent-style-name="Domyślnaczcionkaakapitu" style:family="text">
      <style:text-properties fo:background-color="#80FFFF"/>
    </style:style>
    <style:style style:name="P1821" style:parent-style-name="Normalny" style:family="paragraph">
      <style:paragraph-properties fo:text-align="justify" fo:line-height="150%" fo:text-indent="0.2479in"/>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T1824" style:parent-style-name="Domyślnaczcionkaakapitu" style:family="text">
      <style:text-properties fo:background-color="#80FFFF"/>
    </style:style>
    <style:style style:name="T1825" style:parent-style-name="Domyślnaczcionkaakapitu" style:family="text">
      <style:text-properties fo:background-color="#80FFFF"/>
    </style:style>
    <style:style style:name="T1826" style:parent-style-name="Domyślnaczcionkaakapitu" style:family="text">
      <style:text-properties fo:background-color="#80FFFF"/>
    </style:style>
    <style:style style:name="T1827" style:parent-style-name="Domyślnaczcionkaakapitu" style:family="text">
      <style:text-properties fo:background-color="#80FFFF"/>
    </style:style>
    <style:style style:name="P1828" style:parent-style-name="Normalny" style:family="paragraph">
      <style:paragraph-properties fo:text-align="justify" fo:line-height="150%" fo:text-indent="0.2479in"/>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P1831" style:parent-style-name="Normalny" style:family="paragraph">
      <style:paragraph-properties fo:text-align="justify" fo:line-height="150%" fo:text-indent="0.2479in"/>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P1837" style:parent-style-name="Normalny" style:family="paragraph">
      <style:paragraph-properties fo:text-align="justify" fo:line-height="150%" fo:text-indent="0.2479in"/>
    </style:style>
    <style:style style:name="T1838" style:parent-style-name="Domyślnaczcionkaakapitu" style:family="text">
      <style:text-properties fo:background-color="#80FFFF"/>
    </style:style>
    <style:style style:name="P1839" style:parent-style-name="Normalny" style:family="paragraph">
      <style:paragraph-properties fo:text-align="justify" fo:line-height="150%"/>
    </style:style>
    <style:style style:name="T1840" style:parent-style-name="Domyślnaczcionkaakapitu" style:family="text">
      <style:text-properties style:text-underline-type="single" style:text-underline-style="solid" style:text-underline-width="auto" style:text-underline-mode="continuous"/>
    </style:style>
    <style:style style:name="P1841" style:parent-style-name="Normalny" style:family="paragraph">
      <style:paragraph-properties fo:text-align="justify" fo:line-height="150%" fo:text-indent="0.2479in"/>
    </style:style>
    <style:style style:name="T1842" style:parent-style-name="Domyślnaczcionkaakapitu" style:family="text">
      <style:text-properties fo:background-color="#80FFFF"/>
    </style:style>
    <style:style style:name="T1843" style:parent-style-name="Domyślnaczcionkaakapitu" style:family="text">
      <style:text-properties fo:background-color="#80FFFF"/>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P1848" style:parent-style-name="Normalny" style:family="paragraph">
      <style:paragraph-properties fo:text-align="justify" fo:line-height="150%"/>
    </style:style>
    <style:style style:name="T1849" style:parent-style-name="Domyślnaczcionkaakapitu" style:family="text">
      <style:text-properties style:text-underline-type="single" style:text-underline-style="solid" style:text-underline-width="auto" style:text-underline-mode="continuous"/>
    </style:style>
    <style:style style:name="P1850" style:parent-style-name="Normalny" style:family="paragraph">
      <style:paragraph-properties fo:text-align="justify" fo:line-height="150%" fo:text-indent="0.2479in"/>
    </style:style>
    <style:style style:name="T1851" style:parent-style-name="Domyślnaczcionkaakapitu" style:family="text">
      <style:text-properties fo:background-color="#80FFFF"/>
    </style:style>
    <style:style style:name="P1852" style:parent-style-name="Normalny" style:family="paragraph">
      <style:paragraph-properties fo:text-align="justify" fo:line-height="150%" fo:text-indent="0.2479in"/>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T1858" style:parent-style-name="Domyślnaczcionkaakapitu" style:family="text">
      <style:text-properties fo:background-color="#80FFFF"/>
    </style:style>
    <style:style style:name="P1859" style:parent-style-name="Normalny" style:family="paragraph">
      <style:paragraph-properties fo:text-align="justify" fo:line-height="150%" fo:text-indent="0.2479in"/>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P1869" style:parent-style-name="Normalny" style:family="paragraph">
      <style:paragraph-properties fo:text-align="justify" fo:line-height="150%" fo:text-indent="0.2479in"/>
    </style:style>
    <style:style style:name="T1870" style:parent-style-name="Domyślnaczcionkaakapitu" style:family="text">
      <style:text-properties fo:background-color="#80FFFF"/>
    </style:style>
    <style:style style:name="P1871" style:parent-style-name="Normalny" style:family="paragraph">
      <style:paragraph-properties fo:text-align="justify" fo:line-height="150%"/>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P1874" style:parent-style-name="Normalny" style:family="paragraph">
      <style:paragraph-properties fo:text-align="justify" fo:line-height="150%" fo:text-indent="0.2479in"/>
    </style:style>
    <style:style style:name="T1875" style:parent-style-name="Domyślnaczcionkaakapitu" style:family="text">
      <style:text-properties fo:background-color="#80FFFF"/>
    </style:style>
    <style:style style:name="T1876" style:parent-style-name="Domyślnaczcionkaakapitu" style:family="text">
      <style:text-properties fo:background-color="#80FFFF"/>
    </style:style>
    <style:style style:name="T1877" style:parent-style-name="Domyślnaczcionkaakapitu" style:family="text">
      <style:text-properties fo:background-color="#80FFFF"/>
    </style:style>
    <style:style style:name="P1878" style:parent-style-name="Normalny" style:family="paragraph">
      <style:paragraph-properties fo:text-align="justify" fo:line-height="150%" fo:text-indent="0.2479in"/>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P1881" style:parent-style-name="Normalny" style:family="paragraph">
      <style:paragraph-properties fo:text-align="justify" fo:line-height="150%" fo:text-indent="0.2479in"/>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T1885" style:parent-style-name="Domyślnaczcionkaakapitu" style:family="text">
      <style:text-properties fo:background-color="#80FFFF"/>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T1888" style:parent-style-name="Domyślnaczcionkaakapitu" style:family="text">
      <style:text-properties fo:background-color="#80FFFF"/>
    </style:style>
    <style:style style:name="P1889" style:parent-style-name="Normalny" style:family="paragraph">
      <style:paragraph-properties fo:text-align="justify" fo:line-height="150%" fo:text-indent="0.2479in"/>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T1893" style:parent-style-name="Domyślnaczcionkaakapitu" style:family="text">
      <style:text-properties style:text-position="super 66.6%"/>
    </style:style>
    <style:style style:name="T1894" style:parent-style-name="Domyślnaczcionkaakapitu" style:family="text">
      <style:text-properties fo:background-color="#80FFFF"/>
    </style:style>
    <style:style style:name="P1895" style:parent-style-name="Normalny" style:family="paragraph">
      <style:paragraph-properties fo:text-align="justify" fo:line-height="150%" fo:text-indent="0.2479in"/>
    </style:style>
    <style:style style:name="T1896" style:parent-style-name="Domyślnaczcionkaakapitu" style:family="text">
      <style:text-properties fo:background-color="#80FFFF"/>
    </style:style>
    <style:style style:name="T1897" style:parent-style-name="Domyślnaczcionkaakapitu" style:family="text">
      <style:text-properties fo:background-color="#80FFFF"/>
    </style:style>
    <style:style style:name="T1898" style:parent-style-name="Domyślnaczcionkaakapitu" style:family="text">
      <style:text-properties fo:background-color="#80FFFF"/>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P1901" style:parent-style-name="Normalny" style:family="paragraph">
      <style:paragraph-properties fo:text-align="justify" fo:line-height="150%" fo:text-indent="0.2479in"/>
    </style:style>
    <style:style style:name="T1902" style:parent-style-name="Domyślnaczcionkaakapitu" style:family="text">
      <style:text-properties fo:background-color="#80FFFF"/>
    </style:style>
    <style:style style:name="T1903" style:parent-style-name="Domyślnaczcionkaakapitu" style:family="text">
      <style:text-properties fo:background-color="#80FFFF"/>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T1906" style:parent-style-name="Domyślnaczcionkaakapitu" style:family="text">
      <style:text-properties fo:background-color="#80FFFF"/>
    </style:style>
    <style:style style:name="P1907" style:parent-style-name="Normalny" style:family="paragraph">
      <style:paragraph-properties fo:text-align="justify" fo:line-height="150%" fo:text-indent="0.2479in"/>
    </style:style>
    <style:style style:name="T1908" style:parent-style-name="Domyślnaczcionkaakapitu" style:family="text">
      <style:text-properties fo:background-color="#80FFFF"/>
    </style:style>
    <style:style style:name="T1909" style:parent-style-name="Domyślnaczcionkaakapitu" style:family="text">
      <style:text-properties fo:background-color="#80FFFF"/>
    </style:style>
    <style:style style:name="T1910" style:parent-style-name="Domyślnaczcionkaakapitu" style:family="text">
      <style:text-properties fo:background-color="#80FFFF"/>
    </style:style>
    <style:style style:name="T1911" style:parent-style-name="Domyślnaczcionkaakapitu" style:family="text">
      <style:text-properties fo:background-color="#80FFFF"/>
    </style:style>
    <style:style style:name="T1912" style:parent-style-name="Domyślnaczcionkaakapitu" style:family="text">
      <style:text-properties fo:background-color="#80FFFF"/>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T1915" style:parent-style-name="Domyślnaczcionkaakapitu" style:family="text">
      <style:text-properties fo:background-color="#80FFFF"/>
    </style:style>
    <style:style style:name="T1916" style:parent-style-name="Domyślnaczcionkaakapitu" style:family="text">
      <style:text-properties fo:background-color="#80FFFF"/>
    </style:style>
    <style:style style:name="P1917" style:parent-style-name="Normalny" style:family="paragraph">
      <style:paragraph-properties fo:text-align="justify" fo:line-height="150%" fo:text-indent="0.2479in"/>
    </style:style>
    <style:style style:name="T1918" style:parent-style-name="Domyślnaczcionkaakapitu" style:family="text">
      <style:text-properties fo:background-color="#80FFFF"/>
    </style:style>
    <style:style style:name="P1919" style:parent-style-name="Normalny" style:family="paragraph">
      <style:paragraph-properties fo:text-align="justify" fo:line-height="150%" fo:text-indent="0.2479in"/>
    </style:style>
    <style:style style:name="T1920" style:parent-style-name="Domyślnaczcionkaakapitu" style:family="text">
      <style:text-properties fo:background-color="#80FFFF"/>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T1923" style:parent-style-name="Domyślnaczcionkaakapitu" style:family="text">
      <style:text-properties fo:background-color="#80FFFF"/>
    </style:style>
    <style:style style:name="T1924" style:parent-style-name="Domyślnaczcionkaakapitu" style:family="text">
      <style:text-properties fo:background-color="#80FFFF"/>
    </style:style>
    <style:style style:name="P1925" style:parent-style-name="Normalny" style:family="paragraph">
      <style:paragraph-properties fo:text-align="justify" fo:line-height="150%"/>
    </style:style>
    <style:style style:name="T1926" style:parent-style-name="Domyślnaczcionkaakapitu" style:family="text">
      <style:text-properties fo:background-color="#80FFFF"/>
    </style:style>
    <style:style style:name="T1927" style:parent-style-name="Domyślnaczcionkaakapitu" style:family="text">
      <style:text-properties fo:background-color="#80FFFF"/>
    </style:style>
    <style:style style:name="T1928" style:parent-style-name="Domyślnaczcionkaakapitu" style:family="text">
      <style:text-properties fo:background-color="#80FFFF"/>
    </style:style>
    <style:style style:name="T1929" style:parent-style-name="Domyślnaczcionkaakapitu" style:family="text">
      <style:text-properties fo:background-color="#80FFFF"/>
    </style:style>
    <style:style style:name="T1930" style:parent-style-name="Domyślnaczcionkaakapitu" style:family="text">
      <style:text-properties fo:background-color="#80FFFF"/>
    </style:style>
    <style:style style:name="T1931" style:parent-style-name="Domyślnaczcionkaakapitu" style:family="text">
      <style:text-properties fo:background-color="#80FFFF"/>
    </style:style>
    <style:style style:name="T1932" style:parent-style-name="Domyślnaczcionkaakapitu" style:family="text">
      <style:text-properties fo:background-color="#80FFFF"/>
    </style:style>
    <style:style style:name="T1933" style:parent-style-name="Domyślnaczcionkaakapitu" style:family="text">
      <style:text-properties fo:background-color="#80FFFF"/>
    </style:style>
    <style:style style:name="T1934" style:parent-style-name="Domyślnaczcionkaakapitu" style:family="text">
      <style:text-properties fo:background-color="#80FFFF"/>
    </style:style>
    <style:style style:name="P1935" style:parent-style-name="Normalny" style:family="paragraph">
      <style:paragraph-properties fo:text-align="justify" fo:line-height="150%"/>
    </style:style>
    <style:style style:name="T1936" style:parent-style-name="Domyślnaczcionkaakapitu" style:family="text">
      <style:text-properties style:text-underline-type="single" style:text-underline-style="solid" style:text-underline-width="auto" style:text-underline-mode="continuous"/>
    </style:style>
    <style:style style:name="P1937" style:parent-style-name="Normalny" style:family="paragraph">
      <style:paragraph-properties fo:text-align="justify" fo:line-height="150%" fo:text-indent="0.2479in"/>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T1946" style:parent-style-name="Domyślnaczcionkaakapitu" style:family="text">
      <style:text-properties fo:background-color="#80FFFF"/>
    </style:style>
    <style:style style:name="T1947" style:parent-style-name="Domyślnaczcionkaakapitu" style:family="text">
      <style:text-properties fo:background-color="#80FFFF"/>
    </style:style>
    <style:style style:name="T1948" style:parent-style-name="Domyślnaczcionkaakapitu" style:family="text">
      <style:text-properties fo:language="en" fo:country="US" style:language-asian="en" style:country-asian="US" style:language-complex="en" style:country-complex="US"/>
    </style:style>
    <style:style style:name="T1949" style:parent-style-name="Domyślnaczcionkaakapitu" style:family="text">
      <style:text-properties fo:background-color="#80FFFF"/>
    </style:style>
    <style:style style:name="P1950" style:parent-style-name="Normalny" style:family="paragraph">
      <style:paragraph-properties fo:text-align="justify" fo:line-height="150%" fo:text-indent="0.2479in"/>
    </style:style>
    <style:style style:name="T1951" style:parent-style-name="Domyślnaczcionkaakapitu" style:family="text">
      <style:text-properties fo:background-color="#80FFFF"/>
    </style:style>
    <style:style style:name="P1952" style:parent-style-name="Normalny" style:family="paragraph">
      <style:paragraph-properties fo:text-align="justify" fo:line-height="150%" fo:text-indent="0.2479in"/>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T1956" style:parent-style-name="Domyślnaczcionkaakapitu" style:family="text">
      <style:text-properties fo:background-color="#80FFFF"/>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T1966" style:parent-style-name="Domyślnaczcionkaakapitu" style:family="text">
      <style:text-properties fo:background-color="#80FFFF"/>
    </style:style>
    <style:style style:name="T1967" style:parent-style-name="Domyślnaczcionkaakapitu" style:family="text">
      <style:text-properties fo:background-color="#80FFFF"/>
    </style:style>
    <style:style style:name="T1968" style:parent-style-name="Domyślnaczcionkaakapitu" style:family="text">
      <style:text-properties fo:background-color="#80FFFF"/>
    </style:style>
    <style:style style:name="P1969" style:parent-style-name="Normalny" style:family="paragraph">
      <style:paragraph-properties fo:text-align="justify" fo:line-height="150%" fo:text-indent="0.2479in"/>
    </style:style>
    <style:style style:name="P1970" style:parent-style-name="Normalny" style:family="paragraph">
      <style:paragraph-properties fo:text-align="justify" fo:line-height="150%" fo:text-indent="0.2479in"/>
    </style:style>
    <style:style style:name="T1971" style:parent-style-name="Domyślnaczcionkaakapitu" style:family="text">
      <style:text-properties fo:background-color="#80FFFF"/>
    </style:style>
    <style:style style:name="T1972" style:parent-style-name="Domyślnaczcionkaakapitu" style:family="text">
      <style:text-properties fo:background-color="#80FFFF"/>
    </style:style>
    <style:style style:name="T1973" style:parent-style-name="Domyślnaczcionkaakapitu" style:family="text">
      <style:text-properties fo:background-color="#80FFFF"/>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P1976" style:parent-style-name="Normalny" style:family="paragraph">
      <style:paragraph-properties fo:text-align="justify" fo:line-height="150%" fo:text-indent="0.2479in"/>
    </style:style>
    <style:style style:name="T1977" style:parent-style-name="Domyślnaczcionkaakapitu" style:family="text">
      <style:text-properties fo:background-color="#80FFFF"/>
    </style:style>
    <style:style style:name="T1978" style:parent-style-name="Domyślnaczcionkaakapitu" style:family="text">
      <style:text-properties fo:background-color="#80FFFF"/>
    </style:style>
    <style:style style:name="T1979" style:parent-style-name="Domyślnaczcionkaakapitu" style:family="text">
      <style:text-properties fo:background-color="#80FFFF"/>
    </style:style>
    <style:style style:name="P1980" style:parent-style-name="Normalny" style:family="paragraph">
      <style:paragraph-properties fo:text-align="justify" fo:line-height="150%" fo:text-indent="0.2479in"/>
    </style:style>
    <style:style style:name="T1981" style:parent-style-name="Domyślnaczcionkaakapitu" style:family="text">
      <style:text-properties fo:background-color="#80FFFF"/>
    </style:style>
    <style:style style:name="T1982" style:parent-style-name="Domyślnaczcionkaakapitu" style:family="text">
      <style:text-properties fo:background-color="#80FFFF"/>
    </style:style>
    <style:style style:name="P1983" style:parent-style-name="Normalny" style:family="paragraph">
      <style:paragraph-properties fo:text-align="justify" fo:line-height="150%" fo:text-indent="0.2479in"/>
    </style:style>
    <style:style style:name="T1984" style:parent-style-name="Domyślnaczcionkaakapitu" style:family="text">
      <style:text-properties fo:background-color="#80FFFF"/>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P1987" style:parent-style-name="Normalny" style:family="paragraph">
      <style:paragraph-properties fo:text-align="justify" fo:line-height="150%" fo:text-indent="0.2479in"/>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T1990" style:parent-style-name="Domyślnaczcionkaakapitu" style:family="text">
      <style:text-properties fo:background-color="#80FFFF"/>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T1993" style:parent-style-name="Domyślnaczcionkaakapitu" style:family="text">
      <style:text-properties fo:background-color="#80FFFF"/>
    </style:style>
    <style:style style:name="T1994" style:parent-style-name="Domyślnaczcionkaakapitu" style:family="text">
      <style:text-properties fo:background-color="#80FFFF"/>
    </style:style>
    <style:style style:name="T1995" style:parent-style-name="Domyślnaczcionkaakapitu" style:family="text">
      <style:text-properties fo:background-color="#80FFFF"/>
    </style:style>
    <style:style style:name="P1996" style:parent-style-name="Normalny" style:family="paragraph">
      <style:paragraph-properties fo:text-align="justify" fo:line-height="150%" fo:text-indent="0.2479in"/>
    </style:style>
    <style:style style:name="T1997" style:parent-style-name="Domyślnaczcionkaakapitu" style:family="text">
      <style:text-properties fo:background-color="#80FFFF"/>
    </style:style>
    <style:style style:name="T1998" style:parent-style-name="Domyślnaczcionkaakapitu" style:family="text">
      <style:text-properties fo:background-color="#80FFFF"/>
    </style:style>
    <style:style style:name="T1999" style:parent-style-name="Domyślnaczcionkaakapitu" style:family="text">
      <style:text-properties fo:background-color="#80FFFF"/>
    </style:style>
    <style:style style:name="T2000" style:parent-style-name="Domyślnaczcionkaakapitu" style:family="text">
      <style:text-properties fo:background-color="#80FFFF"/>
    </style:style>
    <style:style style:name="P2001" style:parent-style-name="Normalny" style:family="paragraph">
      <style:paragraph-properties fo:text-align="justify" fo:line-height="150%" fo:text-indent="0.2479in"/>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P2009" style:parent-style-name="Normalny" style:family="paragraph">
      <style:paragraph-properties fo:text-align="justify" fo:line-height="150%" fo:text-indent="0.2479in"/>
    </style:style>
    <style:style style:name="T2010" style:parent-style-name="Domyślnaczcionkaakapitu" style:family="text">
      <style:text-properties fo:background-color="#80FFFF"/>
    </style:style>
    <style:style style:name="P2011" style:parent-style-name="Normalny" style:family="paragraph">
      <style:paragraph-properties fo:text-align="justify" fo:line-height="150%">
        <style:tab-stops>
          <style:tab-stop style:type="left" style:position="2.5569in"/>
        </style:tab-stops>
      </style:paragraph-properties>
    </style:style>
    <style:style style:name="T2012" style:parent-style-name="Domyślnaczcionkaakapitu" style:family="text">
      <style:text-properties style:text-underline-type="single" style:text-underline-style="solid" style:text-underline-width="auto" style:text-underline-mode="continuous"/>
    </style:style>
    <style:style style:name="P2013" style:parent-style-name="Normalny" style:family="paragraph">
      <style:paragraph-properties fo:text-align="justify" fo:line-height="150%" fo:text-indent="0.2479in">
        <style:tab-stops>
          <style:tab-stop style:type="left" style:position="2.5569in"/>
        </style:tab-stops>
      </style:paragraph-properties>
    </style:style>
    <style:style style:name="T2014" style:parent-style-name="Domyślnaczcionkaakapitu" style:family="text">
      <style:text-properties fo:background-color="#80FFFF"/>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T2017" style:parent-style-name="Domyślnaczcionkaakapitu" style:family="text">
      <style:text-properties fo:background-color="#80FFFF"/>
    </style:style>
    <style:style style:name="T2018" style:parent-style-name="Domyślnaczcionkaakapitu" style:family="text">
      <style:text-properties fo:background-color="#80FFFF"/>
    </style:style>
    <style:style style:name="T2019" style:parent-style-name="Domyślnaczcionkaakapitu" style:family="text">
      <style:text-properties fo:background-color="#80FFFF"/>
    </style:style>
    <style:style style:name="T2020" style:parent-style-name="Domyślnaczcionkaakapitu" style:family="text">
      <style:text-properties fo:background-color="#80FFFF"/>
    </style:style>
    <style:style style:name="P2021" style:parent-style-name="Normalny" style:family="paragraph">
      <style:paragraph-properties fo:text-align="justify" fo:line-height="150%"/>
    </style:style>
    <style:style style:name="T2022" style:parent-style-name="Domyślnaczcionkaakapitu" style:family="text">
      <style:text-properties style:text-underline-type="single" style:text-underline-style="solid" style:text-underline-width="auto" style:text-underline-mode="continuous"/>
    </style:style>
    <style:style style:name="P2023" style:parent-style-name="Normalny" style:family="paragraph">
      <style:paragraph-properties fo:text-align="justify" fo:line-height="150%" fo:text-indent="0.2479in"/>
    </style:style>
    <style:style style:name="T2024" style:parent-style-name="Domyślnaczcionkaakapitu" style:family="text">
      <style:text-properties fo:background-color="#80FFFF"/>
    </style:style>
    <style:style style:name="P2025" style:parent-style-name="Normalny" style:family="paragraph">
      <style:paragraph-properties fo:text-align="justify" fo:line-height="150%" fo:text-indent="0.2479in"/>
    </style:style>
    <style:style style:name="T2026" style:parent-style-name="Domyślnaczcionkaakapitu" style:family="text">
      <style:text-properties fo:background-color="#80FFFF"/>
    </style:style>
    <style:style style:name="T2027" style:parent-style-name="Domyślnaczcionkaakapitu" style:family="text">
      <style:text-properties fo:background-color="#80FFFF"/>
    </style:style>
    <style:style style:name="T2028" style:parent-style-name="Domyślnaczcionkaakapitu" style:family="text">
      <style:text-properties fo:background-color="#80FFFF"/>
    </style:style>
    <style:style style:name="T2029" style:parent-style-name="Domyślnaczcionkaakapitu" style:family="text">
      <style:text-properties fo:background-color="#80FFFF"/>
    </style:style>
    <style:style style:name="T2030" style:parent-style-name="Domyślnaczcionkaakapitu" style:family="text">
      <style:text-properties fo:background-color="#80FFFF"/>
    </style:style>
    <style:style style:name="T2031" style:parent-style-name="Domyślnaczcionkaakapitu" style:family="text">
      <style:text-properties fo:background-color="#80FFFF"/>
    </style:style>
    <style:style style:name="T2032" style:parent-style-name="Domyślnaczcionkaakapitu" style:family="text">
      <style:text-properties fo:background-color="#80FFFF"/>
    </style:style>
    <style:style style:name="T2033" style:parent-style-name="Domyślnaczcionkaakapitu" style:family="text">
      <style:text-properties fo:background-color="#80FFFF"/>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T2038" style:parent-style-name="Domyślnaczcionkaakapitu" style:family="text">
      <style:text-properties fo:background-color="#80FFFF"/>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P2043" style:parent-style-name="Normalny" style:family="paragraph">
      <style:paragraph-properties fo:text-align="justify" fo:line-height="150%" fo:text-indent="0.2479in"/>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P2046" style:parent-style-name="Normalny" style:family="paragraph">
      <style:paragraph-properties fo:text-align="justify" fo:line-height="150%" fo:text-indent="0.2479in"/>
    </style:style>
    <style:style style:name="P2047" style:parent-style-name="Normalny" style:family="paragraph">
      <style:paragraph-properties fo:text-align="justify" fo:line-height="150%" fo:text-indent="0.2479in"/>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P2050" style:parent-style-name="Normalny" style:family="paragraph">
      <style:paragraph-properties fo:text-align="justify" fo:line-height="150%" fo:text-indent="0.2479in"/>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T2053" style:parent-style-name="Domyślnaczcionkaakapitu" style:family="text">
      <style:text-properties fo:background-color="#80FFFF"/>
    </style:style>
    <style:style style:name="T2054" style:parent-style-name="Domyślnaczcionkaakapitu" style:family="text">
      <style:text-properties fo:background-color="#80FFFF"/>
    </style:style>
    <style:style style:name="T2055" style:parent-style-name="Domyślnaczcionkaakapitu" style:family="text">
      <style:text-properties fo:background-color="#80FFFF"/>
    </style:style>
    <style:style style:name="T2056" style:parent-style-name="Domyślnaczcionkaakapitu" style:family="text">
      <style:text-properties fo:background-color="#80FFFF"/>
    </style:style>
    <style:style style:name="T2057" style:parent-style-name="Domyślnaczcionkaakapitu" style:family="text">
      <style:text-properties fo:background-color="#80FFFF"/>
    </style:style>
    <style:style style:name="T2058" style:parent-style-name="Domyślnaczcionkaakapitu" style:family="text">
      <style:text-properties fo:background-color="#80FFFF"/>
    </style:style>
    <style:style style:name="T2059" style:parent-style-name="Domyślnaczcionkaakapitu" style:family="text">
      <style:text-properties fo:background-color="#80FFFF"/>
    </style:style>
    <style:style style:name="T2060" style:parent-style-name="Domyślnaczcionkaakapitu" style:family="text">
      <style:text-properties fo:background-color="#80FFFF"/>
    </style:style>
    <style:style style:name="T2061" style:parent-style-name="Domyślnaczcionkaakapitu" style:family="text">
      <style:text-properties fo:background-color="#80FFFF"/>
    </style:style>
    <style:style style:name="P2062" style:parent-style-name="Normalny" style:family="paragraph">
      <style:paragraph-properties fo:text-align="justify" fo:line-height="150%" fo:text-indent="0.2479in"/>
    </style:style>
    <style:style style:name="T2063" style:parent-style-name="Domyślnaczcionkaakapitu" style:family="text">
      <style:text-properties fo:background-color="#80FFFF"/>
    </style:style>
    <style:style style:name="T2064" style:parent-style-name="Domyślnaczcionkaakapitu" style:family="text">
      <style:text-properties fo:background-color="#80FFFF"/>
    </style:style>
    <style:style style:name="T2065" style:parent-style-name="Domyślnaczcionkaakapitu" style:family="text">
      <style:text-properties fo:background-color="#80FFFF"/>
    </style:style>
    <style:style style:name="T2066" style:parent-style-name="Domyślnaczcionkaakapitu" style:family="text">
      <style:text-properties fo:background-color="#80FFFF"/>
    </style:style>
    <style:style style:name="T2067" style:parent-style-name="Domyślnaczcionkaakapitu" style:family="text">
      <style:text-properties fo:background-color="#80FFFF"/>
    </style:style>
    <style:style style:name="T2068" style:parent-style-name="Domyślnaczcionkaakapitu" style:family="text">
      <style:text-properties fo:background-color="#80FFFF"/>
    </style:style>
    <style:style style:name="T2069" style:parent-style-name="Domyślnaczcionkaakapitu" style:family="text">
      <style:text-properties fo:background-color="#80FFFF"/>
    </style:style>
    <style:style style:name="T2070" style:parent-style-name="Domyślnaczcionkaakapitu" style:family="text">
      <style:text-properties fo:background-color="#80FFFF"/>
    </style:style>
    <style:style style:name="T2071" style:parent-style-name="Domyślnaczcionkaakapitu" style:family="text">
      <style:text-properties fo:background-color="#80FFFF"/>
    </style:style>
    <style:style style:name="T2072" style:parent-style-name="Domyślnaczcionkaakapitu" style:family="text">
      <style:text-properties fo:background-color="#80FFFF"/>
    </style:style>
    <style:style style:name="T2073" style:parent-style-name="Domyślnaczcionkaakapitu" style:family="text">
      <style:text-properties fo:background-color="#80FFFF"/>
    </style:style>
    <style:style style:name="P2074" style:parent-style-name="Normalny" style:family="paragraph">
      <style:paragraph-properties fo:text-align="justify" fo:line-height="150%" fo:text-indent="0.2479in"/>
    </style:style>
    <style:style style:name="T2075" style:parent-style-name="Domyślnaczcionkaakapitu" style:family="text">
      <style:text-properties fo:background-color="#80FFFF"/>
    </style:style>
    <style:style style:name="T2076" style:parent-style-name="Domyślnaczcionkaakapitu" style:family="text">
      <style:text-properties fo:background-color="#80FFFF"/>
    </style:style>
    <style:style style:name="T2077" style:parent-style-name="Domyślnaczcionkaakapitu" style:family="text">
      <style:text-properties fo:background-color="#80FFFF"/>
    </style:style>
    <style:style style:name="T2078" style:parent-style-name="Domyślnaczcionkaakapitu" style:family="text">
      <style:text-properties fo:background-color="#80FFFF"/>
    </style:style>
    <style:style style:name="T2079" style:parent-style-name="Domyślnaczcionkaakapitu" style:family="text">
      <style:text-properties fo:background-color="#80FFFF"/>
    </style:style>
    <style:style style:name="T2080" style:parent-style-name="Domyślnaczcionkaakapitu" style:family="text">
      <style:text-properties fo:background-color="#80FFFF"/>
    </style:style>
    <style:style style:name="T2081" style:parent-style-name="Domyślnaczcionkaakapitu" style:family="text">
      <style:text-properties fo:background-color="#80FFFF"/>
    </style:style>
    <style:style style:name="T2082" style:parent-style-name="Domyślnaczcionkaakapitu" style:family="text">
      <style:text-properties fo:background-color="#80FFFF"/>
    </style:style>
    <style:style style:name="P2083" style:parent-style-name="Normalny" style:family="paragraph">
      <style:paragraph-properties fo:text-align="justify" fo:line-height="150%" fo:text-indent="0.2479in"/>
    </style:style>
    <style:style style:name="T2084" style:parent-style-name="Domyślnaczcionkaakapitu" style:family="text">
      <style:text-properties fo:background-color="#80FFFF"/>
    </style:style>
    <style:style style:name="T2085" style:parent-style-name="Domyślnaczcionkaakapitu" style:family="text">
      <style:text-properties fo:background-color="#80FFFF"/>
    </style:style>
    <style:style style:name="T2086" style:parent-style-name="Domyślnaczcionkaakapitu" style:family="text">
      <style:text-properties fo:background-color="#80FFFF"/>
    </style:style>
    <style:style style:name="T2087" style:parent-style-name="Domyślnaczcionkaakapitu" style:family="text">
      <style:text-properties fo:background-color="#80FFFF"/>
    </style:style>
    <style:style style:name="T2088" style:parent-style-name="Domyślnaczcionkaakapitu" style:family="text">
      <style:text-properties fo:background-color="#80FFFF"/>
    </style:style>
    <style:style style:name="T2089" style:parent-style-name="Domyślnaczcionkaakapitu" style:family="text">
      <style:text-properties fo:background-color="#80FFFF"/>
    </style:style>
    <style:style style:name="T2090" style:parent-style-name="Domyślnaczcionkaakapitu" style:family="text">
      <style:text-properties fo:background-color="#80FFFF"/>
    </style:style>
    <style:style style:name="T2091" style:parent-style-name="Domyślnaczcionkaakapitu" style:family="text">
      <style:text-properties fo:background-color="#80FFFF"/>
    </style:style>
    <style:style style:name="T2092" style:parent-style-name="Domyślnaczcionkaakapitu" style:family="text">
      <style:text-properties fo:background-color="#80FFFF"/>
    </style:style>
    <style:style style:name="P2093" style:parent-style-name="Normalny" style:family="paragraph">
      <style:paragraph-properties fo:text-align="justify" fo:line-height="150%" fo:text-indent="0.2479in"/>
    </style:style>
    <style:style style:name="T2094" style:parent-style-name="Domyślnaczcionkaakapitu" style:family="text">
      <style:text-properties fo:background-color="#80FFFF"/>
    </style:style>
    <style:style style:name="T2095" style:parent-style-name="Domyślnaczcionkaakapitu" style:family="text">
      <style:text-properties fo:background-color="#80FFFF"/>
    </style:style>
    <style:style style:name="T2096" style:parent-style-name="Domyślnaczcionkaakapitu" style:family="text">
      <style:text-properties fo:background-color="#80FFFF"/>
    </style:style>
    <style:style style:name="P2097" style:parent-style-name="Normalny" style:family="paragraph">
      <style:paragraph-properties fo:text-align="justify" fo:line-height="150%" fo:text-indent="0.2479in"/>
    </style:style>
    <style:style style:name="T2098" style:parent-style-name="Domyślnaczcionkaakapitu" style:family="text">
      <style:text-properties fo:background-color="#80FFFF"/>
    </style:style>
    <style:style style:name="T2099" style:parent-style-name="Domyślnaczcionkaakapitu" style:family="text">
      <style:text-properties fo:background-color="#80FFFF"/>
    </style:style>
    <style:style style:name="T2100" style:parent-style-name="Domyślnaczcionkaakapitu" style:family="text">
      <style:text-properties fo:background-color="#80FFFF"/>
    </style:style>
    <style:style style:name="T2101" style:parent-style-name="Domyślnaczcionkaakapitu" style:family="text">
      <style:text-properties fo:background-color="#80FFFF"/>
    </style:style>
    <style:style style:name="T2102" style:parent-style-name="Domyślnaczcionkaakapitu" style:family="text">
      <style:text-properties fo:background-color="#80FFFF"/>
    </style:style>
    <style:style style:name="T2103" style:parent-style-name="Domyślnaczcionkaakapitu" style:family="text">
      <style:text-properties fo:background-color="#80FFFF"/>
    </style:style>
    <style:style style:name="T2104" style:parent-style-name="Domyślnaczcionkaakapitu" style:family="text">
      <style:text-properties fo:background-color="#80FFFF"/>
    </style:style>
    <style:style style:name="T2105" style:parent-style-name="Domyślnaczcionkaakapitu" style:family="text">
      <style:text-properties fo:background-color="#80FFFF"/>
    </style:style>
    <style:style style:name="T2106" style:parent-style-name="Domyślnaczcionkaakapitu" style:family="text">
      <style:text-properties fo:background-color="#80FFFF"/>
    </style:style>
    <style:style style:name="T2107" style:parent-style-name="Domyślnaczcionkaakapitu" style:family="text">
      <style:text-properties fo:background-color="#80FFFF"/>
    </style:style>
    <style:style style:name="T2108" style:parent-style-name="Domyślnaczcionkaakapitu" style:family="text">
      <style:text-properties fo:background-color="#80FFFF"/>
    </style:style>
    <style:style style:name="T2109" style:parent-style-name="Domyślnaczcionkaakapitu" style:family="text">
      <style:text-properties fo:background-color="#80FFFF"/>
    </style:style>
    <style:style style:name="T2110" style:parent-style-name="Domyślnaczcionkaakapitu" style:family="text">
      <style:text-properties fo:background-color="#80FFFF"/>
    </style:style>
    <style:style style:name="T2111" style:parent-style-name="Domyślnaczcionkaakapitu" style:family="text">
      <style:text-properties fo:background-color="#80FFFF"/>
    </style:style>
    <style:style style:name="T2112" style:parent-style-name="Domyślnaczcionkaakapitu" style:family="text">
      <style:text-properties fo:background-color="#80FFFF"/>
    </style:style>
    <style:style style:name="P2113" style:parent-style-name="Normalny" style:family="paragraph">
      <style:paragraph-properties fo:text-align="justify" fo:line-height="150%" fo:text-indent="0.2479in"/>
    </style:style>
    <style:style style:name="P2114" style:parent-style-name="Normalny" style:family="paragraph">
      <style:paragraph-properties fo:text-align="justify" fo:line-height="150%" fo:text-indent="0.2479in"/>
    </style:style>
    <style:style style:name="P2115" style:parent-style-name="Normalny" style:family="paragraph">
      <style:paragraph-properties fo:text-align="justify" fo:line-height="150%" fo:text-indent="0.2479in"/>
    </style:style>
    <style:style style:name="T2116" style:parent-style-name="Domyślnaczcionkaakapitu" style:family="text">
      <style:text-properties fo:background-color="#80FFFF"/>
    </style:style>
    <style:style style:name="T2117" style:parent-style-name="Domyślnaczcionkaakapitu" style:family="text">
      <style:text-properties fo:background-color="#80FFFF"/>
    </style:style>
    <style:style style:name="T2118" style:parent-style-name="Domyślnaczcionkaakapitu" style:family="text">
      <style:text-properties fo:background-color="#80FFFF"/>
    </style:style>
    <style:style style:name="T2119" style:parent-style-name="Domyślnaczcionkaakapitu" style:family="text">
      <style:text-properties fo:background-color="#80FFFF"/>
    </style:style>
    <style:style style:name="T2120" style:parent-style-name="Domyślnaczcionkaakapitu" style:family="text">
      <style:text-properties fo:background-color="#80FFFF"/>
    </style:style>
    <style:style style:name="T2121" style:parent-style-name="Domyślnaczcionkaakapitu" style:family="text">
      <style:text-properties fo:background-color="#80FFFF"/>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T2124" style:parent-style-name="Domyślnaczcionkaakapitu" style:family="text">
      <style:text-properties fo:background-color="#80FFFF"/>
    </style:style>
    <style:style style:name="T2125" style:parent-style-name="Domyślnaczcionkaakapitu" style:family="text">
      <style:text-properties fo:background-color="#80FFFF"/>
    </style:style>
    <style:style style:name="T2126" style:parent-style-name="Domyślnaczcionkaakapitu" style:family="text">
      <style:text-properties fo:background-color="#80FFFF"/>
    </style:style>
    <style:style style:name="T2127" style:parent-style-name="Domyślnaczcionkaakapitu" style:family="text">
      <style:text-properties fo:background-color="#80FFFF"/>
    </style:style>
    <style:style style:name="T2128" style:parent-style-name="Domyślnaczcionkaakapitu" style:family="text">
      <style:text-properties fo:background-color="#80FFFF"/>
    </style:style>
    <style:style style:name="T2129" style:parent-style-name="Domyślnaczcionkaakapitu" style:family="text">
      <style:text-properties fo:background-color="#80FFFF"/>
    </style:style>
    <style:style style:name="T2130" style:parent-style-name="Domyślnaczcionkaakapitu" style:family="text">
      <style:text-properties fo:background-color="#80FFFF"/>
    </style:style>
    <style:style style:name="T2131" style:parent-style-name="Domyślnaczcionkaakapitu" style:family="text">
      <style:text-properties fo:background-color="#80FFFF"/>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T2134" style:parent-style-name="Domyślnaczcionkaakapitu" style:family="text">
      <style:text-properties fo:background-color="#80FFFF"/>
    </style:style>
    <style:style style:name="T2135" style:parent-style-name="Domyślnaczcionkaakapitu" style:family="text">
      <style:text-properties fo:background-color="#80FFFF"/>
    </style:style>
    <style:style style:name="T2136" style:parent-style-name="Domyślnaczcionkaakapitu" style:family="text">
      <style:text-properties fo:background-color="#80FFFF"/>
    </style:style>
    <style:style style:name="T2137" style:parent-style-name="Domyślnaczcionkaakapitu" style:family="text">
      <style:text-properties fo:background-color="#80FFFF"/>
    </style:style>
    <style:style style:name="P2138" style:parent-style-name="Normalny" style:family="paragraph">
      <style:paragraph-properties fo:text-align="justify" fo:line-height="150%" fo:text-indent="0.2479in">
        <style:tab-stops>
          <style:tab-stop style:type="left" style:position="2.1486in"/>
        </style:tab-stops>
      </style:paragraph-properties>
    </style:style>
    <style:style style:name="T2139" style:parent-style-name="Domyślnaczcionkaakapitu" style:family="text">
      <style:text-properties fo:background-color="#80FFFF"/>
    </style:style>
    <style:style style:name="T2140" style:parent-style-name="Domyślnaczcionkaakapitu" style:family="text">
      <style:text-properties fo:background-color="#80FFFF"/>
    </style:style>
    <style:style style:name="T2141" style:parent-style-name="Domyślnaczcionkaakapitu" style:family="text">
      <style:text-properties fo:background-color="#80FFFF"/>
    </style:style>
    <style:style style:name="T2142" style:parent-style-name="Domyślnaczcionkaakapitu" style:family="text">
      <style:text-properties fo:background-color="#80FFFF"/>
    </style:style>
    <style:style style:name="T2143" style:parent-style-name="Domyślnaczcionkaakapitu" style:family="text">
      <style:text-properties fo:background-color="#80FFFF"/>
    </style:style>
    <style:style style:name="T2144" style:parent-style-name="Domyślnaczcionkaakapitu" style:family="text">
      <style:text-properties fo:background-color="#80FFFF"/>
    </style:style>
    <style:style style:name="T2145" style:parent-style-name="Domyślnaczcionkaakapitu" style:family="text">
      <style:text-properties fo:background-color="#80FFFF"/>
    </style:style>
    <style:style style:name="T2146" style:parent-style-name="Domyślnaczcionkaakapitu" style:family="text">
      <style:text-properties fo:background-color="#80FFFF"/>
    </style:style>
    <style:style style:name="P2147" style:parent-style-name="Normalny" style:family="paragraph">
      <style:paragraph-properties fo:text-align="justify" fo:line-height="150%" fo:text-indent="0.2479in"/>
    </style:style>
    <style:style style:name="T2148" style:parent-style-name="Domyślnaczcionkaakapitu" style:family="text">
      <style:text-properties fo:background-color="#80FFFF"/>
    </style:style>
    <style:style style:name="P2149" style:parent-style-name="Normalny" style:family="paragraph">
      <style:paragraph-properties fo:text-align="justify" fo:line-height="150%"/>
    </style:style>
    <style:style style:name="T2150" style:parent-style-name="Domyślnaczcionkaakapitu" style:family="text">
      <style:text-properties style:text-underline-type="single" style:text-underline-style="solid" style:text-underline-width="auto" style:text-underline-mode="continuous"/>
    </style:style>
    <style:style style:name="P2151" style:parent-style-name="Normalny" style:family="paragraph">
      <style:paragraph-properties fo:text-align="justify" fo:line-height="150%" fo:text-indent="0.2479in"/>
    </style:style>
    <style:style style:name="T2152" style:parent-style-name="Domyślnaczcionkaakapitu" style:family="text">
      <style:text-properties fo:background-color="#80FFFF"/>
    </style:style>
    <style:style style:name="T2153" style:parent-style-name="Domyślnaczcionkaakapitu" style:family="text">
      <style:text-properties fo:background-color="#80FFFF"/>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T2156" style:parent-style-name="Domyślnaczcionkaakapitu" style:family="text">
      <style:text-properties fo:background-color="#80FFFF"/>
    </style:style>
    <style:style style:name="P2157" style:parent-style-name="Normalny" style:family="paragraph">
      <style:paragraph-properties fo:text-align="justify" fo:line-height="150%"/>
    </style:style>
    <style:style style:name="T2158" style:parent-style-name="Domyślnaczcionkaakapitu" style:family="text">
      <style:text-properties style:text-underline-type="single" style:text-underline-style="solid" style:text-underline-width="auto" style:text-underline-mode="continuous"/>
    </style:style>
    <style:style style:name="T2159" style:parent-style-name="Domyślnaczcionkaakapitu" style:family="text">
      <style:text-properties fo:background-color="#80FFFF"/>
    </style:style>
    <style:style style:name="P2160" style:parent-style-name="Normalny" style:family="paragraph">
      <style:paragraph-properties fo:text-align="justify" fo:line-height="150%" fo:text-indent="0.2479in"/>
    </style:style>
    <style:style style:name="T2161" style:parent-style-name="Domyślnaczcionkaakapitu" style:family="text">
      <style:text-properties fo:background-color="#80FFFF"/>
    </style:style>
    <style:style style:name="T2162" style:parent-style-name="Domyślnaczcionkaakapitu" style:family="text">
      <style:text-properties fo:background-color="#80FFFF"/>
    </style:style>
    <style:style style:name="T2163" style:parent-style-name="Domyślnaczcionkaakapitu" style:family="text">
      <style:text-properties fo:background-color="#80FFFF"/>
    </style:style>
    <style:style style:name="T2164" style:parent-style-name="Domyślnaczcionkaakapitu" style:family="text">
      <style:text-properties fo:background-color="#80FFFF"/>
    </style:style>
    <style:style style:name="T2165" style:parent-style-name="Domyślnaczcionkaakapitu" style:family="text">
      <style:text-properties fo:background-color="#80FFFF"/>
    </style:style>
    <style:style style:name="T2166" style:parent-style-name="Domyślnaczcionkaakapitu" style:family="text">
      <style:text-properties fo:background-color="#80FFFF"/>
    </style:style>
    <style:style style:name="T2167" style:parent-style-name="Domyślnaczcionkaakapitu" style:family="text">
      <style:text-properties fo:background-color="#80FFFF"/>
    </style:style>
    <style:style style:name="P2168" style:parent-style-name="Normalny" style:family="paragraph">
      <style:paragraph-properties fo:text-align="justify" fo:line-height="150%" fo:text-indent="0.2479in"/>
    </style:style>
    <style:style style:name="T2169" style:parent-style-name="Domyślnaczcionkaakapitu" style:family="text">
      <style:text-properties fo:background-color="#80FFFF"/>
    </style:style>
    <style:style style:name="T2170" style:parent-style-name="Domyślnaczcionkaakapitu" style:family="text">
      <style:text-properties fo:background-color="#80FFFF"/>
    </style:style>
    <style:style style:name="T2171" style:parent-style-name="Domyślnaczcionkaakapitu" style:family="text">
      <style:text-properties fo:background-color="#80FFFF"/>
    </style:style>
    <style:style style:name="T2172" style:parent-style-name="Domyślnaczcionkaakapitu" style:family="text">
      <style:text-properties fo:background-color="#80FFFF"/>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P2175" style:parent-style-name="Normalny" style:family="paragraph">
      <style:paragraph-properties fo:text-align="justify" fo:line-height="150%" fo:text-indent="0.2479in"/>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T2179" style:parent-style-name="Domyślnaczcionkaakapitu" style:family="text">
      <style:text-properties fo:background-color="#80FFFF"/>
    </style:style>
    <style:style style:name="T2180" style:parent-style-name="Domyślnaczcionkaakapitu" style:family="text">
      <style:text-properties fo:background-color="#80FFFF"/>
    </style:style>
    <style:style style:name="T2181" style:parent-style-name="Domyślnaczcionkaakapitu" style:family="text">
      <style:text-properties fo:background-color="#80FFFF"/>
    </style:style>
    <style:style style:name="T2182" style:parent-style-name="Domyślnaczcionkaakapitu" style:family="text">
      <style:text-properties fo:background-color="#80FFFF"/>
    </style:style>
    <style:style style:name="T2183" style:parent-style-name="Domyślnaczcionkaakapitu" style:family="text">
      <style:text-properties fo:background-color="#80FFFF"/>
    </style:style>
    <style:style style:name="T2184" style:parent-style-name="Domyślnaczcionkaakapitu" style:family="text">
      <style:text-properties fo:background-color="#80FFFF"/>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T2187" style:parent-style-name="Domyślnaczcionkaakapitu" style:family="text">
      <style:text-properties fo:background-color="#80FFFF"/>
    </style:style>
    <style:style style:name="T2188" style:parent-style-name="Domyślnaczcionkaakapitu" style:family="text">
      <style:text-properties fo:background-color="#80FFFF"/>
    </style:style>
    <style:style style:name="T2189" style:parent-style-name="Domyślnaczcionkaakapitu" style:family="text">
      <style:text-properties fo:background-color="#80FFFF"/>
    </style:style>
    <style:style style:name="P2190" style:parent-style-name="Normalny" style:family="paragraph">
      <style:paragraph-properties fo:text-align="justify" fo:line-height="150%" fo:text-indent="0.2479in"/>
    </style:style>
    <style:style style:name="T2191" style:parent-style-name="Domyślnaczcionkaakapitu" style:family="text">
      <style:text-properties fo:background-color="#80FFFF"/>
    </style:style>
    <style:style style:name="T2192" style:parent-style-name="Domyślnaczcionkaakapitu" style:family="text">
      <style:text-properties fo:background-color="#80FFFF"/>
    </style:style>
    <style:style style:name="T2193" style:parent-style-name="Domyślnaczcionkaakapitu" style:family="text">
      <style:text-properties fo:background-color="#80FFFF"/>
    </style:style>
    <style:style style:name="T2194" style:parent-style-name="Domyślnaczcionkaakapitu" style:family="text">
      <style:text-properties fo:background-color="#80FFFF"/>
    </style:style>
    <style:style style:name="T2195" style:parent-style-name="Domyślnaczcionkaakapitu" style:family="text">
      <style:text-properties fo:background-color="#80FFFF"/>
    </style:style>
    <style:style style:name="T2196" style:parent-style-name="Domyślnaczcionkaakapitu" style:family="text">
      <style:text-properties fo:background-color="#80FFFF"/>
    </style:style>
    <style:style style:name="T2197" style:parent-style-name="Domyślnaczcionkaakapitu" style:family="text">
      <style:text-properties fo:background-color="#80FFFF"/>
    </style:style>
    <style:style style:name="T2198" style:parent-style-name="Domyślnaczcionkaakapitu" style:family="text">
      <style:text-properties fo:background-color="#80FFFF"/>
    </style:style>
    <style:style style:name="T2199" style:parent-style-name="Domyślnaczcionkaakapitu" style:family="text">
      <style:text-properties fo:background-color="#80FFFF"/>
    </style:style>
    <style:style style:name="T2200" style:parent-style-name="Domyślnaczcionkaakapitu" style:family="text">
      <style:text-properties fo:background-color="#80FFFF"/>
    </style:style>
    <style:style style:name="T2201" style:parent-style-name="Domyślnaczcionkaakapitu" style:family="text">
      <style:text-properties fo:background-color="#80FFFF"/>
    </style:style>
    <style:style style:name="T2202" style:parent-style-name="Domyślnaczcionkaakapitu" style:family="text">
      <style:text-properties fo:background-color="#80FFFF"/>
    </style:style>
    <style:style style:name="T2203" style:parent-style-name="Domyślnaczcionkaakapitu" style:family="text">
      <style:text-properties fo:background-color="#80FFFF"/>
    </style:style>
    <style:style style:name="T2204" style:parent-style-name="Domyślnaczcionkaakapitu" style:family="text">
      <style:text-properties fo:background-color="#80FFFF"/>
    </style:style>
    <style:style style:name="T2205" style:parent-style-name="Domyślnaczcionkaakapitu" style:family="text">
      <style:text-properties fo:background-color="#80FFFF"/>
    </style:style>
    <style:style style:name="P2206" style:parent-style-name="Normalny" style:family="paragraph">
      <style:paragraph-properties fo:text-align="justify" fo:line-height="150%" fo:text-indent="0.2479in"/>
    </style:style>
    <style:style style:name="T2207" style:parent-style-name="Domyślnaczcionkaakapitu" style:family="text">
      <style:text-properties fo:background-color="#80FFFF"/>
    </style:style>
    <style:style style:name="T2208" style:parent-style-name="Domyślnaczcionkaakapitu" style:family="text">
      <style:text-properties fo:background-color="#80FFFF"/>
    </style:style>
    <style:style style:name="T2209" style:parent-style-name="Domyślnaczcionkaakapitu" style:family="text">
      <style:text-properties fo:background-color="#80FFFF"/>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T2214" style:parent-style-name="Domyślnaczcionkaakapitu" style:family="text">
      <style:text-properties fo:background-color="#80FFFF"/>
    </style:style>
    <style:style style:name="T2215" style:parent-style-name="Domyślnaczcionkaakapitu" style:family="text">
      <style:text-properties fo:background-color="#80FFFF"/>
    </style:style>
    <style:style style:name="T2216" style:parent-style-name="Domyślnaczcionkaakapitu" style:family="text">
      <style:text-properties fo:background-color="#80FFFF"/>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T2219" style:parent-style-name="Domyślnaczcionkaakapitu" style:family="text">
      <style:text-properties fo:background-color="#80FFFF"/>
    </style:style>
    <style:style style:name="T2220" style:parent-style-name="Domyślnaczcionkaakapitu" style:family="text">
      <style:text-properties fo:background-color="#80FFFF"/>
    </style:style>
    <style:style style:name="T2221" style:parent-style-name="Domyślnaczcionkaakapitu" style:family="text">
      <style:text-properties fo:background-color="#80FFFF"/>
    </style:style>
    <style:style style:name="T2222" style:parent-style-name="Domyślnaczcionkaakapitu" style:family="text">
      <style:text-properties fo:background-color="#80FFFF"/>
    </style:style>
    <style:style style:name="T2223" style:parent-style-name="Domyślnaczcionkaakapitu" style:family="text">
      <style:text-properties fo:background-color="#80FFFF"/>
    </style:style>
    <style:style style:name="T2224" style:parent-style-name="Domyślnaczcionkaakapitu" style:family="text">
      <style:text-properties fo:background-color="#80FFFF"/>
    </style:style>
    <style:style style:name="P2225" style:parent-style-name="Normalny" style:family="paragraph">
      <style:paragraph-properties fo:text-align="justify" fo:line-height="150%" fo:text-indent="0.2479in"/>
    </style:style>
    <style:style style:name="T2226" style:parent-style-name="Domyślnaczcionkaakapitu" style:family="text">
      <style:text-properties fo:background-color="#80FFFF"/>
    </style:style>
    <style:style style:name="T2227" style:parent-style-name="Domyślnaczcionkaakapitu" style:family="text">
      <style:text-properties fo:background-color="#80FFFF"/>
    </style:style>
    <style:style style:name="T2228" style:parent-style-name="Domyślnaczcionkaakapitu" style:family="text">
      <style:text-properties fo:background-color="#80FFFF"/>
    </style:style>
    <style:style style:name="P2229" style:parent-style-name="Normalny" style:family="paragraph">
      <style:paragraph-properties fo:text-align="justify" fo:line-height="150%" fo:text-indent="0.2479in"/>
    </style:style>
    <style:style style:name="T2230" style:parent-style-name="Domyślnaczcionkaakapitu" style:family="text">
      <style:text-properties fo:background-color="#80FFFF"/>
    </style:style>
    <style:style style:name="T2231" style:parent-style-name="Domyślnaczcionkaakapitu" style:family="text">
      <style:text-properties fo:background-color="#80FFFF"/>
    </style:style>
    <style:style style:name="T2232" style:parent-style-name="Domyślnaczcionkaakapitu" style:family="text">
      <style:text-properties fo:background-color="#80FFFF"/>
    </style:style>
    <style:style style:name="T2233" style:parent-style-name="Domyślnaczcionkaakapitu" style:family="text">
      <style:text-properties fo:background-color="#80FFFF"/>
    </style:style>
    <style:style style:name="T2234" style:parent-style-name="Domyślnaczcionkaakapitu" style:family="text">
      <style:text-properties fo:background-color="#80FFFF"/>
    </style:style>
    <style:style style:name="T2235" style:parent-style-name="Domyślnaczcionkaakapitu" style:family="text">
      <style:text-properties fo:background-color="#80FFFF"/>
    </style:style>
    <style:style style:name="T2236" style:parent-style-name="Domyślnaczcionkaakapitu" style:family="text">
      <style:text-properties fo:background-color="#80FFFF"/>
    </style:style>
    <style:style style:name="T2237" style:parent-style-name="Domyślnaczcionkaakapitu" style:family="text">
      <style:text-properties fo:background-color="#80FFFF"/>
    </style:style>
    <style:style style:name="P2238" style:parent-style-name="Normalny" style:family="paragraph">
      <style:paragraph-properties fo:text-align="justify" fo:line-height="150%" fo:text-indent="0.2479in"/>
    </style:style>
    <style:style style:name="T2239" style:parent-style-name="Domyślnaczcionkaakapitu" style:family="text">
      <style:text-properties fo:background-color="#80FFFF"/>
    </style:style>
    <style:style style:name="T2240" style:parent-style-name="Domyślnaczcionkaakapitu" style:family="text">
      <style:text-properties fo:background-color="#80FFFF"/>
    </style:style>
    <style:style style:name="T2241" style:parent-style-name="Domyślnaczcionkaakapitu" style:family="text">
      <style:text-properties fo:background-color="#80FFFF"/>
    </style:style>
    <style:style style:name="T2242" style:parent-style-name="Domyślnaczcionkaakapitu" style:family="text">
      <style:text-properties fo:background-color="#80FFFF"/>
    </style:style>
    <style:style style:name="T2243" style:parent-style-name="Domyślnaczcionkaakapitu" style:family="text">
      <style:text-properties fo:background-color="#80FFFF"/>
    </style:style>
    <style:style style:name="T2244" style:parent-style-name="Domyślnaczcionkaakapitu" style:family="text">
      <style:text-properties fo:background-color="#80FFFF"/>
    </style:style>
    <style:style style:name="T2245" style:parent-style-name="Domyślnaczcionkaakapitu" style:family="text">
      <style:text-properties fo:background-color="#80FFFF"/>
    </style:style>
    <style:style style:name="T2246" style:parent-style-name="Domyślnaczcionkaakapitu" style:family="text">
      <style:text-properties fo:background-color="#80FFFF"/>
    </style:style>
    <style:style style:name="T2247" style:parent-style-name="Domyślnaczcionkaakapitu" style:family="text">
      <style:text-properties fo:background-color="#80FFFF"/>
    </style:style>
    <style:style style:name="T2248" style:parent-style-name="Domyślnaczcionkaakapitu" style:family="text">
      <style:text-properties fo:background-color="#80FFFF"/>
    </style:style>
    <style:style style:name="T2249" style:parent-style-name="Domyślnaczcionkaakapitu" style:family="text">
      <style:text-properties fo:background-color="#80FFFF"/>
    </style:style>
    <style:style style:name="P2250" style:parent-style-name="Normalny" style:family="paragraph">
      <style:paragraph-properties fo:text-align="justify" fo:line-height="150%" fo:text-indent="0.2479in"/>
    </style:style>
    <style:style style:name="T2251" style:parent-style-name="Domyślnaczcionkaakapitu" style:family="text">
      <style:text-properties fo:background-color="#80FFFF"/>
    </style:style>
    <style:style style:name="T2252" style:parent-style-name="Domyślnaczcionkaakapitu" style:family="text">
      <style:text-properties fo:background-color="#80FFFF"/>
    </style:style>
    <style:style style:name="T2253" style:parent-style-name="Domyślnaczcionkaakapitu" style:family="text">
      <style:text-properties fo:background-color="#80FFFF"/>
    </style:style>
    <style:style style:name="T2254" style:parent-style-name="Domyślnaczcionkaakapitu" style:family="text">
      <style:text-properties fo:background-color="#80FFFF"/>
    </style:style>
    <style:style style:name="T2255" style:parent-style-name="Domyślnaczcionkaakapitu" style:family="text">
      <style:text-properties fo:background-color="#80FFFF"/>
    </style:style>
    <style:style style:name="P2256" style:parent-style-name="Normalny" style:family="paragraph">
      <style:paragraph-properties fo:text-align="justify" fo:line-height="150%" fo:text-indent="0.2479in"/>
    </style:style>
    <style:style style:name="P2257" style:parent-style-name="Normalny" style:family="paragraph">
      <style:paragraph-properties fo:text-align="justify" fo:line-height="150%" fo:text-indent="0.2479in"/>
    </style:style>
    <style:style style:name="T2258" style:parent-style-name="Domyślnaczcionkaakapitu" style:family="text">
      <style:text-properties fo:background-color="#80FFFF"/>
    </style:style>
    <style:style style:name="T2259" style:parent-style-name="Domyślnaczcionkaakapitu" style:family="text">
      <style:text-properties fo:background-color="#80FFFF"/>
    </style:style>
    <style:style style:name="T2260" style:parent-style-name="Domyślnaczcionkaakapitu" style:family="text">
      <style:text-properties fo:background-color="#80FFFF"/>
    </style:style>
    <style:style style:name="T2261" style:parent-style-name="Domyślnaczcionkaakapitu" style:family="text">
      <style:text-properties fo:background-color="#80FFFF"/>
    </style:style>
    <style:style style:name="T2262" style:parent-style-name="Domyślnaczcionkaakapitu" style:family="text">
      <style:text-properties fo:background-color="#80FFFF"/>
    </style:style>
    <style:style style:name="T2263" style:parent-style-name="Domyślnaczcionkaakapitu" style:family="text">
      <style:text-properties fo:background-color="#80FFFF"/>
    </style:style>
    <style:style style:name="T2264" style:parent-style-name="Domyślnaczcionkaakapitu" style:family="text">
      <style:text-properties fo:background-color="#80FFFF"/>
    </style:style>
    <style:style style:name="T2265" style:parent-style-name="Domyślnaczcionkaakapitu" style:family="text">
      <style:text-properties fo:background-color="#80FFFF"/>
    </style:style>
    <style:style style:name="T2266" style:parent-style-name="Domyślnaczcionkaakapitu" style:family="text">
      <style:text-properties fo:background-color="#80FFFF"/>
    </style:style>
    <style:style style:name="T2267" style:parent-style-name="Domyślnaczcionkaakapitu" style:family="text">
      <style:text-properties fo:background-color="#80FFFF"/>
    </style:style>
    <style:style style:name="T2268" style:parent-style-name="Domyślnaczcionkaakapitu" style:family="text">
      <style:text-properties fo:background-color="#80FFFF"/>
    </style:style>
    <style:style style:name="T2269" style:parent-style-name="Domyślnaczcionkaakapitu" style:family="text">
      <style:text-properties fo:background-color="#80FFFF"/>
    </style:style>
    <style:style style:name="T2270" style:parent-style-name="Domyślnaczcionkaakapitu" style:family="text">
      <style:text-properties fo:background-color="#80FFFF"/>
    </style:style>
    <style:style style:name="P2271" style:parent-style-name="Normalny" style:family="paragraph">
      <style:paragraph-properties fo:text-align="justify" fo:line-height="150%" fo:text-indent="0.2479in"/>
    </style:style>
    <style:style style:name="P2272" style:parent-style-name="Normalny" style:family="paragraph">
      <style:paragraph-properties fo:text-align="justify" fo:line-height="150%" fo:text-indent="0.2479in"/>
    </style:style>
    <style:style style:name="T2273" style:parent-style-name="Domyślnaczcionkaakapitu" style:family="text">
      <style:text-properties fo:background-color="#80FFFF"/>
    </style:style>
    <style:style style:name="T2274" style:parent-style-name="Domyślnaczcionkaakapitu" style:family="text">
      <style:text-properties fo:background-color="#80FFFF"/>
    </style:style>
    <style:style style:name="T2275" style:parent-style-name="Domyślnaczcionkaakapitu" style:family="text">
      <style:text-properties fo:background-color="#80FFFF"/>
    </style:style>
    <style:style style:name="P2276" style:parent-style-name="Normalny" style:family="paragraph">
      <style:paragraph-properties fo:text-align="justify" fo:line-height="150%" fo:text-indent="0.2479in"/>
    </style:style>
    <style:style style:name="T2277" style:parent-style-name="Domyślnaczcionkaakapitu" style:family="text">
      <style:text-properties fo:background-color="#80FFFF"/>
    </style:style>
    <style:style style:name="T2278" style:parent-style-name="Domyślnaczcionkaakapitu" style:family="text">
      <style:text-properties fo:background-color="#80FFFF"/>
    </style:style>
    <style:style style:name="T2279" style:parent-style-name="Domyślnaczcionkaakapitu" style:family="text">
      <style:text-properties fo:background-color="#80FFFF"/>
    </style:style>
    <style:style style:name="T2280" style:parent-style-name="Domyślnaczcionkaakapitu" style:family="text">
      <style:text-properties fo:background-color="#80FFFF"/>
    </style:style>
    <style:style style:name="T2281" style:parent-style-name="Domyślnaczcionkaakapitu" style:family="text">
      <style:text-properties fo:background-color="#80FFFF"/>
    </style:style>
    <style:style style:name="T2282" style:parent-style-name="Domyślnaczcionkaakapitu" style:family="text">
      <style:text-properties fo:background-color="#80FFFF"/>
    </style:style>
    <style:style style:name="T2283" style:parent-style-name="Domyślnaczcionkaakapitu" style:family="text">
      <style:text-properties fo:background-color="#80FFFF"/>
    </style:style>
    <style:style style:name="T2284" style:parent-style-name="Domyślnaczcionkaakapitu" style:family="text">
      <style:text-properties fo:background-color="#80FFFF"/>
    </style:style>
    <style:style style:name="T2285" style:parent-style-name="Domyślnaczcionkaakapitu" style:family="text">
      <style:text-properties fo:background-color="#80FFFF"/>
    </style:style>
    <style:style style:name="T2286" style:parent-style-name="Domyślnaczcionkaakapitu" style:family="text">
      <style:text-properties fo:background-color="#80FFFF"/>
    </style:style>
    <style:style style:name="T2287" style:parent-style-name="Domyślnaczcionkaakapitu" style:family="text">
      <style:text-properties fo:background-color="#80FFFF"/>
    </style:style>
    <style:style style:name="T2288" style:parent-style-name="Domyślnaczcionkaakapitu" style:family="text">
      <style:text-properties fo:background-color="#80FFFF"/>
    </style:style>
    <style:style style:name="T2289" style:parent-style-name="Domyślnaczcionkaakapitu" style:family="text">
      <style:text-properties fo:background-color="#80FFFF"/>
    </style:style>
    <style:style style:name="T2290" style:parent-style-name="Domyślnaczcionkaakapitu" style:family="text">
      <style:text-properties fo:background-color="#80FFFF"/>
    </style:style>
    <style:style style:name="T2291" style:parent-style-name="Domyślnaczcionkaakapitu" style:family="text">
      <style:text-properties fo:background-color="#80FFFF"/>
    </style:style>
    <style:style style:name="T2292" style:parent-style-name="Domyślnaczcionkaakapitu" style:family="text">
      <style:text-properties fo:background-color="#80FFFF"/>
    </style:style>
    <style:style style:name="T2293" style:parent-style-name="Domyślnaczcionkaakapitu" style:family="text">
      <style:text-properties fo:background-color="#80FFFF"/>
    </style:style>
    <style:style style:name="T2294" style:parent-style-name="Domyślnaczcionkaakapitu" style:family="text">
      <style:text-properties fo:background-color="#80FFFF"/>
    </style:style>
    <style:style style:name="T2295" style:parent-style-name="Domyślnaczcionkaakapitu" style:family="text">
      <style:text-properties fo:background-color="#80FFFF"/>
    </style:style>
    <style:style style:name="T2296" style:parent-style-name="Domyślnaczcionkaakapitu" style:family="text">
      <style:text-properties fo:background-color="#80FFFF"/>
    </style:style>
    <style:style style:name="T2297" style:parent-style-name="Domyślnaczcionkaakapitu" style:family="text">
      <style:text-properties fo:background-color="#80FFFF"/>
    </style:style>
    <style:style style:name="T2298" style:parent-style-name="Domyślnaczcionkaakapitu" style:family="text">
      <style:text-properties fo:background-color="#80FFFF"/>
    </style:style>
    <style:style style:name="T2299" style:parent-style-name="Domyślnaczcionkaakapitu" style:family="text">
      <style:text-properties fo:background-color="#80FFFF"/>
    </style:style>
    <style:style style:name="T2300" style:parent-style-name="Domyślnaczcionkaakapitu" style:family="text">
      <style:text-properties fo:background-color="#80FFFF"/>
    </style:style>
    <style:style style:name="P2301" style:parent-style-name="Normalny" style:family="paragraph">
      <style:paragraph-properties fo:text-align="justify" fo:line-height="150%" fo:text-indent="0.2479in"/>
    </style:style>
    <style:style style:name="P2302" style:parent-style-name="Normalny" style:family="paragraph">
      <style:paragraph-properties fo:text-align="justify" fo:line-height="150%"/>
    </style:style>
    <style:style style:name="T2303" style:parent-style-name="Domyślnaczcionkaakapitu" style:family="text">
      <style:text-properties style:text-underline-type="single" style:text-underline-style="solid" style:text-underline-width="auto" style:text-underline-mode="continuous"/>
    </style:style>
    <style:style style:name="T2304" style:parent-style-name="Domyślnaczcionkaakapitu" style:family="text">
      <style:text-properties style:text-underline-type="single" style:text-underline-style="solid" style:text-underline-width="auto" style:text-underline-mode="continuous"/>
    </style:style>
    <style:style style:name="P2305" style:parent-style-name="Normalny" style:family="paragraph">
      <style:paragraph-properties fo:text-align="justify" fo:line-height="150%" fo:text-indent="0.2479in"/>
    </style:style>
    <style:style style:name="T2306" style:parent-style-name="Domyślnaczcionkaakapitu" style:family="text">
      <style:text-properties fo:background-color="#80FFFF"/>
    </style:style>
    <style:style style:name="T2307" style:parent-style-name="Domyślnaczcionkaakapitu" style:family="text">
      <style:text-properties fo:background-color="#80FFFF"/>
    </style:style>
    <style:style style:name="T2308" style:parent-style-name="Domyślnaczcionkaakapitu" style:family="text">
      <style:text-properties fo:background-color="#80FFFF"/>
    </style:style>
    <style:style style:name="P2309" style:parent-style-name="Normalny" style:family="paragraph">
      <style:paragraph-properties fo:text-align="justify" fo:line-height="150%" fo:text-indent="0.2479in"/>
    </style:style>
    <style:style style:name="T2310" style:parent-style-name="Domyślnaczcionkaakapitu" style:family="text">
      <style:text-properties fo:background-color="#80FFFF"/>
    </style:style>
    <style:style style:name="T2311" style:parent-style-name="Domyślnaczcionkaakapitu" style:family="text">
      <style:text-properties fo:background-color="#80FFFF"/>
    </style:style>
    <style:style style:name="T2312" style:parent-style-name="Domyślnaczcionkaakapitu" style:family="text">
      <style:text-properties fo:background-color="#80FFFF"/>
    </style:style>
    <style:style style:name="T2313" style:parent-style-name="Domyślnaczcionkaakapitu" style:family="text">
      <style:text-properties fo:background-color="#80FFFF"/>
    </style:style>
    <style:style style:name="P2314" style:parent-style-name="Normalny" style:family="paragraph">
      <style:paragraph-properties fo:text-align="justify" fo:line-height="150%" fo:text-indent="0.2479in"/>
    </style:style>
    <style:style style:name="T2315" style:parent-style-name="Domyślnaczcionkaakapitu" style:family="text">
      <style:text-properties fo:background-color="#80FFFF"/>
    </style:style>
    <style:style style:name="T2316" style:parent-style-name="Domyślnaczcionkaakapitu" style:family="text">
      <style:text-properties fo:background-color="#80FFFF"/>
    </style:style>
    <style:style style:name="P2317" style:parent-style-name="Normalny" style:family="paragraph">
      <style:paragraph-properties fo:text-align="justify" fo:line-height="150%"/>
    </style:style>
    <style:style style:name="P2318" style:parent-style-name="Normalny" style:family="paragraph">
      <style:paragraph-properties fo:text-align="justify" fo:line-height="150%"/>
    </style:style>
    <style:style style:name="P2319" style:parent-style-name="Normalny" style:family="paragraph">
      <style:paragraph-properties fo:text-align="justify" fo:line-height="150%"/>
    </style:style>
    <style:style style:name="P2320" style:parent-style-name="Normalny" style:family="paragraph">
      <style:paragraph-properties fo:text-align="justify" fo:line-height="150%"/>
    </style:style>
    <style:style style:name="T2321" style:parent-style-name="Domyślnaczcionkaakapitu" style:family="text">
      <style:text-properties style:text-underline-type="single" style:text-underline-style="solid" style:text-underline-width="auto" style:text-underline-mode="continuous"/>
    </style:style>
    <style:style style:name="T2322" style:parent-style-name="Domyślnaczcionkaakapitu" style:family="text">
      <style:text-properties fo:background-color="#80FFFF" style:text-underline-type="single" style:text-underline-style="solid" style:text-underline-width="auto" style:text-underline-mode="continuous"/>
    </style:style>
    <style:style style:name="T2323" style:parent-style-name="Domyślnaczcionkaakapitu" style:family="text">
      <style:text-properties style:text-underline-type="single" style:text-underline-style="solid" style:text-underline-width="auto" style:text-underline-mode="continuous"/>
    </style:style>
    <style:style style:name="T2324" style:parent-style-name="Domyślnaczcionkaakapitu" style:family="text">
      <style:text-properties fo:background-color="#80FFFF" style:text-underline-type="single" style:text-underline-style="solid" style:text-underline-width="auto" style:text-underline-mode="continuous"/>
    </style:style>
    <style:style style:name="T2325" style:parent-style-name="Domyślnaczcionkaakapitu" style:family="text">
      <style:text-properties style:text-underline-type="single" style:text-underline-style="solid" style:text-underline-width="auto" style:text-underline-mode="continuous"/>
    </style:style>
    <style:style style:name="P2326" style:parent-style-name="Normalny" style:family="paragraph">
      <style:paragraph-properties fo:text-align="justify" fo:line-height="150%" fo:text-indent="0.2479in"/>
    </style:style>
    <style:style style:name="T2327" style:parent-style-name="Domyślnaczcionkaakapitu" style:family="text">
      <style:text-properties fo:background-color="#80FFFF"/>
    </style:style>
    <style:style style:name="T2328" style:parent-style-name="Domyślnaczcionkaakapitu" style:family="text">
      <style:text-properties fo:background-color="#80FFFF"/>
    </style:style>
    <style:style style:name="T2329" style:parent-style-name="Domyślnaczcionkaakapitu" style:family="text">
      <style:text-properties fo:background-color="#80FFFF"/>
    </style:style>
    <style:style style:name="P2330" style:parent-style-name="Normalny" style:family="paragraph">
      <style:paragraph-properties fo:text-align="justify" fo:line-height="150%" fo:text-indent="0.2479in"/>
    </style:style>
    <style:style style:name="T2331" style:parent-style-name="Domyślnaczcionkaakapitu" style:family="text">
      <style:text-properties fo:background-color="#80FFFF"/>
    </style:style>
    <style:style style:name="T2332" style:parent-style-name="Domyślnaczcionkaakapitu" style:family="text">
      <style:text-properties fo:background-color="#80FFFF"/>
    </style:style>
    <style:style style:name="T2333" style:parent-style-name="Domyślnaczcionkaakapitu" style:family="text">
      <style:text-properties fo:background-color="#80FFFF"/>
    </style:style>
    <style:style style:name="T2334" style:parent-style-name="Domyślnaczcionkaakapitu" style:family="text">
      <style:text-properties fo:background-color="#80FFFF"/>
    </style:style>
    <style:style style:name="T2335" style:parent-style-name="Domyślnaczcionkaakapitu" style:family="text">
      <style:text-properties fo:background-color="#80FFFF"/>
    </style:style>
    <style:style style:name="T2336" style:parent-style-name="Domyślnaczcionkaakapitu" style:family="text">
      <style:text-properties fo:background-color="#80FFFF"/>
    </style:style>
    <style:style style:name="P2337" style:parent-style-name="Normalny" style:family="paragraph">
      <style:paragraph-properties fo:text-align="justify" fo:line-height="150%" fo:text-indent="0.2479in">
        <style:tab-stops>
          <style:tab-stop style:type="left" style:position="4.7784in"/>
        </style:tab-stops>
      </style:paragraph-properties>
    </style:style>
    <style:style style:name="T2338" style:parent-style-name="Domyślnaczcionkaakapitu" style:family="text">
      <style:text-properties fo:background-color="#80FFFF"/>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P2341" style:parent-style-name="Normalny" style:family="paragraph">
      <style:paragraph-properties fo:text-align="justify" fo:line-height="150%">
        <style:tab-stops>
          <style:tab-stop style:type="left" style:position="4.8756in"/>
        </style:tab-stops>
      </style:paragraph-properties>
    </style:style>
    <style:style style:name="T2342" style:parent-style-name="Domyślnaczcionkaakapitu" style:family="text">
      <style:text-properties style:text-underline-type="single" style:text-underline-style="solid" style:text-underline-width="auto" style:text-underline-mode="continuous"/>
    </style:style>
    <style:style style:name="P2343" style:parent-style-name="Normalny" style:family="paragraph">
      <style:paragraph-properties fo:text-align="justify" fo:line-height="150%" fo:text-indent="0.2479in">
        <style:tab-stops>
          <style:tab-stop style:type="left" style:position="4.7784in"/>
        </style:tab-stops>
      </style:paragraph-properties>
    </style:style>
    <style:style style:name="T2344" style:parent-style-name="Domyślnaczcionkaakapitu" style:family="text">
      <style:text-properties fo:background-color="#80FFFF"/>
    </style:style>
    <style:style style:name="T2345" style:parent-style-name="Domyślnaczcionkaakapitu" style:family="text">
      <style:text-properties fo:background-color="#80FFFF"/>
    </style:style>
    <style:style style:name="T2346" style:parent-style-name="Domyślnaczcionkaakapitu" style:family="text">
      <style:text-properties fo:background-color="#80FFFF"/>
    </style:style>
    <style:style style:name="P2347" style:parent-style-name="Normalny" style:family="paragraph">
      <style:paragraph-properties fo:text-align="justify" fo:line-height="150%" fo:text-indent="0.2479in"/>
    </style:style>
    <style:style style:name="T2348" style:parent-style-name="Domyślnaczcionkaakapitu" style:family="text">
      <style:text-properties fo:background-color="#80FFFF"/>
    </style:style>
    <style:style style:name="T2349" style:parent-style-name="Domyślnaczcionkaakapitu" style:family="text">
      <style:text-properties fo:background-color="#80FFFF"/>
    </style:style>
    <style:style style:name="T2350" style:parent-style-name="Domyślnaczcionkaakapitu" style:family="text">
      <style:text-properties fo:background-color="#80FFFF"/>
    </style:style>
    <style:style style:name="T2351" style:parent-style-name="Domyślnaczcionkaakapitu" style:family="text">
      <style:text-properties fo:background-color="#80FFFF"/>
    </style:style>
    <style:style style:name="T2352" style:parent-style-name="Domyślnaczcionkaakapitu" style:family="text">
      <style:text-properties fo:background-color="#80FFFF"/>
    </style:style>
    <style:style style:name="T2353" style:parent-style-name="Domyślnaczcionkaakapitu" style:family="text">
      <style:text-properties fo:background-color="#80FFFF"/>
    </style:style>
    <style:style style:name="T2354" style:parent-style-name="Domyślnaczcionkaakapitu" style:family="text">
      <style:text-properties fo:background-color="#80FFFF"/>
    </style:style>
    <style:style style:name="T2355" style:parent-style-name="Domyślnaczcionkaakapitu" style:family="text">
      <style:text-properties fo:background-color="#80FFFF"/>
    </style:style>
    <style:style style:name="T2356" style:parent-style-name="Domyślnaczcionkaakapitu" style:family="text">
      <style:text-properties fo:background-color="#80FFFF"/>
    </style:style>
    <style:style style:name="T2357" style:parent-style-name="Domyślnaczcionkaakapitu" style:family="text">
      <style:text-properties fo:background-color="#80FFFF"/>
    </style:style>
    <style:style style:name="T2358" style:parent-style-name="Domyślnaczcionkaakapitu" style:family="text">
      <style:text-properties fo:background-color="#80FFFF"/>
    </style:style>
    <style:style style:name="T2359" style:parent-style-name="Domyślnaczcionkaakapitu" style:family="text">
      <style:text-properties fo:background-color="#80FFFF"/>
    </style:style>
    <style:style style:name="T2360" style:parent-style-name="Domyślnaczcionkaakapitu" style:family="text">
      <style:text-properties fo:background-color="#80FFFF"/>
    </style:style>
    <style:style style:name="T2361" style:parent-style-name="Domyślnaczcionkaakapitu" style:family="text">
      <style:text-properties fo:background-color="#80FFFF"/>
    </style:style>
    <style:style style:name="T2362" style:parent-style-name="Domyślnaczcionkaakapitu" style:family="text">
      <style:text-properties fo:background-color="#80FFFF"/>
    </style:style>
    <style:style style:name="T2363" style:parent-style-name="Domyślnaczcionkaakapitu" style:family="text">
      <style:text-properties fo:background-color="#80FFFF"/>
    </style:style>
    <style:style style:name="T2364" style:parent-style-name="Domyślnaczcionkaakapitu" style:family="text">
      <style:text-properties fo:background-color="#80FFFF"/>
    </style:style>
    <style:style style:name="T2365" style:parent-style-name="Domyślnaczcionkaakapitu" style:family="text">
      <style:text-properties fo:background-color="#80FFFF"/>
    </style:style>
    <style:style style:name="T2366" style:parent-style-name="Domyślnaczcionkaakapitu" style:family="text">
      <style:text-properties fo:background-color="#80FFFF"/>
    </style:style>
    <style:style style:name="T2367" style:parent-style-name="Domyślnaczcionkaakapitu" style:family="text">
      <style:text-properties fo:background-color="#80FFFF"/>
    </style:style>
    <style:style style:name="T2368" style:parent-style-name="Domyślnaczcionkaakapitu" style:family="text">
      <style:text-properties fo:background-color="#80FFFF"/>
    </style:style>
    <style:style style:name="T2369" style:parent-style-name="Domyślnaczcionkaakapitu" style:family="text">
      <style:text-properties fo:background-color="#80FFFF"/>
    </style:style>
    <style:style style:name="T2370" style:parent-style-name="Domyślnaczcionkaakapitu" style:family="text">
      <style:text-properties fo:background-color="#80FFFF"/>
    </style:style>
    <style:style style:name="T2371" style:parent-style-name="Domyślnaczcionkaakapitu" style:family="text">
      <style:text-properties fo:background-color="#80FFFF"/>
    </style:style>
    <style:style style:name="T2372" style:parent-style-name="Domyślnaczcionkaakapitu" style:family="text">
      <style:text-properties fo:background-color="#80FFFF"/>
    </style:style>
    <style:style style:name="T2373" style:parent-style-name="Domyślnaczcionkaakapitu" style:family="text">
      <style:text-properties fo:background-color="#80FFFF"/>
    </style:style>
    <style:style style:name="T2374" style:parent-style-name="Domyślnaczcionkaakapitu" style:family="text">
      <style:text-properties fo:background-color="#80FFFF"/>
    </style:style>
    <style:style style:name="T2375" style:parent-style-name="Domyślnaczcionkaakapitu" style:family="text">
      <style:text-properties fo:background-color="#80FFFF"/>
    </style:style>
    <style:style style:name="T2376" style:parent-style-name="Domyślnaczcionkaakapitu" style:family="text">
      <style:text-properties fo:background-color="#80FFFF"/>
    </style:style>
    <style:style style:name="T2377" style:parent-style-name="Domyślnaczcionkaakapitu" style:family="text">
      <style:text-properties fo:background-color="#80FFFF"/>
    </style:style>
    <style:style style:name="T2378" style:parent-style-name="Domyślnaczcionkaakapitu" style:family="text">
      <style:text-properties fo:background-color="#80FFFF"/>
    </style:style>
    <style:style style:name="T2379" style:parent-style-name="Domyślnaczcionkaakapitu" style:family="text">
      <style:text-properties fo:background-color="#80FFFF"/>
    </style:style>
    <style:style style:name="T2380" style:parent-style-name="Domyślnaczcionkaakapitu" style:family="text">
      <style:text-properties fo:background-color="#80FFFF"/>
    </style:style>
    <style:style style:name="P2381" style:parent-style-name="Normalny" style:family="paragraph">
      <style:paragraph-properties fo:text-align="justify" fo:line-height="150%" fo:text-indent="0.2479in"/>
    </style:style>
    <style:style style:name="T2382" style:parent-style-name="Domyślnaczcionkaakapitu" style:family="text">
      <style:text-properties fo:background-color="#80FFFF"/>
    </style:style>
    <style:style style:name="T2383" style:parent-style-name="Domyślnaczcionkaakapitu" style:family="text">
      <style:text-properties fo:background-color="#80FFFF"/>
    </style:style>
    <style:style style:name="T2384" style:parent-style-name="Domyślnaczcionkaakapitu" style:family="text">
      <style:text-properties fo:background-color="#80FFFF"/>
    </style:style>
    <style:style style:name="T2385" style:parent-style-name="Domyślnaczcionkaakapitu" style:family="text">
      <style:text-properties fo:background-color="#80FFFF"/>
    </style:style>
    <style:style style:name="T2386" style:parent-style-name="Domyślnaczcionkaakapitu" style:family="text">
      <style:text-properties fo:background-color="#80FFFF"/>
    </style:style>
    <style:style style:name="P2387" style:parent-style-name="Normalny" style:family="paragraph">
      <style:paragraph-properties fo:text-align="justify" fo:line-height="150%" fo:text-indent="0.2479in"/>
    </style:style>
    <style:style style:name="T2388" style:parent-style-name="Domyślnaczcionkaakapitu" style:family="text">
      <style:text-properties fo:background-color="#80FFFF"/>
    </style:style>
    <style:style style:name="T2389" style:parent-style-name="Domyślnaczcionkaakapitu" style:family="text">
      <style:text-properties fo:background-color="#80FFFF"/>
    </style:style>
    <style:style style:name="T2390" style:parent-style-name="Domyślnaczcionkaakapitu" style:family="text">
      <style:text-properties fo:background-color="#80FFFF"/>
    </style:style>
    <style:style style:name="T2391" style:parent-style-name="Domyślnaczcionkaakapitu" style:family="text">
      <style:text-properties style:text-position="super 66.6%"/>
    </style:style>
    <style:style style:name="T2392" style:parent-style-name="Domyślnaczcionkaakapitu" style:family="text">
      <style:text-properties fo:background-color="#80FFFF"/>
    </style:style>
    <style:style style:name="T2393" style:parent-style-name="Domyślnaczcionkaakapitu" style:family="text">
      <style:text-properties fo:background-color="#80FFFF"/>
    </style:style>
    <style:style style:name="T2394" style:parent-style-name="Domyślnaczcionkaakapitu" style:family="text">
      <style:text-properties style:text-position="super 66.6%"/>
    </style:style>
    <style:style style:name="T2395" style:parent-style-name="Domyślnaczcionkaakapitu" style:family="text">
      <style:text-properties fo:background-color="#80FFFF"/>
    </style:style>
    <style:style style:name="T2396" style:parent-style-name="Domyślnaczcionkaakapitu" style:family="text">
      <style:text-properties fo:background-color="#80FFFF"/>
    </style:style>
    <style:style style:name="T2397" style:parent-style-name="Domyślnaczcionkaakapitu" style:family="text">
      <style:text-properties style:text-position="super 66.6%"/>
    </style:style>
    <style:style style:name="T2398" style:parent-style-name="Domyślnaczcionkaakapitu" style:family="text">
      <style:text-properties fo:background-color="#80FFFF"/>
    </style:style>
    <style:style style:name="T2399" style:parent-style-name="Domyślnaczcionkaakapitu" style:family="text">
      <style:text-properties fo:background-color="#80FFFF"/>
    </style:style>
    <style:style style:name="T2400" style:parent-style-name="Domyślnaczcionkaakapitu" style:family="text">
      <style:text-properties fo:background-color="#80FFFF"/>
    </style:style>
    <style:style style:name="T2401" style:parent-style-name="Domyślnaczcionkaakapitu" style:family="text">
      <style:text-properties fo:background-color="#80FFFF"/>
    </style:style>
    <style:style style:name="T2402" style:parent-style-name="Domyślnaczcionkaakapitu" style:family="text">
      <style:text-properties style:text-position="super 66.6%"/>
    </style:style>
    <style:style style:name="T2403" style:parent-style-name="Domyślnaczcionkaakapitu" style:family="text">
      <style:text-properties fo:background-color="#80FFFF"/>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T2407" style:parent-style-name="Domyślnaczcionkaakapitu" style:family="text">
      <style:text-properties fo:background-color="#80FFFF"/>
    </style:style>
    <style:style style:name="P2408" style:parent-style-name="Normalny" style:family="paragraph">
      <style:paragraph-properties fo:text-align="justify" fo:line-height="150%" fo:text-indent="0.2479in"/>
    </style:style>
    <style:style style:name="T2409" style:parent-style-name="Domyślnaczcionkaakapitu" style:family="text">
      <style:text-properties fo:background-color="#80FFFF"/>
    </style:style>
    <style:style style:name="T2410" style:parent-style-name="Domyślnaczcionkaakapitu" style:family="text">
      <style:text-properties fo:background-color="#80FFFF"/>
    </style:style>
    <style:style style:name="T2411" style:parent-style-name="Domyślnaczcionkaakapitu" style:family="text">
      <style:text-properties fo:background-color="#80FFFF"/>
    </style:style>
    <style:style style:name="P2412" style:parent-style-name="Normalny" style:family="paragraph">
      <style:paragraph-properties fo:text-align="justify" fo:line-height="150%" fo:text-indent="0.2479in"/>
    </style:style>
    <style:style style:name="T2413" style:parent-style-name="Domyślnaczcionkaakapitu" style:family="text">
      <style:text-properties fo:background-color="#80FFFF"/>
    </style:style>
    <style:style style:name="T2414" style:parent-style-name="Domyślnaczcionkaakapitu" style:family="text">
      <style:text-properties fo:background-color="#80FFFF"/>
    </style:style>
    <style:style style:name="T2415" style:parent-style-name="Domyślnaczcionkaakapitu" style:family="text">
      <style:text-properties fo:background-color="#80FFFF"/>
    </style:style>
    <style:style style:name="T2416" style:parent-style-name="Domyślnaczcionkaakapitu" style:family="text">
      <style:text-properties fo:background-color="#80FFFF"/>
    </style:style>
    <style:style style:name="T2417" style:parent-style-name="Domyślnaczcionkaakapitu" style:family="text">
      <style:text-properties fo:background-color="#80FFFF"/>
    </style:style>
    <style:style style:name="P2418" style:parent-style-name="Normalny" style:family="paragraph">
      <style:paragraph-properties fo:text-align="justify" fo:line-height="150%" fo:text-indent="0.2479in"/>
    </style:style>
    <style:style style:name="T2419" style:parent-style-name="Domyślnaczcionkaakapitu" style:family="text">
      <style:text-properties fo:background-color="#80FFFF"/>
    </style:style>
    <style:style style:name="T2420" style:parent-style-name="Domyślnaczcionkaakapitu" style:family="text">
      <style:text-properties fo:background-color="#80FFFF"/>
    </style:style>
    <style:style style:name="T2421" style:parent-style-name="Domyślnaczcionkaakapitu" style:family="text">
      <style:text-properties fo:background-color="#80FFFF"/>
    </style:style>
    <style:style style:name="T2422" style:parent-style-name="Domyślnaczcionkaakapitu" style:family="text">
      <style:text-properties fo:background-color="#80FFFF"/>
    </style:style>
    <style:style style:name="T2423" style:parent-style-name="Domyślnaczcionkaakapitu" style:family="text">
      <style:text-properties fo:background-color="#80FFFF"/>
    </style:style>
    <style:style style:name="T2424" style:parent-style-name="Domyślnaczcionkaakapitu" style:family="text">
      <style:text-properties fo:background-color="#80FFFF"/>
    </style:style>
    <style:style style:name="T2425" style:parent-style-name="Domyślnaczcionkaakapitu" style:family="text">
      <style:text-properties fo:background-color="#80FFFF"/>
    </style:style>
    <style:style style:name="T2426" style:parent-style-name="Domyślnaczcionkaakapitu" style:family="text">
      <style:text-properties fo:background-color="#80FFFF"/>
    </style:style>
    <style:style style:name="P2427" style:parent-style-name="Normalny" style:family="paragraph">
      <style:paragraph-properties fo:text-align="justify" fo:line-height="150%" fo:text-indent="0.2479in"/>
    </style:style>
    <style:style style:name="T2428" style:parent-style-name="Domyślnaczcionkaakapitu" style:family="text">
      <style:text-properties fo:background-color="#80FFFF"/>
    </style:style>
    <style:style style:name="T2429" style:parent-style-name="Domyślnaczcionkaakapitu" style:family="text">
      <style:text-properties fo:background-color="#80FFFF"/>
    </style:style>
    <style:style style:name="T2430" style:parent-style-name="Domyślnaczcionkaakapitu" style:family="text">
      <style:text-properties fo:background-color="#80FFFF"/>
    </style:style>
    <style:style style:name="T2431" style:parent-style-name="Domyślnaczcionkaakapitu" style:family="text">
      <style:text-properties fo:background-color="#80FFFF"/>
    </style:style>
    <style:style style:name="T2432" style:parent-style-name="Domyślnaczcionkaakapitu" style:family="text">
      <style:text-properties fo:background-color="#80FFFF"/>
    </style:style>
    <style:style style:name="T2433" style:parent-style-name="Domyślnaczcionkaakapitu" style:family="text">
      <style:text-properties fo:background-color="#80FFFF"/>
    </style:style>
    <style:style style:name="T2434" style:parent-style-name="Domyślnaczcionkaakapitu" style:family="text">
      <style:text-properties fo:background-color="#80FFFF"/>
    </style:style>
    <style:style style:name="T2435" style:parent-style-name="Domyślnaczcionkaakapitu" style:family="text">
      <style:text-properties fo:background-color="#80FFFF"/>
    </style:style>
    <style:style style:name="T2436" style:parent-style-name="Domyślnaczcionkaakapitu" style:family="text">
      <style:text-properties fo:background-color="#80FFFF"/>
    </style:style>
    <style:style style:name="T2437" style:parent-style-name="Domyślnaczcionkaakapitu" style:family="text">
      <style:text-properties fo:background-color="#80FFFF"/>
    </style:style>
    <style:style style:name="P2438" style:parent-style-name="Normalny" style:family="paragraph">
      <style:paragraph-properties fo:text-align="justify" fo:line-height="150%" fo:text-indent="0.2479in"/>
    </style:style>
    <style:style style:name="T2439" style:parent-style-name="Domyślnaczcionkaakapitu" style:family="text">
      <style:text-properties fo:background-color="#80FFFF"/>
    </style:style>
    <style:style style:name="T2440" style:parent-style-name="Domyślnaczcionkaakapitu" style:family="text">
      <style:text-properties fo:background-color="#80FFFF"/>
    </style:style>
    <style:style style:name="T2441" style:parent-style-name="Domyślnaczcionkaakapitu" style:family="text">
      <style:text-properties fo:background-color="#80FFFF"/>
    </style:style>
    <style:style style:name="T2442" style:parent-style-name="Domyślnaczcionkaakapitu" style:family="text">
      <style:text-properties fo:background-color="#80FFFF"/>
    </style:style>
    <style:style style:name="T2443" style:parent-style-name="Domyślnaczcionkaakapitu" style:family="text">
      <style:text-properties fo:background-color="#80FFFF"/>
    </style:style>
    <style:style style:name="P2444" style:parent-style-name="Normalny" style:family="paragraph">
      <style:paragraph-properties fo:text-align="justify" fo:line-height="150%" fo:text-indent="0.2479in"/>
    </style:style>
    <style:style style:name="T2445" style:parent-style-name="Domyślnaczcionkaakapitu" style:family="text">
      <style:text-properties fo:background-color="#80FFFF"/>
    </style:style>
    <style:style style:name="P2446" style:parent-style-name="Normalny" style:family="paragraph">
      <style:paragraph-properties fo:text-align="justify" fo:line-height="150%"/>
    </style:style>
    <style:style style:name="T2447" style:parent-style-name="Domyślnaczcionkaakapitu" style:family="text">
      <style:text-properties style:text-underline-type="single" style:text-underline-style="solid" style:text-underline-width="auto" style:text-underline-mode="continuous"/>
    </style:style>
    <style:style style:name="P2448" style:parent-style-name="Normalny" style:family="paragraph">
      <style:paragraph-properties fo:text-align="justify" fo:line-height="150%" fo:text-indent="0.2479in"/>
    </style:style>
    <style:style style:name="P2449" style:parent-style-name="Normalny" style:family="paragraph">
      <style:paragraph-properties fo:text-align="justify" fo:line-height="150%"/>
    </style:style>
    <style:style style:name="T2450" style:parent-style-name="Domyślnaczcionkaakapitu" style:family="text">
      <style:text-properties fo:background-color="#80FFFF" style:text-underline-type="single" style:text-underline-style="solid" style:text-underline-width="auto" style:text-underline-mode="continuous"/>
    </style:style>
    <style:style style:name="T2451" style:parent-style-name="Domyślnaczcionkaakapitu" style:family="text">
      <style:text-properties style:text-underline-type="single" style:text-underline-style="solid" style:text-underline-width="auto" style:text-underline-mode="continuous"/>
    </style:style>
    <style:style style:name="P2452" style:parent-style-name="Normalny" style:family="paragraph">
      <style:paragraph-properties fo:text-align="justify" fo:line-height="150%" fo:text-indent="0.2479in"/>
    </style:style>
    <style:style style:name="T2453" style:parent-style-name="Domyślnaczcionkaakapitu" style:family="text">
      <style:text-properties fo:background-color="#80FFFF"/>
    </style:style>
    <style:style style:name="T2454" style:parent-style-name="Domyślnaczcionkaakapitu" style:family="text">
      <style:text-properties fo:background-color="#80FFFF"/>
    </style:style>
    <style:style style:name="T2455" style:parent-style-name="Domyślnaczcionkaakapitu" style:family="text">
      <style:text-properties fo:background-color="#80FFFF"/>
    </style:style>
    <style:style style:name="T2456" style:parent-style-name="Domyślnaczcionkaakapitu" style:family="text">
      <style:text-properties fo:background-color="#80FFFF"/>
    </style:style>
    <style:style style:name="T2457" style:parent-style-name="Domyślnaczcionkaakapitu" style:family="text">
      <style:text-properties fo:background-color="#80FFFF"/>
    </style:style>
    <style:style style:name="T2458" style:parent-style-name="Domyślnaczcionkaakapitu" style:family="text">
      <style:text-properties fo:background-color="#80FFFF"/>
    </style:style>
    <style:style style:name="T2459" style:parent-style-name="Domyślnaczcionkaakapitu" style:family="text">
      <style:text-properties fo:background-color="#80FFFF"/>
    </style:style>
    <style:style style:name="T2460" style:parent-style-name="Domyślnaczcionkaakapitu" style:family="text">
      <style:text-properties fo:background-color="#80FFFF"/>
    </style:style>
    <style:style style:name="T2461" style:parent-style-name="Domyślnaczcionkaakapitu" style:family="text">
      <style:text-properties fo:background-color="#80FFFF"/>
    </style:style>
    <style:style style:name="T2462" style:parent-style-name="Domyślnaczcionkaakapitu" style:family="text">
      <style:text-properties fo:background-color="#80FFFF"/>
    </style:style>
    <style:style style:name="T2463" style:parent-style-name="Domyślnaczcionkaakapitu" style:family="text">
      <style:text-properties fo:background-color="#80FFFF"/>
    </style:style>
    <style:style style:name="P2464" style:parent-style-name="Normalny" style:family="paragraph">
      <style:paragraph-properties fo:text-align="justify" fo:line-height="150%" fo:text-indent="0.2479in"/>
    </style:style>
    <style:style style:name="T2465" style:parent-style-name="Domyślnaczcionkaakapitu" style:family="text">
      <style:text-properties fo:background-color="#80FFFF"/>
    </style:style>
    <style:style style:name="T2466" style:parent-style-name="Domyślnaczcionkaakapitu" style:family="text">
      <style:text-properties fo:background-color="#80FFFF"/>
    </style:style>
    <style:style style:name="T2467" style:parent-style-name="Domyślnaczcionkaakapitu" style:family="text">
      <style:text-properties fo:background-color="#80FFFF"/>
    </style:style>
    <style:style style:name="P2468" style:parent-style-name="Normalny" style:family="paragraph">
      <style:paragraph-properties fo:text-align="justify" fo:line-height="150%" fo:text-indent="0.2479in"/>
    </style:style>
    <style:style style:name="T2469" style:parent-style-name="Domyślnaczcionkaakapitu" style:family="text">
      <style:text-properties fo:background-color="#80FFFF"/>
    </style:style>
    <style:style style:name="T2470" style:parent-style-name="Domyślnaczcionkaakapitu" style:family="text">
      <style:text-properties fo:background-color="#80FFFF"/>
    </style:style>
    <style:style style:name="T2471" style:parent-style-name="Domyślnaczcionkaakapitu" style:family="text">
      <style:text-properties fo:background-color="#80FFFF"/>
    </style:style>
    <style:style style:name="T2472" style:parent-style-name="Domyślnaczcionkaakapitu" style:family="text">
      <style:text-properties fo:background-color="#80FFFF"/>
    </style:style>
    <style:style style:name="T2473" style:parent-style-name="Domyślnaczcionkaakapitu" style:family="text">
      <style:text-properties fo:background-color="#80FFFF"/>
    </style:style>
    <style:style style:name="T2474" style:parent-style-name="Domyślnaczcionkaakapitu" style:family="text">
      <style:text-properties fo:background-color="#80FFFF"/>
    </style:style>
    <style:style style:name="T2475" style:parent-style-name="Domyślnaczcionkaakapitu" style:family="text">
      <style:text-properties fo:background-color="#80FFFF"/>
    </style:style>
    <style:style style:name="T2476" style:parent-style-name="Domyślnaczcionkaakapitu" style:family="text">
      <style:text-properties fo:background-color="#80FFFF"/>
    </style:style>
    <style:style style:name="P2477" style:parent-style-name="Normalny" style:family="paragraph">
      <style:paragraph-properties fo:text-align="justify" fo:line-height="150%" fo:text-indent="0.2479in"/>
    </style:style>
    <style:style style:name="T2478" style:parent-style-name="Domyślnaczcionkaakapitu" style:family="text">
      <style:text-properties fo:background-color="#80FFFF"/>
    </style:style>
    <style:style style:name="P2479" style:parent-style-name="Normalny" style:family="paragraph">
      <style:paragraph-properties fo:text-align="justify" fo:line-height="150%" fo:text-indent="0.2479in"/>
    </style:style>
    <style:style style:name="T2480" style:parent-style-name="Domyślnaczcionkaakapitu" style:family="text">
      <style:text-properties fo:background-color="#80FFFF"/>
    </style:style>
    <style:style style:name="T2481" style:parent-style-name="Domyślnaczcionkaakapitu" style:family="text">
      <style:text-properties fo:background-color="#80FFFF"/>
    </style:style>
    <style:style style:name="T2482" style:parent-style-name="Domyślnaczcionkaakapitu" style:family="text">
      <style:text-properties fo:background-color="#80FFFF"/>
    </style:style>
    <style:style style:name="T2483" style:parent-style-name="Domyślnaczcionkaakapitu" style:family="text">
      <style:text-properties fo:background-color="#80FFFF"/>
    </style:style>
    <style:style style:name="T2484" style:parent-style-name="Domyślnaczcionkaakapitu" style:family="text">
      <style:text-properties fo:background-color="#80FFFF"/>
    </style:style>
    <style:style style:name="T2485" style:parent-style-name="Domyślnaczcionkaakapitu" style:family="text">
      <style:text-properties fo:background-color="#80FFFF"/>
    </style:style>
    <style:style style:name="P2486" style:parent-style-name="Normalny" style:family="paragraph">
      <style:paragraph-properties fo:text-align="justify" fo:line-height="150%" fo:text-indent="0.2479in"/>
    </style:style>
    <style:style style:name="T2487" style:parent-style-name="Domyślnaczcionkaakapitu" style:family="text">
      <style:text-properties fo:background-color="#80FFFF"/>
    </style:style>
    <style:style style:name="T2488" style:parent-style-name="Domyślnaczcionkaakapitu" style:family="text">
      <style:text-properties fo:background-color="#80FFFF"/>
    </style:style>
    <style:style style:name="T2489" style:parent-style-name="Domyślnaczcionkaakapitu" style:family="text">
      <style:text-properties fo:background-color="#80FFFF"/>
    </style:style>
    <style:style style:name="T2490" style:parent-style-name="Domyślnaczcionkaakapitu" style:family="text">
      <style:text-properties fo:background-color="#80FFFF"/>
    </style:style>
    <style:style style:name="T2491" style:parent-style-name="Domyślnaczcionkaakapitu" style:family="text">
      <style:text-properties fo:background-color="#80FFFF"/>
    </style:style>
    <style:style style:name="T2492" style:parent-style-name="Domyślnaczcionkaakapitu" style:family="text">
      <style:text-properties fo:background-color="#80FFFF"/>
    </style:style>
    <style:style style:name="T2493" style:parent-style-name="Domyślnaczcionkaakapitu" style:family="text">
      <style:text-properties fo:background-color="#80FFFF"/>
    </style:style>
    <style:style style:name="T2494" style:parent-style-name="Domyślnaczcionkaakapitu" style:family="text">
      <style:text-properties fo:background-color="#80FFFF"/>
    </style:style>
    <style:style style:name="T2495" style:parent-style-name="Domyślnaczcionkaakapitu" style:family="text">
      <style:text-properties fo:background-color="#80FFFF"/>
    </style:style>
    <style:style style:name="T2496" style:parent-style-name="Domyślnaczcionkaakapitu" style:family="text">
      <style:text-properties fo:background-color="#80FFFF"/>
    </style:style>
    <style:style style:name="T2497" style:parent-style-name="Domyślnaczcionkaakapitu" style:family="text">
      <style:text-properties fo:background-color="#80FFFF"/>
    </style:style>
    <style:style style:name="T2498" style:parent-style-name="Domyślnaczcionkaakapitu" style:family="text">
      <style:text-properties fo:background-color="#80FFFF"/>
    </style:style>
    <style:style style:name="T2499" style:parent-style-name="Domyślnaczcionkaakapitu" style:family="text">
      <style:text-properties fo:background-color="#80FFFF"/>
    </style:style>
    <style:style style:name="T2500" style:parent-style-name="Domyślnaczcionkaakapitu" style:family="text">
      <style:text-properties fo:background-color="#80FFFF"/>
    </style:style>
    <style:style style:name="T2501" style:parent-style-name="Domyślnaczcionkaakapitu" style:family="text">
      <style:text-properties fo:background-color="#80FFFF"/>
    </style:style>
    <style:style style:name="T2502" style:parent-style-name="Domyślnaczcionkaakapitu" style:family="text">
      <style:text-properties fo:background-color="#80FFFF"/>
    </style:style>
    <style:style style:name="T2503" style:parent-style-name="Domyślnaczcionkaakapitu" style:family="text">
      <style:text-properties fo:background-color="#80FFFF"/>
    </style:style>
    <style:style style:name="P2504" style:parent-style-name="Normalny" style:family="paragraph">
      <style:paragraph-properties fo:text-align="justify" fo:line-height="150%" fo:text-indent="0.2479in"/>
    </style:style>
    <style:style style:name="T2505" style:parent-style-name="Domyślnaczcionkaakapitu" style:family="text">
      <style:text-properties fo:background-color="#80FFFF"/>
    </style:style>
    <style:style style:name="T2506" style:parent-style-name="Domyślnaczcionkaakapitu" style:family="text">
      <style:text-properties fo:background-color="#80FFFF"/>
    </style:style>
    <style:style style:name="T2507" style:parent-style-name="Domyślnaczcionkaakapitu" style:family="text">
      <style:text-properties fo:background-color="#80FFFF"/>
    </style:style>
    <style:style style:name="T2508" style:parent-style-name="Domyślnaczcionkaakapitu" style:family="text">
      <style:text-properties fo:background-color="#80FFFF"/>
    </style:style>
    <style:style style:name="T2509" style:parent-style-name="Domyślnaczcionkaakapitu" style:family="text">
      <style:text-properties fo:background-color="#80FFFF"/>
    </style:style>
    <style:style style:name="T2510" style:parent-style-name="Domyślnaczcionkaakapitu" style:family="text">
      <style:text-properties fo:background-color="#80FFFF"/>
    </style:style>
    <style:style style:name="T2511" style:parent-style-name="Domyślnaczcionkaakapitu" style:family="text">
      <style:text-properties fo:background-color="#80FFFF"/>
    </style:style>
    <style:style style:name="T2512" style:parent-style-name="Domyślnaczcionkaakapitu" style:family="text">
      <style:text-properties fo:background-color="#80FFFF"/>
    </style:style>
    <style:style style:name="T2513" style:parent-style-name="Domyślnaczcionkaakapitu" style:family="text">
      <style:text-properties fo:background-color="#80FFFF"/>
    </style:style>
    <style:style style:name="T2514" style:parent-style-name="Domyślnaczcionkaakapitu" style:family="text">
      <style:text-properties fo:background-color="#80FFFF"/>
    </style:style>
    <style:style style:name="T2515" style:parent-style-name="Domyślnaczcionkaakapitu" style:family="text">
      <style:text-properties fo:background-color="#80FFFF"/>
    </style:style>
    <style:style style:name="P2516" style:parent-style-name="Normalny" style:family="paragraph">
      <style:paragraph-properties fo:text-align="justify" fo:line-height="150%" fo:text-indent="0.2479in"/>
    </style:style>
    <style:style style:name="T2517" style:parent-style-name="Domyślnaczcionkaakapitu" style:family="text">
      <style:text-properties fo:background-color="#80FFFF"/>
    </style:style>
    <style:style style:name="T2518" style:parent-style-name="Domyślnaczcionkaakapitu" style:family="text">
      <style:text-properties fo:background-color="#80FFFF"/>
    </style:style>
    <style:style style:name="T2519" style:parent-style-name="Domyślnaczcionkaakapitu" style:family="text">
      <style:text-properties fo:background-color="#80FFFF"/>
    </style:style>
    <style:style style:name="T2520" style:parent-style-name="Domyślnaczcionkaakapitu" style:family="text">
      <style:text-properties fo:background-color="#80FFFF"/>
    </style:style>
    <style:style style:name="T2521" style:parent-style-name="Domyślnaczcionkaakapitu" style:family="text">
      <style:text-properties fo:background-color="#80FFFF"/>
    </style:style>
    <style:style style:name="T2522" style:parent-style-name="Domyślnaczcionkaakapitu" style:family="text">
      <style:text-properties fo:background-color="#80FFFF"/>
    </style:style>
    <style:style style:name="T2523" style:parent-style-name="Domyślnaczcionkaakapitu" style:family="text">
      <style:text-properties fo:background-color="#80FFFF"/>
    </style:style>
    <style:style style:name="P2524" style:parent-style-name="Normalny" style:family="paragraph">
      <style:paragraph-properties fo:text-align="justify" fo:line-height="150%" fo:text-indent="0.2479in"/>
    </style:style>
    <style:style style:name="T2525" style:parent-style-name="Domyślnaczcionkaakapitu" style:family="text">
      <style:text-properties fo:background-color="#80FFFF"/>
    </style:style>
    <style:style style:name="T2526" style:parent-style-name="Domyślnaczcionkaakapitu" style:family="text">
      <style:text-properties fo:background-color="#80FFFF"/>
    </style:style>
    <style:style style:name="T2527" style:parent-style-name="Domyślnaczcionkaakapitu" style:family="text">
      <style:text-properties fo:background-color="#80FFFF"/>
    </style:style>
    <style:style style:name="T2528" style:parent-style-name="Domyślnaczcionkaakapitu" style:family="text">
      <style:text-properties fo:background-color="#80FFFF"/>
    </style:style>
    <style:style style:name="T2529" style:parent-style-name="Domyślnaczcionkaakapitu" style:family="text">
      <style:text-properties fo:background-color="#80FFFF"/>
    </style:style>
    <style:style style:name="P2530" style:parent-style-name="Normalny" style:family="paragraph">
      <style:paragraph-properties fo:text-align="justify" fo:line-height="150%" fo:text-indent="0.2479in"/>
    </style:style>
    <style:style style:name="T2531" style:parent-style-name="Domyślnaczcionkaakapitu" style:family="text">
      <style:text-properties fo:background-color="#80FFFF"/>
    </style:style>
    <style:style style:name="T2532" style:parent-style-name="Domyślnaczcionkaakapitu" style:family="text">
      <style:text-properties fo:background-color="#80FFFF"/>
    </style:style>
    <style:style style:name="T2533" style:parent-style-name="Domyślnaczcionkaakapitu" style:family="text">
      <style:text-properties fo:background-color="#80FFFF"/>
    </style:style>
    <style:style style:name="T2534" style:parent-style-name="Domyślnaczcionkaakapitu" style:family="text">
      <style:text-properties fo:background-color="#80FFFF"/>
    </style:style>
    <style:style style:name="T2535" style:parent-style-name="Domyślnaczcionkaakapitu" style:family="text">
      <style:text-properties fo:background-color="#80FFFF"/>
    </style:style>
    <style:style style:name="T2536" style:parent-style-name="Domyślnaczcionkaakapitu" style:family="text">
      <style:text-properties fo:background-color="#80FFFF"/>
    </style:style>
    <style:style style:name="T2537" style:parent-style-name="Domyślnaczcionkaakapitu" style:family="text">
      <style:text-properties fo:background-color="#80FFFF"/>
    </style:style>
    <style:style style:name="T2538" style:parent-style-name="Domyślnaczcionkaakapitu" style:family="text">
      <style:text-properties fo:background-color="#80FFFF"/>
    </style:style>
    <style:style style:name="T2539" style:parent-style-name="Domyślnaczcionkaakapitu" style:family="text">
      <style:text-properties fo:background-color="#80FFFF"/>
    </style:style>
    <style:style style:name="T2540" style:parent-style-name="Domyślnaczcionkaakapitu" style:family="text">
      <style:text-properties fo:background-color="#80FFFF"/>
    </style:style>
    <style:style style:name="P2541" style:parent-style-name="Normalny" style:family="paragraph">
      <style:paragraph-properties fo:text-align="justify" fo:line-height="150%" fo:text-indent="0.2479in"/>
    </style:style>
    <style:style style:name="T2542" style:parent-style-name="Domyślnaczcionkaakapitu" style:family="text">
      <style:text-properties fo:background-color="#80FFFF"/>
    </style:style>
    <style:style style:name="T2543" style:parent-style-name="Domyślnaczcionkaakapitu" style:family="text">
      <style:text-properties fo:background-color="#80FFFF"/>
    </style:style>
    <style:style style:name="T2544" style:parent-style-name="Domyślnaczcionkaakapitu" style:family="text">
      <style:text-properties fo:background-color="#80FFFF"/>
    </style:style>
    <style:style style:name="T2545" style:parent-style-name="Domyślnaczcionkaakapitu" style:family="text">
      <style:text-properties fo:background-color="#80FFFF"/>
    </style:style>
    <style:style style:name="T2546" style:parent-style-name="Domyślnaczcionkaakapitu" style:family="text">
      <style:text-properties fo:background-color="#80FFFF"/>
    </style:style>
    <style:style style:name="T2547" style:parent-style-name="Domyślnaczcionkaakapitu" style:family="text">
      <style:text-properties fo:background-color="#80FFFF"/>
    </style:style>
    <style:style style:name="P2548" style:parent-style-name="Normalny" style:family="paragraph">
      <style:paragraph-properties fo:text-align="justify" fo:line-height="150%" fo:text-indent="0.2479in"/>
    </style:style>
    <style:style style:name="T2549" style:parent-style-name="Domyślnaczcionkaakapitu" style:family="text">
      <style:text-properties fo:background-color="#80FFFF"/>
    </style:style>
    <style:style style:name="T2550" style:parent-style-name="Domyślnaczcionkaakapitu" style:family="text">
      <style:text-properties fo:background-color="#80FFFF"/>
    </style:style>
    <style:style style:name="T2551" style:parent-style-name="Domyślnaczcionkaakapitu" style:family="text">
      <style:text-properties fo:background-color="#80FFFF"/>
    </style:style>
    <style:style style:name="T2552" style:parent-style-name="Domyślnaczcionkaakapitu" style:family="text">
      <style:text-properties fo:background-color="#80FFFF"/>
    </style:style>
    <style:style style:name="T2553" style:parent-style-name="Domyślnaczcionkaakapitu" style:family="text">
      <style:text-properties fo:background-color="#80FFFF"/>
    </style:style>
    <style:style style:name="T2554" style:parent-style-name="Domyślnaczcionkaakapitu" style:family="text">
      <style:text-properties fo:background-color="#80FFFF"/>
    </style:style>
    <style:style style:name="T2555" style:parent-style-name="Domyślnaczcionkaakapitu" style:family="text">
      <style:text-properties fo:background-color="#80FFFF"/>
    </style:style>
    <style:style style:name="T2556" style:parent-style-name="Domyślnaczcionkaakapitu" style:family="text">
      <style:text-properties fo:background-color="#80FFFF"/>
    </style:style>
    <style:style style:name="T2557" style:parent-style-name="Domyślnaczcionkaakapitu" style:family="text">
      <style:text-properties fo:background-color="#80FFFF"/>
    </style:style>
    <style:style style:name="T2558" style:parent-style-name="Domyślnaczcionkaakapitu" style:family="text">
      <style:text-properties fo:background-color="#80FFFF"/>
    </style:style>
    <style:style style:name="T2559" style:parent-style-name="Domyślnaczcionkaakapitu" style:family="text">
      <style:text-properties fo:background-color="#80FFFF"/>
    </style:style>
    <style:style style:name="T2560" style:parent-style-name="Domyślnaczcionkaakapitu" style:family="text">
      <style:text-properties fo:background-color="#80FFFF"/>
    </style:style>
    <style:style style:name="T2561" style:parent-style-name="Domyślnaczcionkaakapitu" style:family="text">
      <style:text-properties fo:background-color="#80FFFF"/>
    </style:style>
    <style:style style:name="T2562" style:parent-style-name="Domyślnaczcionkaakapitu" style:family="text">
      <style:text-properties fo:background-color="#80FFFF"/>
    </style:style>
    <style:style style:name="T2563" style:parent-style-name="Domyślnaczcionkaakapitu" style:family="text">
      <style:text-properties fo:background-color="#80FFFF"/>
    </style:style>
    <style:style style:name="T2564" style:parent-style-name="Domyślnaczcionkaakapitu" style:family="text">
      <style:text-properties fo:background-color="#80FFFF"/>
    </style:style>
    <style:style style:name="P2565" style:parent-style-name="Normalny" style:family="paragraph">
      <style:paragraph-properties fo:text-align="justify" fo:line-height="150%" fo:text-indent="0.2479in"/>
    </style:style>
    <style:style style:name="T2566" style:parent-style-name="Domyślnaczcionkaakapitu" style:family="text">
      <style:text-properties fo:background-color="#80FFFF"/>
    </style:style>
    <style:style style:name="T2567" style:parent-style-name="Domyślnaczcionkaakapitu" style:family="text">
      <style:text-properties fo:background-color="#80FFFF"/>
    </style:style>
    <style:style style:name="T2568" style:parent-style-name="Domyślnaczcionkaakapitu" style:family="text">
      <style:text-properties fo:background-color="#80FFFF"/>
    </style:style>
    <style:style style:name="T2569" style:parent-style-name="Domyślnaczcionkaakapitu" style:family="text">
      <style:text-properties fo:background-color="#80FFFF"/>
    </style:style>
    <style:style style:name="T2570" style:parent-style-name="Domyślnaczcionkaakapitu" style:family="text">
      <style:text-properties fo:background-color="#80FFFF"/>
    </style:style>
    <style:style style:name="T2571" style:parent-style-name="Domyślnaczcionkaakapitu" style:family="text">
      <style:text-properties fo:background-color="#80FFFF"/>
    </style:style>
    <style:style style:name="T2572" style:parent-style-name="Domyślnaczcionkaakapitu" style:family="text">
      <style:text-properties fo:background-color="#80FFFF"/>
    </style:style>
    <style:style style:name="T2573" style:parent-style-name="Domyślnaczcionkaakapitu" style:family="text">
      <style:text-properties fo:background-color="#80FFFF"/>
    </style:style>
    <style:style style:name="T2574" style:parent-style-name="Domyślnaczcionkaakapitu" style:family="text">
      <style:text-properties fo:background-color="#80FFFF"/>
    </style:style>
    <style:style style:name="T2575" style:parent-style-name="Domyślnaczcionkaakapitu" style:family="text">
      <style:text-properties fo:background-color="#80FFFF"/>
    </style:style>
    <style:style style:name="T2576" style:parent-style-name="Domyślnaczcionkaakapitu" style:family="text">
      <style:text-properties fo:background-color="#80FFFF"/>
    </style:style>
    <style:style style:name="P2577" style:parent-style-name="Normalny" style:family="paragraph">
      <style:paragraph-properties fo:text-align="justify" fo:line-height="150%" fo:text-indent="0.2479in"/>
    </style:style>
    <style:style style:name="T2578" style:parent-style-name="Domyślnaczcionkaakapitu" style:family="text">
      <style:text-properties fo:background-color="#80FFFF"/>
    </style:style>
    <style:style style:name="T2579" style:parent-style-name="Domyślnaczcionkaakapitu" style:family="text">
      <style:text-properties fo:background-color="#80FFFF"/>
    </style:style>
    <style:style style:name="T2580" style:parent-style-name="Domyślnaczcionkaakapitu" style:family="text">
      <style:text-properties fo:background-color="#80FFFF"/>
    </style:style>
    <style:style style:name="T2581" style:parent-style-name="Domyślnaczcionkaakapitu" style:family="text">
      <style:text-properties fo:background-color="#80FFFF"/>
    </style:style>
    <style:style style:name="T2582" style:parent-style-name="Domyślnaczcionkaakapitu" style:family="text">
      <style:text-properties fo:background-color="#80FFFF"/>
    </style:style>
    <style:style style:name="P2583" style:parent-style-name="Normalny" style:family="paragraph">
      <style:paragraph-properties fo:text-align="justify" fo:line-height="150%" fo:text-indent="0.2479in"/>
    </style:style>
    <style:style style:name="T2584" style:parent-style-name="Domyślnaczcionkaakapitu" style:family="text">
      <style:text-properties fo:background-color="#80FFFF"/>
    </style:style>
    <style:style style:name="T2585" style:parent-style-name="Domyślnaczcionkaakapitu" style:family="text">
      <style:text-properties fo:background-color="#80FFFF"/>
    </style:style>
    <style:style style:name="T2586" style:parent-style-name="Domyślnaczcionkaakapitu" style:family="text">
      <style:text-properties fo:background-color="#80FFFF"/>
    </style:style>
    <style:style style:name="T2587" style:parent-style-name="Domyślnaczcionkaakapitu" style:family="text">
      <style:text-properties fo:background-color="#80FFFF"/>
    </style:style>
    <style:style style:name="P2588" style:parent-style-name="Normalny" style:family="paragraph">
      <style:paragraph-properties fo:text-align="justify" fo:line-height="150%" fo:text-indent="0.2479in"/>
    </style:style>
    <style:style style:name="T2589" style:parent-style-name="Domyślnaczcionkaakapitu" style:family="text">
      <style:text-properties fo:background-color="#80FFFF"/>
    </style:style>
    <style:style style:name="T2590" style:parent-style-name="Domyślnaczcionkaakapitu" style:family="text">
      <style:text-properties fo:background-color="#80FFFF"/>
    </style:style>
    <style:style style:name="T2591" style:parent-style-name="Domyślnaczcionkaakapitu" style:family="text">
      <style:text-properties fo:background-color="#80FFFF"/>
    </style:style>
    <style:style style:name="T2592" style:parent-style-name="Domyślnaczcionkaakapitu" style:family="text">
      <style:text-properties fo:background-color="#80FFFF"/>
    </style:style>
    <style:style style:name="T2593" style:parent-style-name="Domyślnaczcionkaakapitu" style:family="text">
      <style:text-properties fo:background-color="#80FFFF"/>
    </style:style>
    <style:style style:name="T2594" style:parent-style-name="Domyślnaczcionkaakapitu" style:family="text">
      <style:text-properties fo:background-color="#80FFFF"/>
    </style:style>
    <style:style style:name="P2595" style:parent-style-name="Normalny" style:family="paragraph">
      <style:paragraph-properties fo:text-align="justify" fo:line-height="150%" fo:text-indent="0.2479in"/>
    </style:style>
    <style:style style:name="T2596" style:parent-style-name="Domyślnaczcionkaakapitu" style:family="text">
      <style:text-properties fo:background-color="#80FFFF"/>
    </style:style>
    <style:style style:name="T2597" style:parent-style-name="Domyślnaczcionkaakapitu" style:family="text">
      <style:text-properties fo:background-color="#80FFFF"/>
    </style:style>
    <style:style style:name="T2598" style:parent-style-name="Domyślnaczcionkaakapitu" style:family="text">
      <style:text-properties fo:background-color="#80FFFF"/>
    </style:style>
    <style:style style:name="T2599" style:parent-style-name="Domyślnaczcionkaakapitu" style:family="text">
      <style:text-properties fo:background-color="#80FFFF"/>
    </style:style>
    <style:style style:name="T2600" style:parent-style-name="Domyślnaczcionkaakapitu" style:family="text">
      <style:text-properties fo:background-color="#80FFFF"/>
    </style:style>
    <style:style style:name="T2601" style:parent-style-name="Domyślnaczcionkaakapitu" style:family="text">
      <style:text-properties fo:background-color="#80FFFF"/>
    </style:style>
    <style:style style:name="T2602" style:parent-style-name="Domyślnaczcionkaakapitu" style:family="text">
      <style:text-properties fo:background-color="#80FFFF"/>
    </style:style>
    <style:style style:name="T2603" style:parent-style-name="Domyślnaczcionkaakapitu" style:family="text">
      <style:text-properties fo:background-color="#80FFFF"/>
    </style:style>
    <style:style style:name="T2604" style:parent-style-name="Domyślnaczcionkaakapitu" style:family="text">
      <style:text-properties fo:background-color="#80FFFF"/>
    </style:style>
    <style:style style:name="T2605" style:parent-style-name="Domyślnaczcionkaakapitu" style:family="text">
      <style:text-properties fo:background-color="#80FFFF"/>
    </style:style>
    <style:style style:name="T2606" style:parent-style-name="Domyślnaczcionkaakapitu" style:family="text">
      <style:text-properties fo:background-color="#80FFFF"/>
    </style:style>
    <style:style style:name="T2607" style:parent-style-name="Domyślnaczcionkaakapitu" style:family="text">
      <style:text-properties fo:background-color="#80FFFF"/>
    </style:style>
    <style:style style:name="T2608" style:parent-style-name="Domyślnaczcionkaakapitu" style:family="text">
      <style:text-properties fo:background-color="#80FFFF"/>
    </style:style>
    <style:style style:name="T2609" style:parent-style-name="Domyślnaczcionkaakapitu" style:family="text">
      <style:text-properties fo:background-color="#80FFFF"/>
    </style:style>
    <style:style style:name="T2610" style:parent-style-name="Domyślnaczcionkaakapitu" style:family="text">
      <style:text-properties fo:background-color="#80FFFF"/>
    </style:style>
    <style:style style:name="T2611" style:parent-style-name="Domyślnaczcionkaakapitu" style:family="text">
      <style:text-properties fo:background-color="#80FFFF"/>
    </style:style>
    <style:style style:name="P2612" style:parent-style-name="Normalny" style:family="paragraph">
      <style:paragraph-properties fo:text-align="justify" fo:line-height="150%" fo:text-indent="0.2479in"/>
    </style:style>
    <style:style style:name="T2613" style:parent-style-name="Domyślnaczcionkaakapitu" style:family="text">
      <style:text-properties fo:background-color="#80FFFF"/>
    </style:style>
    <style:style style:name="T2614" style:parent-style-name="Domyślnaczcionkaakapitu" style:family="text">
      <style:text-properties fo:background-color="#80FFFF"/>
    </style:style>
    <style:style style:name="P2615" style:parent-style-name="Normalny" style:family="paragraph">
      <style:paragraph-properties fo:text-align="justify" fo:line-height="150%" fo:text-indent="0.2479in"/>
    </style:style>
    <style:style style:name="P2616" style:parent-style-name="Normalny" style:family="paragraph">
      <style:paragraph-properties fo:text-align="justify" fo:line-height="150%"/>
    </style:style>
    <style:style style:name="T2617" style:parent-style-name="Domyślnaczcionkaakapitu" style:family="text">
      <style:text-properties style:text-underline-type="single" style:text-underline-style="solid" style:text-underline-width="auto" style:text-underline-mode="continuous"/>
    </style:style>
    <style:style style:name="P2618" style:parent-style-name="Normalny" style:family="paragraph">
      <style:paragraph-properties fo:text-align="justify" fo:line-height="150%" fo:text-indent="0.2479in"/>
    </style:style>
    <style:style style:name="T2619" style:parent-style-name="Domyślnaczcionkaakapitu" style:family="text">
      <style:text-properties fo:background-color="#80FFFF"/>
    </style:style>
    <style:style style:name="P2620" style:parent-style-name="Normalny" style:family="paragraph">
      <style:paragraph-properties fo:text-align="justify" fo:line-height="150%" fo:text-indent="0.2479in"/>
    </style:style>
    <style:style style:name="P2621" style:parent-style-name="Normalny" style:family="paragraph">
      <style:paragraph-properties fo:text-align="justify" fo:line-height="150%"/>
    </style:style>
    <style:style style:name="T2622" style:parent-style-name="Domyślnaczcionkaakapitu" style:family="text">
      <style:text-properties style:text-underline-type="single" style:text-underline-style="solid" style:text-underline-width="auto" style:text-underline-mode="continuous"/>
    </style:style>
    <style:style style:name="P2623" style:parent-style-name="Normalny" style:family="paragraph">
      <style:paragraph-properties fo:text-align="justify" fo:line-height="150%" fo:text-indent="0.2479in"/>
    </style:style>
    <style:style style:name="T2624" style:parent-style-name="Domyślnaczcionkaakapitu" style:family="text">
      <style:text-properties fo:background-color="#80FFFF"/>
    </style:style>
    <style:style style:name="T2625" style:parent-style-name="Domyślnaczcionkaakapitu" style:family="text">
      <style:text-properties fo:background-color="#80FFFF"/>
    </style:style>
    <style:style style:name="T2626" style:parent-style-name="Domyślnaczcionkaakapitu" style:family="text">
      <style:text-properties fo:background-color="#80FFFF"/>
    </style:style>
    <style:style style:name="T2627" style:parent-style-name="Domyślnaczcionkaakapitu" style:family="text">
      <style:text-properties fo:background-color="#80FFFF"/>
    </style:style>
    <style:style style:name="T2628" style:parent-style-name="Domyślnaczcionkaakapitu" style:family="text">
      <style:text-properties fo:background-color="#80FFFF"/>
    </style:style>
    <style:style style:name="T2629" style:parent-style-name="Domyślnaczcionkaakapitu" style:family="text">
      <style:text-properties fo:background-color="#80FFFF"/>
    </style:style>
    <style:style style:name="T2630" style:parent-style-name="Domyślnaczcionkaakapitu" style:family="text">
      <style:text-properties fo:background-color="#80FFFF"/>
    </style:style>
    <style:style style:name="T2631" style:parent-style-name="Domyślnaczcionkaakapitu" style:family="text">
      <style:text-properties fo:background-color="#80FFFF"/>
    </style:style>
    <style:style style:name="P2632" style:parent-style-name="Normalny" style:family="paragraph">
      <style:paragraph-properties fo:text-align="justify" fo:line-height="150%" fo:text-indent="0.2479in"/>
    </style:style>
    <style:style style:name="P2633" style:parent-style-name="Normalny" style:family="paragraph">
      <style:paragraph-properties fo:text-align="justify" fo:line-height="150%" fo:text-indent="0.2479in"/>
    </style:style>
    <style:style style:name="P2634" style:parent-style-name="Normalny" style:family="paragraph">
      <style:paragraph-properties fo:text-align="justify" fo:line-height="150%" fo:text-indent="0.2479in"/>
    </style:style>
    <style:style style:name="T2635" style:parent-style-name="Domyślnaczcionkaakapitu" style:family="text">
      <style:text-properties fo:background-color="#80FFFF"/>
    </style:style>
    <style:style style:name="T2636" style:parent-style-name="Domyślnaczcionkaakapitu" style:family="text">
      <style:text-properties fo:background-color="#80FFFF"/>
    </style:style>
    <style:style style:name="T2637" style:parent-style-name="Domyślnaczcionkaakapitu" style:family="text">
      <style:text-properties fo:background-color="#80FFFF"/>
    </style:style>
    <style:style style:name="T2638" style:parent-style-name="Domyślnaczcionkaakapitu" style:family="text">
      <style:text-properties fo:background-color="#80FFFF"/>
    </style:style>
    <style:style style:name="T2639" style:parent-style-name="Domyślnaczcionkaakapitu" style:family="text">
      <style:text-properties fo:background-color="#80FFFF"/>
    </style:style>
    <style:style style:name="T2640" style:parent-style-name="Domyślnaczcionkaakapitu" style:family="text">
      <style:text-properties fo:background-color="#80FFFF"/>
    </style:style>
    <style:style style:name="T2641" style:parent-style-name="Domyślnaczcionkaakapitu" style:family="text">
      <style:text-properties fo:background-color="#80FFFF"/>
    </style:style>
    <style:style style:name="P2642" style:parent-style-name="Normalny" style:family="paragraph">
      <style:paragraph-properties fo:text-align="justify" fo:line-height="150%" fo:text-indent="0.2479in"/>
    </style:style>
    <style:style style:name="T2643" style:parent-style-name="Domyślnaczcionkaakapitu" style:family="text">
      <style:text-properties fo:background-color="#80FFFF"/>
    </style:style>
    <style:style style:name="P2644" style:parent-style-name="Normalny" style:family="paragraph">
      <style:paragraph-properties fo:text-align="justify" fo:line-height="150%" fo:text-indent="0.2479in"/>
    </style:style>
    <style:style style:name="T2645" style:parent-style-name="Domyślnaczcionkaakapitu" style:family="text">
      <style:text-properties fo:background-color="#80FFFF"/>
    </style:style>
    <style:style style:name="T2646" style:parent-style-name="Domyślnaczcionkaakapitu" style:family="text">
      <style:text-properties fo:background-color="#80FFFF"/>
    </style:style>
    <style:style style:name="T2647" style:parent-style-name="Domyślnaczcionkaakapitu" style:family="text">
      <style:text-properties fo:background-color="#80FFFF"/>
    </style:style>
    <style:style style:name="T2648" style:parent-style-name="Domyślnaczcionkaakapitu" style:family="text">
      <style:text-properties fo:background-color="#80FFFF"/>
    </style:style>
    <style:style style:name="P2649" style:parent-style-name="Normalny" style:family="paragraph">
      <style:paragraph-properties fo:text-align="justify" fo:line-height="150%" fo:text-indent="0.2479in"/>
    </style:style>
    <style:style style:name="T2650" style:parent-style-name="Domyślnaczcionkaakapitu" style:family="text">
      <style:text-properties fo:background-color="#80FFFF"/>
    </style:style>
    <style:style style:name="T2651" style:parent-style-name="Domyślnaczcionkaakapitu" style:family="text">
      <style:text-properties fo:background-color="#80FFFF"/>
    </style:style>
    <style:style style:name="T2652" style:parent-style-name="Domyślnaczcionkaakapitu" style:family="text">
      <style:text-properties fo:background-color="#80FFFF"/>
    </style:style>
    <style:style style:name="T2653" style:parent-style-name="Domyślnaczcionkaakapitu" style:family="text">
      <style:text-properties fo:background-color="#80FFFF"/>
    </style:style>
    <style:style style:name="T2654" style:parent-style-name="Domyślnaczcionkaakapitu" style:family="text">
      <style:text-properties fo:background-color="#80FFFF"/>
    </style:style>
    <style:style style:name="T2655" style:parent-style-name="Domyślnaczcionkaakapitu" style:family="text">
      <style:text-properties fo:background-color="#80FFFF"/>
    </style:style>
    <style:style style:name="P2656" style:parent-style-name="Normalny" style:family="paragraph">
      <style:paragraph-properties fo:text-align="justify" fo:line-height="150%"/>
    </style:style>
    <style:style style:name="P2657" style:parent-style-name="Normalny" style:family="paragraph">
      <style:paragraph-properties fo:text-align="justify" fo:line-height="150%" fo:text-indent="0.2479in"/>
    </style:style>
    <style:style style:name="T2658" style:parent-style-name="Domyślnaczcionkaakapitu" style:family="text">
      <style:text-properties fo:background-color="#80FFFF"/>
    </style:style>
    <style:style style:name="T2659" style:parent-style-name="Domyślnaczcionkaakapitu" style:family="text">
      <style:text-properties fo:background-color="#80FFFF"/>
    </style:style>
    <style:style style:name="T2660" style:parent-style-name="Domyślnaczcionkaakapitu" style:family="text">
      <style:text-properties fo:background-color="#80FFFF"/>
    </style:style>
    <style:style style:name="T2661" style:parent-style-name="Domyślnaczcionkaakapitu" style:family="text">
      <style:text-properties fo:background-color="#80FFFF"/>
    </style:style>
    <style:style style:name="P2662" style:parent-style-name="Normalny" style:family="paragraph">
      <style:paragraph-properties fo:text-align="justify" fo:line-height="150%" fo:text-indent="0.2479in"/>
    </style:style>
    <style:style style:name="T2663" style:parent-style-name="Domyślnaczcionkaakapitu" style:family="text">
      <style:text-properties fo:background-color="#80FFFF"/>
    </style:style>
    <style:style style:name="T2664" style:parent-style-name="Domyślnaczcionkaakapitu" style:family="text">
      <style:text-properties fo:background-color="#80FFFF"/>
    </style:style>
    <style:style style:name="T2665" style:parent-style-name="Domyślnaczcionkaakapitu" style:family="text">
      <style:text-properties fo:background-color="#80FFFF"/>
    </style:style>
    <style:style style:name="T2666" style:parent-style-name="Domyślnaczcionkaakapitu" style:family="text">
      <style:text-properties fo:background-color="#80FFFF"/>
    </style:style>
    <style:style style:name="P2667" style:parent-style-name="Normalny" style:family="paragraph">
      <style:paragraph-properties fo:text-align="justify" fo:line-height="150%" fo:text-indent="0.2479in"/>
    </style:style>
    <style:style style:name="T2668" style:parent-style-name="Domyślnaczcionkaakapitu" style:family="text">
      <style:text-properties fo:background-color="#80FFFF"/>
    </style:style>
    <style:style style:name="T2669" style:parent-style-name="Domyślnaczcionkaakapitu" style:family="text">
      <style:text-properties fo:background-color="#80FFFF"/>
    </style:style>
    <style:style style:name="T2670" style:parent-style-name="Domyślnaczcionkaakapitu" style:family="text">
      <style:text-properties fo:background-color="#80FFFF"/>
    </style:style>
    <style:style style:name="T2671" style:parent-style-name="Domyślnaczcionkaakapitu" style:family="text">
      <style:text-properties fo:background-color="#80FFFF"/>
    </style:style>
    <style:style style:name="T2672" style:parent-style-name="Domyślnaczcionkaakapitu" style:family="text">
      <style:text-properties fo:background-color="#80FFFF"/>
    </style:style>
    <style:style style:name="T2673" style:parent-style-name="Domyślnaczcionkaakapitu" style:family="text">
      <style:text-properties fo:background-color="#80FFFF"/>
    </style:style>
    <style:style style:name="T2674" style:parent-style-name="Domyślnaczcionkaakapitu" style:family="text">
      <style:text-properties fo:background-color="#80FFFF"/>
    </style:style>
    <style:style style:name="T2675" style:parent-style-name="Domyślnaczcionkaakapitu" style:family="text">
      <style:text-properties fo:background-color="#80FFFF"/>
    </style:style>
    <style:style style:name="T2676" style:parent-style-name="Domyślnaczcionkaakapitu" style:family="text">
      <style:text-properties fo:background-color="#80FFFF"/>
    </style:style>
    <style:style style:name="T2677" style:parent-style-name="Domyślnaczcionkaakapitu" style:family="text">
      <style:text-properties fo:background-color="#80FFFF"/>
    </style:style>
    <style:style style:name="T2678" style:parent-style-name="Domyślnaczcionkaakapitu" style:family="text">
      <style:text-properties fo:background-color="#80FFFF"/>
    </style:style>
    <style:style style:name="T2679" style:parent-style-name="Domyślnaczcionkaakapitu" style:family="text">
      <style:text-properties fo:background-color="#80FFFF"/>
    </style:style>
    <style:style style:name="T2680" style:parent-style-name="Domyślnaczcionkaakapitu" style:family="text">
      <style:text-properties fo:background-color="#80FFFF"/>
    </style:style>
    <style:style style:name="T2681" style:parent-style-name="Domyślnaczcionkaakapitu" style:family="text">
      <style:text-properties fo:background-color="#80FFFF"/>
    </style:style>
    <style:style style:name="T2682" style:parent-style-name="Domyślnaczcionkaakapitu" style:family="text">
      <style:text-properties fo:background-color="#80FFFF"/>
    </style:style>
    <style:style style:name="T2683" style:parent-style-name="Domyślnaczcionkaakapitu" style:family="text">
      <style:text-properties fo:background-color="#80FFFF"/>
    </style:style>
    <style:style style:name="P2684" style:parent-style-name="Normalny" style:family="paragraph">
      <style:paragraph-properties fo:text-align="justify" fo:line-height="150%" fo:text-indent="0.2479in"/>
    </style:style>
    <style:style style:name="T2685" style:parent-style-name="Domyślnaczcionkaakapitu" style:family="text">
      <style:text-properties fo:background-color="#80FFFF"/>
    </style:style>
    <style:style style:name="T2686" style:parent-style-name="Domyślnaczcionkaakapitu" style:family="text">
      <style:text-properties fo:background-color="#80FFFF"/>
    </style:style>
    <style:style style:name="P2687" style:parent-style-name="Normalny" style:family="paragraph">
      <style:paragraph-properties fo:text-align="justify" fo:line-height="150%" fo:text-indent="0.2479in"/>
    </style:style>
    <style:style style:name="T2688" style:parent-style-name="Domyślnaczcionkaakapitu" style:family="text">
      <style:text-properties fo:background-color="#80FFFF"/>
    </style:style>
    <style:style style:name="P2689" style:parent-style-name="Normalny" style:family="paragraph">
      <style:paragraph-properties fo:text-align="justify" fo:line-height="150%" fo:text-indent="0.2479in"/>
    </style:style>
    <style:style style:name="T2690" style:parent-style-name="Domyślnaczcionkaakapitu" style:family="text">
      <style:text-properties fo:background-color="#80FFFF"/>
    </style:style>
    <style:style style:name="T2691" style:parent-style-name="Domyślnaczcionkaakapitu" style:family="text">
      <style:text-properties fo:background-color="#80FFFF"/>
    </style:style>
    <style:style style:name="T2692" style:parent-style-name="Domyślnaczcionkaakapitu" style:family="text">
      <style:text-properties fo:background-color="#80FFFF"/>
    </style:style>
    <style:style style:name="T2693" style:parent-style-name="Domyślnaczcionkaakapitu" style:family="text">
      <style:text-properties fo:background-color="#80FFFF"/>
    </style:style>
    <style:style style:name="T2694" style:parent-style-name="Domyślnaczcionkaakapitu" style:family="text">
      <style:text-properties fo:background-color="#80FFFF"/>
    </style:style>
    <style:style style:name="T2695" style:parent-style-name="Domyślnaczcionkaakapitu" style:family="text">
      <style:text-properties fo:background-color="#80FFFF"/>
    </style:style>
    <style:style style:name="T2696" style:parent-style-name="Domyślnaczcionkaakapitu" style:family="text">
      <style:text-properties fo:background-color="#80FFFF"/>
    </style:style>
    <style:style style:name="T2697" style:parent-style-name="Domyślnaczcionkaakapitu" style:family="text">
      <style:text-properties fo:background-color="#80FFFF"/>
    </style:style>
    <style:style style:name="T2698" style:parent-style-name="Domyślnaczcionkaakapitu" style:family="text">
      <style:text-properties fo:background-color="#80FFFF"/>
    </style:style>
    <style:style style:name="T2699" style:parent-style-name="Domyślnaczcionkaakapitu" style:family="text">
      <style:text-properties fo:background-color="#80FFFF"/>
    </style:style>
    <style:style style:name="T2700" style:parent-style-name="Domyślnaczcionkaakapitu" style:family="text">
      <style:text-properties fo:background-color="#80FFFF"/>
    </style:style>
    <style:style style:name="T2701" style:parent-style-name="Domyślnaczcionkaakapitu" style:family="text">
      <style:text-properties fo:background-color="#80FFFF"/>
    </style:style>
    <style:style style:name="T2702" style:parent-style-name="Domyślnaczcionkaakapitu" style:family="text">
      <style:text-properties fo:background-color="#80FFFF"/>
    </style:style>
    <style:style style:name="P2703" style:parent-style-name="Normalny" style:family="paragraph">
      <style:paragraph-properties fo:text-align="justify" fo:line-height="150%" fo:text-indent="0.2479in"/>
    </style:style>
    <style:style style:name="T2704" style:parent-style-name="Domyślnaczcionkaakapitu" style:family="text">
      <style:text-properties fo:background-color="#80FFFF"/>
    </style:style>
    <style:style style:name="P2705" style:parent-style-name="Normalny" style:family="paragraph">
      <style:paragraph-properties fo:text-align="justify" fo:line-height="150%" fo:text-indent="0.2479in"/>
    </style:style>
    <style:style style:name="T2706" style:parent-style-name="Domyślnaczcionkaakapitu" style:family="text">
      <style:text-properties fo:background-color="#80FFFF"/>
    </style:style>
    <style:style style:name="P2707" style:parent-style-name="Normalny" style:family="paragraph">
      <style:paragraph-properties fo:text-align="justify" fo:line-height="150%" fo:text-indent="0.2479in"/>
    </style:style>
    <style:style style:name="T2708" style:parent-style-name="Domyślnaczcionkaakapitu" style:family="text">
      <style:text-properties fo:background-color="#80FFFF"/>
    </style:style>
    <style:style style:name="T2709" style:parent-style-name="Domyślnaczcionkaakapitu" style:family="text">
      <style:text-properties fo:background-color="#80FFFF"/>
    </style:style>
    <style:style style:name="P2710" style:parent-style-name="Normalny" style:family="paragraph">
      <style:paragraph-properties fo:text-align="justify" fo:line-height="150%" fo:text-indent="0.2479in"/>
    </style:style>
    <style:style style:name="T2711" style:parent-style-name="Domyślnaczcionkaakapitu" style:family="text">
      <style:text-properties fo:background-color="#80FFFF"/>
    </style:style>
    <style:style style:name="P2712" style:parent-style-name="Normalny" style:family="paragraph">
      <style:paragraph-properties fo:text-align="justify" fo:line-height="150%"/>
    </style:style>
    <style:style style:name="T2713" style:parent-style-name="Domyślnaczcionkaakapitu" style:family="text">
      <style:text-properties style:text-underline-type="single" style:text-underline-style="solid" style:text-underline-width="auto" style:text-underline-mode="continuous"/>
    </style:style>
    <style:style style:name="P2714" style:parent-style-name="Normalny" style:family="paragraph">
      <style:paragraph-properties fo:text-align="justify" fo:line-height="150%" fo:text-indent="0.2479in"/>
    </style:style>
    <style:style style:name="T2715" style:parent-style-name="Domyślnaczcionkaakapitu" style:family="text">
      <style:text-properties fo:background-color="#80FFFF"/>
    </style:style>
    <style:style style:name="T2716" style:parent-style-name="Domyślnaczcionkaakapitu" style:family="text">
      <style:text-properties fo:background-color="#80FFFF"/>
    </style:style>
    <style:style style:name="P2717" style:parent-style-name="Normalny" style:family="paragraph">
      <style:paragraph-properties fo:text-align="justify" fo:line-height="150%"/>
    </style:style>
    <style:style style:name="T2718" style:parent-style-name="Domyślnaczcionkaakapitu" style:family="text">
      <style:text-properties style:text-underline-type="single" style:text-underline-style="solid" style:text-underline-width="auto" style:text-underline-mode="continuous"/>
    </style:style>
    <style:style style:name="P2719" style:parent-style-name="Normalny" style:family="paragraph">
      <style:paragraph-properties fo:text-align="justify" fo:line-height="150%" fo:text-indent="0.2479in"/>
    </style:style>
    <style:style style:name="T2720" style:parent-style-name="Domyślnaczcionkaakapitu" style:family="text">
      <style:text-properties fo:background-color="#80FFFF"/>
    </style:style>
    <style:style style:name="T2721" style:parent-style-name="Domyślnaczcionkaakapitu" style:family="text">
      <style:text-properties fo:background-color="#80FFFF"/>
    </style:style>
    <style:style style:name="T2722" style:parent-style-name="Domyślnaczcionkaakapitu" style:family="text">
      <style:text-properties fo:background-color="#80FFFF"/>
    </style:style>
    <style:style style:name="T2723" style:parent-style-name="Domyślnaczcionkaakapitu" style:family="text">
      <style:text-properties fo:background-color="#80FFFF"/>
    </style:style>
    <style:style style:name="T2724" style:parent-style-name="Domyślnaczcionkaakapitu" style:family="text">
      <style:text-properties fo:background-color="#80FFFF"/>
    </style:style>
    <style:style style:name="T2725" style:parent-style-name="Domyślnaczcionkaakapitu" style:family="text">
      <style:text-properties fo:background-color="#80FFFF"/>
    </style:style>
    <style:style style:name="T2726" style:parent-style-name="Domyślnaczcionkaakapitu" style:family="text">
      <style:text-properties fo:background-color="#80FFFF"/>
    </style:style>
    <style:style style:name="T2727" style:parent-style-name="Domyślnaczcionkaakapitu" style:family="text">
      <style:text-properties fo:background-color="#80FFFF"/>
    </style:style>
    <style:style style:name="T2728" style:parent-style-name="Domyślnaczcionkaakapitu" style:family="text">
      <style:text-properties fo:background-color="#80FFFF"/>
    </style:style>
    <style:style style:name="T2729" style:parent-style-name="Domyślnaczcionkaakapitu" style:family="text">
      <style:text-properties fo:background-color="#80FFFF"/>
    </style:style>
    <style:style style:name="T2730" style:parent-style-name="Domyślnaczcionkaakapitu" style:family="text">
      <style:text-properties fo:background-color="#80FFFF"/>
    </style:style>
    <style:style style:name="T2731" style:parent-style-name="Domyślnaczcionkaakapitu" style:family="text">
      <style:text-properties fo:background-color="#80FFFF"/>
    </style:style>
    <style:style style:name="T2732" style:parent-style-name="Domyślnaczcionkaakapitu" style:family="text">
      <style:text-properties fo:background-color="#80FFFF"/>
    </style:style>
    <style:style style:name="P2733" style:parent-style-name="Normalny" style:family="paragraph">
      <style:paragraph-properties fo:text-align="justify" fo:line-height="150%" fo:text-indent="0.2479in"/>
    </style:style>
    <style:style style:name="T2734" style:parent-style-name="Domyślnaczcionkaakapitu" style:family="text">
      <style:text-properties fo:background-color="#80FFFF"/>
    </style:style>
    <style:style style:name="T2735" style:parent-style-name="Domyślnaczcionkaakapitu" style:family="text">
      <style:text-properties fo:background-color="#80FFFF"/>
    </style:style>
    <style:style style:name="T2736" style:parent-style-name="Domyślnaczcionkaakapitu" style:family="text">
      <style:text-properties fo:background-color="#80FFFF"/>
    </style:style>
    <style:style style:name="T2737" style:parent-style-name="Domyślnaczcionkaakapitu" style:family="text">
      <style:text-properties fo:background-color="#80FFFF"/>
    </style:style>
    <style:style style:name="T2738" style:parent-style-name="Domyślnaczcionkaakapitu" style:family="text">
      <style:text-properties fo:background-color="#80FFFF"/>
    </style:style>
    <style:style style:name="T2739" style:parent-style-name="Domyślnaczcionkaakapitu" style:family="text">
      <style:text-properties fo:background-color="#80FFFF"/>
    </style:style>
    <style:style style:name="T2740" style:parent-style-name="Domyślnaczcionkaakapitu" style:family="text">
      <style:text-properties fo:background-color="#80FFFF"/>
    </style:style>
    <style:style style:name="T2741" style:parent-style-name="Domyślnaczcionkaakapitu" style:family="text">
      <style:text-properties fo:background-color="#80FFFF"/>
    </style:style>
    <style:style style:name="T2742" style:parent-style-name="Domyślnaczcionkaakapitu" style:family="text">
      <style:text-properties fo:background-color="#80FFFF"/>
    </style:style>
    <style:style style:name="T2743" style:parent-style-name="Domyślnaczcionkaakapitu" style:family="text">
      <style:text-properties fo:background-color="#80FFFF"/>
    </style:style>
    <style:style style:name="T2744" style:parent-style-name="Domyślnaczcionkaakapitu" style:family="text">
      <style:text-properties fo:background-color="#80FFFF"/>
    </style:style>
    <style:style style:name="T2745" style:parent-style-name="Domyślnaczcionkaakapitu" style:family="text">
      <style:text-properties fo:background-color="#80FFFF"/>
    </style:style>
    <style:style style:name="T2746" style:parent-style-name="Domyślnaczcionkaakapitu" style:family="text">
      <style:text-properties fo:background-color="#80FFFF"/>
    </style:style>
    <style:style style:name="T2747" style:parent-style-name="Domyślnaczcionkaakapitu" style:family="text">
      <style:text-properties fo:background-color="#80FFFF"/>
    </style:style>
    <style:style style:name="T2748" style:parent-style-name="Domyślnaczcionkaakapitu" style:family="text">
      <style:text-properties fo:background-color="#80FFFF"/>
    </style:style>
    <style:style style:name="T2749" style:parent-style-name="Domyślnaczcionkaakapitu" style:family="text">
      <style:text-properties fo:background-color="#80FFFF"/>
    </style:style>
    <style:style style:name="T2750" style:parent-style-name="Domyślnaczcionkaakapitu" style:family="text">
      <style:text-properties fo:background-color="#80FFFF"/>
    </style:style>
    <style:style style:name="T2751" style:parent-style-name="Domyślnaczcionkaakapitu" style:family="text">
      <style:text-properties fo:background-color="#80FFFF"/>
    </style:style>
    <style:style style:name="P2752" style:parent-style-name="Normalny" style:family="paragraph">
      <style:paragraph-properties fo:text-align="justify" fo:line-height="150%" fo:text-indent="0.2479in"/>
    </style:style>
    <style:style style:name="T2753" style:parent-style-name="Domyślnaczcionkaakapitu" style:family="text">
      <style:text-properties fo:background-color="#80FFFF"/>
    </style:style>
    <style:style style:name="T2754" style:parent-style-name="Domyślnaczcionkaakapitu" style:family="text">
      <style:text-properties fo:background-color="#80FFFF"/>
    </style:style>
    <style:style style:name="T2755" style:parent-style-name="Domyślnaczcionkaakapitu" style:family="text">
      <style:text-properties fo:background-color="#80FFFF"/>
    </style:style>
    <style:style style:name="T2756" style:parent-style-name="Domyślnaczcionkaakapitu" style:family="text">
      <style:text-properties fo:background-color="#80FFFF"/>
    </style:style>
    <style:style style:name="T2757" style:parent-style-name="Domyślnaczcionkaakapitu" style:family="text">
      <style:text-properties fo:background-color="#80FFFF"/>
    </style:style>
    <style:style style:name="T2758" style:parent-style-name="Domyślnaczcionkaakapitu" style:family="text">
      <style:text-properties fo:background-color="#80FFFF"/>
    </style:style>
    <style:style style:name="T2759" style:parent-style-name="Domyślnaczcionkaakapitu" style:family="text">
      <style:text-properties fo:background-color="#80FFFF"/>
    </style:style>
    <style:style style:name="T2760" style:parent-style-name="Domyślnaczcionkaakapitu" style:family="text">
      <style:text-properties fo:background-color="#80FFFF"/>
    </style:style>
    <style:style style:name="T2761" style:parent-style-name="Domyślnaczcionkaakapitu" style:family="text">
      <style:text-properties fo:background-color="#80FFFF"/>
    </style:style>
    <style:style style:name="T2762" style:parent-style-name="Domyślnaczcionkaakapitu" style:family="text">
      <style:text-properties fo:background-color="#80FFFF"/>
    </style:style>
    <style:style style:name="T2763" style:parent-style-name="Domyślnaczcionkaakapitu" style:family="text">
      <style:text-properties fo:background-color="#80FFFF"/>
    </style:style>
    <style:style style:name="T2764" style:parent-style-name="Domyślnaczcionkaakapitu" style:family="text">
      <style:text-properties fo:background-color="#80FFFF"/>
    </style:style>
    <style:style style:name="T2765" style:parent-style-name="Domyślnaczcionkaakapitu" style:family="text">
      <style:text-properties fo:background-color="#80FFFF"/>
    </style:style>
    <style:style style:name="P2766" style:parent-style-name="Normalny" style:family="paragraph">
      <style:paragraph-properties fo:text-align="justify" fo:line-height="150%" fo:text-indent="0.2479in"/>
    </style:style>
    <style:style style:name="T2767" style:parent-style-name="Domyślnaczcionkaakapitu" style:family="text">
      <style:text-properties fo:background-color="#80FFFF"/>
    </style:style>
    <style:style style:name="T2768" style:parent-style-name="Domyślnaczcionkaakapitu" style:family="text">
      <style:text-properties fo:background-color="#80FFFF"/>
    </style:style>
    <style:style style:name="T2769" style:parent-style-name="Domyślnaczcionkaakapitu" style:family="text">
      <style:text-properties fo:background-color="#80FFFF"/>
    </style:style>
    <style:style style:name="P2770" style:parent-style-name="Normalny" style:family="paragraph">
      <style:paragraph-properties fo:text-align="justify" fo:line-height="150%" fo:text-indent="0.2479in">
        <style:tab-stops>
          <style:tab-stop style:type="left" style:position="4.6083in"/>
        </style:tab-stops>
      </style:paragraph-properties>
    </style:style>
    <style:style style:name="T2771" style:parent-style-name="Domyślnaczcionkaakapitu" style:family="text">
      <style:text-properties fo:background-color="#80FFFF"/>
    </style:style>
    <style:style style:name="T2772" style:parent-style-name="Domyślnaczcionkaakapitu" style:family="text">
      <style:text-properties fo:background-color="#80FFFF"/>
    </style:style>
    <style:style style:name="T2773" style:parent-style-name="Domyślnaczcionkaakapitu" style:family="text">
      <style:text-properties fo:background-color="#80FFFF"/>
    </style:style>
    <style:style style:name="T2774" style:parent-style-name="Domyślnaczcionkaakapitu" style:family="text">
      <style:text-properties fo:background-color="#80FFFF"/>
    </style:style>
    <style:style style:name="T2775" style:parent-style-name="Domyślnaczcionkaakapitu" style:family="text">
      <style:text-properties fo:background-color="#80FFFF"/>
    </style:style>
    <style:style style:name="T2776" style:parent-style-name="Domyślnaczcionkaakapitu" style:family="text">
      <style:text-properties fo:background-color="#80FFFF"/>
    </style:style>
    <style:style style:name="T2777" style:parent-style-name="Domyślnaczcionkaakapitu" style:family="text">
      <style:text-properties fo:background-color="#80FFFF"/>
    </style:style>
    <style:style style:name="T2778" style:parent-style-name="Domyślnaczcionkaakapitu" style:family="text">
      <style:text-properties fo:background-color="#80FFFF"/>
    </style:style>
    <style:style style:name="T2779" style:parent-style-name="Domyślnaczcionkaakapitu" style:family="text">
      <style:text-properties fo:background-color="#80FFFF"/>
    </style:style>
    <style:style style:name="T2780" style:parent-style-name="Domyślnaczcionkaakapitu" style:family="text">
      <style:text-properties fo:background-color="#80FFFF"/>
    </style:style>
    <style:style style:name="T2781" style:parent-style-name="Domyślnaczcionkaakapitu" style:family="text">
      <style:text-properties fo:background-color="#80FFFF"/>
    </style:style>
    <style:style style:name="T2782" style:parent-style-name="Domyślnaczcionkaakapitu" style:family="text">
      <style:text-properties fo:background-color="#80FFFF"/>
    </style:style>
    <style:style style:name="T2783" style:parent-style-name="Domyślnaczcionkaakapitu" style:family="text">
      <style:text-properties fo:background-color="#80FFFF"/>
    </style:style>
    <style:style style:name="T2784" style:parent-style-name="Domyślnaczcionkaakapitu" style:family="text">
      <style:text-properties fo:background-color="#80FFFF"/>
    </style:style>
    <style:style style:name="T2785" style:parent-style-name="Domyślnaczcionkaakapitu" style:family="text">
      <style:text-properties fo:background-color="#80FFFF"/>
    </style:style>
    <style:style style:name="T2786" style:parent-style-name="Domyślnaczcionkaakapitu" style:family="text">
      <style:text-properties fo:background-color="#80FFFF"/>
    </style:style>
    <style:style style:name="T2787" style:parent-style-name="Domyślnaczcionkaakapitu" style:family="text">
      <style:text-properties fo:background-color="#80FFFF"/>
    </style:style>
    <style:style style:name="T2788" style:parent-style-name="Domyślnaczcionkaakapitu" style:family="text">
      <style:text-properties fo:background-color="#80FFFF"/>
    </style:style>
    <style:style style:name="T2789" style:parent-style-name="Domyślnaczcionkaakapitu" style:family="text">
      <style:text-properties fo:background-color="#80FFFF"/>
    </style:style>
    <style:style style:name="T2790" style:parent-style-name="Domyślnaczcionkaakapitu" style:family="text">
      <style:text-properties fo:background-color="#80FFFF"/>
    </style:style>
    <style:style style:name="T2791" style:parent-style-name="Domyślnaczcionkaakapitu" style:family="text">
      <style:text-properties fo:background-color="#80FFFF"/>
    </style:style>
    <style:style style:name="T2792" style:parent-style-name="Domyślnaczcionkaakapitu" style:family="text">
      <style:text-properties fo:background-color="#80FFFF"/>
    </style:style>
    <style:style style:name="T2793" style:parent-style-name="Domyślnaczcionkaakapitu" style:family="text">
      <style:text-properties fo:background-color="#80FFFF"/>
    </style:style>
    <style:style style:name="T2794" style:parent-style-name="Domyślnaczcionkaakapitu" style:family="text">
      <style:text-properties fo:background-color="#80FFFF"/>
    </style:style>
    <style:style style:name="T2795" style:parent-style-name="Domyślnaczcionkaakapitu" style:family="text">
      <style:text-properties fo:background-color="#80FFFF"/>
    </style:style>
    <style:style style:name="T2796" style:parent-style-name="Domyślnaczcionkaakapitu" style:family="text">
      <style:text-properties fo:background-color="#80FFFF"/>
    </style:style>
    <style:style style:name="T2797" style:parent-style-name="Domyślnaczcionkaakapitu" style:family="text">
      <style:text-properties fo:background-color="#80FFFF"/>
    </style:style>
    <style:style style:name="T2798" style:parent-style-name="Domyślnaczcionkaakapitu" style:family="text">
      <style:text-properties fo:background-color="#80FFFF"/>
    </style:style>
    <style:style style:name="T2799" style:parent-style-name="Domyślnaczcionkaakapitu" style:family="text">
      <style:text-properties fo:background-color="#80FFFF"/>
    </style:style>
    <style:style style:name="T2800" style:parent-style-name="Domyślnaczcionkaakapitu" style:family="text">
      <style:text-properties fo:background-color="#80FFFF"/>
    </style:style>
    <style:style style:name="T2801" style:parent-style-name="Domyślnaczcionkaakapitu" style:family="text">
      <style:text-properties fo:background-color="#80FFFF"/>
    </style:style>
    <style:style style:name="T2802" style:parent-style-name="Domyślnaczcionkaakapitu" style:family="text">
      <style:text-properties fo:background-color="#80FFFF"/>
    </style:style>
    <style:style style:name="T2803" style:parent-style-name="Domyślnaczcionkaakapitu" style:family="text">
      <style:text-properties fo:background-color="#80FFFF"/>
    </style:style>
    <style:style style:name="T2804" style:parent-style-name="Domyślnaczcionkaakapitu" style:family="text">
      <style:text-properties fo:background-color="#80FFFF"/>
    </style:style>
    <style:style style:name="P2805" style:parent-style-name="Normalny" style:family="paragraph">
      <style:paragraph-properties fo:text-align="justify" fo:line-height="150%" fo:text-indent="0.2479in"/>
    </style:style>
    <style:style style:name="T2806" style:parent-style-name="Domyślnaczcionkaakapitu" style:family="text">
      <style:text-properties fo:background-color="#80FFFF"/>
    </style:style>
    <style:style style:name="T2807" style:parent-style-name="Domyślnaczcionkaakapitu" style:family="text">
      <style:text-properties fo:background-color="#80FFFF"/>
    </style:style>
    <style:style style:name="T2808" style:parent-style-name="Domyślnaczcionkaakapitu" style:family="text">
      <style:text-properties fo:background-color="#80FFFF"/>
    </style:style>
    <style:style style:name="T2809" style:parent-style-name="Domyślnaczcionkaakapitu" style:family="text">
      <style:text-properties fo:background-color="#80FFFF"/>
    </style:style>
    <style:style style:name="T2810" style:parent-style-name="Domyślnaczcionkaakapitu" style:family="text">
      <style:text-properties fo:background-color="#80FFFF"/>
    </style:style>
    <style:style style:name="P2811" style:parent-style-name="Normalny" style:family="paragraph">
      <style:paragraph-properties fo:text-align="justify" fo:line-height="150%" fo:text-indent="0.2479in"/>
    </style:style>
    <style:style style:name="T2812" style:parent-style-name="Domyślnaczcionkaakapitu" style:family="text">
      <style:text-properties fo:background-color="#80FFFF"/>
    </style:style>
    <style:style style:name="T2813" style:parent-style-name="Domyślnaczcionkaakapitu" style:family="text">
      <style:text-properties fo:background-color="#80FFFF"/>
    </style:style>
    <style:style style:name="T2814" style:parent-style-name="Domyślnaczcionkaakapitu" style:family="text">
      <style:text-properties fo:background-color="#80FFFF"/>
    </style:style>
    <style:style style:name="T2815" style:parent-style-name="Domyślnaczcionkaakapitu" style:family="text">
      <style:text-properties fo:background-color="#80FFFF"/>
    </style:style>
    <style:style style:name="T2816" style:parent-style-name="Domyślnaczcionkaakapitu" style:family="text">
      <style:text-properties fo:background-color="#80FFFF"/>
    </style:style>
    <style:style style:name="T2817" style:parent-style-name="Domyślnaczcionkaakapitu" style:family="text">
      <style:text-properties fo:background-color="#80FFFF"/>
    </style:style>
    <style:style style:name="T2818" style:parent-style-name="Domyślnaczcionkaakapitu" style:family="text">
      <style:text-properties fo:background-color="#80FFFF"/>
    </style:style>
    <style:style style:name="T2819" style:parent-style-name="Domyślnaczcionkaakapitu" style:family="text">
      <style:text-properties fo:background-color="#80FFFF"/>
    </style:style>
    <style:style style:name="T2820" style:parent-style-name="Domyślnaczcionkaakapitu" style:family="text">
      <style:text-properties fo:background-color="#80FFFF"/>
    </style:style>
    <style:style style:name="T2821" style:parent-style-name="Domyślnaczcionkaakapitu" style:family="text">
      <style:text-properties fo:background-color="#80FFFF"/>
    </style:style>
    <style:style style:name="T2822" style:parent-style-name="Domyślnaczcionkaakapitu" style:family="text">
      <style:text-properties fo:background-color="#80FFFF"/>
    </style:style>
    <style:style style:name="T2823" style:parent-style-name="Domyślnaczcionkaakapitu" style:family="text">
      <style:text-properties fo:background-color="#80FFFF"/>
    </style:style>
    <style:style style:name="T2824" style:parent-style-name="Domyślnaczcionkaakapitu" style:family="text">
      <style:text-properties fo:background-color="#80FFFF"/>
    </style:style>
    <style:style style:name="T2825" style:parent-style-name="Domyślnaczcionkaakapitu" style:family="text">
      <style:text-properties fo:background-color="#80FFFF"/>
    </style:style>
    <style:style style:name="T2826" style:parent-style-name="Domyślnaczcionkaakapitu" style:family="text">
      <style:text-properties fo:background-color="#80FFFF"/>
    </style:style>
    <style:style style:name="T2827" style:parent-style-name="Domyślnaczcionkaakapitu" style:family="text">
      <style:text-properties fo:background-color="#80FFFF"/>
    </style:style>
    <style:style style:name="T2828" style:parent-style-name="Domyślnaczcionkaakapitu" style:family="text">
      <style:text-properties fo:background-color="#80FFFF"/>
    </style:style>
    <style:style style:name="T2829" style:parent-style-name="Domyślnaczcionkaakapitu" style:family="text">
      <style:text-properties fo:background-color="#80FFFF"/>
    </style:style>
    <style:style style:name="T2830" style:parent-style-name="Domyślnaczcionkaakapitu" style:family="text">
      <style:text-properties fo:background-color="#80FFFF"/>
    </style:style>
    <style:style style:name="T2831" style:parent-style-name="Domyślnaczcionkaakapitu" style:family="text">
      <style:text-properties fo:background-color="#80FFFF"/>
    </style:style>
    <style:style style:name="T2832" style:parent-style-name="Domyślnaczcionkaakapitu" style:family="text">
      <style:text-properties fo:background-color="#80FFFF"/>
    </style:style>
    <style:style style:name="T2833" style:parent-style-name="Domyślnaczcionkaakapitu" style:family="text">
      <style:text-properties fo:background-color="#80FFFF"/>
    </style:style>
    <style:style style:name="P2834" style:parent-style-name="Normalny" style:family="paragraph">
      <style:paragraph-properties fo:text-align="justify" fo:line-height="150%" fo:text-indent="0.2479in"/>
    </style:style>
    <style:style style:name="T2835" style:parent-style-name="Domyślnaczcionkaakapitu" style:family="text">
      <style:text-properties fo:background-color="#80FFFF"/>
    </style:style>
    <style:style style:name="T2836" style:parent-style-name="Domyślnaczcionkaakapitu" style:family="text">
      <style:text-properties fo:background-color="#80FFFF"/>
    </style:style>
    <style:style style:name="T2837" style:parent-style-name="Domyślnaczcionkaakapitu" style:family="text">
      <style:text-properties fo:background-color="#80FFFF"/>
    </style:style>
    <style:style style:name="T2838" style:parent-style-name="Domyślnaczcionkaakapitu" style:family="text">
      <style:text-properties fo:background-color="#80FFFF"/>
    </style:style>
    <style:style style:name="P2839" style:parent-style-name="Normalny" style:family="paragraph">
      <style:paragraph-properties fo:text-align="justify" fo:line-height="150%" fo:text-indent="0.2479in"/>
    </style:style>
    <style:style style:name="T2840" style:parent-style-name="Domyślnaczcionkaakapitu" style:family="text">
      <style:text-properties fo:background-color="#80FFFF"/>
    </style:style>
    <style:style style:name="T2841" style:parent-style-name="Domyślnaczcionkaakapitu" style:family="text">
      <style:text-properties fo:background-color="#80FFFF"/>
    </style:style>
    <style:style style:name="T2842" style:parent-style-name="Domyślnaczcionkaakapitu" style:family="text">
      <style:text-properties fo:background-color="#80FFFF"/>
    </style:style>
    <style:style style:name="T2843" style:parent-style-name="Domyślnaczcionkaakapitu" style:family="text">
      <style:text-properties fo:background-color="#80FFFF"/>
    </style:style>
    <style:style style:name="T2844" style:parent-style-name="Domyślnaczcionkaakapitu" style:family="text">
      <style:text-properties fo:background-color="#80FFFF"/>
    </style:style>
    <style:style style:name="T2845" style:parent-style-name="Domyślnaczcionkaakapitu" style:family="text">
      <style:text-properties fo:background-color="#80FFFF"/>
    </style:style>
    <style:style style:name="T2846" style:parent-style-name="Domyślnaczcionkaakapitu" style:family="text">
      <style:text-properties fo:background-color="#80FFFF"/>
    </style:style>
    <style:style style:name="T2847" style:parent-style-name="Domyślnaczcionkaakapitu" style:family="text">
      <style:text-properties fo:background-color="#80FFFF"/>
    </style:style>
    <style:style style:name="T2848" style:parent-style-name="Domyślnaczcionkaakapitu" style:family="text">
      <style:text-properties fo:background-color="#80FFFF"/>
    </style:style>
    <style:style style:name="T2849" style:parent-style-name="Domyślnaczcionkaakapitu" style:family="text">
      <style:text-properties fo:background-color="#80FFFF"/>
    </style:style>
    <style:style style:name="T2850" style:parent-style-name="Domyślnaczcionkaakapitu" style:family="text">
      <style:text-properties fo:background-color="#80FFFF"/>
    </style:style>
    <style:style style:name="T2851" style:parent-style-name="Domyślnaczcionkaakapitu" style:family="text">
      <style:text-properties fo:background-color="#80FFFF"/>
    </style:style>
    <style:style style:name="T2852" style:parent-style-name="Domyślnaczcionkaakapitu" style:family="text">
      <style:text-properties fo:background-color="#80FFFF"/>
    </style:style>
    <style:style style:name="T2853" style:parent-style-name="Domyślnaczcionkaakapitu" style:family="text">
      <style:text-properties fo:background-color="#80FFFF"/>
    </style:style>
    <style:style style:name="T2854" style:parent-style-name="Domyślnaczcionkaakapitu" style:family="text">
      <style:text-properties fo:background-color="#80FFFF"/>
    </style:style>
    <style:style style:name="P2855" style:parent-style-name="Normalny" style:family="paragraph">
      <style:paragraph-properties fo:text-align="justify" fo:line-height="150%" fo:text-indent="0.2479in"/>
    </style:style>
    <style:style style:name="P2856" style:parent-style-name="Normalny" style:family="paragraph">
      <style:paragraph-properties fo:text-align="justify" fo:line-height="150%"/>
    </style:style>
    <style:style style:name="T2857" style:parent-style-name="Domyślnaczcionkaakapitu" style:family="text">
      <style:text-properties style:text-underline-type="single" style:text-underline-style="solid" style:text-underline-width="auto" style:text-underline-mode="continuous"/>
    </style:style>
    <style:style style:name="P2858" style:parent-style-name="Normalny" style:family="paragraph">
      <style:paragraph-properties fo:text-align="justify" fo:line-height="150%" fo:text-indent="0.2479in"/>
    </style:style>
    <style:style style:name="T2859" style:parent-style-name="Domyślnaczcionkaakapitu" style:family="text">
      <style:text-properties fo:background-color="#80FFFF"/>
    </style:style>
    <style:style style:name="P2860" style:parent-style-name="Normalny" style:family="paragraph">
      <style:paragraph-properties fo:text-align="justify" fo:line-height="150%" fo:text-indent="0.2479in"/>
    </style:style>
    <style:style style:name="T2861" style:parent-style-name="Domyślnaczcionkaakapitu" style:family="text">
      <style:text-properties fo:background-color="#80FFFF"/>
    </style:style>
    <style:style style:name="T2862" style:parent-style-name="Domyślnaczcionkaakapitu" style:family="text">
      <style:text-properties fo:background-color="#80FFFF"/>
    </style:style>
    <style:style style:name="T2863" style:parent-style-name="Domyślnaczcionkaakapitu" style:family="text">
      <style:text-properties fo:background-color="#80FFFF"/>
    </style:style>
    <style:style style:name="T2864" style:parent-style-name="Domyślnaczcionkaakapitu" style:family="text">
      <style:text-properties fo:background-color="#80FFFF"/>
    </style:style>
    <style:style style:name="P2865" style:parent-style-name="Normalny" style:family="paragraph">
      <style:paragraph-properties fo:text-align="justify" fo:line-height="150%" fo:text-indent="0.2479in"/>
    </style:style>
    <style:style style:name="T2866" style:parent-style-name="Domyślnaczcionkaakapitu" style:family="text">
      <style:text-properties fo:background-color="#80FFFF"/>
    </style:style>
    <style:style style:name="P2867" style:parent-style-name="Normalny" style:family="paragraph">
      <style:paragraph-properties fo:text-align="justify" fo:line-height="150%"/>
    </style:style>
    <style:style style:name="T2868" style:parent-style-name="Domyślnaczcionkaakapitu" style:family="text">
      <style:text-properties style:text-underline-type="single" style:text-underline-style="solid" style:text-underline-width="auto" style:text-underline-mode="continuous"/>
    </style:style>
    <style:style style:name="P2869" style:parent-style-name="Normalny" style:family="paragraph">
      <style:paragraph-properties fo:text-align="justify" fo:line-height="150%" fo:text-indent="0.2479in"/>
    </style:style>
    <style:style style:name="T2870" style:parent-style-name="Domyślnaczcionkaakapitu" style:family="text">
      <style:text-properties fo:background-color="#80FFFF"/>
    </style:style>
    <style:style style:name="T2871" style:parent-style-name="Domyślnaczcionkaakapitu" style:family="text">
      <style:text-properties fo:background-color="#80FFFF"/>
    </style:style>
    <style:style style:name="T2872" style:parent-style-name="Domyślnaczcionkaakapitu" style:family="text">
      <style:text-properties fo:background-color="#80FFFF"/>
    </style:style>
    <style:style style:name="T2873" style:parent-style-name="Domyślnaczcionkaakapitu" style:family="text">
      <style:text-properties fo:background-color="#80FFFF"/>
    </style:style>
    <style:style style:name="T2874" style:parent-style-name="Domyślnaczcionkaakapitu" style:family="text">
      <style:text-properties fo:background-color="#80FFFF"/>
    </style:style>
    <style:style style:name="T2875" style:parent-style-name="Domyślnaczcionkaakapitu" style:family="text">
      <style:text-properties fo:background-color="#80FFFF"/>
    </style:style>
    <style:style style:name="T2876" style:parent-style-name="Domyślnaczcionkaakapitu" style:family="text">
      <style:text-properties fo:background-color="#80FFFF"/>
    </style:style>
    <style:style style:name="T2877" style:parent-style-name="Domyślnaczcionkaakapitu" style:family="text">
      <style:text-properties fo:background-color="#80FFFF"/>
    </style:style>
    <style:style style:name="T2878" style:parent-style-name="Domyślnaczcionkaakapitu" style:family="text">
      <style:text-properties fo:background-color="#80FFFF"/>
    </style:style>
    <style:style style:name="T2879" style:parent-style-name="Domyślnaczcionkaakapitu" style:family="text">
      <style:text-properties fo:background-color="#80FFFF"/>
    </style:style>
    <style:style style:name="T2880" style:parent-style-name="Domyślnaczcionkaakapitu" style:family="text">
      <style:text-properties fo:background-color="#80FFFF"/>
    </style:style>
    <style:style style:name="T2881" style:parent-style-name="Domyślnaczcionkaakapitu" style:family="text">
      <style:text-properties fo:background-color="#80FFFF"/>
    </style:style>
    <style:style style:name="T2882" style:parent-style-name="Domyślnaczcionkaakapitu" style:family="text">
      <style:text-properties fo:background-color="#80FFFF"/>
    </style:style>
    <style:style style:name="T2883" style:parent-style-name="Domyślnaczcionkaakapitu" style:family="text">
      <style:text-properties fo:background-color="#80FFFF"/>
    </style:style>
    <style:style style:name="T2884" style:parent-style-name="Domyślnaczcionkaakapitu" style:family="text">
      <style:text-properties fo:background-color="#80FFFF"/>
    </style:style>
    <style:style style:name="P2885" style:parent-style-name="Normalny" style:family="paragraph">
      <style:paragraph-properties fo:text-align="justify" fo:line-height="150%" fo:text-indent="0.2479in"/>
    </style:style>
    <style:style style:name="T2886" style:parent-style-name="Domyślnaczcionkaakapitu" style:family="text">
      <style:text-properties fo:background-color="#80FFFF"/>
    </style:style>
    <style:style style:name="T2887" style:parent-style-name="Domyślnaczcionkaakapitu" style:family="text">
      <style:text-properties fo:background-color="#80FFFF"/>
    </style:style>
    <style:style style:name="T2888" style:parent-style-name="Domyślnaczcionkaakapitu" style:family="text">
      <style:text-properties fo:background-color="#80FFFF"/>
    </style:style>
    <style:style style:name="T2889" style:parent-style-name="Domyślnaczcionkaakapitu" style:family="text">
      <style:text-properties fo:background-color="#80FFFF"/>
    </style:style>
    <style:style style:name="T2890" style:parent-style-name="Domyślnaczcionkaakapitu" style:family="text">
      <style:text-properties fo:background-color="#80FFFF"/>
    </style:style>
    <style:style style:name="T2891" style:parent-style-name="Domyślnaczcionkaakapitu" style:family="text">
      <style:text-properties fo:background-color="#80FFFF"/>
    </style:style>
    <style:style style:name="T2892" style:parent-style-name="Domyślnaczcionkaakapitu" style:family="text">
      <style:text-properties fo:background-color="#80FFFF"/>
    </style:style>
    <style:style style:name="T2893" style:parent-style-name="Domyślnaczcionkaakapitu" style:family="text">
      <style:text-properties fo:background-color="#80FFFF"/>
    </style:style>
    <style:style style:name="T2894" style:parent-style-name="Domyślnaczcionkaakapitu" style:family="text">
      <style:text-properties fo:background-color="#80FFFF"/>
    </style:style>
    <style:style style:name="T2895" style:parent-style-name="Domyślnaczcionkaakapitu" style:family="text">
      <style:text-properties fo:background-color="#80FFFF"/>
    </style:style>
    <style:style style:name="T2896" style:parent-style-name="Domyślnaczcionkaakapitu" style:family="text">
      <style:text-properties fo:background-color="#80FFFF"/>
    </style:style>
    <style:style style:name="T2897" style:parent-style-name="Domyślnaczcionkaakapitu" style:family="text">
      <style:text-properties fo:background-color="#80FFFF"/>
    </style:style>
    <style:style style:name="T2898" style:parent-style-name="Domyślnaczcionkaakapitu" style:family="text">
      <style:text-properties fo:background-color="#80FFFF"/>
    </style:style>
    <style:style style:name="T2899" style:parent-style-name="Domyślnaczcionkaakapitu" style:family="text">
      <style:text-properties fo:background-color="#80FFFF"/>
    </style:style>
    <style:style style:name="T2900" style:parent-style-name="Domyślnaczcionkaakapitu" style:family="text">
      <style:text-properties fo:background-color="#80FFFF"/>
    </style:style>
    <style:style style:name="P2901" style:parent-style-name="Normalny" style:family="paragraph">
      <style:paragraph-properties fo:text-align="justify" fo:line-height="150%" fo:text-indent="0.2479in"/>
    </style:style>
    <style:style style:name="T2902" style:parent-style-name="Domyślnaczcionkaakapitu" style:family="text">
      <style:text-properties fo:background-color="#80FFFF"/>
    </style:style>
    <style:style style:name="T2903" style:parent-style-name="Domyślnaczcionkaakapitu" style:family="text">
      <style:text-properties fo:background-color="#80FFFF"/>
    </style:style>
    <style:style style:name="P2904" style:parent-style-name="Normalny" style:family="paragraph">
      <style:paragraph-properties fo:text-align="justify" fo:line-height="150%" fo:text-indent="0.2479in"/>
    </style:style>
    <style:style style:name="T2905" style:parent-style-name="Domyślnaczcionkaakapitu" style:family="text">
      <style:text-properties fo:background-color="#80FFFF"/>
    </style:style>
    <style:style style:name="T2906" style:parent-style-name="Domyślnaczcionkaakapitu" style:family="text">
      <style:text-properties fo:background-color="#80FFFF"/>
    </style:style>
    <style:style style:name="T2907" style:parent-style-name="Domyślnaczcionkaakapitu" style:family="text">
      <style:text-properties fo:background-color="#80FFFF"/>
    </style:style>
    <style:style style:name="T2908" style:parent-style-name="Domyślnaczcionkaakapitu" style:family="text">
      <style:text-properties fo:background-color="#80FFFF"/>
    </style:style>
    <style:style style:name="T2909" style:parent-style-name="Domyślnaczcionkaakapitu" style:family="text">
      <style:text-properties fo:background-color="#80FFFF"/>
    </style:style>
    <style:style style:name="T2910" style:parent-style-name="Domyślnaczcionkaakapitu" style:family="text">
      <style:text-properties fo:background-color="#80FFFF"/>
    </style:style>
    <style:style style:name="T2911" style:parent-style-name="Domyślnaczcionkaakapitu" style:family="text">
      <style:text-properties fo:background-color="#80FFFF"/>
    </style:style>
    <style:style style:name="T2912" style:parent-style-name="Domyślnaczcionkaakapitu" style:family="text">
      <style:text-properties fo:background-color="#80FFFF"/>
    </style:style>
    <style:style style:name="T2913" style:parent-style-name="Domyślnaczcionkaakapitu" style:family="text">
      <style:text-properties fo:background-color="#80FFFF"/>
    </style:style>
    <style:style style:name="T2914" style:parent-style-name="Domyślnaczcionkaakapitu" style:family="text">
      <style:text-properties fo:background-color="#80FFFF"/>
    </style:style>
    <style:style style:name="T2915" style:parent-style-name="Domyślnaczcionkaakapitu" style:family="text">
      <style:text-properties fo:background-color="#80FFFF"/>
    </style:style>
    <style:style style:name="T2916" style:parent-style-name="Domyślnaczcionkaakapitu" style:family="text">
      <style:text-properties fo:background-color="#80FFFF"/>
    </style:style>
    <style:style style:name="T2917" style:parent-style-name="Domyślnaczcionkaakapitu" style:family="text">
      <style:text-properties fo:background-color="#80FFFF"/>
    </style:style>
    <style:style style:name="P2918" style:parent-style-name="Normalny" style:family="paragraph">
      <style:paragraph-properties fo:text-align="justify" fo:line-height="150%"/>
    </style:style>
    <style:style style:name="P2919" style:parent-style-name="Normalny" style:family="paragraph">
      <style:paragraph-properties fo:text-align="justify" fo:line-height="150%" fo:text-indent="0.2479in"/>
    </style:style>
    <style:style style:name="T2920" style:parent-style-name="Domyślnaczcionkaakapitu" style:family="text">
      <style:text-properties fo:background-color="#80FFFF"/>
    </style:style>
    <style:style style:name="T2921" style:parent-style-name="Domyślnaczcionkaakapitu" style:family="text">
      <style:text-properties fo:background-color="#80FFFF"/>
    </style:style>
    <style:style style:name="T2922" style:parent-style-name="Domyślnaczcionkaakapitu" style:family="text">
      <style:text-properties fo:background-color="#80FFFF"/>
    </style:style>
    <style:style style:name="T2923" style:parent-style-name="Domyślnaczcionkaakapitu" style:family="text">
      <style:text-properties fo:background-color="#80FFFF"/>
    </style:style>
    <style:style style:name="T2924" style:parent-style-name="Domyślnaczcionkaakapitu" style:family="text">
      <style:text-properties fo:background-color="#80FFFF"/>
    </style:style>
    <style:style style:name="T2925" style:parent-style-name="Domyślnaczcionkaakapitu" style:family="text">
      <style:text-properties fo:background-color="#80FFFF"/>
    </style:style>
    <style:style style:name="P2926" style:parent-style-name="Normalny" style:family="paragraph">
      <style:paragraph-properties fo:text-align="justify" fo:line-height="150%" fo:text-indent="0.2479in"/>
    </style:style>
    <style:style style:name="T2927" style:parent-style-name="Domyślnaczcionkaakapitu" style:family="text">
      <style:text-properties fo:background-color="#80FFFF"/>
    </style:style>
    <style:style style:name="T2928" style:parent-style-name="Domyślnaczcionkaakapitu" style:family="text">
      <style:text-properties fo:background-color="#80FFFF"/>
    </style:style>
    <style:style style:name="T2929" style:parent-style-name="Domyślnaczcionkaakapitu" style:family="text">
      <style:text-properties fo:background-color="#80FFFF"/>
    </style:style>
    <style:style style:name="T2930" style:parent-style-name="Domyślnaczcionkaakapitu" style:family="text">
      <style:text-properties fo:background-color="#80FFFF"/>
    </style:style>
    <style:style style:name="T2931" style:parent-style-name="Domyślnaczcionkaakapitu" style:family="text">
      <style:text-properties fo:background-color="#80FFFF"/>
    </style:style>
    <style:style style:name="T2932" style:parent-style-name="Domyślnaczcionkaakapitu" style:family="text">
      <style:text-properties fo:background-color="#80FFFF"/>
    </style:style>
    <style:style style:name="P2933" style:parent-style-name="Normalny" style:family="paragraph">
      <style:paragraph-properties fo:text-align="justify" fo:line-height="150%" fo:text-indent="0.2479in"/>
    </style:style>
    <style:style style:name="T2934" style:parent-style-name="Domyślnaczcionkaakapitu" style:family="text">
      <style:text-properties fo:background-color="#80FFFF"/>
    </style:style>
    <style:style style:name="P2935" style:parent-style-name="Normalny" style:family="paragraph">
      <style:paragraph-properties fo:text-align="justify" fo:line-height="150%" fo:text-indent="0.2479in"/>
    </style:style>
    <style:style style:name="T2936" style:parent-style-name="Domyślnaczcionkaakapitu" style:family="text">
      <style:text-properties fo:background-color="#80FFFF"/>
    </style:style>
    <style:style style:name="T2937" style:parent-style-name="Domyślnaczcionkaakapitu" style:family="text">
      <style:text-properties fo:background-color="#80FFFF"/>
    </style:style>
    <style:style style:name="T2938" style:parent-style-name="Domyślnaczcionkaakapitu" style:family="text">
      <style:text-properties fo:background-color="#80FFFF"/>
    </style:style>
    <style:style style:name="T2939" style:parent-style-name="Domyślnaczcionkaakapitu" style:family="text">
      <style:text-properties fo:background-color="#80FFFF"/>
    </style:style>
    <style:style style:name="T2940" style:parent-style-name="Domyślnaczcionkaakapitu" style:family="text">
      <style:text-properties fo:background-color="#80FFFF"/>
    </style:style>
    <style:style style:name="T2941" style:parent-style-name="Domyślnaczcionkaakapitu" style:family="text">
      <style:text-properties fo:background-color="#80FFFF"/>
    </style:style>
    <style:style style:name="P2942" style:parent-style-name="Normalny" style:family="paragraph">
      <style:paragraph-properties fo:text-align="justify" fo:line-height="150%" fo:text-indent="0.2479in"/>
    </style:style>
    <style:style style:name="T2943" style:parent-style-name="Domyślnaczcionkaakapitu" style:family="text">
      <style:text-properties fo:background-color="#80FFFF"/>
    </style:style>
    <style:style style:name="T2944" style:parent-style-name="Domyślnaczcionkaakapitu" style:family="text">
      <style:text-properties fo:background-color="#80FFFF"/>
    </style:style>
    <style:style style:name="T2945" style:parent-style-name="Domyślnaczcionkaakapitu" style:family="text">
      <style:text-properties fo:background-color="#80FFFF"/>
    </style:style>
    <style:style style:name="T2946" style:parent-style-name="Domyślnaczcionkaakapitu" style:family="text">
      <style:text-properties fo:background-color="#80FFFF"/>
    </style:style>
    <style:style style:name="T2947" style:parent-style-name="Domyślnaczcionkaakapitu" style:family="text">
      <style:text-properties fo:background-color="#80FFFF"/>
    </style:style>
    <style:style style:name="T2948" style:parent-style-name="Domyślnaczcionkaakapitu" style:family="text">
      <style:text-properties fo:background-color="#80FFFF"/>
    </style:style>
    <style:style style:name="T2949" style:parent-style-name="Domyślnaczcionkaakapitu" style:family="text">
      <style:text-properties fo:background-color="#80FFFF"/>
    </style:style>
    <style:style style:name="T2950" style:parent-style-name="Domyślnaczcionkaakapitu" style:family="text">
      <style:text-properties fo:background-color="#80FFFF"/>
    </style:style>
    <style:style style:name="T2951" style:parent-style-name="Domyślnaczcionkaakapitu" style:family="text">
      <style:text-properties fo:background-color="#80FFFF"/>
    </style:style>
    <style:style style:name="T2952" style:parent-style-name="Domyślnaczcionkaakapitu" style:family="text">
      <style:text-properties fo:background-color="#80FFFF"/>
    </style:style>
    <style:style style:name="P2953" style:parent-style-name="Normalny" style:family="paragraph">
      <style:paragraph-properties fo:text-align="justify" fo:line-height="150%" fo:text-indent="0.2479in">
        <style:tab-stops>
          <style:tab-stop style:type="left" style:leader-style="dotted" style:leader-text="." style:position="2.7166in"/>
          <style:tab-stop style:type="left" style:leader-style="dotted" style:leader-text="." style:position="2.8673in"/>
        </style:tab-stops>
      </style:paragraph-properties>
    </style:style>
    <style:style style:name="T2954" style:parent-style-name="Domyślnaczcionkaakapitu" style:family="text">
      <style:text-properties fo:background-color="#80FFFF"/>
    </style:style>
    <style:style style:name="T2955" style:parent-style-name="Domyślnaczcionkaakapitu" style:family="text">
      <style:text-properties fo:background-color="#80FFFF"/>
    </style:style>
    <style:style style:name="T2956" style:parent-style-name="Domyślnaczcionkaakapitu" style:family="text">
      <style:text-properties fo:background-color="#80FFFF"/>
    </style:style>
    <style:style style:name="T2957" style:parent-style-name="Domyślnaczcionkaakapitu" style:family="text">
      <style:text-properties fo:background-color="#80FFFF"/>
    </style:style>
    <style:style style:name="T2958" style:parent-style-name="Domyślnaczcionkaakapitu" style:family="text">
      <style:text-properties fo:background-color="#80FFFF"/>
    </style:style>
    <style:style style:name="P2959" style:parent-style-name="Normalny" style:family="paragraph">
      <style:paragraph-properties fo:text-align="justify" fo:line-height="150%" fo:text-indent="0.2479in"/>
    </style:style>
    <style:style style:name="T2960" style:parent-style-name="Domyślnaczcionkaakapitu" style:family="text">
      <style:text-properties fo:background-color="#80FFFF"/>
    </style:style>
    <style:style style:name="T2961" style:parent-style-name="Domyślnaczcionkaakapitu" style:family="text">
      <style:text-properties fo:background-color="#80FFFF"/>
    </style:style>
    <style:style style:name="T2962" style:parent-style-name="Domyślnaczcionkaakapitu" style:family="text">
      <style:text-properties fo:background-color="#80FFFF"/>
    </style:style>
    <style:style style:name="T2963" style:parent-style-name="Domyślnaczcionkaakapitu" style:family="text">
      <style:text-properties fo:background-color="#80FFFF"/>
    </style:style>
    <style:style style:name="T2964" style:parent-style-name="Domyślnaczcionkaakapitu" style:family="text">
      <style:text-properties fo:background-color="#80FFFF"/>
    </style:style>
    <style:style style:name="T2965" style:parent-style-name="Domyślnaczcionkaakapitu" style:family="text">
      <style:text-properties fo:background-color="#80FFFF"/>
    </style:style>
    <style:style style:name="T2966" style:parent-style-name="Domyślnaczcionkaakapitu" style:family="text">
      <style:text-properties fo:background-color="#80FFFF"/>
    </style:style>
    <style:style style:name="T2967" style:parent-style-name="Domyślnaczcionkaakapitu" style:family="text">
      <style:text-properties fo:background-color="#80FFFF"/>
    </style:style>
    <style:style style:name="P2968" style:parent-style-name="Normalny" style:family="paragraph">
      <style:paragraph-properties fo:text-align="justify" fo:line-height="150%" fo:text-indent="0.2479in"/>
    </style:style>
    <style:style style:name="T2969" style:parent-style-name="Domyślnaczcionkaakapitu" style:family="text">
      <style:text-properties fo:background-color="#80FFFF"/>
    </style:style>
    <style:style style:name="T2970" style:parent-style-name="Domyślnaczcionkaakapitu" style:family="text">
      <style:text-properties fo:background-color="#80FFFF"/>
    </style:style>
    <style:style style:name="T2971" style:parent-style-name="Domyślnaczcionkaakapitu" style:family="text">
      <style:text-properties fo:background-color="#80FFFF"/>
    </style:style>
    <style:style style:name="T2972" style:parent-style-name="Domyślnaczcionkaakapitu" style:family="text">
      <style:text-properties fo:background-color="#80FFFF"/>
    </style:style>
    <style:style style:name="T2973" style:parent-style-name="Domyślnaczcionkaakapitu" style:family="text">
      <style:text-properties fo:background-color="#80FFFF"/>
    </style:style>
    <style:style style:name="P2974" style:parent-style-name="Normalny" style:family="paragraph">
      <style:paragraph-properties fo:text-align="justify" fo:line-height="150%" fo:text-indent="0.2479in"/>
    </style:style>
    <style:style style:name="T2975" style:parent-style-name="Domyślnaczcionkaakapitu" style:family="text">
      <style:text-properties fo:background-color="#80FFFF"/>
    </style:style>
    <style:style style:name="T2976" style:parent-style-name="Domyślnaczcionkaakapitu" style:family="text">
      <style:text-properties fo:background-color="#80FFFF"/>
    </style:style>
    <style:style style:name="T2977" style:parent-style-name="Domyślnaczcionkaakapitu" style:family="text">
      <style:text-properties fo:background-color="#80FFFF"/>
    </style:style>
    <style:style style:name="T2978" style:parent-style-name="Domyślnaczcionkaakapitu" style:family="text">
      <style:text-properties fo:background-color="#80FFFF"/>
    </style:style>
    <style:style style:name="T2979" style:parent-style-name="Domyślnaczcionkaakapitu" style:family="text">
      <style:text-properties fo:background-color="#80FFFF"/>
    </style:style>
    <style:style style:name="T2980" style:parent-style-name="Domyślnaczcionkaakapitu" style:family="text">
      <style:text-properties fo:background-color="#80FFFF"/>
    </style:style>
    <style:style style:name="P2981" style:parent-style-name="Normalny" style:family="paragraph">
      <style:paragraph-properties fo:text-align="justify" fo:line-height="150%" fo:text-indent="0.2479in"/>
    </style:style>
    <style:style style:name="T2982" style:parent-style-name="Domyślnaczcionkaakapitu" style:family="text">
      <style:text-properties fo:background-color="#80FFFF"/>
    </style:style>
    <style:style style:name="T2983" style:parent-style-name="Domyślnaczcionkaakapitu" style:family="text">
      <style:text-properties fo:background-color="#80FFFF"/>
    </style:style>
    <style:style style:name="T2984" style:parent-style-name="Domyślnaczcionkaakapitu" style:family="text">
      <style:text-properties fo:background-color="#80FFFF"/>
    </style:style>
    <style:style style:name="T2985" style:parent-style-name="Domyślnaczcionkaakapitu" style:family="text">
      <style:text-properties fo:background-color="#80FFFF"/>
    </style:style>
    <style:style style:name="T2986" style:parent-style-name="Domyślnaczcionkaakapitu" style:family="text">
      <style:text-properties fo:background-color="#80FFFF"/>
    </style:style>
    <style:style style:name="T2987" style:parent-style-name="Domyślnaczcionkaakapitu" style:family="text">
      <style:text-properties fo:background-color="#80FFFF"/>
    </style:style>
    <style:style style:name="P2988" style:parent-style-name="Normalny" style:family="paragraph">
      <style:paragraph-properties fo:text-align="justify" fo:line-height="150%" fo:text-indent="0.2479in"/>
    </style:style>
    <style:style style:name="T2989" style:parent-style-name="Domyślnaczcionkaakapitu" style:family="text">
      <style:text-properties fo:background-color="#80FFFF"/>
    </style:style>
    <style:style style:name="T2990" style:parent-style-name="Domyślnaczcionkaakapitu" style:family="text">
      <style:text-properties fo:background-color="#80FFFF"/>
    </style:style>
    <style:style style:name="T2991" style:parent-style-name="Domyślnaczcionkaakapitu" style:family="text">
      <style:text-properties fo:background-color="#80FFFF"/>
    </style:style>
    <style:style style:name="T2992" style:parent-style-name="Domyślnaczcionkaakapitu" style:family="text">
      <style:text-properties fo:background-color="#80FFFF"/>
    </style:style>
    <style:style style:name="P2993" style:parent-style-name="Normalny" style:family="paragraph">
      <style:paragraph-properties fo:text-align="justify" fo:line-height="150%" fo:text-indent="0.2479in"/>
    </style:style>
    <style:style style:name="T2994" style:parent-style-name="Domyślnaczcionkaakapitu" style:family="text">
      <style:text-properties fo:background-color="#80FFFF"/>
    </style:style>
    <style:style style:name="T2995" style:parent-style-name="Domyślnaczcionkaakapitu" style:family="text">
      <style:text-properties fo:background-color="#80FFFF"/>
    </style:style>
    <style:style style:name="T2996" style:parent-style-name="Domyślnaczcionkaakapitu" style:family="text">
      <style:text-properties fo:background-color="#80FFFF"/>
    </style:style>
    <style:style style:name="T2997" style:parent-style-name="Domyślnaczcionkaakapitu" style:family="text">
      <style:text-properties fo:background-color="#80FFFF"/>
    </style:style>
    <style:style style:name="P2998" style:parent-style-name="Normalny" style:family="paragraph">
      <style:paragraph-properties fo:text-align="justify" fo:line-height="150%" fo:text-indent="0.2479in"/>
    </style:style>
    <style:style style:name="T2999" style:parent-style-name="Domyślnaczcionkaakapitu" style:family="text">
      <style:text-properties fo:background-color="#80FFFF"/>
    </style:style>
    <style:style style:name="P3000" style:parent-style-name="Normalny" style:family="paragraph">
      <style:paragraph-properties fo:text-align="justify" fo:line-height="150%" fo:text-indent="0.2479in"/>
    </style:style>
    <style:style style:name="T3001" style:parent-style-name="Domyślnaczcionkaakapitu" style:family="text">
      <style:text-properties fo:background-color="#80FFFF"/>
    </style:style>
    <style:style style:name="T3002" style:parent-style-name="Domyślnaczcionkaakapitu" style:family="text">
      <style:text-properties fo:background-color="#80FFFF"/>
    </style:style>
    <style:style style:name="T3003" style:parent-style-name="Domyślnaczcionkaakapitu" style:family="text">
      <style:text-properties fo:background-color="#80FFFF"/>
    </style:style>
    <style:style style:name="T3004" style:parent-style-name="Domyślnaczcionkaakapitu" style:family="text">
      <style:text-properties fo:background-color="#80FFFF"/>
    </style:style>
    <style:style style:name="P3005" style:parent-style-name="Normalny" style:family="paragraph">
      <style:paragraph-properties fo:text-align="justify" fo:line-height="150%" fo:text-indent="0.2479in"/>
    </style:style>
    <style:style style:name="T3006" style:parent-style-name="Domyślnaczcionkaakapitu" style:family="text">
      <style:text-properties fo:background-color="#80FFFF"/>
    </style:style>
    <style:style style:name="T3007" style:parent-style-name="Domyślnaczcionkaakapitu" style:family="text">
      <style:text-properties fo:background-color="#80FFFF"/>
    </style:style>
    <style:style style:name="T3008" style:parent-style-name="Domyślnaczcionkaakapitu" style:family="text">
      <style:text-properties fo:background-color="#80FFFF"/>
    </style:style>
    <style:style style:name="T3009" style:parent-style-name="Domyślnaczcionkaakapitu" style:family="text">
      <style:text-properties fo:background-color="#80FFFF"/>
    </style:style>
    <style:style style:name="T3010" style:parent-style-name="Domyślnaczcionkaakapitu" style:family="text">
      <style:text-properties fo:background-color="#80FFFF"/>
    </style:style>
    <style:style style:name="P3011" style:parent-style-name="Normalny" style:family="paragraph">
      <style:paragraph-properties fo:text-align="justify" fo:line-height="150%" fo:text-indent="0.2479in"/>
    </style:style>
    <style:style style:name="T3012" style:parent-style-name="Domyślnaczcionkaakapitu" style:family="text">
      <style:text-properties fo:background-color="#80FFFF"/>
    </style:style>
    <style:style style:name="T3013" style:parent-style-name="Domyślnaczcionkaakapitu" style:family="text">
      <style:text-properties fo:background-color="#80FFFF"/>
    </style:style>
    <style:style style:name="T3014" style:parent-style-name="Domyślnaczcionkaakapitu" style:family="text">
      <style:text-properties fo:background-color="#80FFFF"/>
    </style:style>
    <style:style style:name="T3015" style:parent-style-name="Domyślnaczcionkaakapitu" style:family="text">
      <style:text-properties fo:background-color="#80FFFF"/>
    </style:style>
    <style:style style:name="T3016" style:parent-style-name="Domyślnaczcionkaakapitu" style:family="text">
      <style:text-properties fo:background-color="#80FFFF"/>
    </style:style>
    <style:style style:name="T3017" style:parent-style-name="Domyślnaczcionkaakapitu" style:family="text">
      <style:text-properties fo:background-color="#80FFFF"/>
    </style:style>
    <style:style style:name="T3018" style:parent-style-name="Domyślnaczcionkaakapitu" style:family="text">
      <style:text-properties fo:background-color="#80FFFF"/>
    </style:style>
    <style:style style:name="T3019" style:parent-style-name="Domyślnaczcionkaakapitu" style:family="text">
      <style:text-properties fo:background-color="#80FFFF"/>
    </style:style>
    <style:style style:name="P3020" style:parent-style-name="Normalny" style:family="paragraph">
      <style:paragraph-properties fo:text-align="justify" fo:line-height="150%" fo:text-indent="0.2479in"/>
    </style:style>
    <style:style style:name="P3021" style:parent-style-name="Normalny" style:family="paragraph">
      <style:paragraph-properties fo:text-align="justify" fo:line-height="150%" fo:text-indent="0.2479in"/>
    </style:style>
    <style:style style:name="T3022" style:parent-style-name="Domyślnaczcionkaakapitu" style:family="text">
      <style:text-properties fo:background-color="#80FFFF"/>
    </style:style>
    <style:style style:name="T3023" style:parent-style-name="Domyślnaczcionkaakapitu" style:family="text">
      <style:text-properties fo:background-color="#80FFFF"/>
    </style:style>
    <style:style style:name="T3024" style:parent-style-name="Domyślnaczcionkaakapitu" style:family="text">
      <style:text-properties fo:background-color="#80FFFF"/>
    </style:style>
    <style:style style:name="P3025" style:parent-style-name="Normalny" style:family="paragraph">
      <style:paragraph-properties fo:text-align="justify" fo:line-height="150%" fo:text-indent="0.2479in"/>
    </style:style>
    <style:style style:name="T3026" style:parent-style-name="Domyślnaczcionkaakapitu" style:family="text">
      <style:text-properties fo:background-color="#80FFFF"/>
    </style:style>
    <style:style style:name="P3027" style:parent-style-name="Normalny" style:family="paragraph">
      <style:paragraph-properties fo:text-align="justify" fo:line-height="150%" fo:text-indent="0.2479in"/>
    </style:style>
    <style:style style:name="T3028" style:parent-style-name="Domyślnaczcionkaakapitu" style:family="text">
      <style:text-properties fo:background-color="#80FFFF"/>
    </style:style>
    <style:style style:name="T3029" style:parent-style-name="Domyślnaczcionkaakapitu" style:family="text">
      <style:text-properties fo:background-color="#80FFFF"/>
    </style:style>
    <style:style style:name="T3030" style:parent-style-name="Domyślnaczcionkaakapitu" style:family="text">
      <style:text-properties fo:background-color="#80FFFF"/>
    </style:style>
    <style:style style:name="T3031" style:parent-style-name="Domyślnaczcionkaakapitu" style:family="text">
      <style:text-properties fo:background-color="#80FFFF"/>
    </style:style>
    <style:style style:name="T3032" style:parent-style-name="Domyślnaczcionkaakapitu" style:family="text">
      <style:text-properties fo:background-color="#80FFFF"/>
    </style:style>
    <style:style style:name="T3033" style:parent-style-name="Domyślnaczcionkaakapitu" style:family="text">
      <style:text-properties fo:background-color="#80FFFF"/>
    </style:style>
    <style:style style:name="T3034" style:parent-style-name="Domyślnaczcionkaakapitu" style:family="text">
      <style:text-properties fo:background-color="#80FFFF"/>
    </style:style>
    <style:style style:name="T3035" style:parent-style-name="Domyślnaczcionkaakapitu" style:family="text">
      <style:text-properties fo:background-color="#80FFFF"/>
    </style:style>
    <style:style style:name="T3036" style:parent-style-name="Domyślnaczcionkaakapitu" style:family="text">
      <style:text-properties fo:background-color="#80FFFF"/>
    </style:style>
    <style:style style:name="P3037" style:parent-style-name="Normalny" style:family="paragraph">
      <style:paragraph-properties fo:text-align="justify" fo:line-height="150%" fo:text-indent="0.2479in"/>
    </style:style>
    <style:style style:name="T3038" style:parent-style-name="Domyślnaczcionkaakapitu" style:family="text">
      <style:text-properties fo:background-color="#80FFFF"/>
    </style:style>
    <style:style style:name="T3039" style:parent-style-name="Domyślnaczcionkaakapitu" style:family="text">
      <style:text-properties fo:background-color="#80FFFF"/>
    </style:style>
    <style:style style:name="T3040" style:parent-style-name="Domyślnaczcionkaakapitu" style:family="text">
      <style:text-properties fo:background-color="#80FFFF"/>
    </style:style>
    <style:style style:name="T3041" style:parent-style-name="Domyślnaczcionkaakapitu" style:family="text">
      <style:text-properties fo:background-color="#80FFFF"/>
    </style:style>
    <style:style style:name="P3042" style:parent-style-name="Normalny" style:family="paragraph">
      <style:paragraph-properties fo:text-align="justify" fo:line-height="150%" fo:text-indent="0.2479in"/>
    </style:style>
    <style:style style:name="T3043" style:parent-style-name="Domyślnaczcionkaakapitu" style:family="text">
      <style:text-properties fo:background-color="#80FFFF"/>
    </style:style>
    <style:style style:name="T3044" style:parent-style-name="Domyślnaczcionkaakapitu" style:family="text">
      <style:text-properties fo:background-color="#80FFFF"/>
    </style:style>
    <style:style style:name="T3045" style:parent-style-name="Domyślnaczcionkaakapitu" style:family="text">
      <style:text-properties fo:background-color="#80FFFF"/>
    </style:style>
    <style:style style:name="T3046" style:parent-style-name="Domyślnaczcionkaakapitu" style:family="text">
      <style:text-properties fo:background-color="#80FFFF"/>
    </style:style>
    <style:style style:name="T3047" style:parent-style-name="Domyślnaczcionkaakapitu" style:family="text">
      <style:text-properties fo:background-color="#80FFFF"/>
    </style:style>
    <style:style style:name="P3048" style:parent-style-name="Normalny" style:family="paragraph">
      <style:paragraph-properties fo:text-align="justify" fo:line-height="150%" fo:text-indent="0.2479in"/>
    </style:style>
    <style:style style:name="T3049" style:parent-style-name="Domyślnaczcionkaakapitu" style:family="text">
      <style:text-properties fo:background-color="#80FFFF"/>
    </style:style>
    <style:style style:name="T3050" style:parent-style-name="Domyślnaczcionkaakapitu" style:family="text">
      <style:text-properties fo:background-color="#80FFFF"/>
    </style:style>
    <style:style style:name="T3051" style:parent-style-name="Domyślnaczcionkaakapitu" style:family="text">
      <style:text-properties fo:background-color="#80FFFF"/>
    </style:style>
    <style:style style:name="T3052" style:parent-style-name="Domyślnaczcionkaakapitu" style:family="text">
      <style:text-properties fo:background-color="#80FFFF"/>
    </style:style>
    <style:style style:name="T3053" style:parent-style-name="Domyślnaczcionkaakapitu" style:family="text">
      <style:text-properties fo:background-color="#80FFFF"/>
    </style:style>
    <style:style style:name="T3054" style:parent-style-name="Domyślnaczcionkaakapitu" style:family="text">
      <style:text-properties fo:background-color="#80FFFF"/>
    </style:style>
    <style:style style:name="P3055" style:parent-style-name="Normalny" style:family="paragraph">
      <style:paragraph-properties fo:text-align="justify" fo:line-height="150%" fo:text-indent="0.2479in"/>
    </style:style>
    <style:style style:name="T3056" style:parent-style-name="Domyślnaczcionkaakapitu" style:family="text">
      <style:text-properties fo:background-color="#80FFFF"/>
    </style:style>
    <style:style style:name="T3057" style:parent-style-name="Domyślnaczcionkaakapitu" style:family="text">
      <style:text-properties fo:background-color="#80FFFF"/>
    </style:style>
    <style:style style:name="T3058" style:parent-style-name="Domyślnaczcionkaakapitu" style:family="text">
      <style:text-properties fo:background-color="#80FFFF"/>
    </style:style>
    <style:style style:name="T3059" style:parent-style-name="Domyślnaczcionkaakapitu" style:family="text">
      <style:text-properties fo:background-color="#80FFFF"/>
    </style:style>
    <style:style style:name="T3060" style:parent-style-name="Domyślnaczcionkaakapitu" style:family="text">
      <style:text-properties fo:background-color="#80FFFF"/>
    </style:style>
    <style:style style:name="T3061" style:parent-style-name="Domyślnaczcionkaakapitu" style:family="text">
      <style:text-properties fo:background-color="#80FFFF"/>
    </style:style>
    <style:style style:name="T3062" style:parent-style-name="Domyślnaczcionkaakapitu" style:family="text">
      <style:text-properties fo:background-color="#80FFFF"/>
    </style:style>
    <style:style style:name="T3063" style:parent-style-name="Domyślnaczcionkaakapitu" style:family="text">
      <style:text-properties fo:background-color="#80FFFF"/>
    </style:style>
    <style:style style:name="T3064" style:parent-style-name="Domyślnaczcionkaakapitu" style:family="text">
      <style:text-properties fo:background-color="#80FFFF"/>
    </style:style>
    <style:style style:name="P3065" style:parent-style-name="Normalny" style:family="paragraph">
      <style:paragraph-properties fo:text-align="justify" fo:line-height="150%" fo:text-indent="0.2479in"/>
    </style:style>
    <style:style style:name="T3066" style:parent-style-name="Domyślnaczcionkaakapitu" style:family="text">
      <style:text-properties fo:background-color="#80FFFF"/>
    </style:style>
    <style:style style:name="T3067" style:parent-style-name="Domyślnaczcionkaakapitu" style:family="text">
      <style:text-properties fo:background-color="#80FFFF"/>
    </style:style>
    <style:style style:name="T3068" style:parent-style-name="Domyślnaczcionkaakapitu" style:family="text">
      <style:text-properties fo:background-color="#80FFFF"/>
    </style:style>
    <style:style style:name="T3069" style:parent-style-name="Domyślnaczcionkaakapitu" style:family="text">
      <style:text-properties fo:background-color="#80FFFF"/>
    </style:style>
    <style:style style:name="T3070" style:parent-style-name="Domyślnaczcionkaakapitu" style:family="text">
      <style:text-properties fo:background-color="#80FFFF"/>
    </style:style>
    <style:style style:name="T3071" style:parent-style-name="Domyślnaczcionkaakapitu" style:family="text">
      <style:text-properties fo:background-color="#80FFFF"/>
    </style:style>
    <style:style style:name="T3072" style:parent-style-name="Domyślnaczcionkaakapitu" style:family="text">
      <style:text-properties fo:background-color="#80FFFF"/>
    </style:style>
    <style:style style:name="T3073" style:parent-style-name="Domyślnaczcionkaakapitu" style:family="text">
      <style:text-properties fo:background-color="#80FFFF"/>
    </style:style>
    <style:style style:name="T3074" style:parent-style-name="Domyślnaczcionkaakapitu" style:family="text">
      <style:text-properties fo:background-color="#80FFFF"/>
    </style:style>
    <style:style style:name="T3075" style:parent-style-name="Domyślnaczcionkaakapitu" style:family="text">
      <style:text-properties fo:background-color="#80FFFF"/>
    </style:style>
    <style:style style:name="T3076" style:parent-style-name="Domyślnaczcionkaakapitu" style:family="text">
      <style:text-properties fo:background-color="#80FFFF"/>
    </style:style>
    <style:style style:name="T3077" style:parent-style-name="Domyślnaczcionkaakapitu" style:family="text">
      <style:text-properties fo:background-color="#80FFFF"/>
    </style:style>
    <style:style style:name="T3078" style:parent-style-name="Domyślnaczcionkaakapitu" style:family="text">
      <style:text-properties fo:background-color="#80FFFF"/>
    </style:style>
    <style:style style:name="T3079" style:parent-style-name="Domyślnaczcionkaakapitu" style:family="text">
      <style:text-properties fo:background-color="#80FFFF"/>
    </style:style>
    <style:style style:name="T3080" style:parent-style-name="Domyślnaczcionkaakapitu" style:family="text">
      <style:text-properties fo:background-color="#80FFFF"/>
    </style:style>
    <style:style style:name="T3081" style:parent-style-name="Domyślnaczcionkaakapitu" style:family="text">
      <style:text-properties fo:background-color="#80FFFF"/>
    </style:style>
    <style:style style:name="T3082" style:parent-style-name="Domyślnaczcionkaakapitu" style:family="text">
      <style:text-properties fo:background-color="#80FFFF"/>
    </style:style>
    <style:style style:name="T3083" style:parent-style-name="Domyślnaczcionkaakapitu" style:family="text">
      <style:text-properties fo:background-color="#80FFFF"/>
    </style:style>
    <style:style style:name="T3084" style:parent-style-name="Domyślnaczcionkaakapitu" style:family="text">
      <style:text-properties fo:background-color="#80FFFF"/>
    </style:style>
    <style:style style:name="T3085" style:parent-style-name="Domyślnaczcionkaakapitu" style:family="text">
      <style:text-properties fo:background-color="#80FFFF"/>
    </style:style>
    <style:style style:name="T3086" style:parent-style-name="Domyślnaczcionkaakapitu" style:family="text">
      <style:text-properties fo:background-color="#80FFFF"/>
    </style:style>
    <style:style style:name="T3087" style:parent-style-name="Domyślnaczcionkaakapitu" style:family="text">
      <style:text-properties fo:background-color="#80FFFF"/>
    </style:style>
    <style:style style:name="T3088" style:parent-style-name="Domyślnaczcionkaakapitu" style:family="text">
      <style:text-properties fo:background-color="#80FFFF"/>
    </style:style>
    <style:style style:name="T3089" style:parent-style-name="Domyślnaczcionkaakapitu" style:family="text">
      <style:text-properties fo:background-color="#80FFFF"/>
    </style:style>
    <style:style style:name="T3090" style:parent-style-name="Domyślnaczcionkaakapitu" style:family="text">
      <style:text-properties fo:background-color="#80FFFF"/>
    </style:style>
    <style:style style:name="T3091" style:parent-style-name="Domyślnaczcionkaakapitu" style:family="text">
      <style:text-properties fo:background-color="#80FFFF"/>
    </style:style>
    <style:style style:name="T3092" style:parent-style-name="Domyślnaczcionkaakapitu" style:family="text">
      <style:text-properties fo:background-color="#80FFFF"/>
    </style:style>
    <style:style style:name="T3093" style:parent-style-name="Domyślnaczcionkaakapitu" style:family="text">
      <style:text-properties fo:background-color="#80FFFF"/>
    </style:style>
    <style:style style:name="T3094" style:parent-style-name="Domyślnaczcionkaakapitu" style:family="text">
      <style:text-properties fo:background-color="#80FFFF"/>
    </style:style>
    <style:style style:name="T3095" style:parent-style-name="Domyślnaczcionkaakapitu" style:family="text">
      <style:text-properties fo:background-color="#80FFFF"/>
    </style:style>
    <style:style style:name="T3096" style:parent-style-name="Domyślnaczcionkaakapitu" style:family="text">
      <style:text-properties fo:background-color="#80FFFF"/>
    </style:style>
    <style:style style:name="T3097" style:parent-style-name="Domyślnaczcionkaakapitu" style:family="text">
      <style:text-properties fo:background-color="#80FFFF"/>
    </style:style>
    <style:style style:name="T3098" style:parent-style-name="Domyślnaczcionkaakapitu" style:family="text">
      <style:text-properties fo:background-color="#80FFFF"/>
    </style:style>
    <style:style style:name="P3099" style:parent-style-name="Normalny" style:family="paragraph">
      <style:paragraph-properties fo:text-align="justify" fo:line-height="150%" fo:text-indent="0.2479in"/>
    </style:style>
    <style:style style:name="T3100" style:parent-style-name="Domyślnaczcionkaakapitu" style:family="text">
      <style:text-properties fo:background-color="#80FFFF"/>
    </style:style>
    <style:style style:name="T3101" style:parent-style-name="Domyślnaczcionkaakapitu" style:family="text">
      <style:text-properties fo:background-color="#80FFFF"/>
    </style:style>
    <style:style style:name="T3102" style:parent-style-name="Domyślnaczcionkaakapitu" style:family="text">
      <style:text-properties fo:background-color="#80FFFF"/>
    </style:style>
    <style:style style:name="T3103" style:parent-style-name="Domyślnaczcionkaakapitu" style:family="text">
      <style:text-properties fo:background-color="#80FFFF"/>
    </style:style>
    <style:style style:name="T3104" style:parent-style-name="Domyślnaczcionkaakapitu" style:family="text">
      <style:text-properties fo:background-color="#80FFFF"/>
    </style:style>
    <style:style style:name="T3105" style:parent-style-name="Domyślnaczcionkaakapitu" style:family="text">
      <style:text-properties fo:background-color="#80FFFF"/>
    </style:style>
    <style:style style:name="T3106" style:parent-style-name="Domyślnaczcionkaakapitu" style:family="text">
      <style:text-properties fo:background-color="#80FFFF"/>
    </style:style>
    <style:style style:name="T3107" style:parent-style-name="Domyślnaczcionkaakapitu" style:family="text">
      <style:text-properties fo:background-color="#80FFFF"/>
    </style:style>
    <style:style style:name="T3108" style:parent-style-name="Domyślnaczcionkaakapitu" style:family="text">
      <style:text-properties fo:background-color="#80FFFF"/>
    </style:style>
    <style:style style:name="T3109" style:parent-style-name="Domyślnaczcionkaakapitu" style:family="text">
      <style:text-properties fo:background-color="#80FFFF"/>
    </style:style>
    <style:style style:name="T3110" style:parent-style-name="Domyślnaczcionkaakapitu" style:family="text">
      <style:text-properties fo:background-color="#80FFFF"/>
    </style:style>
    <style:style style:name="T3111" style:parent-style-name="Domyślnaczcionkaakapitu" style:family="text">
      <style:text-properties fo:background-color="#80FFFF"/>
    </style:style>
    <style:style style:name="T3112" style:parent-style-name="Domyślnaczcionkaakapitu" style:family="text">
      <style:text-properties fo:background-color="#80FFFF"/>
    </style:style>
    <style:style style:name="T3113" style:parent-style-name="Domyślnaczcionkaakapitu" style:family="text">
      <style:text-properties fo:background-color="#80FFFF"/>
    </style:style>
    <style:style style:name="T3114" style:parent-style-name="Domyślnaczcionkaakapitu" style:family="text">
      <style:text-properties fo:background-color="#80FFFF"/>
    </style:style>
    <style:style style:name="P3115" style:parent-style-name="Normalny" style:family="paragraph">
      <style:paragraph-properties fo:text-align="justify" fo:line-height="150%" fo:text-indent="0.2479in"/>
    </style:style>
    <style:style style:name="T3116" style:parent-style-name="Domyślnaczcionkaakapitu" style:family="text">
      <style:text-properties fo:background-color="#80FFFF"/>
    </style:style>
    <style:style style:name="T3117" style:parent-style-name="Domyślnaczcionkaakapitu" style:family="text">
      <style:text-properties fo:background-color="#80FFFF"/>
    </style:style>
    <style:style style:name="P3118" style:parent-style-name="Normalny" style:family="paragraph">
      <style:paragraph-properties fo:text-align="justify" fo:line-height="150%" fo:text-indent="0.2479in"/>
    </style:style>
    <style:style style:name="T3119" style:parent-style-name="Domyślnaczcionkaakapitu" style:family="text">
      <style:text-properties fo:background-color="#80FFFF"/>
    </style:style>
    <style:style style:name="T3120" style:parent-style-name="Domyślnaczcionkaakapitu" style:family="text">
      <style:text-properties fo:background-color="#80FFFF"/>
    </style:style>
    <style:style style:name="T3121" style:parent-style-name="Domyślnaczcionkaakapitu" style:family="text">
      <style:text-properties fo:background-color="#80FFFF"/>
    </style:style>
    <style:style style:name="T3122" style:parent-style-name="Domyślnaczcionkaakapitu" style:family="text">
      <style:text-properties fo:background-color="#80FFFF"/>
    </style:style>
    <style:style style:name="P3123" style:parent-style-name="Normalny" style:family="paragraph">
      <style:paragraph-properties fo:text-align="justify" fo:line-height="150%" fo:text-indent="0.2479in"/>
    </style:style>
    <style:style style:name="T3124" style:parent-style-name="Domyślnaczcionkaakapitu" style:family="text">
      <style:text-properties fo:background-color="#80FFFF"/>
    </style:style>
    <style:style style:name="T3125" style:parent-style-name="Domyślnaczcionkaakapitu" style:family="text">
      <style:text-properties fo:background-color="#80FFFF"/>
    </style:style>
    <style:style style:name="T3126" style:parent-style-name="Domyślnaczcionkaakapitu" style:family="text">
      <style:text-properties fo:background-color="#80FFFF"/>
    </style:style>
    <style:style style:name="T3127" style:parent-style-name="Domyślnaczcionkaakapitu" style:family="text">
      <style:text-properties fo:background-color="#80FFFF"/>
    </style:style>
    <style:style style:name="T3128" style:parent-style-name="Domyślnaczcionkaakapitu" style:family="text">
      <style:text-properties fo:background-color="#80FFFF"/>
    </style:style>
    <style:style style:name="T3129" style:parent-style-name="Domyślnaczcionkaakapitu" style:family="text">
      <style:text-properties fo:background-color="#80FFFF"/>
    </style:style>
    <style:style style:name="T3130" style:parent-style-name="Domyślnaczcionkaakapitu" style:family="text">
      <style:text-properties fo:background-color="#80FFFF"/>
    </style:style>
    <style:style style:name="P3131" style:parent-style-name="Normalny" style:family="paragraph">
      <style:paragraph-properties fo:text-align="justify" fo:line-height="150%" fo:text-indent="0.2479in"/>
    </style:style>
    <style:style style:name="T3132" style:parent-style-name="Domyślnaczcionkaakapitu" style:family="text">
      <style:text-properties fo:background-color="#80FFFF"/>
    </style:style>
    <style:style style:name="P3133" style:parent-style-name="Normalny" style:family="paragraph">
      <style:paragraph-properties fo:text-align="justify" fo:line-height="150%"/>
    </style:style>
    <style:style style:name="T3134" style:parent-style-name="Domyślnaczcionkaakapitu" style:family="text">
      <style:text-properties style:text-underline-type="single" style:text-underline-style="solid" style:text-underline-width="auto" style:text-underline-mode="continuous"/>
    </style:style>
    <style:style style:name="T3135" style:parent-style-name="Domyślnaczcionkaakapitu" style:family="text">
      <style:text-properties fo:background-color="#80FFFF" style:text-underline-type="single" style:text-underline-style="solid" style:text-underline-width="auto" style:text-underline-mode="continuous"/>
    </style:style>
    <style:style style:name="P3136" style:parent-style-name="Normalny" style:family="paragraph">
      <style:paragraph-properties fo:text-align="justify" fo:line-height="150%" fo:text-indent="0.2479in"/>
    </style:style>
    <style:style style:name="T3137" style:parent-style-name="Domyślnaczcionkaakapitu" style:family="text">
      <style:text-properties fo:background-color="#80FFFF"/>
    </style:style>
    <style:style style:name="P3138" style:parent-style-name="Normalny" style:family="paragraph">
      <style:paragraph-properties fo:text-align="justify" fo:line-height="150%"/>
    </style:style>
    <style:style style:name="T3139" style:parent-style-name="Domyślnaczcionkaakapitu" style:family="text">
      <style:text-properties style:text-underline-type="single" style:text-underline-style="solid" style:text-underline-width="auto" style:text-underline-mode="continuous"/>
    </style:style>
    <style:style style:name="T3140" style:parent-style-name="Domyślnaczcionkaakapitu" style:family="text">
      <style:text-properties fo:background-color="#80FFFF" style:text-underline-type="single" style:text-underline-style="solid" style:text-underline-width="auto" style:text-underline-mode="continuous"/>
    </style:style>
    <style:style style:name="T3141" style:parent-style-name="Domyślnaczcionkaakapitu" style:family="text">
      <style:text-properties style:text-underline-type="single" style:text-underline-style="solid" style:text-underline-width="auto" style:text-underline-mode="continuous"/>
    </style:style>
    <style:style style:name="P3142" style:parent-style-name="Normalny" style:family="paragraph">
      <style:paragraph-properties fo:text-align="justify" fo:line-height="150%" fo:text-indent="0.2479in"/>
    </style:style>
    <style:style style:name="T3143" style:parent-style-name="Domyślnaczcionkaakapitu" style:family="text">
      <style:text-properties fo:background-color="#80FFFF"/>
    </style:style>
    <style:style style:name="T3144" style:parent-style-name="Domyślnaczcionkaakapitu" style:family="text">
      <style:text-properties fo:background-color="#80FFFF"/>
    </style:style>
    <style:style style:name="T3145" style:parent-style-name="Domyślnaczcionkaakapitu" style:family="text">
      <style:text-properties fo:background-color="#80FFFF"/>
    </style:style>
    <style:style style:name="T3146" style:parent-style-name="Domyślnaczcionkaakapitu" style:family="text">
      <style:text-properties fo:background-color="#80FFFF"/>
    </style:style>
    <style:style style:name="T3147" style:parent-style-name="Domyślnaczcionkaakapitu" style:family="text">
      <style:text-properties fo:background-color="#80FFFF"/>
    </style:style>
    <style:style style:name="T3148" style:parent-style-name="Domyślnaczcionkaakapitu" style:family="text">
      <style:text-properties fo:background-color="#80FFFF"/>
    </style:style>
    <style:style style:name="T3149" style:parent-style-name="Domyślnaczcionkaakapitu" style:family="text">
      <style:text-properties fo:background-color="#80FFFF"/>
    </style:style>
    <style:style style:name="P3150" style:parent-style-name="Normalny" style:family="paragraph">
      <style:paragraph-properties fo:text-align="justify" fo:line-height="150%" fo:text-indent="0.2479in"/>
    </style:style>
    <style:style style:name="T3151" style:parent-style-name="Domyślnaczcionkaakapitu" style:family="text">
      <style:text-properties fo:background-color="#80FFFF"/>
    </style:style>
    <style:style style:name="T3152" style:parent-style-name="Domyślnaczcionkaakapitu" style:family="text">
      <style:text-properties fo:background-color="#80FFFF"/>
    </style:style>
    <style:style style:name="T3153" style:parent-style-name="Domyślnaczcionkaakapitu" style:family="text">
      <style:text-properties fo:background-color="#80FFFF"/>
    </style:style>
    <style:style style:name="P3154" style:parent-style-name="Normalny" style:family="paragraph">
      <style:paragraph-properties fo:text-align="justify" fo:line-height="150%" fo:text-indent="0.2479in"/>
    </style:style>
    <style:style style:name="T3155" style:parent-style-name="Domyślnaczcionkaakapitu" style:family="text">
      <style:text-properties fo:background-color="#80FFFF"/>
    </style:style>
    <style:style style:name="T3156" style:parent-style-name="Domyślnaczcionkaakapitu" style:family="text">
      <style:text-properties fo:background-color="#80FFFF"/>
    </style:style>
    <style:style style:name="T3157" style:parent-style-name="Domyślnaczcionkaakapitu" style:family="text">
      <style:text-properties fo:background-color="#80FFFF"/>
    </style:style>
    <style:style style:name="T3158" style:parent-style-name="Domyślnaczcionkaakapitu" style:family="text">
      <style:text-properties fo:background-color="#80FFFF"/>
    </style:style>
    <style:style style:name="T3159" style:parent-style-name="Domyślnaczcionkaakapitu" style:family="text">
      <style:text-properties fo:background-color="#80FFFF"/>
    </style:style>
    <style:style style:name="T3160" style:parent-style-name="Domyślnaczcionkaakapitu" style:family="text">
      <style:text-properties fo:background-color="#80FFFF"/>
    </style:style>
    <style:style style:name="P3161" style:parent-style-name="Normalny" style:family="paragraph">
      <style:paragraph-properties fo:text-align="justify" fo:line-height="150%" fo:text-indent="0.2479in"/>
    </style:style>
    <style:style style:name="T3162" style:parent-style-name="Domyślnaczcionkaakapitu" style:family="text">
      <style:text-properties fo:background-color="#80FFFF"/>
    </style:style>
    <style:style style:name="T3163" style:parent-style-name="Domyślnaczcionkaakapitu" style:family="text">
      <style:text-properties fo:background-color="#80FFFF"/>
    </style:style>
    <style:style style:name="P3164" style:parent-style-name="Normalny" style:family="paragraph">
      <style:paragraph-properties fo:text-align="justify" fo:line-height="150%" fo:text-indent="0.2479in"/>
    </style:style>
    <style:style style:name="T3165" style:parent-style-name="Domyślnaczcionkaakapitu" style:family="text">
      <style:text-properties fo:background-color="#80FFFF"/>
    </style:style>
    <style:style style:name="T3166" style:parent-style-name="Domyślnaczcionkaakapitu" style:family="text">
      <style:text-properties fo:background-color="#80FFFF"/>
    </style:style>
    <style:style style:name="T3167" style:parent-style-name="Domyślnaczcionkaakapitu" style:family="text">
      <style:text-properties fo:background-color="#80FFFF"/>
    </style:style>
    <style:style style:name="T3168" style:parent-style-name="Domyślnaczcionkaakapitu" style:family="text">
      <style:text-properties fo:background-color="#80FFFF"/>
    </style:style>
    <style:style style:name="T3169" style:parent-style-name="Domyślnaczcionkaakapitu" style:family="text">
      <style:text-properties fo:background-color="#80FFFF"/>
    </style:style>
    <style:style style:name="P3170" style:parent-style-name="Normalny" style:family="paragraph">
      <style:paragraph-properties fo:text-align="justify" fo:line-height="150%" fo:text-indent="0.2479in"/>
    </style:style>
    <style:style style:name="P3171" style:parent-style-name="Normalny" style:family="paragraph">
      <style:paragraph-properties fo:text-align="justify" fo:line-height="150%" fo:text-indent="0.2479in"/>
    </style:style>
    <style:style style:name="P3172" style:parent-style-name="Normalny" style:family="paragraph">
      <style:paragraph-properties fo:text-align="justify" fo:line-height="150%" fo:text-indent="0.2479in"/>
    </style:style>
    <style:style style:name="T3173" style:parent-style-name="Domyślnaczcionkaakapitu" style:family="text">
      <style:text-properties fo:background-color="#80FFFF"/>
    </style:style>
    <style:style style:name="T3174" style:parent-style-name="Domyślnaczcionkaakapitu" style:family="text">
      <style:text-properties fo:background-color="#80FFFF"/>
    </style:style>
    <style:style style:name="T3175" style:parent-style-name="Domyślnaczcionkaakapitu" style:family="text">
      <style:text-properties fo:background-color="#80FFFF"/>
    </style:style>
    <style:style style:name="T3176" style:parent-style-name="Domyślnaczcionkaakapitu" style:family="text">
      <style:text-properties fo:background-color="#80FFFF"/>
    </style:style>
    <style:style style:name="T3177" style:parent-style-name="Domyślnaczcionkaakapitu" style:family="text">
      <style:text-properties fo:background-color="#80FFFF"/>
    </style:style>
    <style:style style:name="T3178" style:parent-style-name="Domyślnaczcionkaakapitu" style:family="text">
      <style:text-properties fo:background-color="#80FFFF"/>
    </style:style>
    <style:style style:name="T3179" style:parent-style-name="Domyślnaczcionkaakapitu" style:family="text">
      <style:text-properties fo:background-color="#80FFFF"/>
    </style:style>
    <style:style style:name="T3180" style:parent-style-name="Domyślnaczcionkaakapitu" style:family="text">
      <style:text-properties fo:background-color="#80FFFF"/>
    </style:style>
    <style:style style:name="P3181" style:parent-style-name="Normalny" style:family="paragraph">
      <style:paragraph-properties fo:text-align="justify" fo:line-height="150%" fo:text-indent="0.2479in"/>
    </style:style>
    <style:style style:name="T3182" style:parent-style-name="Domyślnaczcionkaakapitu" style:family="text">
      <style:text-properties fo:background-color="#80FFFF"/>
    </style:style>
    <style:style style:name="P3183" style:parent-style-name="Normalny" style:family="paragraph">
      <style:paragraph-properties fo:text-align="justify" fo:line-height="150%"/>
    </style:style>
    <style:style style:name="T3184" style:parent-style-name="Domyślnaczcionkaakapitu" style:family="text">
      <style:text-properties style:text-underline-type="single" style:text-underline-style="solid" style:text-underline-width="auto" style:text-underline-mode="continuous"/>
    </style:style>
    <style:style style:name="P3185" style:parent-style-name="Normalny" style:family="paragraph">
      <style:paragraph-properties fo:text-align="justify" fo:line-height="150%" fo:text-indent="0.2479in"/>
    </style:style>
    <style:style style:name="P3186" style:parent-style-name="Normalny" style:family="paragraph">
      <style:paragraph-properties fo:text-align="justify" fo:line-height="150%"/>
    </style:style>
    <style:style style:name="T3187" style:parent-style-name="Domyślnaczcionkaakapitu" style:family="text">
      <style:text-properties style:text-underline-type="single" style:text-underline-style="solid" style:text-underline-width="auto" style:text-underline-mode="continuous"/>
    </style:style>
    <style:style style:name="P3188" style:parent-style-name="Normalny" style:family="paragraph">
      <style:paragraph-properties fo:text-align="justify" fo:line-height="150%" fo:text-indent="0.2479in"/>
    </style:style>
    <style:style style:name="T3189" style:parent-style-name="Domyślnaczcionkaakapitu" style:family="text">
      <style:text-properties fo:background-color="#80FFFF"/>
    </style:style>
    <style:style style:name="P3190" style:parent-style-name="Normalny" style:family="paragraph">
      <style:paragraph-properties fo:text-align="justify" fo:line-height="150%" fo:text-indent="0.2479in"/>
    </style:style>
    <style:style style:name="T3191" style:parent-style-name="Domyślnaczcionkaakapitu" style:family="text">
      <style:text-properties fo:background-color="#80FFFF"/>
    </style:style>
    <style:style style:name="T3192" style:parent-style-name="Domyślnaczcionkaakapitu" style:family="text">
      <style:text-properties fo:background-color="#80FFFF"/>
    </style:style>
    <style:style style:name="T3193" style:parent-style-name="Domyślnaczcionkaakapitu" style:family="text">
      <style:text-properties fo:background-color="#80FFFF"/>
    </style:style>
    <style:style style:name="P3194" style:parent-style-name="Normalny" style:family="paragraph">
      <style:paragraph-properties fo:text-align="justify" fo:line-height="150%" fo:text-indent="0.2479in"/>
    </style:style>
    <style:style style:name="T3195" style:parent-style-name="Domyślnaczcionkaakapitu" style:family="text">
      <style:text-properties fo:background-color="#80FFFF"/>
    </style:style>
    <style:style style:name="T3196" style:parent-style-name="Domyślnaczcionkaakapitu" style:family="text">
      <style:text-properties fo:background-color="#80FFFF"/>
    </style:style>
    <style:style style:name="P3197" style:parent-style-name="Normalny" style:family="paragraph">
      <style:paragraph-properties fo:text-align="justify" fo:line-height="150%" fo:text-indent="0.2479in"/>
    </style:style>
    <style:style style:name="T3198" style:parent-style-name="Domyślnaczcionkaakapitu" style:family="text">
      <style:text-properties fo:background-color="#80FFFF"/>
    </style:style>
    <style:style style:name="P3199" style:parent-style-name="Normalny" style:family="paragraph">
      <style:paragraph-properties fo:text-align="justify" fo:line-height="150%" fo:text-indent="0.2479in"/>
    </style:style>
    <style:style style:name="T3200" style:parent-style-name="Domyślnaczcionkaakapitu" style:family="text">
      <style:text-properties fo:background-color="#80FFFF"/>
    </style:style>
    <style:style style:name="P3201" style:parent-style-name="Normalny" style:family="paragraph">
      <style:paragraph-properties fo:text-align="justify" fo:line-height="150%" fo:text-indent="0.2479in"/>
    </style:style>
    <style:style style:name="P3202" style:parent-style-name="Normalny" style:family="paragraph">
      <style:paragraph-properties fo:text-align="justify" fo:line-height="150%">
        <style:tab-stops>
          <style:tab-stop style:type="left" style:position="2.5194in"/>
        </style:tab-stops>
      </style:paragraph-properties>
    </style:style>
    <style:style style:name="T3203" style:parent-style-name="Domyślnaczcionkaakapitu" style:family="text">
      <style:text-properties style:text-underline-type="single" style:text-underline-style="solid" style:text-underline-width="auto" style:text-underline-mode="continuous"/>
    </style:style>
    <style:style style:name="T3204" style:parent-style-name="Domyślnaczcionkaakapitu" style:family="text">
      <style:text-properties fo:background-color="#80FFFF" style:text-underline-type="single" style:text-underline-style="solid" style:text-underline-width="auto" style:text-underline-mode="continuous"/>
    </style:style>
    <style:style style:name="P3205" style:parent-style-name="Normalny" style:family="paragraph">
      <style:paragraph-properties fo:text-align="justify" fo:line-height="150%" fo:text-indent="0.2479in">
        <style:tab-stops>
          <style:tab-stop style:type="left" style:position="2.5194in"/>
        </style:tab-stops>
      </style:paragraph-properties>
    </style:style>
    <style:style style:name="T3206" style:parent-style-name="Domyślnaczcionkaakapitu" style:family="text">
      <style:text-properties fo:background-color="#80FFFF"/>
    </style:style>
    <style:style style:name="P3207" style:parent-style-name="Normalny" style:family="paragraph">
      <style:paragraph-properties fo:text-align="justify" fo:line-height="150%"/>
    </style:style>
    <style:style style:name="T3208" style:parent-style-name="Domyślnaczcionkaakapitu" style:family="text">
      <style:text-properties style:text-underline-type="single" style:text-underline-style="solid" style:text-underline-width="auto" style:text-underline-mode="continuous"/>
    </style:style>
    <style:style style:name="T3209" style:parent-style-name="Domyślnaczcionkaakapitu" style:family="text">
      <style:text-properties fo:background-color="#80FFFF" style:text-underline-type="single" style:text-underline-style="solid" style:text-underline-width="auto" style:text-underline-mode="continuous"/>
    </style:style>
    <style:style style:name="T3210" style:parent-style-name="Domyślnaczcionkaakapitu" style:family="text">
      <style:text-properties style:text-underline-type="single" style:text-underline-style="solid" style:text-underline-width="auto" style:text-underline-mode="continuous"/>
    </style:style>
    <style:style style:name="P3211" style:parent-style-name="Normalny" style:family="paragraph">
      <style:paragraph-properties fo:text-align="justify" fo:line-height="150%" fo:text-indent="0.2479in"/>
    </style:style>
    <style:style style:name="T3212" style:parent-style-name="Domyślnaczcionkaakapitu" style:family="text">
      <style:text-properties fo:background-color="#80FFFF"/>
    </style:style>
    <style:style style:name="P3213" style:parent-style-name="Normalny" style:family="paragraph">
      <style:paragraph-properties fo:text-align="justify" fo:line-height="150%" fo:text-indent="0.2479in"/>
    </style:style>
    <style:style style:name="P3214" style:parent-style-name="Normalny" style:family="paragraph">
      <style:paragraph-properties fo:text-align="justify" fo:line-height="150%" fo:text-indent="0.2479in"/>
    </style:style>
    <style:style style:name="P3215" style:parent-style-name="Normalny" style:family="paragraph">
      <style:paragraph-properties fo:text-align="justify" fo:line-height="150%" fo:text-indent="0.2479in"/>
    </style:style>
    <style:style style:name="T3216" style:parent-style-name="Domyślnaczcionkaakapitu" style:family="text">
      <style:text-properties fo:background-color="#80FFFF"/>
    </style:style>
    <style:style style:name="T3217" style:parent-style-name="Domyślnaczcionkaakapitu" style:family="text">
      <style:text-properties fo:background-color="#80FFFF"/>
    </style:style>
    <style:style style:name="P3218" style:parent-style-name="Normalny" style:family="paragraph">
      <style:paragraph-properties fo:text-align="justify" fo:line-height="150%" fo:text-indent="0.2479in"/>
    </style:style>
    <style:style style:name="T3219" style:parent-style-name="Domyślnaczcionkaakapitu" style:family="text">
      <style:text-properties fo:background-color="#80FFFF"/>
    </style:style>
    <style:style style:name="T3220" style:parent-style-name="Domyślnaczcionkaakapitu" style:family="text">
      <style:text-properties fo:background-color="#80FFFF"/>
    </style:style>
    <style:style style:name="T3221" style:parent-style-name="Domyślnaczcionkaakapitu" style:family="text">
      <style:text-properties fo:background-color="#80FFFF"/>
    </style:style>
    <style:style style:name="P3222" style:parent-style-name="Normalny" style:family="paragraph">
      <style:paragraph-properties fo:text-align="justify" fo:line-height="150%" fo:text-indent="0.2479in"/>
    </style:style>
    <style:style style:name="T3223" style:parent-style-name="Domyślnaczcionkaakapitu" style:family="text">
      <style:text-properties fo:background-color="#80FFFF"/>
    </style:style>
    <style:style style:name="T3224" style:parent-style-name="Domyślnaczcionkaakapitu" style:family="text">
      <style:text-properties fo:background-color="#80FFFF"/>
    </style:style>
    <style:style style:name="T3225" style:parent-style-name="Domyślnaczcionkaakapitu" style:family="text">
      <style:text-properties fo:background-color="#80FFFF"/>
    </style:style>
    <style:style style:name="T3226" style:parent-style-name="Domyślnaczcionkaakapitu" style:family="text">
      <style:text-properties fo:background-color="#80FFFF"/>
    </style:style>
    <style:style style:name="T3227" style:parent-style-name="Domyślnaczcionkaakapitu" style:family="text">
      <style:text-properties fo:background-color="#80FFFF"/>
    </style:style>
    <style:style style:name="P3228" style:parent-style-name="Normalny" style:family="paragraph">
      <style:paragraph-properties fo:text-align="justify" fo:line-height="150%" fo:text-indent="0.2479in"/>
    </style:style>
    <style:style style:name="T3229" style:parent-style-name="Domyślnaczcionkaakapitu" style:family="text">
      <style:text-properties fo:background-color="#80FFFF"/>
    </style:style>
    <style:style style:name="T3230" style:parent-style-name="Domyślnaczcionkaakapitu" style:family="text">
      <style:text-properties fo:background-color="#80FFFF"/>
    </style:style>
    <style:style style:name="T3231" style:parent-style-name="Domyślnaczcionkaakapitu" style:family="text">
      <style:text-properties fo:background-color="#80FFFF"/>
    </style:style>
    <style:style style:name="P3232" style:parent-style-name="Normalny" style:family="paragraph">
      <style:paragraph-properties fo:text-align="justify" fo:line-height="150%" fo:text-indent="0.2479in"/>
    </style:style>
    <style:style style:name="T3233" style:parent-style-name="Domyślnaczcionkaakapitu" style:family="text">
      <style:text-properties fo:background-color="#80FFFF"/>
    </style:style>
    <style:style style:name="T3234" style:parent-style-name="Domyślnaczcionkaakapitu" style:family="text">
      <style:text-properties fo:background-color="#80FFFF"/>
    </style:style>
    <style:style style:name="P3235" style:parent-style-name="Normalny" style:family="paragraph">
      <style:paragraph-properties fo:text-align="justify" fo:line-height="150%" fo:text-indent="0.2479in"/>
    </style:style>
    <style:style style:name="T3236" style:parent-style-name="Domyślnaczcionkaakapitu" style:family="text">
      <style:text-properties fo:background-color="#80FFFF"/>
    </style:style>
    <style:style style:name="P3237" style:parent-style-name="Normalny" style:family="paragraph">
      <style:paragraph-properties fo:text-align="justify" fo:line-height="150%" fo:text-indent="0.2479in"/>
    </style:style>
    <style:style style:name="T3238" style:parent-style-name="Domyślnaczcionkaakapitu" style:family="text">
      <style:text-properties fo:background-color="#80FFFF"/>
    </style:style>
    <style:style style:name="T3239" style:parent-style-name="Domyślnaczcionkaakapitu" style:family="text">
      <style:text-properties fo:background-color="#80FFFF"/>
    </style:style>
    <style:style style:name="T3240" style:parent-style-name="Domyślnaczcionkaakapitu" style:family="text">
      <style:text-properties fo:background-color="#80FFFF"/>
    </style:style>
    <style:style style:name="T3241" style:parent-style-name="Domyślnaczcionkaakapitu" style:family="text">
      <style:text-properties fo:background-color="#80FFFF"/>
    </style:style>
    <style:style style:name="T3242" style:parent-style-name="Domyślnaczcionkaakapitu" style:family="text">
      <style:text-properties fo:background-color="#80FFFF"/>
    </style:style>
    <style:style style:name="T3243" style:parent-style-name="Domyślnaczcionkaakapitu" style:family="text">
      <style:text-properties fo:background-color="#80FFFF"/>
    </style:style>
    <style:style style:name="P3244" style:parent-style-name="Normalny" style:family="paragraph">
      <style:paragraph-properties fo:text-align="justify" fo:line-height="150%" fo:text-indent="0.2479in"/>
    </style:style>
    <style:style style:name="T3245" style:parent-style-name="Domyślnaczcionkaakapitu" style:family="text">
      <style:text-properties fo:background-color="#80FFFF"/>
    </style:style>
    <style:style style:name="P3246" style:parent-style-name="Normalny" style:family="paragraph">
      <style:paragraph-properties fo:text-align="justify" fo:line-height="150%"/>
    </style:style>
    <style:style style:name="T3247" style:parent-style-name="Domyślnaczcionkaakapitu" style:family="text">
      <style:text-properties style:text-underline-type="single" style:text-underline-style="solid" style:text-underline-width="auto" style:text-underline-mode="continuous"/>
    </style:style>
    <style:style style:name="P3248" style:parent-style-name="Normalny" style:family="paragraph">
      <style:paragraph-properties fo:text-align="justify" fo:line-height="150%" fo:text-indent="0.2479in"/>
    </style:style>
    <style:style style:name="T3249" style:parent-style-name="Domyślnaczcionkaakapitu" style:family="text">
      <style:text-properties fo:background-color="#80FFFF"/>
    </style:style>
    <style:style style:name="T3250" style:parent-style-name="Domyślnaczcionkaakapitu" style:family="text">
      <style:text-properties fo:background-color="#80FFFF"/>
    </style:style>
    <style:style style:name="P3251" style:parent-style-name="Normalny" style:family="paragraph">
      <style:paragraph-properties fo:text-align="justify" fo:line-height="150%"/>
    </style:style>
    <style:style style:name="T3252" style:parent-style-name="Domyślnaczcionkaakapitu" style:family="text">
      <style:text-properties style:text-underline-type="single" style:text-underline-style="solid" style:text-underline-width="auto" style:text-underline-mode="continuous"/>
    </style:style>
    <style:style style:name="T3253" style:parent-style-name="Domyślnaczcionkaakapitu" style:family="text">
      <style:text-properties fo:background-color="#80FFFF" style:text-underline-type="single" style:text-underline-style="solid" style:text-underline-width="auto" style:text-underline-mode="continuous"/>
    </style:style>
    <style:style style:name="T3254" style:parent-style-name="Domyślnaczcionkaakapitu" style:family="text">
      <style:text-properties style:text-underline-type="single" style:text-underline-style="solid" style:text-underline-width="auto" style:text-underline-mode="continuous"/>
    </style:style>
    <style:style style:name="T3255" style:parent-style-name="Domyślnaczcionkaakapitu" style:family="text">
      <style:text-properties fo:background-color="#80FFFF" style:text-underline-type="single" style:text-underline-style="solid" style:text-underline-width="auto" style:text-underline-mode="continuous"/>
    </style:style>
    <style:style style:name="T3256" style:parent-style-name="Domyślnaczcionkaakapitu" style:family="text">
      <style:text-properties style:text-underline-type="single" style:text-underline-style="solid" style:text-underline-width="auto" style:text-underline-mode="continuous"/>
    </style:style>
    <style:style style:name="T3257" style:parent-style-name="Domyślnaczcionkaakapitu" style:family="text">
      <style:text-properties fo:background-color="#80FFFF" style:text-underline-type="single" style:text-underline-style="solid" style:text-underline-width="auto" style:text-underline-mode="continuous"/>
    </style:style>
    <style:style style:name="T3258" style:parent-style-name="Domyślnaczcionkaakapitu" style:family="text">
      <style:text-properties style:text-underline-type="single" style:text-underline-style="solid" style:text-underline-width="auto" style:text-underline-mode="continuous"/>
    </style:style>
    <style:style style:name="P3259" style:parent-style-name="Normalny" style:family="paragraph">
      <style:paragraph-properties fo:text-align="justify" fo:line-height="150%" fo:text-indent="0.2479in"/>
    </style:style>
    <style:style style:name="T3260" style:parent-style-name="Domyślnaczcionkaakapitu" style:family="text">
      <style:text-properties fo:background-color="#80FFFF"/>
    </style:style>
    <style:style style:name="P3261" style:parent-style-name="Normalny" style:family="paragraph">
      <style:paragraph-properties fo:text-align="justify" fo:line-height="150%" fo:text-indent="0.2479in"/>
    </style:style>
    <style:style style:name="P3262" style:parent-style-name="Normalny" style:family="paragraph">
      <style:paragraph-properties fo:text-align="justify" fo:line-height="150%" fo:text-indent="0.2479in"/>
    </style:style>
    <style:style style:name="T3263" style:parent-style-name="Domyślnaczcionkaakapitu" style:family="text">
      <style:text-properties fo:background-color="#80FFFF"/>
    </style:style>
    <style:style style:name="P3264" style:parent-style-name="Normalny" style:family="paragraph">
      <style:paragraph-properties fo:text-align="justify" fo:line-height="150%" fo:text-indent="0.2479in"/>
    </style:style>
    <style:style style:name="T3265" style:parent-style-name="Domyślnaczcionkaakapitu" style:family="text">
      <style:text-properties fo:background-color="#80FFFF"/>
    </style:style>
    <style:style style:name="P3266" style:parent-style-name="Normalny" style:family="paragraph">
      <style:paragraph-properties fo:text-align="justify" fo:line-height="150%" fo:text-indent="0.2479in"/>
    </style:style>
    <style:style style:name="T3267" style:parent-style-name="Domyślnaczcionkaakapitu" style:family="text">
      <style:text-properties fo:background-color="#80FFFF"/>
    </style:style>
    <style:style style:name="T3268" style:parent-style-name="Domyślnaczcionkaakapitu" style:family="text">
      <style:text-properties fo:background-color="#80FFFF"/>
    </style:style>
    <style:style style:name="P3269" style:parent-style-name="Normalny" style:family="paragraph">
      <style:paragraph-properties fo:text-align="justify" fo:line-height="150%" fo:text-indent="0.2479in"/>
    </style:style>
    <style:style style:name="T3270" style:parent-style-name="Domyślnaczcionkaakapitu" style:family="text">
      <style:text-properties fo:background-color="#80FFFF"/>
    </style:style>
    <style:style style:name="P3271" style:parent-style-name="Normalny" style:family="paragraph">
      <style:paragraph-properties fo:text-align="justify" fo:line-height="150%" fo:text-indent="0.2479in"/>
    </style:style>
    <style:style style:name="T3272" style:parent-style-name="Domyślnaczcionkaakapitu" style:family="text">
      <style:text-properties fo:background-color="#80FFFF"/>
    </style:style>
    <style:style style:name="T3273" style:parent-style-name="Domyślnaczcionkaakapitu" style:family="text">
      <style:text-properties fo:background-color="#80FFFF"/>
    </style:style>
    <style:style style:name="P3274" style:parent-style-name="Normalny" style:family="paragraph">
      <style:paragraph-properties fo:text-align="justify" fo:line-height="150%" fo:text-indent="0.2479in"/>
    </style:style>
    <style:style style:name="P3275" style:parent-style-name="Normalny" style:family="paragraph">
      <style:paragraph-properties fo:text-align="justify" fo:line-height="150%" fo:text-indent="0.2479in"/>
    </style:style>
    <style:style style:name="T3276" style:parent-style-name="Domyślnaczcionkaakapitu" style:family="text">
      <style:text-properties fo:background-color="#80FFFF"/>
    </style:style>
    <style:style style:name="P3277" style:parent-style-name="Normalny" style:family="paragraph">
      <style:paragraph-properties fo:text-align="justify" fo:line-height="150%" fo:text-indent="0.2479in"/>
    </style:style>
    <style:style style:name="T3278" style:parent-style-name="Domyślnaczcionkaakapitu" style:family="text">
      <style:text-properties fo:background-color="#80FFFF"/>
    </style:style>
    <style:style style:name="P3279" style:parent-style-name="Normalny" style:family="paragraph">
      <style:paragraph-properties fo:text-align="justify" fo:line-height="150%" fo:text-indent="0.2479in"/>
    </style:style>
    <style:style style:name="T3280" style:parent-style-name="Domyślnaczcionkaakapitu" style:family="text">
      <style:text-properties fo:background-color="#80FFFF"/>
    </style:style>
    <style:style style:name="T3281" style:parent-style-name="Domyślnaczcionkaakapitu" style:family="text">
      <style:text-properties fo:background-color="#80FFFF"/>
    </style:style>
    <style:style style:name="P3282" style:parent-style-name="Normalny" style:family="paragraph">
      <style:paragraph-properties fo:text-align="justify" fo:line-height="150%" fo:text-indent="0.2479in"/>
    </style:style>
    <style:style style:name="T3283" style:parent-style-name="Domyślnaczcionkaakapitu" style:family="text">
      <style:text-properties fo:background-color="#80FFFF"/>
    </style:style>
    <style:style style:name="T3284" style:parent-style-name="Domyślnaczcionkaakapitu" style:family="text">
      <style:text-properties fo:background-color="#80FFFF"/>
    </style:style>
    <style:style style:name="T3285" style:parent-style-name="Domyślnaczcionkaakapitu" style:family="text">
      <style:text-properties fo:background-color="#80FFFF"/>
    </style:style>
    <style:style style:name="T3286" style:parent-style-name="Domyślnaczcionkaakapitu" style:family="text">
      <style:text-properties fo:background-color="#80FFFF"/>
    </style:style>
    <style:style style:name="P3287" style:parent-style-name="Normalny" style:family="paragraph">
      <style:paragraph-properties fo:text-align="justify" fo:line-height="150%" fo:text-indent="0.2479in"/>
    </style:style>
    <style:style style:name="T3288" style:parent-style-name="Domyślnaczcionkaakapitu" style:family="text">
      <style:text-properties fo:background-color="#80FFFF"/>
    </style:style>
    <style:style style:name="T3289" style:parent-style-name="Domyślnaczcionkaakapitu" style:family="text">
      <style:text-properties fo:background-color="#80FFFF"/>
    </style:style>
    <style:style style:name="T3290" style:parent-style-name="Domyślnaczcionkaakapitu" style:family="text">
      <style:text-properties fo:background-color="#80FFFF"/>
    </style:style>
    <style:style style:name="T3291" style:parent-style-name="Domyślnaczcionkaakapitu" style:family="text">
      <style:text-properties fo:background-color="#80FFFF"/>
    </style:style>
    <style:style style:name="P3292" style:parent-style-name="Normalny" style:family="paragraph">
      <style:paragraph-properties fo:text-align="justify" fo:line-height="150%" fo:text-indent="0.2479in"/>
    </style:style>
    <style:style style:name="T3293" style:parent-style-name="Domyślnaczcionkaakapitu" style:family="text">
      <style:text-properties fo:background-color="#80FFFF"/>
    </style:style>
    <style:style style:name="P3294" style:parent-style-name="Normalny" style:family="paragraph">
      <style:paragraph-properties fo:text-align="justify" fo:line-height="150%"/>
    </style:style>
    <style:style style:name="T3295" style:parent-style-name="Domyślnaczcionkaakapitu" style:family="text">
      <style:text-properties style:text-underline-type="single" style:text-underline-style="solid" style:text-underline-width="auto" style:text-underline-mode="continuous"/>
    </style:style>
    <style:style style:name="T3296" style:parent-style-name="Domyślnaczcionkaakapitu" style:family="text">
      <style:text-properties fo:background-color="#80FFFF" style:text-underline-type="single" style:text-underline-style="solid" style:text-underline-width="auto" style:text-underline-mode="continuous"/>
    </style:style>
    <style:style style:name="T3297" style:parent-style-name="Domyślnaczcionkaakapitu" style:family="text">
      <style:text-properties style:text-underline-type="single" style:text-underline-style="solid" style:text-underline-width="auto" style:text-underline-mode="continuous"/>
    </style:style>
    <style:style style:name="T3298" style:parent-style-name="Domyślnaczcionkaakapitu" style:family="text">
      <style:text-properties fo:background-color="#80FFFF" style:text-underline-type="single" style:text-underline-style="solid" style:text-underline-width="auto" style:text-underline-mode="continuous"/>
    </style:style>
    <style:style style:name="T3299" style:parent-style-name="Domyślnaczcionkaakapitu" style:family="text">
      <style:text-properties style:text-underline-type="single" style:text-underline-style="solid" style:text-underline-width="auto" style:text-underline-mode="continuous"/>
    </style:style>
    <style:style style:name="T3300" style:parent-style-name="Domyślnaczcionkaakapitu" style:family="text">
      <style:text-properties fo:background-color="#80FFFF" style:text-underline-type="single" style:text-underline-style="solid" style:text-underline-width="auto" style:text-underline-mode="continuous"/>
    </style:style>
    <style:style style:name="T3301" style:parent-style-name="Domyślnaczcionkaakapitu" style:family="text">
      <style:text-properties style:text-underline-type="single" style:text-underline-style="solid" style:text-underline-width="auto" style:text-underline-mode="continuous"/>
    </style:style>
    <style:style style:name="T3302" style:parent-style-name="Domyślnaczcionkaakapitu" style:family="text">
      <style:text-properties fo:background-color="#80FFFF" style:text-underline-type="single" style:text-underline-style="solid" style:text-underline-width="auto" style:text-underline-mode="continuous"/>
    </style:style>
    <style:style style:name="P3303" style:parent-style-name="Normalny" style:family="paragraph">
      <style:paragraph-properties fo:text-align="justify" fo:line-height="150%" fo:text-indent="0.2479in"/>
    </style:style>
    <style:style style:name="T3304" style:parent-style-name="Domyślnaczcionkaakapitu" style:family="text">
      <style:text-properties fo:background-color="#80FFFF"/>
    </style:style>
    <style:style style:name="T3305" style:parent-style-name="Domyślnaczcionkaakapitu" style:family="text">
      <style:text-properties fo:background-color="#80FFFF"/>
    </style:style>
    <style:style style:name="T3306" style:parent-style-name="Domyślnaczcionkaakapitu" style:family="text">
      <style:text-properties fo:background-color="#80FFFF"/>
    </style:style>
    <style:style style:name="P3307" style:parent-style-name="Normalny" style:family="paragraph">
      <style:paragraph-properties fo:text-align="justify" fo:line-height="150%"/>
    </style:style>
    <style:style style:name="T3308" style:parent-style-name="Domyślnaczcionkaakapitu" style:family="text">
      <style:text-properties style:text-underline-type="single" style:text-underline-style="solid" style:text-underline-width="auto" style:text-underline-mode="continuous"/>
    </style:style>
    <style:style style:name="T3309" style:parent-style-name="Domyślnaczcionkaakapitu" style:family="text">
      <style:text-properties style:text-underline-type="single" style:text-underline-style="solid" style:text-underline-width="auto" style:text-underline-mode="continuous"/>
    </style:style>
    <style:style style:name="T3310" style:parent-style-name="Domyślnaczcionkaakapitu" style:family="text">
      <style:text-properties style:text-underline-type="single" style:text-underline-style="solid" style:text-underline-width="auto" style:text-underline-mode="continuous"/>
    </style:style>
    <style:style style:name="P3311" style:parent-style-name="Normalny" style:family="paragraph">
      <style:paragraph-properties fo:text-align="justify" fo:line-height="150%" fo:text-indent="0.2479in"/>
    </style:style>
    <style:style style:name="T3312" style:parent-style-name="Domyślnaczcionkaakapitu" style:family="text">
      <style:text-properties fo:background-color="#80FFFF"/>
    </style:style>
    <style:style style:name="T3313" style:parent-style-name="Domyślnaczcionkaakapitu" style:family="text">
      <style:text-properties fo:background-color="#80FFFF"/>
    </style:style>
    <style:style style:name="T3314" style:parent-style-name="Domyślnaczcionkaakapitu" style:family="text">
      <style:text-properties fo:background-color="#80FFFF"/>
    </style:style>
    <style:style style:name="P3315" style:parent-style-name="Normalny" style:family="paragraph">
      <style:paragraph-properties fo:text-align="justify" fo:line-height="150%" fo:text-indent="0.2479in"/>
    </style:style>
    <style:style style:name="P3316" style:parent-style-name="Normalny" style:family="paragraph">
      <style:paragraph-properties fo:text-align="justify" fo:line-height="150%" fo:text-indent="0.2479in"/>
    </style:style>
    <style:style style:name="T3317" style:parent-style-name="Domyślnaczcionkaakapitu" style:family="text">
      <style:text-properties fo:background-color="#80FFFF"/>
    </style:style>
    <style:style style:name="T3318" style:parent-style-name="Domyślnaczcionkaakapitu" style:family="text">
      <style:text-properties fo:background-color="#80FFFF"/>
    </style:style>
    <style:style style:name="P3319" style:parent-style-name="Normalny" style:family="paragraph">
      <style:paragraph-properties fo:text-align="justify" fo:line-height="150%" fo:text-indent="0.2479in"/>
    </style:style>
    <style:style style:name="P3320" style:parent-style-name="Normalny" style:family="paragraph">
      <style:paragraph-properties fo:text-align="justify" fo:line-height="150%" fo:text-indent="0.2479in"/>
    </style:style>
    <style:style style:name="T3321" style:parent-style-name="Domyślnaczcionkaakapitu" style:family="text">
      <style:text-properties fo:background-color="#80FFFF"/>
    </style:style>
    <style:style style:name="T3322" style:parent-style-name="Domyślnaczcionkaakapitu" style:family="text">
      <style:text-properties fo:background-color="#80FFFF"/>
    </style:style>
    <style:style style:name="T3323" style:parent-style-name="Domyślnaczcionkaakapitu" style:family="text">
      <style:text-properties fo:background-color="#80FFFF"/>
    </style:style>
    <style:style style:name="T3324" style:parent-style-name="Domyślnaczcionkaakapitu" style:family="text">
      <style:text-properties fo:background-color="#80FFFF"/>
    </style:style>
    <style:style style:name="T3325" style:parent-style-name="Domyślnaczcionkaakapitu" style:family="text">
      <style:text-properties fo:background-color="#80FFFF"/>
    </style:style>
    <style:style style:name="T3326" style:parent-style-name="Domyślnaczcionkaakapitu" style:family="text">
      <style:text-properties fo:background-color="#80FFFF"/>
    </style:style>
    <style:style style:name="T3327" style:parent-style-name="Domyślnaczcionkaakapitu" style:family="text">
      <style:text-properties fo:background-color="#80FFFF"/>
    </style:style>
    <style:style style:name="T3328" style:parent-style-name="Domyślnaczcionkaakapitu" style:family="text">
      <style:text-properties fo:background-color="#80FFFF"/>
    </style:style>
    <style:style style:name="T3329" style:parent-style-name="Domyślnaczcionkaakapitu" style:family="text">
      <style:text-properties fo:background-color="#80FFFF"/>
    </style:style>
    <style:style style:name="T3330" style:parent-style-name="Domyślnaczcionkaakapitu" style:family="text">
      <style:text-properties fo:background-color="#80FFFF"/>
    </style:style>
    <style:style style:name="T3331" style:parent-style-name="Domyślnaczcionkaakapitu" style:family="text">
      <style:text-properties fo:background-color="#80FFFF"/>
    </style:style>
    <style:style style:name="T3332" style:parent-style-name="Domyślnaczcionkaakapitu" style:family="text">
      <style:text-properties fo:background-color="#80FFFF"/>
    </style:style>
    <style:style style:name="T3333" style:parent-style-name="Domyślnaczcionkaakapitu" style:family="text">
      <style:text-properties fo:background-color="#80FFFF"/>
    </style:style>
    <style:style style:name="T3334" style:parent-style-name="Domyślnaczcionkaakapitu" style:family="text">
      <style:text-properties fo:background-color="#80FFFF"/>
    </style:style>
    <style:style style:name="P3335" style:parent-style-name="Normalny" style:family="paragraph">
      <style:paragraph-properties fo:text-align="justify" fo:line-height="150%" fo:text-indent="0.2479in"/>
    </style:style>
    <style:style style:name="T3336" style:parent-style-name="Domyślnaczcionkaakapitu" style:family="text">
      <style:text-properties fo:background-color="#80FFFF"/>
    </style:style>
    <style:style style:name="T3337" style:parent-style-name="Domyślnaczcionkaakapitu" style:family="text">
      <style:text-properties fo:background-color="#80FFFF"/>
    </style:style>
    <style:style style:name="T3338" style:parent-style-name="Domyślnaczcionkaakapitu" style:family="text">
      <style:text-properties fo:background-color="#80FFFF"/>
    </style:style>
    <style:style style:name="P3339" style:parent-style-name="Normalny" style:family="paragraph">
      <style:paragraph-properties fo:text-align="justify" fo:line-height="150%" fo:text-indent="0.2479in"/>
    </style:style>
    <style:style style:name="T3340" style:parent-style-name="Domyślnaczcionkaakapitu" style:family="text">
      <style:text-properties fo:background-color="#80FFFF"/>
    </style:style>
    <style:style style:name="T3341" style:parent-style-name="Domyślnaczcionkaakapitu" style:family="text">
      <style:text-properties fo:background-color="#80FFFF"/>
    </style:style>
    <style:style style:name="T3342" style:parent-style-name="Domyślnaczcionkaakapitu" style:family="text">
      <style:text-properties fo:background-color="#80FFFF"/>
    </style:style>
    <style:style style:name="T3343" style:parent-style-name="Domyślnaczcionkaakapitu" style:family="text">
      <style:text-properties fo:background-color="#80FFFF"/>
    </style:style>
    <style:style style:name="T3344" style:parent-style-name="Domyślnaczcionkaakapitu" style:family="text">
      <style:text-properties fo:background-color="#80FFFF"/>
    </style:style>
    <style:style style:name="T3345" style:parent-style-name="Domyślnaczcionkaakapitu" style:family="text">
      <style:text-properties fo:background-color="#80FFFF"/>
    </style:style>
    <style:style style:name="T3346" style:parent-style-name="Domyślnaczcionkaakapitu" style:family="text">
      <style:text-properties fo:background-color="#80FFFF"/>
    </style:style>
    <style:style style:name="T3347" style:parent-style-name="Domyślnaczcionkaakapitu" style:family="text">
      <style:text-properties fo:background-color="#80FFFF"/>
    </style:style>
    <style:style style:name="P3348" style:parent-style-name="Normalny" style:family="paragraph">
      <style:paragraph-properties fo:text-align="justify" fo:line-height="150%" fo:text-indent="0.2479in"/>
    </style:style>
    <style:style style:name="T3349" style:parent-style-name="Domyślnaczcionkaakapitu" style:family="text">
      <style:text-properties fo:background-color="#80FFFF"/>
    </style:style>
    <style:style style:name="T3350" style:parent-style-name="Domyślnaczcionkaakapitu" style:family="text">
      <style:text-properties fo:background-color="#80FFFF"/>
    </style:style>
    <style:style style:name="T3351" style:parent-style-name="Domyślnaczcionkaakapitu" style:family="text">
      <style:text-properties fo:background-color="#80FFFF"/>
    </style:style>
    <style:style style:name="T3352" style:parent-style-name="Domyślnaczcionkaakapitu" style:family="text">
      <style:text-properties fo:background-color="#80FFFF"/>
    </style:style>
    <style:style style:name="T3353" style:parent-style-name="Domyślnaczcionkaakapitu" style:family="text">
      <style:text-properties fo:background-color="#80FFFF"/>
    </style:style>
    <style:style style:name="T3354" style:parent-style-name="Domyślnaczcionkaakapitu" style:family="text">
      <style:text-properties fo:background-color="#80FFFF"/>
    </style:style>
    <style:style style:name="P3355" style:parent-style-name="Normalny" style:family="paragraph">
      <style:paragraph-properties fo:text-align="justify" fo:line-height="150%" fo:text-indent="0.2479in"/>
    </style:style>
    <style:style style:name="T3356" style:parent-style-name="Domyślnaczcionkaakapitu" style:family="text">
      <style:text-properties fo:background-color="#80FFFF"/>
    </style:style>
    <style:style style:name="T3357" style:parent-style-name="Domyślnaczcionkaakapitu" style:family="text">
      <style:text-properties fo:background-color="#80FFFF"/>
    </style:style>
    <style:style style:name="T3358" style:parent-style-name="Domyślnaczcionkaakapitu" style:family="text">
      <style:text-properties fo:background-color="#80FFFF"/>
    </style:style>
    <style:style style:name="T3359" style:parent-style-name="Domyślnaczcionkaakapitu" style:family="text">
      <style:text-properties fo:background-color="#80FFFF"/>
    </style:style>
    <style:style style:name="T3360" style:parent-style-name="Domyślnaczcionkaakapitu" style:family="text">
      <style:text-properties fo:background-color="#80FFFF"/>
    </style:style>
    <style:style style:name="T3361" style:parent-style-name="Domyślnaczcionkaakapitu" style:family="text">
      <style:text-properties fo:background-color="#80FFFF"/>
    </style:style>
    <style:style style:name="T3362" style:parent-style-name="Domyślnaczcionkaakapitu" style:family="text">
      <style:text-properties fo:background-color="#80FFFF"/>
    </style:style>
    <style:style style:name="T3363" style:parent-style-name="Domyślnaczcionkaakapitu" style:family="text">
      <style:text-properties fo:background-color="#80FFFF"/>
    </style:style>
    <style:style style:name="P3364" style:parent-style-name="Normalny" style:family="paragraph">
      <style:paragraph-properties fo:text-align="justify" fo:line-height="150%"/>
    </style:style>
    <style:style style:name="T3365" style:parent-style-name="Domyślnaczcionkaakapitu" style:family="text">
      <style:text-properties fo:background-color="#80FFFF" style:text-underline-type="single" style:text-underline-style="solid" style:text-underline-width="auto" style:text-underline-mode="continuous"/>
    </style:style>
    <style:style style:name="T3366" style:parent-style-name="Domyślnaczcionkaakapitu" style:family="text">
      <style:text-properties style:text-underline-type="single" style:text-underline-style="solid" style:text-underline-width="auto" style:text-underline-mode="continuous"/>
    </style:style>
    <style:style style:name="P3367" style:parent-style-name="Normalny" style:family="paragraph">
      <style:paragraph-properties fo:text-align="justify" fo:line-height="150%" fo:text-indent="0.2479in"/>
    </style:style>
    <style:style style:name="P3368" style:parent-style-name="Normalny" style:family="paragraph">
      <style:paragraph-properties fo:text-align="justify" fo:line-height="150%" fo:text-indent="0.2479in"/>
    </style:style>
    <style:style style:name="P3369" style:parent-style-name="Normalny" style:family="paragraph">
      <style:paragraph-properties fo:text-align="justify" fo:line-height="150%"/>
    </style:style>
    <style:style style:name="T3370" style:parent-style-name="Domyślnaczcionkaakapitu" style:family="text">
      <style:text-properties style:text-underline-type="single" style:text-underline-style="solid" style:text-underline-width="auto" style:text-underline-mode="continuous"/>
    </style:style>
    <style:style style:name="P3371" style:parent-style-name="Normalny" style:family="paragraph">
      <style:paragraph-properties fo:text-align="justify" fo:line-height="150%" fo:text-indent="0.2479in"/>
    </style:style>
    <style:style style:name="P3372" style:parent-style-name="Normalny" style:family="paragraph">
      <style:paragraph-properties fo:text-align="justify" fo:line-height="150%" fo:text-indent="0.2479in"/>
    </style:style>
    <style:style style:name="T3373" style:parent-style-name="Domyślnaczcionkaakapitu" style:family="text">
      <style:text-properties fo:background-color="#80FFFF"/>
    </style:style>
    <style:style style:name="T3374" style:parent-style-name="Domyślnaczcionkaakapitu" style:family="text">
      <style:text-properties fo:background-color="#80FFFF"/>
    </style:style>
    <style:style style:name="T3375" style:parent-style-name="Domyślnaczcionkaakapitu" style:family="text">
      <style:text-properties fo:background-color="#80FFFF"/>
    </style:style>
    <style:style style:name="P3376" style:parent-style-name="Normalny" style:family="paragraph">
      <style:paragraph-properties fo:text-align="justify" fo:line-height="150%"/>
    </style:style>
    <style:style style:name="T3377" style:parent-style-name="Domyślnaczcionkaakapitu" style:family="text">
      <style:text-properties style:text-underline-type="single" style:text-underline-style="solid" style:text-underline-width="auto" style:text-underline-mode="continuous"/>
    </style:style>
    <style:style style:name="T3378" style:parent-style-name="Domyślnaczcionkaakapitu" style:family="text">
      <style:text-properties fo:background-color="#80FFFF" style:text-underline-type="single" style:text-underline-style="solid" style:text-underline-width="auto" style:text-underline-mode="continuous"/>
    </style:style>
    <style:style style:name="T3379" style:parent-style-name="Domyślnaczcionkaakapitu" style:family="text">
      <style:text-properties style:text-underline-type="single" style:text-underline-style="solid" style:text-underline-width="auto" style:text-underline-mode="continuous"/>
    </style:style>
    <style:style style:name="P3380" style:parent-style-name="Normalny" style:family="paragraph">
      <style:paragraph-properties fo:text-align="justify" fo:line-height="150%" fo:text-indent="0.2479in"/>
    </style:style>
    <style:style style:name="T3381" style:parent-style-name="Domyślnaczcionkaakapitu" style:family="text">
      <style:text-properties fo:background-color="#80FFFF"/>
    </style:style>
    <style:style style:name="P3382" style:parent-style-name="Normalny" style:family="paragraph">
      <style:paragraph-properties fo:text-align="justify" fo:line-height="150%">
        <style:tab-stops>
          <style:tab-stop style:type="left" style:position="2.9201in"/>
        </style:tab-stops>
      </style:paragraph-properties>
    </style:style>
    <style:style style:name="T3383" style:parent-style-name="Domyślnaczcionkaakapitu" style:family="text">
      <style:text-properties style:text-underline-type="single" style:text-underline-style="solid" style:text-underline-width="auto" style:text-underline-mode="continuous"/>
    </style:style>
    <style:style style:name="P3384" style:parent-style-name="Normalny" style:family="paragraph">
      <style:paragraph-properties fo:text-align="justify" fo:line-height="150%" fo:text-indent="0.2479in">
        <style:tab-stops>
          <style:tab-stop style:type="left" style:position="2.9201in"/>
        </style:tab-stops>
      </style:paragraph-properties>
    </style:style>
    <style:style style:name="T3385" style:parent-style-name="Domyślnaczcionkaakapitu" style:family="text">
      <style:text-properties fo:background-color="#80FFFF"/>
    </style:style>
    <style:style style:name="P3386" style:parent-style-name="Normalny" style:family="paragraph">
      <style:paragraph-properties fo:text-align="justify" fo:line-height="150%">
        <style:tab-stops>
          <style:tab-stop style:type="left" style:position="2.9201in"/>
        </style:tab-stops>
      </style:paragraph-properties>
    </style:style>
    <style:style style:name="T3387" style:parent-style-name="Domyślnaczcionkaakapitu" style:family="text">
      <style:text-properties style:text-underline-type="single" style:text-underline-style="solid" style:text-underline-width="auto" style:text-underline-mode="continuous"/>
    </style:style>
    <style:style style:name="P3388" style:parent-style-name="Normalny" style:family="paragraph">
      <style:paragraph-properties fo:text-align="justify" fo:line-height="150%" fo:text-indent="0.2479in">
        <style:tab-stops>
          <style:tab-stop style:type="left" style:position="2.9201in"/>
        </style:tab-stops>
      </style:paragraph-properties>
    </style:style>
    <style:style style:name="P3389" style:parent-style-name="Normalny" style:family="paragraph">
      <style:paragraph-properties fo:text-align="justify" fo:line-height="150%"/>
    </style:style>
    <style:style style:name="T3390" style:parent-style-name="Domyślnaczcionkaakapitu" style:family="text">
      <style:text-properties style:text-underline-type="single" style:text-underline-style="solid" style:text-underline-width="auto" style:text-underline-mode="continuous"/>
    </style:style>
    <style:style style:name="P3391" style:parent-style-name="Normalny" style:family="paragraph">
      <style:paragraph-properties fo:text-align="justify" fo:line-height="150%" fo:text-indent="0.2479in"/>
    </style:style>
    <style:style style:name="T3392" style:parent-style-name="Domyślnaczcionkaakapitu" style:family="text">
      <style:text-properties fo:background-color="#80FFFF"/>
    </style:style>
    <style:style style:name="T3393" style:parent-style-name="Domyślnaczcionkaakapitu" style:family="text">
      <style:text-properties fo:background-color="#80FFFF"/>
    </style:style>
    <style:style style:name="P3394" style:parent-style-name="Normalny" style:family="paragraph">
      <style:paragraph-properties fo:text-align="justify" fo:line-height="150%">
        <style:tab-stops>
          <style:tab-stop style:type="left" style:position="2.9201in"/>
        </style:tab-stops>
      </style:paragraph-properties>
    </style:style>
    <style:style style:name="T3395" style:parent-style-name="Domyślnaczcionkaakapitu" style:family="text">
      <style:text-properties style:text-underline-type="single" style:text-underline-style="solid" style:text-underline-width="auto" style:text-underline-mode="continuous"/>
    </style:style>
    <style:style style:name="T3396" style:parent-style-name="Domyślnaczcionkaakapitu" style:family="text">
      <style:text-properties fo:background-color="#80FFFF" style:text-underline-type="single" style:text-underline-style="solid" style:text-underline-width="auto" style:text-underline-mode="continuous"/>
    </style:style>
    <style:style style:name="T3397" style:parent-style-name="Domyślnaczcionkaakapitu" style:family="text">
      <style:text-properties style:text-underline-type="single" style:text-underline-style="solid" style:text-underline-width="auto" style:text-underline-mode="continuous"/>
    </style:style>
    <style:style style:name="T3398" style:parent-style-name="Domyślnaczcionkaakapitu" style:family="text">
      <style:text-properties fo:background-color="#80FFFF" style:text-underline-type="single" style:text-underline-style="solid" style:text-underline-width="auto" style:text-underline-mode="continuous"/>
    </style:style>
    <style:style style:name="T3399" style:parent-style-name="Domyślnaczcionkaakapitu" style:family="text">
      <style:text-properties style:text-underline-type="single" style:text-underline-style="solid" style:text-underline-width="auto" style:text-underline-mode="continuous"/>
    </style:style>
    <style:style style:name="T3400" style:parent-style-name="Domyślnaczcionkaakapitu" style:family="text">
      <style:text-properties fo:background-color="#80FFFF" style:text-underline-type="single" style:text-underline-style="solid" style:text-underline-width="auto" style:text-underline-mode="continuous"/>
    </style:style>
    <style:style style:name="T3401" style:parent-style-name="Domyślnaczcionkaakapitu" style:family="text">
      <style:text-properties style:text-underline-type="single" style:text-underline-style="solid" style:text-underline-width="auto" style:text-underline-mode="continuous"/>
    </style:style>
    <style:style style:name="T3402" style:parent-style-name="Domyślnaczcionkaakapitu" style:family="text">
      <style:text-properties fo:background-color="#80FFFF" style:text-underline-type="single" style:text-underline-style="solid" style:text-underline-width="auto" style:text-underline-mode="continuous"/>
    </style:style>
    <style:style style:name="T3403" style:parent-style-name="Domyślnaczcionkaakapitu" style:family="text">
      <style:text-properties style:text-underline-type="single" style:text-underline-style="solid" style:text-underline-width="auto" style:text-underline-mode="continuous"/>
    </style:style>
    <style:style style:name="T3404" style:parent-style-name="Domyślnaczcionkaakapitu" style:family="text">
      <style:text-properties fo:background-color="#80FFFF" style:text-underline-type="single" style:text-underline-style="solid" style:text-underline-width="auto" style:text-underline-mode="continuous"/>
    </style:style>
    <style:style style:name="T3405" style:parent-style-name="Domyślnaczcionkaakapitu" style:family="text">
      <style:text-properties style:text-underline-type="single" style:text-underline-style="solid" style:text-underline-width="auto" style:text-underline-mode="continuous"/>
    </style:style>
    <style:style style:name="T3406" style:parent-style-name="Domyślnaczcionkaakapitu" style:family="text">
      <style:text-properties fo:background-color="#80FFFF"/>
    </style:style>
    <style:style style:name="P3407" style:parent-style-name="Normalny" style:family="paragraph">
      <style:paragraph-properties fo:text-align="justify" fo:line-height="150%" fo:text-indent="0.2479in">
        <style:tab-stops>
          <style:tab-stop style:type="left" style:position="2.9201in"/>
        </style:tab-stops>
      </style:paragraph-properties>
    </style:style>
    <style:style style:name="T3408" style:parent-style-name="Domyślnaczcionkaakapitu" style:family="text">
      <style:text-properties fo:background-color="#80FFFF"/>
    </style:style>
    <style:style style:name="P3409" style:parent-style-name="Normalny" style:family="paragraph">
      <style:paragraph-properties fo:text-align="justify" fo:line-height="150%"/>
    </style:style>
    <style:style style:name="T3410" style:parent-style-name="Domyślnaczcionkaakapitu" style:family="text">
      <style:text-properties style:text-underline-type="single" style:text-underline-style="solid" style:text-underline-width="auto" style:text-underline-mode="continuous"/>
    </style:style>
    <style:style style:name="P3411" style:parent-style-name="Normalny" style:family="paragraph">
      <style:paragraph-properties fo:text-align="justify" fo:line-height="150%" fo:text-indent="0.2479in"/>
    </style:style>
    <style:style style:name="T3412" style:parent-style-name="Domyślnaczcionkaakapitu" style:family="text">
      <style:text-properties fo:background-color="#80FFFF"/>
    </style:style>
    <style:style style:name="T3413" style:parent-style-name="Domyślnaczcionkaakapitu" style:family="text">
      <style:text-properties fo:background-color="#80FFFF"/>
    </style:style>
    <style:style style:name="P3414" style:parent-style-name="Normalny" style:family="paragraph">
      <style:paragraph-properties fo:text-align="justify" fo:line-height="150%" fo:text-indent="0.2479in"/>
    </style:style>
    <style:style style:name="T3415" style:parent-style-name="Domyślnaczcionkaakapitu" style:family="text">
      <style:text-properties fo:background-color="#80FFFF"/>
    </style:style>
    <style:style style:name="T3416" style:parent-style-name="Domyślnaczcionkaakapitu" style:family="text">
      <style:text-properties fo:background-color="#80FFFF"/>
    </style:style>
    <style:style style:name="T3417" style:parent-style-name="Domyślnaczcionkaakapitu" style:family="text">
      <style:text-properties fo:background-color="#80FFFF"/>
    </style:style>
    <style:style style:name="T3418" style:parent-style-name="Domyślnaczcionkaakapitu" style:family="text">
      <style:text-properties fo:background-color="#80FFFF"/>
    </style:style>
    <style:style style:name="T3419" style:parent-style-name="Domyślnaczcionkaakapitu" style:family="text">
      <style:text-properties fo:background-color="#80FFFF"/>
    </style:style>
    <style:style style:name="T3420" style:parent-style-name="Domyślnaczcionkaakapitu" style:family="text">
      <style:text-properties fo:background-color="#80FFFF"/>
    </style:style>
    <style:style style:name="T3421" style:parent-style-name="Domyślnaczcionkaakapitu" style:family="text">
      <style:text-properties fo:background-color="#80FFFF"/>
    </style:style>
    <style:style style:name="T3422" style:parent-style-name="Domyślnaczcionkaakapitu" style:family="text">
      <style:text-properties fo:background-color="#80FFFF"/>
    </style:style>
    <style:style style:name="T3423" style:parent-style-name="Domyślnaczcionkaakapitu" style:family="text">
      <style:text-properties fo:background-color="#80FFFF"/>
    </style:style>
    <style:style style:name="T3424" style:parent-style-name="Domyślnaczcionkaakapitu" style:family="text">
      <style:text-properties fo:background-color="#80FFFF"/>
    </style:style>
    <style:style style:name="T3425" style:parent-style-name="Domyślnaczcionkaakapitu" style:family="text">
      <style:text-properties fo:background-color="#80FFFF"/>
    </style:style>
    <style:style style:name="T3426" style:parent-style-name="Domyślnaczcionkaakapitu" style:family="text">
      <style:text-properties fo:background-color="#80FFFF"/>
    </style:style>
    <style:style style:name="T3427" style:parent-style-name="Domyślnaczcionkaakapitu" style:family="text">
      <style:text-properties fo:background-color="#80FFFF"/>
    </style:style>
    <style:style style:name="T3428" style:parent-style-name="Domyślnaczcionkaakapitu" style:family="text">
      <style:text-properties fo:background-color="#80FFFF"/>
    </style:style>
    <style:style style:name="T3429" style:parent-style-name="Domyślnaczcionkaakapitu" style:family="text">
      <style:text-properties fo:background-color="#80FFFF"/>
    </style:style>
    <style:style style:name="P3430" style:parent-style-name="Normalny" style:family="paragraph">
      <style:paragraph-properties fo:text-align="justify" fo:line-height="150%" fo:text-indent="0.2479in"/>
    </style:style>
    <style:style style:name="T3431" style:parent-style-name="Domyślnaczcionkaakapitu" style:family="text">
      <style:text-properties fo:background-color="#80FFFF"/>
    </style:style>
    <style:style style:name="T3432" style:parent-style-name="Domyślnaczcionkaakapitu" style:family="text">
      <style:text-properties fo:background-color="#80FFFF"/>
    </style:style>
    <style:style style:name="T3433" style:parent-style-name="Domyślnaczcionkaakapitu" style:family="text">
      <style:text-properties fo:background-color="#80FFFF"/>
    </style:style>
    <style:style style:name="T3434" style:parent-style-name="Domyślnaczcionkaakapitu" style:family="text">
      <style:text-properties fo:background-color="#80FFFF"/>
    </style:style>
    <style:style style:name="P3435" style:parent-style-name="Normalny" style:family="paragraph">
      <style:paragraph-properties fo:text-align="justify" fo:line-height="150%" fo:text-indent="0.2479in"/>
    </style:style>
    <style:style style:name="T3436" style:parent-style-name="Domyślnaczcionkaakapitu" style:family="text">
      <style:text-properties fo:background-color="#80FFFF"/>
    </style:style>
  </office:automatic-styles>
  <office:body>
    <office:text text:use-soft-page-breaks="true">
      <text:p text:style-name="P1">KORPUS= Obrady Okrągłego Stołu</text:p>
      <text:p text:style-name="P2">ZESPÓŁ= Podzespół do spraw Polityki Mieszkaniowej</text:p>
      <text:p text:style-name="P3">TYTUŁ= STENOGRAM z drugiego posiedzenia Podzespołu do spraw Polityki Mieszkaniowej</text:p>
      <text:p text:style-name="P4">DATA= 23 lutego 1989 r.</text:p>
      <text:p text:style-name="P5">SYGNATURA=<text:s/></text:p>
      <text:p text:style-name="P6">INW= 46034</text:p>
      <text:p text:style-name="P7">TEKST=</text:p>
      <text:p text:style-name="P8">Stenogram z obrad Podzespołu<text:s/><text:span text:style-name="T9">d</text:span>o spraw Polityki Mi<text:span text:style-name="T10">es</text:span>zkani<text:span text:style-name="T11">owej<text:s/></text:span>w dniu 2<text:span text:style-name="T12">3</text:span><text:s/>lu<text:span text:style-name="T13">te</text:span>go 1989 r<text:span text:style-name="T14">.</text:span></text:p>
      <text:p text:style-name="P15">/Obradom<text:s/>przewodniczy<text:s/><text:span text:style-name="T16">Aleksander Paszyński</text:span>/.</text:p>
      <text:p text:style-name="P17"><text:span text:style-name="T18">Przewodniczący</text:span>:</text:p>
      <text:p text:style-name="P19">Otwieram posiedzenie drugiego dnia obrad naszego podzespołu<text:span text:style-name="T20">.</text:span><text:s/>Na początku parę spraw porządkowych. Przede wszystkim prośba gorąca na liście obecności jest<text:span text:style-name="T21"><text:s/></text:span>pomyłka w nazwisku pana, napisane mamy tutaj p. Sanecki, p<text:span text:style-name="T22">r</text:span>ośba o poprawę pan Tadeusz Sanocki, pan Janusz Sanocki dwie poprawki<text:span text:style-name="T23">.</text:span><text:s/><text:span text:style-name="T24">I</text:span><text:s/>nie Witold Mieczkowski tylko Witold Mieszkowski. I brak nazwisk pana prof. Adama<text:s/><text:span text:style-name="T25">An</text:span>drz<text:span text:style-name="T26">ejew</text:span>skiego i pana dr. Ryszarda J<text:span text:style-name="T27">aj</text:span>szczyka. Przepraszamy za przeoczenie. Nie na<text:span text:style-name="T28">s</text:span>z<text:span text:style-name="T29">a<text:s/></text:span>to wina, ale w pośpiechu takie rzeczy zdarzają się<text:span text:style-name="T30">.</text:span></text:p>
      <text:p text:style-name="P31">Proszę państwa jeżeli chodzi o dzisiejszy porządek<text:s/><text:span text:style-name="T32">n</text:span>a<text:span text:style-name="T33">s</text:span>zych obrad to po pierwsze. Przypominam, że myśmy nie zdołali wyczerpać listy zapisanych do głosu na pierwszym posiedzeniu.<text:s/><text:span text:style-name="T34">I</text:span><text:s/>zgodnie z umową pierwsze głosy, kończące jakby nas<text:span text:style-name="T35">z</text:span>e zeszłotygodniowe obrady przypominam - pan Bogdan Łukasi<text:span text:style-name="T36">ew</text:span>icz, pan Janusz Bielak, pani Barbara, przepraszam, pan Andrz<text:span text:style-name="T37">ejew</text:span>ski i pan dyr<text:span text:style-name="T38">.</text:span><text:s/>Piwkowski. I to jest zakończenie listy zgłoszonej poprz<text:span text:style-name="T39">ed</text:span>nieg<text:span text:style-name="T40">o</text:span>..<text:span text:style-name="T41">.</text:span></text:p>
      <text:p text:style-name="P42"><text:span text:style-name="T43">/</text:span>Głos z sali: nie słychać/.</text:p>
      <text:p text:style-name="P44">Chciał się zgłosić, ale t<text:span text:style-name="T45">o</text:span><text:s/>już jest nowa sprawa i to za chwilę do tego powrócę. Chciałbym przedstawić państwu pewne propozycje organ<text:span text:style-name="T46">iz</text:span>ac<text:span text:style-name="T47">yj</text:span>ne, zgodne z tym o czym mówiliśmy. Z upoważnienia państwa przeprowadziliśmy w przerwie między nas<text:span text:style-name="T48">zy</text:span>mi obradami mianowicie w zespole trzech stron uczestniczących przy tym stole, ustaliliśmy pewien zespół tematów, pewną<text:s/>hierarchię tych tematów, które kolejno jak sądzimy należałoby dyskutować, iż by zbliżać się do rozwiązań finalnych.<text:s/><text:span text:style-name="T49">I<text:s/></text:span>chcieliśmy zatem zaproponować, aby we<text:span text:style-name="T50">dł</text:span>ug takich pewnych bloków, o których za chwilę, które za chwilkę przedstawię, żebyśmy tok pracy przeprowadzili w sposób następujący. Wymiana zdań niekoniecznie pełna, czy też obejmująca wszystkich uczestników. Liczymy, że strony właściwie będą miały w każdej z tych spraw jakieś stanowisko je zaprezentują, tak iżby można następnie w niewielkim zespole redakcyjnym przygotowywać na kolejne spotkanie propozycje, sformułować tam, gdzie się zgadzamy i propozycje rozbieżne tam, gdzie to się okaże, gdzie uzgodnienie stanowisk okaże się niemożliwe.</text:p>
      <text:p text:style-name="P51">Rozdamy państwu zespół - czy numerację tematów, o których mówić chcemy. Ja je ponadto wspólnie z kolegami jeszcze proponuję wnosimy o posegregowanie w takie podstawowe bloki, które jakby ułatwią technicznie rozmowy o całości.</text:p>
      <text:p text:style-name="P52">Pierwszy taki blok dotyczy generalnych zasad polityk mie<text:span text:style-name="T53">sz</text:span>kani<text:span text:style-name="T54">owej,</text:span><text:s/>a więc to wszystko co mieści się w tym obszarze spraw. Drugi blok nazywamy go umownie blok polityki standardowej, a więc normy, normatywy, nadzór budowlany, planowanie przestrzenne, lokalna polityka mi<text:span text:style-name="T55">es</text:span>zkaniowa, wreszcie blok<text:s/><text:soft-page-break/>umownie nazwany techniczno-organizac<text:span text:style-name="T56">yj</text:span>nym<text:s/>dotyczący tego wszystkiego co odnosi się do przedsiębiors<text:span text:style-name="T57">tw</text:span>. Człowieka w budownictwie, materiałów budowlanych, zespół warunków, jakby realizacji programu mi<text:span text:style-name="T58">es</text:span>zkaniowego je<text:span text:style-name="T59">ś</text:span>li ma być on<text:s/><text:span text:style-name="T60">r</text:span>ealiz<text:span text:style-name="T61">o</text:span>w<text:span text:style-name="T62">an</text:span>y poprawni<text:span text:style-name="T63">e.</text:span></text:p>
      <text:p text:style-name="P64">Wreszcie myślimy o zestawieniu takich spraw, które<text:s/>m<text:span text:style-name="T65">o</text:span>żna by ująć w blok pt<text:span text:style-name="T66">.</text:span><text:s/>„Program działań doraźnych, a więc pewne postulaty, które powinny możliwie szybko zostać realizowane<text:span text:style-name="T67">.</text:span></text:p>
      <text:p text:style-name="P68">I wreszcie na koniec, jakby blok najmniej zapewne dyskusyjny regulacji prawnych, a więc co trzeba by zrobić, ażeby te wszystkie doprowadzone do porządku problemy mogły się znaleźć w jakimś finalnym programie działań legislac<text:span text:style-name="T69">yj</text:span>n<text:span text:style-name="T70">yc</text:span>h<text:span text:style-name="T71">.</text:span></text:p>
      <text:p text:style-name="P72">Te punkty macie państwo przed sobą, to moje grupowanie dotyczy tylko, tzn<text:span text:style-name="T73">.</text:span><text:s/>ta propozycja grupowania dotyczy t<text:span text:style-name="T74">yl</text:span>ko,<text:span text:style-name="T75"><text:s/></text:span>jakby zamykania kolejno bloków spraw<text:span text:style-name="T76">.</text:span></text:p>
      <text:p text:style-name="P77">Proszę bardzo czy w tej sprawie ktoś z państwa lub w innych sprawach, czy ktoś chciałby zabrać głos? Proszę bardzo.</text:p>
      <text:p text:style-name="P78"><text:span text:style-name="T79">Ob. Ryszard<text:s/></text:span><text:span text:style-name="T80">Ni</text:span><text:span text:style-name="T81">wiński</text:span>:</text:p>
      <text:p text:style-name="P82"><text:span text:style-name="T83">W</text:span><text:s/>kwestii formalnej<text:span text:style-name="T84">.</text:span><text:s/>Na poprzednim spotkaniu, jak żeśmy mówili, że nie wszyscy będą mogli zabrać głos, ja poprosiłem o sygnalne zezwolenie na wystąpienie i poprosiłem, że go skończę na dzisiejszym spotkaniu<text:span text:style-name="T85">.</text:span><text:s/>Uprzejmie proszę o zezwolenie, żebym mógł to sygnalne wystąpienie dzisiaj rozszerzyć zgodnie z poprzednim ustaleniem.</text:p>
      <text:p text:style-name="P86"><text:span text:style-name="T87">Prz</text:span><text:span text:style-name="T88">ewod</text:span><text:span text:style-name="T89">n</text:span><text:span text:style-name="T90">iczą</text:span><text:span text:style-name="T91">c</text:span><text:span text:style-name="T92">y</text:span>:</text:p>
      <text:p text:style-name="P93">Jeszcze jedna prośba do państwa, którzy będą zabierać głos w dyskusji<text:span text:style-name="T94">.</text:span><text:s/>Bardzo proszę o podawanie nazwisk ze względu na to, że obrady są nagrywane i później odtworzenie z tego punktu widzenia jest trudne.</text:p>
      <text:p text:style-name="P95"><text:span text:style-name="T96">Ob. Stefan Rutkowski</text:span>:</text:p>
      <text:p text:style-name="P97">Mam prośbę do panów współprzewodniczących<text:span text:style-name="T98">.</text:span><text:s/>Ponieważ reprezenta<text:span text:style-name="T99">cj</text:span>a związkowa stanowi trzecie jakby strony w dzisiejszych i w następnych negocjacjach mam prośbę w zasadzie formalnie zgłaszam wniosek, żeby trzecim współprzewodniczącym był pan in<text:span text:style-name="T100">ż.</text:span><text:s/>Janowski, przewodniczący Federacji budowlanych, jako trzecia strona uczestnicząca w tych nego<text:span text:style-name="T101">cj</text:span>a<text:span text:style-name="T102">cj</text:span>ach<text:span text:style-name="T103">.</text:span></text:p>
      <text:p text:style-name="P104"><text:span text:style-name="T105">Przew</text:span><text:span text:style-name="T106">od</text:span><text:span text:style-name="T107">ni</text:span><text:span text:style-name="T108">cz</text:span><text:span text:style-name="T109">ący</text:span>:</text:p>
      <text:p text:style-name="P110">Ja myślę,<text:s/><text:span text:style-name="T111">ż</text:span>e nie ma żadnych formalnych przeszkód chyba, że ktoś<text:s/><text:span text:style-name="T112">z</text:span><text:s/>państwa ma coś przeciw<text:span text:style-name="T113">.</text:span></text:p>
      <text:p text:style-name="P114"><text:span text:style-name="T115">Ob</text:span><text:span text:style-name="T116">.</text:span><text:span text:style-name="T117"><text:s/>Marian Wysocki</text:span>:</text:p>
      <text:p text:style-name="P118"><text:span text:style-name="T119">W</text:span><text:s/>sprawie organizac<text:span text:style-name="T120">yj</text:span>n<text:span text:style-name="T121">ej.</text:span><text:s/>Proponowałbym, ab<text:span text:style-name="T122">yś</text:span>my ustalili może jakiś dzień tygodnia stały do naszych spotkań. Po prostu mam kłopoty z planowaniem przyszłości i myślę, że i inni członkowie mogą mieć podobne kłopoty, a wszystkim nam chodzi, żebyśmy byli w komplecie tutaj.</text:p>
      <text:p text:style-name="P123"><text:span text:style-name="T124">Przewodniczący</text:span>:</text:p>
      <text:p text:style-name="P125">Proszę państwa ja myślę, że tak możemy zostać przy czwartkowym terminie, czy to? Jeżeli nie będzie żadnych nadzwyczajnych przeszkód związanych z brakiem nie wiem sali, jakąś kumulacją problemów, to tylko w takim przypadku byśmy ten czwartek mogli znieść, ale myślę, że nie będzie takiego problemu.</text:p>
      <text:p text:style-name="P126"><text:span text:style-name="T127">Ob</text:span><text:span text:style-name="T128">.</text:span><text:span text:style-name="T129"><text:s/>Marian Wysocki</text:span>:</text:p>
      <text:p text:style-name="P130">A myślę, że jeśli wystąpi po<text:span text:style-name="T131">tr</text:span>zeba dodatkowego spotkania to wtedy w dodatkowym terminie. Ale, żeby ten jeden dzień ustalić.</text:p>
      <text:soft-page-break/>
      <text:p text:style-name="P132"><text:span text:style-name="T133">Przewodniczący</text:span>:</text:p>
      <text:p text:style-name="P134">Rozumiem, że nie ma sprzeciwów, powiem, że nam nie przeszkadza, nie sądzę, żeby to dezorganizowało obrady i tak to przewodnic<text:span text:style-name="T135">tw</text:span>o ma charak<text:span text:style-name="T136">te</text:span>r zupełnie formalny, nie widzimy przeszkód przyjęcia tej propozycji. Czyli mamy z głowy sprawy organizac<text:span text:style-name="T137">y</text:span>jno-formaln<text:span text:style-name="T138">e</text:span>, przystępujemy zatem do kontynuowania dyskusji zaczętej na pierwszym posiedzeniu.<text:s/><text:span text:style-name="T139">Z</text:span><text:s/>wielką tylko prośbą. Wobec tego, że brak zastrzeżeń<text:span text:style-name="T140"><text:s/></text:span>do propozycji omawiania kolejnych problemów, traktuję jako akceptację tej propozycji, wobec tego ogromna prośba do zabierających głos, iżby w tym, tzn. problemy, które mieszczą się jakby w sprawach zapropon<text:span text:style-name="T141">ow</text:span>anych do dyskusji niekoniecznie były przedmiotem tego pierwszego generalnego wystąpienia i<text:s/>wobec tego<text:span text:style-name="T142">,</text:span><text:s/><text:span text:style-name="T143">ż</text:span>e nie chcemy przedłużać naszych obrad ponad miar<text:span text:style-name="T144">ę</text:span><text:s/>nie sądzimy, iżby obradowanie w tej sali powyże<text:span text:style-name="T145">j</text:span><text:s/><text:span text:style-name="T146">4-</text:span>4,<text:span text:style-name="T147">5<text:s/></text:span>godzin było rzeczą zdrową, wobec tego nie wprowadzając na razie jeszcze formalnych ograniczeń czasowych po prostu apelujemy do mówców o możliwie zwięzłe przedstawianie swoich stano<text:span text:style-name="T148">w</text:span>isk<text:span text:style-name="T149">.</text:span></text:p>
      <text:p text:style-name="P150">Głos ma zatem pan Bogdan Łukasi<text:span text:style-name="T151">ew</text:span>icz.</text:p>
      <text:p text:style-name="P152"><text:span text:style-name="T153">Bogdan Łukasiewicz</text:span>:</text:p>
      <text:p text:style-name="P154">Zgodnie z przepowiednią ostatni będą pierwszymi, dzisiaj zabieram głos<text:span text:style-name="T155">.</text:span><text:s/>Jestem rolnikiem indywidualnym, reprezentuję tutaj w zespole Krajowy Związek<text:s/><text:span text:style-name="T156">R</text:span>ol<text:span text:style-name="T157">n</text:span>ik<text:span text:style-name="T158">ów</text:span>.<text:s/><text:span text:style-name="T159">I</text:span><text:s/>oczywiście chciałbym tutaj w interesie rolników przyczynić się do załatwienia niektórych problemów, a problemów rzeczywiście jest sporo<text:span text:style-name="T160">.</text:span><text:s/>To, że jesteśmy przygotowani jako organiza<text:span text:style-name="T161">cj</text:span>a do dyskusji w temacie, tutaj chciałem powiedzieć, że oprócz tego, że jesteśmy rolnikami jesteśmy pracodawcami dla 160 tys<text:span text:style-name="T162">.</text:span><text:s/>robotników, pracownik<text:span text:style-name="T163">ów,</text:span><text:s/>którzy są zatrudnieni w naszych jednostkach, który mają majątek 600 mld ponad złotych i są to członkowie głównie zwi<text:span text:style-name="T164">ą</text:span>zku zawodowego, pracowników rolnictwa i myślę, że koledzy tutaj o ich interesy zadbają<text:span text:style-name="T165">.</text:span></text:p>
      <text:p text:style-name="P166">I pozornie by się wydawało, że tego głodu mieszkaniowego, jeżeli chodzi o rolników indywidualnych nie ma i rzeczywiście tak jest<text:span text:style-name="T167">.</text:span><text:s/>Tutaj mniejszy występuje problem, ale nas interesuje problem trochę z innej strony. Interesuje nas problem od stro<text:span text:style-name="T168">n</text:span>y planowania, od całego procesu inwestyc<text:span text:style-name="T169">yj</text:span>nego, od strony planowania przestrzennego, od strony gospodarki ziemią, i tutaj po prostu byśmy chcieli, tutaj jako organizacja, jeżeli to będzie możliwe wnie<text:span text:style-name="T170">ś</text:span>ć<text:s/>p<text:span text:style-name="T171">o</text:span><text:s/>prostu sw<text:span text:style-name="T172">ó</text:span>j też gło<text:span text:style-name="T173">s</text:span><text:span text:style-name="T174">.</text:span></text:p>
      <text:p text:style-name="P175"><text:span text:style-name="T176">I</text:span><text:s/>tak w<text:s/><text:span text:style-name="T177">z</text:span>wi<text:span text:style-name="T178">ą</text:span>zku z t<text:span text:style-name="T179">ym,</text:span><text:s/>że będziemy te tematy na pewno szczegółowo omawiać będzie możliwość si<text:span text:style-name="T180">ę</text:span><text:s/>wypowiedzenia, a<text:span text:style-name="T181">le<text:s/></text:span>chciałbym zasygnalizować, tutaj niektóre problemy<text:span text:style-name="T182">.</text:span><text:s/>Zacznę od planowania przestrzennego.</text:p>
      <text:p text:style-name="P183">Okazuje się, że praktycznie planowania przestrzennego na dzień dzisiejszy nie ma<text:span text:style-name="T184">.</text:span><text:s/>Jest tutaj - mój sołtys mówi, że to jest czarna magia w biały dzień.<text:s/><text:span text:style-name="T185">I</text:span><text:s/>tak rzeczywiście jest.<text:span text:style-name="T186"><text:s/></text:span>Dlaczego? Bo po prostu przez całe dzie<text:span text:style-name="T187">s</text:span>ięciolecia rolnicy siedzą na walizkach, nie mogą prawidłowo gospodarzyć ze względu na to, że są tereny rezerwowane, potem się w ogóle blokuje proces inwestyc<text:span text:style-name="T188">yj</text:span>ny. Jako związek żeśmy walcz<text:span text:style-name="T189">yl</text:span>i, żeby tą sytuację zmienić i na dzień dzisiejszy można powiedzieć, żeśmy zro<text:span text:style-name="T190">bi</text:span>li<text:span text:style-name="T191"><text:s/></text:span>tyle, że jeżeli chodzi o inwestycje produkcyjne to się udało niektóre sprawy tutaj przepchnąć. Ale jeżeli chodzi o budownictwo mieszkaniowe, to żadnego kroku w tym kierunku się nie zrobiło, dlatego że po prostu<text:s/>zwierzę<text:s/>jest zawsze ważniejsze niż człowiek u nas tutaj. Dam przykład taki niedawno byłem na Żuławach, więc całe Żuławy, które są terenem rolniczym od<text:s/><text:span text:style-name="T192">st</text:span>rony Gdańska dopiero w tej chwili się inwestuje<text:span text:style-name="T193">.</text:span><text:s/>Dlatego, że od wojny nikt nie wiedział jaka będzie przyszłość tych terenów i po prostu były blokowane. Tutaj, ja jestem z terenu woj.<text:s/><text:soft-page-break/>łódzkiego, padło tutaj już parę zdań na temat braku teren<text:span text:style-name="T194">ó</text:span>w<text:span text:style-name="T195">.</text:span><text:s/>Ja mam członków na terenie rolników tysiąc osiems<text:span text:style-name="T196">e</text:span>t ponad. Jest koło siedmiu tysięcy hektarów wewnątrz aglomeracji, w środk<text:span text:style-name="T197">u</text:span><text:s/>i oni od wielu lat walczą o to, żeby te tereny zabrać<text:span text:style-name="T198">.</text:span><text:s/>Bo nie<text:s/><text:span text:style-name="T199">ma</text:span><text:s/>możliwości — chciałem tutaj uświadomić wszystkim - pogodzenia budownictwa wszelkiego jakie by nie było z rolnictwem, dlatego, że występują szkody rolnicze zwierząt, ludzi<text:s/><text:span text:style-name="T200">i</text:span><text:s/>zakłócone są stosunki<text:s/>wodne, które po prostu uniemożliwiają często produkcję i w związku z tym trzeba podjąć decyzje, że jeżeli się tereny przeznacza pod bud<text:span text:style-name="T201">ow</text:span>ę, to trzeba rolnictwo stamtąd wyprowad<text:span text:style-name="T202">z</text:span>ić<text:s/><text:span text:style-name="T203">n</text:span>ie<text:span text:style-name="T204"><text:s/></text:span>to, że kawałek się zabiera gruntu i resztę<text:span text:style-name="T205">.</text:span><text:s/>My w ty<text:span text:style-name="T206">m</text:span><text:s/>punkcie wyjdziemy naprzeciw i chętnie będziemy współprac<text:span text:style-name="T207">ow</text:span>ać z każdym kto taką, takie przedsi<text:span text:style-name="T208">ęw</text:span>zi<text:span text:style-name="T209">ęc</text:span>ia będzie podejmował<text:span text:style-name="T210">.</text:span></text:p>
      <text:p text:style-name="P211">P<text:span text:style-name="T212">o</text:span><text:s/>prostu jest jeszcze jeden aspekt sprawy, to jest tereny przy dużych aglomera<text:span text:style-name="T213">cj</text:span>ach, które także nie mają tutaj perspektyw rozwojowych i trzeba to w planach perspektywicznych ująć<text:span text:style-name="T214">.</text:span><text:s/><text:span text:style-name="T215">A</text:span><text:s/>co się robi w praktyce? Robi się plan zagospodarowania, po prostu co wojewoda się zmieni, albo jakiś człowiek, który decyduje o planie przestrzennego zagospodarowania to w województwie się<text:s/>opracowuje<text:s/>nowy plan, a skutek tego jest taki, że przez dwa, trzy lata plan się<text:s/>opracowywane, przez ten okres czasu blokuje się w ogóle możliwości inwestyc<text:span text:style-name="T216">yj</text:span>ne, i skutek jest taki, że terenów praktycznie nie można pozyskać, nawet potencjalni inwestorzy nie mogą tego tutaj ugryźć, a druga sprawa to ci, którzy już chcą obejść to jakąś drogą specjalną, specjalne koszty ponoszą. Po prostu okres jest taki,<text:span text:style-name="T217"><text:s/></text:span>że przychodzi tworzenie planu szczegółowego to zanim się p<text:span text:style-name="T218">l</text:span>an<text:span text:style-name="T219"><text:s/></text:span>szczegółowy stworzy, to od nowa się robi plan ogólny. Po prostu jesteśmy w kropce, ja się bardzo dzisiaj ucieszyłem, jak mój kolega z zespołu ochrony środowiska powiedział, że w końcu się budownictwo zabierze, bo środowisko chce zabrać do tutaj planowanie przestrzenne w swoją gestię<text:span text:style-name="T220">.</text:span><text:s/>I myślę, że trzeba będzie poprzeć, bo po prostu ten monopol trzeba rozbić.</text:p>
      <text:p text:style-name="P221">Poza tym tutaj sprawa samego nadzoru budowlanego i wydawania zezwoleń, są tutaj poważne uwagi przecież. Tak być nie może,<text:s/><text:span text:style-name="T222">ż</text:span>eby wydawanie zezwoleń, nadzór, pozwolenia był w jednym ręku<text:span text:style-name="T223">.</text:span><text:span text:style-name="T224"><text:s/></text:span><text:span text:style-name="T225">Po</text:span><text:s/>prostu jest tu straszny bałagan i nawet projektanci skarżą si<text:span text:style-name="T226">ę,</text:span><text:s/>że my jako rolnicy jesteśmy inwestorami, projektanci się skarżą, że za dużo nie mają do powiedzenia, bo kto tam z administra<text:span text:style-name="T227">cj</text:span>i może nawet uprawnienia zabrać itd. Więc albo ktoś ma uprawnienia z tytułu wykształcenia do projektowania i innych spraw, powinien być niezależny. Dokładnie<text:s/><text:span text:style-name="T228">s</text:span>ię na tym nie znam, ale uważam, że tutaj trzeba coś w t<text:span text:style-name="T229">e</text:span>j sprawie zrobić.</text:p>
      <text:p text:style-name="P230">I teraz sprawa gospodarki ziemią.<text:s/><text:span text:style-name="T231">W</text:span><text:s/>zasadzie jest sytuacja na dzień dzisiejszy taka, że tutaj - padło już takie s<text:span text:style-name="T232">tw</text:span>ierdzenie - że trzeba ustalić cenę progową ziemi. Po<text:s/>prostu<text:s/>trzeba wyprowadzić cenę z przeznaczeniem pod inwestycje. W zasadzie ziemia jest wartością bezcenną nie można jej tutaj otworzyć, ale pod budownictwo trzeba te tereny oddać i my się z tym zgadzamy.<text:s/><text:span text:style-name="T233">Z</text:span><text:s/>tym, że na jakich warunkach. W zasadzie funkcjonuje na dzień dzisiejszy cena jaką kto chce. W temacie gospodarki ziemią wnioskujemy o wolnym obrocie ziemi, ale tylko w obszarze tym, który jest przeznaczony pod inwestycje, czyli w dużych aglomera<text:span text:style-name="T234">cj</text:span>ach i przy nich. Dlatego, że po prostu nie wiadomo czy by nie było źle, żeby był w całym obszarze wolny obrót ziemią dlatego, że mogłaby ona być tutaj marnotrawiona. I byłoby trzeba tu rozstrzygnąć jeżeli chodzi<text:span text:style-name="T235"><text:s/></text:span>o pla<text:span text:style-name="T236">n</text:span>owanie przestrzenne, bo jest presja rolników na wydzielanie działek przy gospodarstwach rodziców. Nasz pog<text:span text:style-name="T237">l</text:span>ąd na dzień dzisiejszy jest taki, że byłoby to też marnotrawienie bardzo duże ziemi<text:span text:style-name="T238">.</text:span><text:s/>I trzeba by w planowaniu przestrzennym doprowadzić do tego, żeby przy gminach czy jakichś ośrodkach wyznaczać tereny właśnie dla tych dzieci rolników.</text:p>
      <text:p text:style-name="P239"><text:span text:style-name="T240">I</text:span><text:s/>ostatnia sprawa my<text:span text:style-name="T241">ś</text:span>lę tutaj bar<text:span text:style-name="T242">d</text:span>zo waż<text:span text:style-name="T243">n</text:span>a to jest, żeby tutaj nie unikać spraw związanyc<text:span text:style-name="T244">h</text:span><text:s/><text:span text:style-name="T245">w</text:span><text:s/>ogóle z<text:s/><text:soft-page-break/>w<text:span text:style-name="T246">s</text:span>ią<text:span text:style-name="T247">.</text:span><text:s/>D<text:span text:style-name="T248">l</text:span>a<text:span text:style-name="T249">teg</text:span>o<text:span text:style-name="T250">,</text:span><text:s/><text:span text:style-name="T251">ż</text:span>e na dzie<text:span text:style-name="T252">ń</text:span><text:s/>dzisiejszy<text:s/><text:span text:style-name="T253">m</text:span>a<text:span text:style-name="T254">m</text:span>y już t<text:span text:style-name="T255">r</text:span>zy ściany, gdzie<text:s/><text:span text:style-name="T256">si</text:span>ę<text:span text:style-name="T257"><text:s/></text:span>wyludniają po prostu tereny<text:span text:style-name="T258">.</text:span><text:s/>Jest bardzo<text:s/><text:span text:style-name="T259">d</text:span>uża migracja lu<text:span text:style-name="T260">dn</text:span>ości<text:s/><text:span text:style-name="T261">z</text:span>e<text:s/><text:span text:style-name="T262">ws</text:span>i do miast<text:span text:style-name="T263">a</text:span>, c<text:span text:style-name="T264">o</text:span><text:s/>właśnie potęguje pr<text:span text:style-name="T265">o</text:span>blemy mieszkani<text:span text:style-name="T266">ow</text:span>e<text:span text:style-name="T267">.</text:span><text:s/><text:span text:style-name="T268">I</text:span><text:s/>trzeba stworzyć warunki takie same kredytowania<text:s/><text:span text:style-name="T269">i</text:span><text:s/>nie dla rolników szczególnie młodych, jak dla innych<text:span text:style-name="T270">.</text:span><text:s/>Po prostu powinien każdy obywatel mieć jednakowy dostęp do subwencji, jakie pa<text:span text:style-name="T271">ń</text:span>stwo daje. Bo co się okazuje 62 proc. na dzie<text:span text:style-name="T272">ń<text:s/></text:span>dzisiejszy ludzi mieszka po ostatnim spisie<text:s/><text:span text:style-name="T273">w</text:span><text:s/>mieście, największy przyrost naturalny jest na wsi, a okazuje się, że średnia wieku jest największa na wsi. Czyli ta migracja cały czas tutaj jest, presja na mieszkańców pochodzenia wiejskiego na mieszkania<text:s/><text:span text:style-name="T274">w</text:span><text:s/>mieście tutaj nie ma co ukrywać, że łatwiejszy jest proces inwestowania n<text:span text:style-name="T275">a</text:span><text:s/><text:span text:style-name="T276">w</text:span>si, dlatego, że chociażby się m<text:span text:style-name="T277">a</text:span><text:s/>swoje własne środki transportu, niektóre wła<text:span text:style-name="T278">s</text:span>ne materiały, drzewo pochodzenia lokalnego i inne sprawy. Tak że można by poprzez dobre warunki kredytowe i inne dla mieszkańców tutaj wsi zahamować ten proces.<text:s/><text:span text:style-name="T279">I</text:span><text:s/>jeżeli chodzi o sprawy inne to mnie się wydaje, że tutaj można popchać sprawy związane z wytwarzaniem materiałów budowlanych, z zaang<text:span text:style-name="T280">aż</text:span>owaniem różnych firm w proces inwestyc<text:span text:style-name="T281">yj</text:span>ny, w budownictwie mieszkaniowym poprzez warunki ekonomiczne, to zresztą było tu powiedziane. Po prostu innej metody nie ma. Trzeba zachęt ekonomicznych, poprzez zmniejszenie podatku obrotowego, poprzez zniesienie podatku od zysku, ale to nie po to co tutaj kolega mówił, żeby podatek ten, zysk został skonsumowany. Tylko jeżeli zysk jest przeznaczony na inwestycje,<text:s/>to po pros<text:span text:style-name="T282">t</text:span>u trzeba by<text:s/><text:span text:style-name="T283">tu</text:span>taj<text:s/><text:span text:style-name="T284">zw</text:span>olnić.</text:p>
      <text:p text:style-name="P285">Poza<text:s/><text:span text:style-name="T286">tym</text:span><text:s/><text:span text:style-name="T287">je</text:span>st też sprawa płacy<text:span text:style-name="T288">.</text:span><text:s/>Mnie się<text:s/><text:span text:style-name="T289">wy</text:span>d<text:span text:style-name="T290">aj</text:span>e, zresztą<text:s/><text:span text:style-name="T291">w</text:span><text:s/>organizacji mamy 46 wielkich firm budownictwa i prefabrykatów, wielomiliardowe są to przecież przedsiębio<text:span text:style-name="T292">rstw</text:span>a i po prostu trzeba by tu, jeżeli chodzi o dział budownictwo, znieść próg dotyczący wynagrodzenia. Bo to jest najważniejszy, mnie się wydaje, moment, który decyduje o tym czy firma chce się zająć na dzień dzisiejszy tą działką czy nie.<text:s/><text:span text:style-name="T293">N</text:span>a pewno by to było dzisiaj przy tych progach, przy tych<text:s/><text:span text:style-name="T294">w</text:span>arunkach ekonomicznych, które są na dzień dzisiejszy, zwolnienie ich tutaj z progu płacowego w tym zakresie budownictwa mieszkani<text:span text:style-name="T295">ow</text:span>ego byłoby to dużą zachętą do zajmowania się tą działką<text:span text:style-name="T296">.</text:span></text:p>
      <text:p text:style-name="P297">Tak, jak powiedziałem, jak będą tu szczegółowe problemy, my się do nich ustosunkujemy, mamy zespół ludzi, którzy pracują u nas na zapleczu. Mamy z poszczególnych<text:s/>„stolików”<text:s/><text:span text:style-name="T298">1</text:span>8 nas jest przy różnych<text:s/>„stolikach”<text:s/>i pięciu ekspertów, mamy zaplecze, żeby przerobić wszystkie informacje, które spływają i tutaj do nich się ustosunkować<text:span text:style-name="T299">.</text:span></text:p>
      <text:p text:style-name="P300">Dziękuję bardzo.</text:p>
      <text:p text:style-name="P301"><text:span text:style-name="T302">Przewodniczący</text:span>:</text:p>
      <text:p text:style-name="P303">Dziękuję bardzo. Pan Janusz Bielak. Prośba tylko oczywiście, nie mam możliwości ani prawa ingerowania, ale jeżeli można uprz<text:span text:style-name="T304">ej</text:span>mie prosić o rezerwowanie tych szczegółowych problemów do odpowiednich bloków to byłoby z pożytkiem.</text:p>
      <text:p text:style-name="P305"><text:span text:style-name="T306">O</text:span><text:span text:style-name="T307">b</text:span><text:span text:style-name="T308">.</text:span><text:span text:style-name="T309"><text:s/>Janusz Bielak</text:span>:</text:p>
      <text:p text:style-name="P310">Prosz<text:span text:style-name="T311">ę</text:span><text:s/>państwa chciałem poruszyć<text:span text:style-name="T312"><text:s/></text:span>trzy tematy w różnym zakresie czasowym. Temat pierwszy, moim zdaniem niezwykle ważny, nie zaznaczony w dotychczasowych układach formalnych i podziałach, a zasługujący na to, nazywam go sobie tu roboczo ekspozycja aspektów terenowych<text:span text:style-name="T313">.</text:span></text:p>
      <text:p text:style-name="P314">Szanowni państwo,<text:s/><text:span text:style-name="T315">zd</text:span>ajmy sobie z teg<text:span text:style-name="T316">o</text:span><text:s/>sprawę,<text:s/><text:span text:style-name="T317">ż</text:span>e mamy do czynienia w tej chwili w kraju ze słusznym procesem głębokiej decentraliza<text:span text:style-name="T318">cj</text:span>i budownictwa w tym szczególnie mieszkaniowego, polegającym na tym, że coraz mniej bezpośrednich działań, jak gdyby steruje całokształtem spraw z pozycji centralnych<text:span text:style-name="T319">.</text:span><text:s/>Coraz<text:s/><text:soft-page-break/>więcej aspektów jest sterowanych, dysponowanych, decydowanych w układach terenowych i to na niskich szczeblach, co jest b<text:span text:style-name="T320">a</text:span>rdzo słuszne<text:span text:style-name="T321">.</text:span><text:s/>I drugi moment odbicia w naszym<text:s/>„stoliku”<text:s/>tego, przynajmniej w do<text:span text:style-name="T322">tyc</text:span>hczas<text:span text:style-name="T323">ow</text:span>ym układzie, ja za bardzo nie odczułem<text:span text:style-name="T324">.</text:span><text:s/>Jest tu trochę robiony rachunek bez gospodarza<text:span text:style-name="T325">.</text:span><text:s/><text:span text:style-name="T326">A</text:span><text:s/>problem jest o tyle poważny, że możemy przesunąć ogromne środki czy spowodować przesunięcie wielkich środków na budownictwo, one mogą zostać w różnych relacjach terenowych i niekoniecznie zdrowych po prostu zmarnowane. Terenowym aspektem sprawy jest rozgrywanie zagadnień przed chwilą poruszonych przez przedmówcę<text:span text:style-name="T327">.</text:span><text:s/>To terenowy aspekt sprawy<text:s/>poruszała w poprzednim spotkaniu pani Kulesza, bardzo si<text:span text:style-name="T328">ę<text:s/></text:span>ucieszyłem, pokazując jakie są szalone różnice<text:s/><text:span text:style-name="T329">w</text:span><text:s/>zaspokojeniu poziomu potrzeb mieszkaniowych w poszczególnych województwach<text:span text:style-name="T330">.</text:span><text:s/>W konkretnych miastach i osiedlach rzecz ma jeszcze ostrzejszy charakter<text:span text:style-name="T331">.</text:span><text:s/>A wszystko to razem, t<text:span text:style-name="T332">o</text:span><text:s/>są powiedzmy - użyję języka sloganów naszych, ale innego na razie nie ma - głębokie niesłychane rezerwy, których sposób uruchomienia jest szalenie trudny, że nie bardzo zdajemy sprawę, a ja tu kładę na karb moje wieloletnie, wielodziesięcioletnie doświadczenia badania i prace, jak dalece są różne sprawy w terenie blokowane, niedoceniane, nieszanowane<text:span text:style-name="T333">.</text:span></text:p>
      <text:p text:style-name="P334">Jeden z charakterystycznych moment<text:span text:style-name="T335">ó</text:span>w to przecież problem - planowanie przestrzenne, a decyzje inwest<text:span text:style-name="T336">yc</text:span>yjne i proces inwestyc<text:span text:style-name="T337">yj</text:span>ny. Planowanie przestrzenne postawiło sprawę w ten sposób, że od dawna mówimy robimy dobrą robotę, a to życie wysiadkę robi<text:span text:style-name="T338">.</text:span><text:s/>Albo robią po sw<text:span text:style-name="T339">oj</text:span>emu, przeszkadz<text:span text:style-name="T340">aj</text:span>ą itp<text:span text:style-name="T341">.<text:s/></text:span>Jest coś niesamowitego w tym co przed chwilą było powiedziane, że każdy kto wkracza od nowa robi plan zagospodarowania przes<text:span text:style-name="T342">tr</text:span>zennego. Ja tą prawdę już dawno ujawniałem i charakteryzowałem. Mówi ona tak, mniej więcej jest 5<text:span text:style-name="T343">-</text:span>letnia kadencja, na każdy 20<text:s/>-<text:s/>25-letni plan. I już po krótkim czasie, p<text:span text:style-name="T344">o<text:s/></text:span>jego zatwierdzeniu robi się zmiany, odstępstwa i kombinacje wynikające z n<text:span text:style-name="T345">aj</text:span>rozmai<text:span text:style-name="T346">ts</text:span>zych wolun<text:span text:style-name="T347">ta</text:span>r<text:span text:style-name="T348">yz</text:span>m<text:span text:style-name="T349">ów,</text:span><text:s/>a po kilku latach<text:span text:style-name="T350"><text:s/></text:span>odnowa robi się cały plan przestrzenny. Brak jest bowiem precyzyjnych reguł gry wiążących ustalenia planu z procesem, z działaniem. Uwaga, ale prosz<text:span text:style-name="T351">ę</text:span><text:s/>państwa to jest aspekt tematyczny leżący w terenie. I nie wiele się więcej centralnie powie. Idę dalej. Twierdzę, że w obecnym układzie organizac<text:span text:style-name="T352">yj</text:span>nym znakomita większość, gdyby można to matematycznie oszacować to 80 i więcej procent czynników decydujących o postępie w budownictwie mieszkaniowym jest też w terenie. Proszę popatrzeć, planowanie przestrzenne, gospodarka terenami, geodezja, melioracje, uzbrojenia, wykonawstwo, wywłaszczenia, stosunki własnościowe - wszyst<text:span text:style-name="T353">k</text:span>o to są elementy terenowe. Co zostało jeszcze?<text:s/><text:span text:style-name="T354">C</text:span>zęść materiałów budowlanych, niektóre aspekty sprzęt<text:span text:style-name="T355">ow</text:span>e itp<text:span text:style-name="T356">.</text:span><text:s/>I to wszystko<text:span text:style-name="T357">.</text:span><text:s/>Nawet kadry już w tej chwili bardzo się uterenowiły, choć część jest jeszcze ciągle i musi być ciągle sterowana centralnie.</text:p>
      <text:p text:style-name="P358">Efekty są takie, że od tych decyzji terenowych zależy znacznie więcej niż my w tej chwili tutaj chcemy to uszanować.</text:p>
      <text:p text:style-name="P359">Pan redaktor Paszyński zapewne pamięta na<text:span text:style-name="T360">s</text:span>ze spotkania dotyczyły te<text:span text:style-name="T361">g</text:span>o samego aspektu<text:span text:style-name="T362">.</text:span><text:s/>Pokazaliśmy na przykładzie Koszalina,<text:s/><text:span text:style-name="T363">j</text:span>ak można zgrabnie<text:span text:style-name="T364">j</text:span>, słuszniej z wykorzystaniem rezerw poustawiać inwestyc<text:span text:style-name="T365">j</text:span>e wykorzyst<text:span text:style-name="T366">uj</text:span>ąc plan przestrzenny prawidłowo zrobiony, żeby mniejszym kosztem, z większymi efektami osiągnąć. Przecież padły te spra<text:span text:style-name="T367">w</text:span>y i one<text:s/><text:span text:style-name="T368">s</text:span>ą ciągle ważne<text:span text:style-name="T369">.</text:span><text:s/>Pomiędzy układem kubaturowym i układem infras<text:span text:style-name="T370">tr</text:span>ukturalnym istnieją ogromne zależności ekonomiczne, materiałowe i inne. Z przykrością panie redaktorze komunikują, o czym pan dobrze wie, niewiele si<text:span text:style-name="T371">ę</text:span><text:s/>posunęliśmy za tyle dziesięcioleci w<text:span text:style-name="T372"><text:s/></text:span>przód, a ten temat w tej chwili z ogromną ostrością powinien stanąć tutaj na naszych obradach. Przy czym ni<text:span text:style-name="T373">erozw</text:span>iązan<text:span text:style-name="T374">y</text:span>, on<text:span text:style-name="T375"><text:s/></text:span>nie może być czy nie będzie rozwiązany centralnie.<text:s/><text:span text:style-name="T376">O</text:span>n musi być<text:s/><text:soft-page-break/>rozwiązany w tych wielu różnych układach terenowych.<text:s/><text:span text:style-name="T377">I<text:s/></text:span>problemem nr jeden dla mnie jest jakie my siły znajdzie<text:span text:style-name="T378">m</text:span>y społeczne, żeby ten właśnie układ uruchomić. Jaki dodatek szczegółowy do tego punktu dodaj<text:span text:style-name="T379">ą</text:span>. Otóż dodaję szereg opracowań coraz bardziej precyzyjnych pokazujących, jak można harmonizować te działania. Nie śmiem zabierać czasu szanownemu zespołowi na szczegóły i dowody, ale jest ich ogromnie dużo pokazujących, że można oszczędzić niekiedy i 5<text:span text:style-name="T380">0</text:span><text:s/>proc. sił i środków na mądrym ustawieniu inwestycji w terenie. Dopr<text:span text:style-name="T381">acow</text:span>aliśmy się nawet komputerowych metod pokazując, jak to można lepiej robić. I jednego myśmy się nie doprac<text:span text:style-name="T382">ow</text:span>ali, działania decyzyjnego i sądzę, że w tym składzie przy pewnej jedności myśli<text:s/><text:span text:style-name="T383">z</text:span><text:s/>tym związanej stać nas chyba na przełamanie tej inercji w tym aspekcie.</text:p>
      <text:p text:style-name="P384">Stąd ja w tym punkcie stawiam, jeśli można to stawiam d<text:span text:style-name="T385">o</text:span><text:s/>zapisu w<text:span text:style-name="T386">s</text:span>p<text:span text:style-name="T387">ó</text:span>l<text:span text:style-name="T388">nego,</text:span><text:s/>wniose<text:span text:style-name="T389">k</text:span><text:s/>nas<text:span text:style-name="T390">t</text:span>ępu<text:span text:style-name="T391">j</text:span>ący<text:span text:style-name="T392">,</text:span><text:s/><text:span text:style-name="T393">d</text:span>o umowy spo<text:span text:style-name="T394">ł</text:span>ecznej, nazw<text:span text:style-name="T395">i</text:span>jmy to umownie<text:s/><text:span text:style-name="T396">w</text:span><text:s/>te<text:span text:style-name="T397">j</text:span><text:s/>chwili zwiększyć odpowiedzialność społeczną władz terenowych za przygotowanie i realizację problemu mieszkaniowego na swym terenie, obligując<text:s/><text:span text:style-name="T398">w</text:span>ładzę do wdrożenia nowoczesnych metod koordynacji terenowej in<text:span text:style-name="T399">w</text:span>estycji budownictwa<text:span text:style-name="T400">.</text:span><text:s/>To jest nasza wielka szansa.</text:p>
      <text:p text:style-name="P401"><text:span text:style-name="T402">I</text:span><text:s/>tu tak na marginesie niepolemicznie z głosem poprzedn<text:span text:style-name="T403">ika,</text:span><text:s/>ale też z podkreśleniem ważnych spraw<text:span text:style-name="T404">.</text:span><text:s/>W<text:span text:style-name="T405">ojew</text:span>ód<text:span text:style-name="T406">ztw</text:span>a północne i zachodnie mają problem budownictwa rolniczego inacz<text:span text:style-name="T407">e</text:span>j<text:span text:style-name="T408"><text:s/></text:span>widzian<text:span text:style-name="T409">y.</text:span><text:s/>Znowu dziesią<text:span text:style-name="T410">t</text:span>ki, a ściślej setki tysięcy ludzi, ale nie w gospodars<text:span text:style-name="T411">tw</text:span>ach indywidualnych tylko uspołecznion<text:span text:style-name="T412">yc</text:span>h<text:span text:style-name="T413"><text:s/></text:span>i znowu cały krąg problemów budownictwa właśnie mieszkaniowego narastającego z coraz większą siłą. Charakterystyczna spr<text:span text:style-name="T414">a</text:span>wa przypominam, woj<text:span text:style-name="T415">.</text:span><text:s/>zachodnie i północne mają zaludnienie w rolnictwie ok.<text:s/><text:span text:style-name="T416">1</text:span>,<text:span text:style-name="T417">5</text:span><text:s/>- 2-krotnie niższe niż województwa centralne m.in. łódzkie. I to oznacza znowu konieczność takich działań, ż<text:span text:style-name="T418">e</text:span>by to opanować, tych ludzi zaktywizowa<text:span text:style-name="T419">ć</text:span><text:s/>i wykorzystać.<text:s/>Sporo osiągnięć już jest, ale jest to t<text:span text:style-name="T420">e</text:span>mat ciągle do zrobienia znowu inny niż np<text:span text:style-name="T421">.</text:span><text:s/>w woj<text:span text:style-name="T422">.</text:span><text:s/>łódzkim. Żebyśmy tego nie zgubili, tej różnorodności.</text:p>
      <text:p text:style-name="P423">Druga część mojego głosu to sprawa bilansu potrzeb i możliwości budownictwa w tym ze szczególnym uwzględnieniem budownictwa mi<text:span text:style-name="T424">es</text:span>zkaniowego.</text:p>
      <text:p text:style-name="P425">Proszę państwa ten problem w różny sposób dotychczas był już akcentowany, ja go widzę znowu z pozycji terenowej. Jeśli istnieje prz<text:span text:style-name="T426">yszł</text:span>ości<text:span text:style-name="T427">ow</text:span>a funkcja centrum do działania w zakresie budownictwa mieszkaniowego to jest to funk<text:span text:style-name="T428">cj</text:span>ą podstawowa. Nie sterowanie bezpośrednie, nie ingerencje, nie<text:s/><text:span text:style-name="T429">r</text:span>zą<text:span text:style-name="T430">d</text:span>zenie, nie pouczanie, a wskazywanie jakie są możliwości realizacji w danym okresie najbliższym, w przyszłym takich a nie<text:s/><text:span text:style-name="T431">in</text:span>ny<text:span text:style-name="T432">c</text:span>h rozwiązań budowlanych<text:span text:style-name="T433">.</text:span><text:s/>Decyzje technologiczne muszą być oparte na centralnym bilansie łączącym i sprawy techniki, i materiałów, i dewiz - powiedzmy je<text:span text:style-name="T434">ś</text:span>li to jest konieczne<text:span text:style-name="T435">.</text:span><text:s/>A więc taka konieczność kształtowania dynamicznego, kroczącego rzeczowo-finansowego bilansu kompleks<text:span text:style-name="T436">ow</text:span>ego jest rzeczą o niesłychanym znaczeniu<text:span text:style-name="T437">.</text:span><text:s/>Przy czym z żalem poznałem w roku rozmów odbywanych tutaj<text:s/><text:span text:style-name="T438">w</text:span><text:s/>tyc<text:span text:style-name="T439">h</text:span><text:s/>kręgach, że właściwie tego się nikt na dobrą sprawę nie podjął<text:span text:style-name="T440">.</text:span><text:s/>Rzecz jest fragmentaryczna. Strzela wiadomość nie będzie drewna. Oznacza to cały szereg przestawień w różnych relacjach technologicznych itd., itd. Jakiś wystrzał nie będzie tego, nie będzie tamtego. To musi być rzecz rozgrywana w konsekwentny sposób przez sztabowców wysokiej klasy, którzy nie dyrygują, nie robią na tej podstawie rozdzielnic<text:span text:style-name="T441">tw</text:span>o, tylko sterują prawidłowymi czy optymalnymi w danych warunkach rozwiązaniami t<text:span text:style-name="T442">ec</text:span>hnologicznymi, technicznymi. Bo przecież jeśli mamy robić, a po trafimy robić mądrą substytucję materiałową to tak to<text:s/><text:span text:style-name="T443">wł</text:span>aśnie<text:span text:style-name="T444"><text:s/></text:span>ma być. Bez tego mądrego bilansu centralnego nie pojedziem<text:span text:style-name="T445">y<text:s/></text:span>do przodu. Albo ściśle będziemy się stale natykać na działanie od Adama do Ewy - od nowa. I tu stawiam<text:s/><text:soft-page-break/>wniosek drugi, budownictwo jako dział gospodarki narodowej nie może się sprawnie rozwijać bez systematycznego centralnego bilansowania potrzeb i możliwości z uwzględnieni treści finansowo-rzeczowych, tu dodaję margines, chodzi tu właśnie o bilansowanie dochodu narodowego i jego podziału na budownictwo, w celu wskazywania optymalnych i społecznie uzasadnionych warunków rozwoju budownictwa w tym szczególnie budownictwa mieszkaniowego.</text:p>
      <text:p text:style-name="P446">I ostatnia sprawa może marginesowa, ale niekoniecznie<text:span text:style-name="T447">,</text:span><text:s/>wiążąca się z pierwszą. Mamy do czynienia z niezdrową moim<text:s/>zdan<text:span text:style-name="T448">ie</text:span>m tendencją<text:s/><text:span text:style-name="T449">up</text:span>ras<text:span text:style-name="T450">z</text:span>czani<text:span text:style-name="T451">a</text:span><text:s/>problemu kombinatów<text:span text:style-name="T452">.</text:span><text:s/>Upraszczania, podej<text:span text:style-name="T453">ś</text:span>cia do wykorzystania budownictwa głównie opartego na systemach wielkopłytowych<text:span text:style-name="T454">.</text:span><text:s/>Ja nawet przez moment nie chciałbym i proszę<text:s/>nie dezawuow<text:span text:style-name="T455">ać</text:span><text:s/>naprawdę liczących si<text:span text:style-name="T456">ę</text:span><text:s/>osiągn<text:span text:style-name="T457">i</text:span>ęć wielu polskich kombinatów, które korzystając z systemów<text:span text:style-name="T458"><text:s/></text:span>wielkopłyt<text:span text:style-name="T459">owyc</text:span>h przy całym ich niedostatku technologicznym czy słabościach bardzo wiele na tym tle zrobiły. Mam tu na myśli Bydgoszcz, która prawie cały czas, to są już 10-lecia w 100 proc. niemal wykorzystuje potencjał, Poznań, jak wiele zrobił systemami, Katajew, Winogrady tymi swoimi adaptacjami. Proszę z bliska zobaczyć, to są piękne osiągnięcia. Toruń osiedle<text:span text:style-name="T460"><text:s/></text:span>Rubinkowo i inne<text:span text:style-name="T461">.</text:span><text:s/>Pomijam tutaj sprawę taką ile tam jest jeszcze do poprawienia, ale zrobiono wiele i twierdzenia, które padają, że należy to roznieść, podzielić, pokawałkować itd. są chyba jednak nieporozumieniem. I znowu kłania się tutaj sprawa taka, że nie regulujmy centralnie, nie ustawiajmy centralnie spraw, których centralnie regulować się nie powinno.</text:p>
      <text:p text:style-name="P462">My<text:span text:style-name="T463">ś</text:span>lę,<text:s/><text:span text:style-name="T464">ż</text:span>e są tutaj rzeczy do uszanowania i tu są rzec<text:span text:style-name="T465">z</text:span>y do opanowania, po nowemu, zakresu problemów TOP, z zakresu poszanowania takiej nowoczesnej systemowej, kompleksowej organizacji. I tu mam jeszcze jeden wniosek do naszej u<text:span text:style-name="T466">m</text:span>owy<text:span text:style-name="T467">.</text:span></text:p>
      <text:p text:style-name="P468">Mianowicie forsować nowoczesne wielkoprzemysłowe e<text:span text:style-name="T469">f</text:span>ektywne technologie, w tym systemy organizac<text:span text:style-name="T470">yj</text:span>ne całe, rozszerzając wiedzę inżynie<text:span text:style-name="T471">r</text:span>ską z tego zakresu<text:span text:style-name="T472">.</text:span><text:s/>Temat stał w wys<text:span text:style-name="T473">tą</text:span>pieniu pana Janowskiego, jest tu gruby niedostatek<text:s/>na skutek<text:s/>działań<text:s/><text:span text:style-name="T474">w</text:span><text:s/>Ministers<text:span text:style-name="T475">tw</text:span>ie Edukacji Narodowej, jest wieloletni proces wycinania tego obszaru zag<text:span text:style-name="T476">ad</text:span>n<text:span text:style-name="T477">ie</text:span>ni<text:span text:style-name="T478">oweg</text:span>o, dlatego że nie ma tam dostatecznej ilości utytułowanych kadr, a nie mogło być, bo ten wątek się w ogóle słabo rozwijał<text:span text:style-name="T479">.</text:span><text:s/><text:span text:style-name="T480">W</text:span>obec<text:s/>tego niszczymy go zupełnie i<text:s/><text:span text:style-name="T481">w</text:span><text:s/>konsekwencji mamy naszą kadrą inżynierską taką jaką mamy.</text:p>
      <text:p text:style-name="P482">Przepraszam za długą wypowiedź, dziękuję<text:span text:style-name="T483">.</text:span></text:p>
      <text:p text:style-name="P484"><text:span text:style-name="T485">Przewodniczący</text:span>:</text:p>
      <text:p text:style-name="P486">Dziękuję bardzo<text:span text:style-name="T487">.</text:span><text:s/>Na marginesie tylko powiem jeśli chodzi o ten pierwszy aspekt poruszony przez p<text:span text:style-name="T488">a</text:span>na<text:span text:style-name="T489"><text:s/></text:span>docenta, pokazuje, jak silnie nasz<text:s/><text:span text:style-name="T490">ze</text:span>spół czy nasz podzespół związany jest z pracą innych struktur<text:s/>„okrągłego stołu”<text:s/>m<text:span text:style-name="T491">.</text:span>in.<text:span text:style-name="T492"><text:s/></text:span>stołu poświęconego problematyce samorządu terytorialnego i myślę,<text:s/><text:span text:style-name="T493">ż</text:span>e n<text:span text:style-name="T494">aj</text:span>idealni<text:span text:style-name="T495">ejs</text:span>zym rozwiązaniem tworzenia tego na<text:span text:style-name="T496">c</text:span>is<text:span text:style-name="T497">k</text:span>u<text:span text:style-name="T498"><text:s/></text:span>terenowego czy społecznego w terenie byłoby prawid<text:span text:style-name="T499">ł</text:span>owe rozstrzygnięcie problematyki samorządu terenowego, to znaczy sposób wyłaniania autentyczn<text:span text:style-name="T500">yc</text:span>h w sposób autentyczny demokratyczny lokalnych władz, które musiałyby wówczas stać na straży interesu społecznego znacznie lepiej aniżeli centrum<text:span text:style-name="T501">.</text:span><text:s/>Ale to na marginesie.</text:p>
      <text:p text:style-name="P502">Głos ma pan prof. Andrz<text:span text:style-name="T503">ejew</text:span>ski, przygotuje się pan Ryszard Niwiński, w dalszej kolejności pan Kierski i na tym, jak na razie kończymy listę tej zaległości<text:span text:style-name="T504">.</text:span><text:s/>Dziękuję bardzo<text:span text:style-name="T505">.<text:s/></text:span>Proszę bardzo panie profesorze.</text:p>
      <text:p text:style-name="P506"><text:span text:style-name="T507">Prof. Adam Andrz</text:span><text:span text:style-name="T508">ej</text:span><text:span text:style-name="T509">ewski</text:span>:</text:p>
      <text:p text:style-name="P510">Dziękuję bardzo za udzielenie mi głosu. Charakter mego udziału jako eksperta daje pewien komfort<text:s/><text:soft-page-break/>psychiczny i możliwość dosyć indywidualnego podejścia do wielu spraw.</text:p>
      <text:p text:style-name="P511">Otóż ja chciałbym zacząć mówić o dwóch kwestiach. Po pierwsze chciałam zwrócić uwag<text:span text:style-name="T512">ę</text:span>, że wypowiedzi na pierwszym spotkaniu koncentrowały się wokół spraw polityki mieszkaniowej, systemu zaspakajania potrzeb mieszkaniowych, funkcjonowania gospodarki mieszkaniowej<text:span text:style-name="T513">,</text:span><text:s/>a więc na k<text:span text:style-name="T514">wes</text:span>ti<text:span text:style-name="T515">ac</text:span>h bard<text:span text:style-name="T516">z</text:span>o ważnych,<text:s/><text:span text:style-name="T517">a</text:span>le nie jedynych.<text:s/><text:span text:style-name="T518">M</text:span>o<text:span text:style-name="T519">ż</text:span>na było powiedzieć, gdybyśmy podzielili pewne uwarunkowania i problemy, któreśmy powinni dyskutować na dwie grupy. Na sprawy, które dotyczą uwarunkowań jak gdyby wewnętrznych i kwestii wewnętrznych polityki mieszkaniowej i bud<text:span text:style-name="T520">ow</text:span>lano-mie<text:span text:style-name="T521">s</text:span>zkani<text:span text:style-name="T522">owej,</text:span><text:s/>a więc tych,<text:span text:style-name="T523"><text:s/></text:span>o których mówiliśmy i w sprawach wówczas pominiętych na ogół tylko z lekka, niektóre zasygnalizowane w niektórych wystąpieniach, to są powiązania z pewnymi uwarunkowaniami zewnętrznymi, a więc z rozwiązaniami w sferze polityki gospodarczej i społecznej szeroko rozumianej<text:span text:style-name="T524">.</text:span></text:p>
      <text:p text:style-name="P525">Chciałbym tutaj zwrócić uwagę, że nawet we wstępnej wypowiedzi pana red<text:span text:style-name="T526">.</text:span><text:s/>Paszyńskiego na poprzednim spotkaniu jego punkt wyjścia, ocena dotyczyła właściwie tak, jak to powiedział klęski polityki mi<text:span text:style-name="T527">es</text:span>zkani<text:span text:style-name="T528">owej.</text:span><text:s/>Otóż ja bym<text:s/><text:span text:style-name="T529">w</text:span>idział tę sprawę trochę inaczej.</text:p>
      <text:p text:style-name="P530">Była to właściwie klęska braku polityki mieszkaniowej, podporządkowania rozwiązywania spraw mi<text:span text:style-name="T531">es</text:span>zkani<text:span text:style-name="T532">ow</text:span>ych potrzebom<text:s/><text:span text:style-name="T533">j</text:span>ednostronnej i ni<text:span text:style-name="T534">ee</text:span>fektywnej industrializacji. I związanej z tym polityki społeczno-gospodarczej promujące te właśnie przede wszystkim cele, wyłącznie<text:span text:style-name="T535">.</text:span></text:p>
      <text:p text:style-name="P536">Były właściwie tylko dwa krótkie okresy, w których można mówić o pewnej koncepcji polityki mieszkaniow<text:span text:style-name="T537">ej</text:span>, to był okres<text:s/>‘4<text:span text:style-name="T538">5</text:span><text:s/>–<text:s/>‘49 i był potem okres lat<text:s/>‘5<text:span text:style-name="T539">6</text:span><text:s/><text:span text:style-name="T540">–</text:span><text:s/>‘59. Wówczas była z<text:s/><text:span text:style-name="T541">j</text:span>ednej strony dosyć zwarta koncepcja polityki m<text:span text:style-name="T542">ies</text:span>z<text:span text:style-name="T543">ka</text:span><text:span text:style-name="T544">n</text:span><text:span text:style-name="T545">i</text:span>owe<text:span text:style-name="T546">j</text:span>, realistyczna oparta na pewnych przesłankach ekonomicznych i ocenie konkretnych możliwości ekonomicznych różnych,<text:s/><text:span text:style-name="T547">w</text:span><text:s/>każdym z tych okresów. I była ona równocześnie<text:s/>warunki zewnętrzne, a więc koncepcja polityki gospodarczej stwarzała możliwości dla prowadzenia tej polityki mieszkaniow<text:span text:style-name="T548">ej.</text:span><text:span text:style-name="T549"><text:s/></text:span><text:span text:style-name="T550">Mi</text:span>ę<text:span text:style-name="T551">liś</text:span>my<text:s/><text:span text:style-name="T552">wów</text:span>c<text:span text:style-name="T553">z</text:span>as<text:s/><text:span text:style-name="T554">z</text:span>nacznie lepiej ustawione proporcje na rzecz gospodarki mieszkani<text:span text:style-name="T555">owej,</text:span><text:s/>mieszkalnic<text:span text:style-name="T556">tw</text:span>a i całej sfery infrastruktury, która jest związana silnie z mieszkalnic<text:span text:style-name="T557">tw</text:span>em, ale która dotyczy nie tylko spraw mieszkaniowych, ale warunkuje rozwój gospodarczy jako całości<text:span text:style-name="T558">.</text:span></text:p>
      <text:p text:style-name="P559">Otóż wydaje mi się, że właśnie w chwili obecnej i w latach najbliższych te warunki zewnętrzne i rozwiązania jakie będą przyjęte w polityce gospodarczej ogólnej, w ogólnej polityce społecznej będą rzutowały bardzo istotnie na sprawy mieszkaniowe i na możliwości działania w tym zakresie,<text:span text:style-name="T560"><text:s/></text:span>możliwości kształtowania takiej lub innej polityki mieszkaniowej i budowlano-mieszkaniow<text:span text:style-name="T561">ej</text:span>.</text:p>
      <text:p text:style-name="P562">Otóż idzie o to, że warunki te będą rozstrzygane poza naszym gronem, bo naszą rola jest dosyć pomocnicza, ale<text:span text:style-name="T563"><text:s/></text:span>sądzę, że powinniśmy te warunki w czasie naszych dyskusji sprecyzować. I wysunąć jako pewne postulaty do rozpatrzenia<text:span text:style-name="T564">.<text:s/></text:span>Najlepsze rozwiązanie polityki mieszkaniow<text:span text:style-name="T565">ej,</text:span><text:s/>jakiejś koncepcji jako takiej, samej w sobie ono do niczego nie doprowadzi jeśli nie będzie odpowiednich uwarunkowań ogólnych ekonomicznych i nie będzie odpowiednich powiązań z całością gospodarki.</text:p>
      <text:p text:style-name="P566">Wymienię tylko te kwestie. Przede wszystkim jest sprawa reorientacji strategii rozwojowej, nie tylko kierunków i koncepcji gospodarczych, to nie<text:s/><text:span text:style-name="T567">j</text:span>est tylko kwestia czy wariant energetyczno-surowcowy czy przypuśćmy ten wariant na nowoczesną gospodarkę przemysłu, o dużym wkładzie nauki, postę<text:span text:style-name="T568">p</text:span>owej techniki itd. Ale idzie również o ustalenie właściwych proporcji pomiędzy celami gospodarczymi, a uwarunkowaniami infras<text:span text:style-name="T569">tr</text:span>ukturalnymi i całą sferą osadnictwa.</text:p>
      <text:soft-page-break/>
      <text:p text:style-name="P570">A więc sprawa ustalenia tych przyszłych proporcji<text:s/>inwestycyjnych, to jest j<text:span text:style-name="T571">ed</text:span>na kwestia, druga to jest sprawa równowagi inwestyc<text:span text:style-name="T572">yj</text:span>n<text:span text:style-name="T573">ej.</text:span></text:p>
      <text:p text:style-name="P574">Wydaje mi się,<text:s/><text:span text:style-name="T575">ż</text:span>e wszelkie rozwiązania szukające równowagi na rynk<text:span text:style-name="T576">u</text:span><text:s/>inwestyc<text:span text:style-name="T577">yj</text:span>nym mieszkaniowym nie mogą dać rezul<text:span text:style-name="T578">tatu</text:span>, bo budownictwo i inwestycje, działalność remontowa są niepodzielne<text:span text:style-name="T579">.</text:span><text:s/><text:span text:style-name="T580">I</text:span><text:s/>na te sprawy musimy zwrócić uwagę, bo my możemy dojść do pozornych bilansowych zgodności w naszym odcinku, ale przy słabej sytuacji, przy słabej pozycji budown<text:span text:style-name="T581">i</text:span>ctwa mieszkaniowego w stosunku do tego wielkiego budownictwa przemysłowego i innych segmentów ry<text:span text:style-name="T582">n</text:span>ku budowlanego w<text:s/><text:span text:style-name="T583">pr</text:span>aktyce nie uchwycimy tej równowagi i nawet zaopatrzenie materiałowe c<text:span text:style-name="T584">h</text:span>oć ono jest dość specyficzne dla rynku mieszkaniowego, ale w znacznej części może być wykorzystywane tu lub tam zależnie od tego jacy, którzy partnerzy będą silniejsi.</text:p>
      <text:p text:style-name="P585">Liczy<text:span text:style-name="T586">ć</text:span><text:s/>się musimy z tym, że tak czy inaczej rynek, mieszkanie będzie zawsze elementem słabszym choćby dlatego, że jest znacznie mniej wygodne dla realizacji, dalej, że j<text:span text:style-name="T587">e</text:span>st bardziej podatne do kontroli, podatne do kalkulacji, podczas gdy wielkie inwestycje przemysłowe, a jakaś ich część będzie prowadzona, będzie kontynuowana, jakaś część znaczna będzie nowo rozpoczynana w przyszłości<text:s/><text:span text:style-name="T588">o</text:span>ne s<text:span text:style-name="T589">t</text:span>warzają znacznie korzystni<text:span text:style-name="T590">ej</text:span>sze warunki do działania organizacji budowlanej.</text:p>
      <text:p text:style-name="P591">Jest dalej kwestia inflacj<text:span text:style-name="T592">i</text:span>, jej opanowania. Jeszcze do tej kwestii wrócę za chwilę, ale bez tych spraw, bez uwzględnienia tych spraw, możliwości rozwiązywania wewnętrznych problemów polityki mieszkaniow<text:span text:style-name="T593">ej</text:span><text:s/>nie wydaje się na dłuższą metę możliwe.</text:p>
      <text:p text:style-name="P594">Jest dalej zmiana struktury konsumpcji, określenia rol<text:span text:style-name="T595">i</text:span><text:s/>mieszkania w tej konsumpcji, aby mieszkanie<text:s/><text:span text:style-name="T596">m</text:span>ogł<text:span text:style-name="T597">o</text:span><text:s/>nie tylko występować jako odcinek, któremu dano pewną działkę, wydzielono pewną działkę, ale aby mogło występować jako czynnik aktywny spełniający określoną rolę w uzyskiwaniu ró<text:span text:style-name="T598">w</text:span>nowagi ekonomiczn<text:span text:style-name="T599">ej.</text:span></text:p>
      <text:p text:style-name="P600">To są sprawy, które sądzę powinniśmy zasygnaliz<text:span text:style-name="T601">o</text:span>wać, że rozwiązanie tych problemów musi uwzględniać wymagania czy potrzeby, czy specyfikę tego odcinka, którym się zajmujemy, a który nie potrzeba uzasadniać, jest niezmiernie ważny i gospodarczo, i politycznie, i społecznie.</text:p>
      <text:p text:style-name="P602">Jeżeli idzie o sprawy te, o których mówiliśmy, sprawy polityki mieszkaniowej i jej koncepcji to tutaj mam takie pewne mieszane uczucia. Występują pewne elementy zgodne we wszystkich wystąpieniach. To znaczy jest sprawa uekonomic<text:span text:style-name="T603">z</text:span>nienia mieszkania, uchwycenia relacji ekonomiczn<text:span text:style-name="T604">yc</text:span>h, które by oddawały i stronę, i koszty, i uwzględniałyby możliwości gospodarcze i szukały zwiększenia udziału środków ludności.</text:p>
      <text:p text:style-name="P605">To jest jedna sprawa wspólna, która przewijała się przez wszystkie wystąpienia. Druga sprawa to jest spr<text:span text:style-name="T606">a</text:span>wa upodmio<text:span text:style-name="T607">tow</text:span>ienia jednostki i rodziny. Tzn<text:span text:style-name="T608">.</text:span><text:s/>dania pewnych możliwości dokonywania wyborów przez społeczeńs<text:span text:style-name="T609">tw</text:span>o, wyborów zarówno jeśli idzie o ogólne kierunki, jak i wyborów jednostkowych. Droga do mieszkania jest ważna jako generalne wskazanie kierunku, jakiegoś drogowskazu, ale jest ważna również w ujęciu jednostki, aby każdy mógł tę drogę do mieszkania w jakiś sposób dla siebie znaleźć i określić<text:span text:style-name="T610">.</text:span><text:s/>Są to sprawy z wielu względów, o których mówiliśmy poprzednio bardzo skomplikowane, ale konieczne.</text:p>
      <text:p text:style-name="P611">Wreszcie było szereg rozwiązań szczegółowych, które na pewno są słuszne i przez wszystkich były akceptowane czy przez większość były akceptowane m.in. ważna sprawa, kluczowa - sprawa roli czynszów<text:span text:style-name="T612">.</text:span><text:s/>Tutaj ta koncepcja wysunięta przez red<text:span text:style-name="T613">.</text:span><text:s/>Paszyńskiego przekształcenia, przesunięcia dotacji do<text:s/><text:soft-page-break/>kieszeni obywateli po to, aby one potem wróciły znowu do tej gospodarki mieszkaniow<text:span text:style-name="T614">ej,</text:span><text:s/>ale już w innej roli jako z poczuciem, że płaci się za mieszkanie jest bardzo ważna<text:span text:style-name="T615">.<text:s/></text:span>Zresztą jest to koncepcja zastosowana w 65 r. przez Gomułkę z powodzeniem. Tylko wtedy ona była znacznie prostsza i łatwiejsza. Bo wówczas mieliśmy stosunkowo nie tak duży sektor uspołeczniony. Dalej mieliśmy stabilizowane ceny na ogół i pewien wzrost płac wessał po 2<text:s/><text:span text:style-name="T616">-</text:span><text:s/><text:span text:style-name="T617">3</text:span><text:s/>latach te wszystkie dodatki mieszkaniowe, które były wówczas dodane. W tej chwili spraw jest znacznie bardziej skomplikowana, ale jest to wydaje mi się kierunek i droga prawidłowa<text:span text:style-name="T618">.</text:span></text:p>
      <text:p text:style-name="P619"><text:span text:style-name="T620">N</text:span>atomiast mam osobiście szereg zastrzeżeń dotyczących pewnego nadmiernie hasłowego formułowania niektórych zagadnień takich i rozwiązywania bardzo skomplikowan<text:span text:style-name="T621">yc</text:span>h i złożonych problemów przez rzucanie haseł. Mieszkanie jako towar, rynek mieszkaniowy.</text:p>
      <text:p text:style-name="P622">Ja jestem za tym aby używa<text:span text:style-name="T623">ć</text:span><text:s/>rynku jako i instrumentów rynkowych jako instrumentów działania. Natomiast nie należy przeceniać tych kwestii w określonych warunkach. To wynika przede wszystkim ze specyfiki tych pojęć związanych ze specyfiką mieszkania.</text:p>
      <text:p text:style-name="P624">Kwestia nieprzenośności mieszkania, jego kosztowności, a więc w związku z tym powstają rynki lokalne i wyrównanie niektórych rynków lokalnych nie oznacza wcale wyrównania równowagi na innych odcinkach, jak gdyby lokalnych rynkach.<text:s/><text:span text:style-name="T625">A<text:s/></text:span>więc nie ma właściwie z tego punktu widzenia jednolitego jakiegoś rynku mieszkaniowego, który pozwalałby na przesuwanie dóbr tam,<text:s/><text:span text:style-name="T626">g</text:span>dzie ic<text:span text:style-name="T627">h</text:span><text:s/>brak,<text:s/><text:span text:style-name="T628">a</text:span>ni też n<text:span text:style-name="T629">a</text:span><text:s/>wyrównywanie deficytów i niedoborów<text:span text:style-name="T630">.</text:span><text:s/>To j<text:span text:style-name="T631">e</text:span>st jedna kwestia<text:span text:style-name="T632">.</text:span></text:p>
      <text:p text:style-name="P633">Druga sprawa to jest kwestia bardzo różnych możliwości ekonomicznych jednostek, co przy kosztowności mieszkania wymaga bardzo silnego podkreślenia dążenia do obniżenia kosztów mieszkania. Formuła towaru w warunkach nierównowagi gospodarcz<text:span text:style-name="T634">ej</text:span><text:s/>w warunkach infla<text:span text:style-name="T635">cj</text:span>i i w warunka<text:span text:style-name="T636">c</text:span>h deficytu, ogromnego d<text:span text:style-name="T637">e</text:span>ficytu mieszkań prowadzi do cen równowagi, które wiemy jak się one kształtują w chwili obecnej<text:span text:style-name="T638">.</text:span><text:s/>Rozszerzenie tego rynku może by nieco obniżyło tę cenę najwyższą, ale - marginalną - ale cena, która by się utrzymywała p<text:span text:style-name="T639">r</text:span>zez szereg lat, bo rozwiązanie sprawy niedoboru mieszkań to jest sprawa lat kilkunastu, w najlepszym razie powodowałaby okre<text:span text:style-name="T640">ś</text:span>lone konsekwencje społeczne, zresztą sądzę, że znacznie szybciej powstałoby załamanie tej koncepcji właśnie ze względów społeczno-ekonomicznych.</text:p>
      <text:p text:style-name="P641">Zresztą<text:s/><text:span text:style-name="T642">wyda</text:span>je mi się, że jeżeli spojrzymy na doświadczenia krajów zachodnich w tym zakresie to widzimy, iż tam rynek mieszkaniowy jeśli użyć tego słowa, jako na pojęcie zbioru rynków jest rynkiem niesłychanie podzielonym, złożonym z wielu segmentów<text:span text:style-name="T643">.</text:span><text:s/>I w każdym z nich działają<text:s/><text:span text:style-name="T644">i</text:span>nne<text:s/><text:span text:style-name="T645">uwarunk</text:span><text:span text:style-name="T646">ow</text:span>ania ekonomiczne, inne zasady ekonomiczne i przy pewnej polityce rządu, który zapobiega rzędu, który zapobiega przechodzeniu, przerzucaniu się na rynki tańsze tych, którz<text:span text:style-name="T647">y<text:s/></text:span>posiadają większe zasoby ekonomiczne, zasoby gotówkowe jest możliwość wprowadzenia zróżnicowan<text:span text:style-name="T648">ej</text:span><text:s/>polityki mieszkaniowej dla zróżnic<text:span text:style-name="T649">ow</text:span>anych problemów, które składają się na problem mieszkani<text:span text:style-name="T650">ow</text:span>y<text:s/><text:span text:style-name="T651">w</text:span><text:s/>każdym kraju<text:span text:style-name="T652">.</text:span></text:p>
      <text:p text:style-name="P653">Stąd bym przestrzegał przed takim uproszczonym formułowaniem, jakie niestety<text:s/><text:span text:style-name="T654">w</text:span><text:s/>tej chwili<text:s/><text:span text:style-name="T655">w</text:span><text:s/>formie trochę zbyt dziennikarskiej występuje w naszej prasie, w dyskusjach telewizyjnych i radiowych.</text:p>
      <text:p text:style-name="P656">Zwracam uwagę, że prócz pojęcia towarów istnieje jeszcze i jest stosowane w świecie zachodnim inne pojęcie równolegle - dobra ekonomicznego ogólnej użytecznośc<text:span text:style-name="T657">i</text:span>, które uwzględnia wszystkie sprawy kosztowe, ale daje regulowaną stopę zysku opartą o 2 - 4 proc. zależy to od sytuacji,<text:s/><text:span text:style-name="T658">o</text:span>d kraju.</text:p>
      <text:p text:style-name="P659">Druga wątpliwość wiąże się z realizacją tej polityki w warunkach inflacji. W warunkach zmiennego<text:s/><text:soft-page-break/>kosztu przy długotrwałej, przy charakterze mieszkania jako dobra o wysokim koszcie i o długim okresie użytkowania.</text:p>
      <text:p text:style-name="P660">Sądzę, że tutaj wymagałoby to całego szeregu działań ochronnych, które by brały pod uwagę interesy socjalne, i jest szereg instrumentów, które pozwala na ochronę nawet w warunkach inflacji tego rodzaju interesów, ale istnieje również potrzeba ochrony interesu publicznego. To są te dwa elementy, które ten kto daje, a państwo daje kredyt jeżeli nie będą zastosowane odpowiednie instrumenty będzie tym, który będzie finansował tzn. będzie finansował, dawał nie kredyt, a dawał dotacje czy przelewał swoje zasoby w ręce indywidualne<text:span text:style-name="T661">.</text:span></text:p>
      <text:p text:style-name="P662"><text:span text:style-name="T663">Myśl</text:span>ę<text:span text:style-name="T664">,</text:span><text:s/><text:span text:style-name="T665">ż</text:span>e te wszystkie kwestie wymagają bardzo d<text:span text:style-name="T666">o</text:span>kładnych obliczeń, rachunków symulac<text:span text:style-name="T667">yj</text:span>n<text:span text:style-name="T668">yc</text:span>h, kt<text:span text:style-name="T669">ó</text:span>re by uwzględniały te wszystkie kwestie po to, aby móc powiedzieć, gdzie<text:s/><text:span text:style-name="T670">s</text:span>ą<text:span text:style-name="T671"><text:s/></text:span>pewne granice działania w tym zakresie i dalej jakie instrumenty powinny być stosowane, a<text:s/><text:span text:style-name="T672">w</text:span>y<text:span text:style-name="T673">mag</text:span>a<text:span text:style-name="T674">ł</text:span>oby to zapewne wielu<text:s/>zmian zarówno w zakresie prawa cywilnego, jak i<text:s/><text:span text:style-name="T675">w</text:span><text:s/>zakresie polityki finans<text:span text:style-name="T676">ow</text:span>ania inwestycji budownictwa mieszkanio<text:span text:style-name="T677">we</text:span>go<text:span text:style-name="T678"><text:s/></text:span>i całej gospodarki mieszkaniow<text:span text:style-name="T679">ej.</text:span><text:s/>Zwracam uwagę na te kwestie, one są<text:s/><text:span text:style-name="T680">w</text:span><text:s/>problemach szczegółowych<text:span text:style-name="T681">,</text:span><text:s/>będzie mo<text:span text:style-name="T682">ż</text:span>na m<text:span text:style-name="T683">ó</text:span>wi<text:span text:style-name="T684">ć</text:span>, wydaje<text:s/><text:span text:style-name="T685">m</text:span>i si<text:span text:style-name="T686">ę,</text:span><text:s/>że nie są<text:s/><text:span text:style-name="T687">to</text:span><text:s/>sprawy tak łatwe,<text:s/><text:span text:style-name="T688">j</text:span>ak by wynikało z dyskusji na pierwszym posiedzeniu<text:span text:style-name="T689">.</text:span></text:p>
      <text:p text:style-name="P690">Zresztą sądzę również, że propozycje<text:s/><text:span text:style-name="T691">o</text:span><text:s/>charakterze techniczno-ekonomicznym, jak gdyby w sprawach stworzenia rynku, materiałów budowlanych - niezależnie od tej kwestii pow<text:span text:style-name="T692">i</text:span>ązań z całą sytuacją na rynku inwest<text:span text:style-name="T693">ycyj</text:span>no-bud<text:span text:style-name="T694">ow</text:span>lanym - to nie może być poprawa uzyskana poprzez zabiegi tylko w d<text:span text:style-name="T695">z</text:span>iedzinie ulg podatkowych, stworzenia pewnych bodźców, to są zbyt duże i zbyt zabagnione problemy, aby działania proponowane w tym zakresie - słuszne zresztą - mogły rozwiązać te sprawy, jest<text:span text:style-name="T696"><text:s/></text:span>tu potrzebne, są tu potrzebne pewne do<text:span text:style-name="T697">ś</text:span>ć znaczne przesunięcia w strukturze inwestycji, w nakładzie środków na zaopatrzenie gospodarki w odpowiednie wielkości materiałów i odpowi<text:span text:style-name="T698">e</text:span>dn<text:span text:style-name="T699">i</text:span>ą ich strukturę<text:span text:style-name="T700">.</text:span></text:p>
      <text:p text:style-name="P701">Na tym bym mógł skończyć<text:span text:style-name="T702">.</text:span><text:s/>Na zakończenie chciałbym jednak jeszcze dwie drobne - może dwie ważne, ale krótko sformułowane - sprawy zwrócić uwagę<text:span text:style-name="T703">.</text:span><text:s/>Otóż wydaje mi się,<text:s/><text:span text:style-name="T704">j</text:span>ak mówione było na pierwszym posiedzeniu, że nie ma istotnego zn<text:span text:style-name="T705">ac</text:span>zenia<text:span text:style-name="T706"><text:s/>w</text:span><text:s/>tej chwili w naszym gronie tu precyzować jakie są, jaka jest sytuacja mieszkaniowa, jakiej skali są potrzeby mieszkaniowe. Są one tak duże,<text:s/><text:span text:style-name="T707">ż</text:span>e czy trochę więcej, czy trochę<text:s/><text:span text:style-name="T708">m</text:span>ni<text:span text:style-name="T709">e</text:span>j<text:span text:style-name="T710"><text:s/></text:span>to nie gra to roli, są to zadania bardzo duże w stosunku do tego czym, środków którymi dysponujemy i będziemy dysponowali.<text:span text:style-name="T711"><text:s/></text:span>Tym niemniej myślę,<text:s/><text:span text:style-name="T712">że</text:span><text:s/>ponieważ powstają na zewnątrz od czasu<text:span text:style-name="T713"><text:s/></text:span>do czasu pewne sugestie, iż problem mieszkaniowy być może nadmiernie rozdmuchany, że istni<text:span text:style-name="T714">ej</text:span>ą tutaj już niewykorzystane duże rezerwy itd., iż należy również w naszych sformułowaniach wyraźnie podkreślić skalę tego, t<text:span text:style-name="T715">y</text:span>ch kwestii, które nam przeznaczono do rozpatrzenia<text:span text:style-name="T716">.</text:span></text:p>
      <text:p text:style-name="P717">Są to i dalej należy je wyraźnie osadzić na tle sytuacji w innych krajach europ<text:span text:style-name="T718">ej</text:span>skich. Zarówno je<text:span text:style-name="T719">ż</text:span>eli idzie o sprawy deficytu mieszkaniowego, gdzie si<text:span text:style-name="T720">ę</text:span><text:s/>znajdujemy na najwyższym poziomie nie tylko ze względów nikłego czy niedostatecznego rozmiaru budownictwa przez długi okres czasu, ale również dlatego, że mamy bardzo dynamiczną demografię, ale również powinniśmy zwrócić uwagę, że mamy niski standard, choć poprawił się on dość wyraźnie, ale mamy nadal niski standard i że mamy bardzo niedobry układ wielkości mieszkań, niedostateczną ich wielkość<text:s/><text:span text:style-name="T721">w</text:span><text:s/>stosunku do współczesnych wymagań<text:span text:style-name="T722">.</text:span><text:s/>Możemy prowadzić i powinniśmy prowadzić oszczędną politykę standard<text:span text:style-name="T723">ow</text:span>ą, ale zdając sobie z tego sprawę, iż w warunkach w tej chwili traktowanych na Zachodzie i w krajach również bardziej rozwiniętych niż w naszym,<text:s/><text:soft-page-break/>w krajach nas otacz<text:span text:style-name="T724">aj</text:span>ących, w krajach so<text:span text:style-name="T725">cj</text:span>alistycznych ten standard jedna osoba na izbę jest standardem niskim. Że w tej chwili w krajach średnio rozwiniętych i w takich, jak Hiszpania, Finlandia, ten standard wynosi już tylko 6 osób na izbę, a więc daje możliwość znacznie korz<text:span text:style-name="T726">ys</text:span>tniejszego, korz<text:span text:style-name="T727">ys</text:span>tniejsz<text:span text:style-name="T728">yc</text:span>h warunków mieszkaniowych. Jeżeli te rzeczy będą powiązane ze sprawą w<text:span text:style-name="T729">yda</text:span>t<text:span text:style-name="T730">ków</text:span><text:s/>na mieszkanie, sprawą urealnienia kosztów mieszkania to powstaną pewne samoczynne czynniki regulujące w tej chwili, natomiast polityka mieszkaniowa jest prowadzona w ten sposób, iż nie reguluje tego, tych czynników, bo kredyt nie uwzględnia tych spraw w swojej polityce<text:span text:style-name="T731">.</text:span></text:p>
      <text:p text:style-name="P732"><text:span text:style-name="T733">I</text:span><text:s/>druga kwestia nie t<text:span text:style-name="T734">y</text:span>lko<text:s/><text:span text:style-name="T735">j</text:span>est trudna sytuacja i z<text:span text:style-name="T736">ł</text:span>a sytuacja mieszkaniowa, w dzisiejszym momencie, ale jest ona<text:s/><text:span text:style-name="T737">z</text:span>m<text:span text:style-name="T738">i</text:span>enn<text:span text:style-name="T739">a</text:span><text:s/>w czasie na skutek falowania naszych struktur demog<text:span text:style-name="T740">r</text:span>aficznych. W tej chwili mamy okres od 86 r. pewnej ulgi. Bo mamy zmniejszenie dopływu roczników dorast<text:span text:style-name="T741">aj</text:span>ących, spadek stopy zawieranych małżeństw. Po 90 roku,<text:s/><text:span text:style-name="T742">91</text:span>, 9<text:span text:style-name="T743">2</text:span><text:s/>nastąpi odwrócenie trendów. I stąd przesuwanie rozwiązań w zakresie budownictwa mieszkani<text:span text:style-name="T744">ow</text:span>ego na koniec lat 90, pierwszej połowy lat 90 i na drugą połowę lat 90 jest prze<text:span text:style-name="T745">s</text:span>uwaniem nie biorącym pod uwagę, iż napięcia na tym tle zaczną<text:span text:style-name="T746"><text:s/></text:span>rosnąć bardzo silnie, są już wielkie, ale będą rosły bardzo silnie i gwałtownie z chwilą wejścia licznych roczników młodzieży urodzonej w początku, w końcu lat 60 i początku lat 70, w okresie tego wyżu powojennego demograficzneg<text:span text:style-name="T747">o</text:span>.<text:span text:style-name="T748"><text:s/>A</text:span><text:s/>więc mamy trudne problemy i mamy problemy, które musimy rozwiązywać pod naciskiem czasu,<text:s/><text:span text:style-name="T749">c</text:span>zynników zewnętrznych, obiekt<text:span text:style-name="T750">yw</text:span>nych, których nie możemy zmienić<text:span text:style-name="T751">.</text:span></text:p>
      <text:p text:style-name="P752">Dziękuję<text:span text:style-name="T753">.</text:span></text:p>
      <text:p text:style-name="P754"><text:span text:style-name="T755">Przewodniczący</text:span>:</text:p>
      <text:p text:style-name="P756">Dziękuję profesorowi za to bardzo interesujące wystąpienie. Muszę tylko powiedzieć, że... tą chwilową ulgę jak dawała demografia. Znaczy to wszystko o czym dzisiaj próbujemy mówić, czy próbujemy rozwiązywa<text:span text:style-name="T757">ć<text:s/></text:span>czy wskazywać w istocie rzeczy powinno nastąpić, nie chcę powiedzieć 40 lat temu, ale co najmniej<text:s/><text:span text:style-name="T758">5</text:span><text:s/>lat temu<text:span text:style-name="T759">.</text:span><text:s/>Dziękuję bardzo<text:span text:style-name="T760">.</text:span></text:p>
      <text:p text:style-name="P761">Pan Ryszard Niwiński i ostatni w tej serii p. Bolesław Kierski<text:span text:style-name="T762">.</text:span></text:p>
      <text:p text:style-name="P763"><text:span text:style-name="T764">Ob. Ryszard Niwiński</text:span>:</text:p>
      <text:p text:style-name="P765">Szanowni Pańs<text:span text:style-name="T766">tw</text:span>o! Będę<text:s/><text:span text:style-name="T767">z<text:s/></text:span>uporem wracał do tego swojego pierwszego sygnalnego wystąpie<text:span text:style-name="T768">n</text:span>ia na temat rozwiązania problemu mieszkaniowego widzianego<text:s/>szerzej<text:s/><text:span text:style-name="T769">w</text:span><text:s/>skali całej Polski, a<text:s/><text:span text:style-name="T770">n</text:span>ie tylko Polski du<text:span text:style-name="T771">ż</text:span>ych<text:span text:style-name="T772"><text:s/>mia</text:span>s<text:span text:style-name="T773">t.</text:span><text:s/>Cieszę się, że ten<text:s/><text:span text:style-name="T774">pr</text:span>oble<text:span text:style-name="T775">m</text:span><text:s/><text:span text:style-name="T776">w</text:span><text:s/>dniu dzisiejszym został tutaj zasygnalizowany<text:span text:style-name="T777">.</text:span><text:s/>Pr<text:span text:style-name="T778">a</text:span>gnę j<text:span text:style-name="T779">es</text:span>zcze raz podkreślić,<text:s/><text:span text:style-name="T780">ż</text:span>e m<text:span text:style-name="T781">ie</text:span>szkania potrzebne są zarówno ludziom miesz<text:span text:style-name="T782">kając</text:span>ym<text:s/><text:span text:style-name="T783">w</text:span><text:s/>dużych aglomera<text:span text:style-name="T784">cj</text:span>ach, jak i w małych miasteczkach, gminach i na wsi<text:span text:style-name="T785">.</text:span></text:p>
      <text:p text:style-name="P786">Ale szybsze rozwiązanie tematyki mi<text:span text:style-name="T787">esz</text:span>kani<text:span text:style-name="T788">owej</text:span><text:s/>właśnie widzę przez zmianę m.in. polityki inw<text:span text:style-name="T789">esto</text:span>wania<text:span text:style-name="T790">.</text:span><text:s/>Ile m<text:span text:style-name="T791">ł</text:span>odyc<text:span text:style-name="T792">h</text:span><text:s/>ludzi, którzy mają zaplecza rod<text:span text:style-name="T793">z</text:span>inne<text:span text:style-name="T794">,</text:span><text:s/>wspomagające zostałoby w swoich stronach, mając możliwość szybkiego uzyskania mieszkania w różnej formie, w budowie własnych domów, czy też spółdzielni lub w innych jakichś formach poprzez spółki czy coś w tym sensie, ale niezbędne jest przy tym kompleksowe widzenie tego tematu poprzez rozbudowę i<text:span text:style-name="T795">n</text:span>frastruktury szeroko rozumianej w tychże małych osiedlach.</text:p>
      <text:p text:style-name="P796"><text:span text:style-name="T797">W</text:span><text:s/>terenie potrzeby na kadrę wykwalifikowaną są duże. Jest to fakt niezaprzeczaln<text:span text:style-name="T798">y</text:span>, w wyp<text:span text:style-name="T799">owie</text:span>dziach moich przedmówców zwracano uwagę na słabości s<text:span text:style-name="T800">ł</text:span>użb pracujących, parających się problematyką inwestyc<text:span text:style-name="T801">yj</text:span>ną, ale co jest przyczyną t<text:span text:style-name="T802">e</text:span>go stanu rzeczy? Zlikwidowano powiaty, miały się wzmocnić jednostki<text:s/><text:soft-page-break/>gminne czy miejsko-gminne, ale nie stworzono<text:s/><text:span text:style-name="T803">w</text:span>arunków do przemieszczenia tam kadry fachowej lub przyciągnięcia jej,<text:s/><text:span text:style-name="T804">b</text:span>raki mieszkań i niskie płace odstraszyły od ich zako<text:span text:style-name="T805">tw</text:span>iczenia się w tych mi<text:span text:style-name="T806">ej</text:span>scowościach<text:span text:style-name="T807">.</text:span><text:s/>Możemy powiedzieć, że jest to wina administra<text:span text:style-name="T808">cj</text:span>i wo<text:span text:style-name="T809">j</text:span>ewódzkiej. Dzisiaj zresztą padły takie mniej więcej sformułowania na ten temat. Ale jest to tylko część prawdy<text:span text:style-name="T810">.</text:span><text:s/>Dotychczas widziało się bardziej miasto i większe presje środowiska miejskiego, bardziej zorganizowanego.<text:s/><text:span text:style-name="T811">T</text:span>o jest przyczyna głębsza, dotychczas polityki ogólnej u<text:span text:style-name="T812">ki</text:span>e<text:span text:style-name="T813">r</text:span>unk<text:span text:style-name="T814">o</text:span>wania na takie widzenie problemu<text:span text:style-name="T815">.</text:span><text:s/>Ale również złej polityki w dot<text:span text:style-name="T816">yc</text:span>hczasowym kierowaniu np. materiałów budowlanych do małych ośrodków, jakie były możliwości różnych firm pracujących<text:s/><text:span text:style-name="T817">w</text:span><text:s/>tych mi<text:span text:style-name="T818">ej</text:span>scowościach czy grup<text:span text:style-name="T819">.<text:s/></text:span>J<text:span text:style-name="T820">ak</text:span><text:s/>jest traktowana gmina czy wieś w ty<text:span text:style-name="T821">m</text:span><text:s/><text:span text:style-name="T822">w</text:span>zględzie. Jest to moim zdaniem złożony konglomerat spraw, może już historycznych, ale jeszcze w dalszym ciągu funk<text:span text:style-name="T823">cj</text:span>onujący w niektór<text:span text:style-name="T824">y</text:span>ch organach decyzyjnych<text:span text:style-name="T825">.</text:span></text:p>
      <text:p text:style-name="P826">Następny problem, tematy związane z funk<text:span text:style-name="T827">cj</text:span>onowaniem przedsiębiors<text:span text:style-name="T828">tw</text:span>a. Mam prawo odnieść się do tego ponieważ ponad 30 lat pracowałem w budownic<text:span text:style-name="T829">tw</text:span>ie<text:span text:style-name="T830">.</text:span><text:s/>A mogę powiedzieć,<text:s/><text:span text:style-name="T831">ż</text:span>e n<text:span text:style-name="T832">aj</text:span>lepsze programy ogólne nie rozwiążą tematu bez prawidłowego funk<text:span text:style-name="T833">cj</text:span>onowania przedsiębiors<text:span text:style-name="T834">tw</text:span>a<text:span text:style-name="T835">.</text:span></text:p>
      <text:p text:style-name="P836"><text:span text:style-name="T837">W</text:span><text:s/>związku z tym, że tutaj pan przewodniczący prosił o szczegóły, żebyśmy mówili w poszczególnych zespołach, to pozwolę sobie tylko niektóre zasygnalizować<text:span text:style-name="T838">.</text:span></text:p>
      <text:p text:style-name="P839"><text:span text:style-name="T840">P</text:span>o pierwsze moim zdaniem generalna zasada<text:span text:style-name="T841">.</text:span><text:s/>Prze<text:span text:style-name="T842">ds</text:span>iębiorstwo może funkcjonować jedynie w oparciu o zdrowe prawidła ekonomiczne, a<text:s/><text:span text:style-name="T843">ta</text:span>kich w tej chwili nam brakuje<text:span text:style-name="T844">.</text:span><text:s/>Nie mogą być przedsiębiors<text:span text:style-name="T845">tw</text:span>a lepsze i gorsze, a takie są np. bud<text:span text:style-name="T846">ow</text:span>nictwa mieszkaniowego, a budownictwa rolniczego wykonujących różne prace w terenie, a tam niestety warunki socjalne na tych budowach są gorsze.</text:p>
      <text:p text:style-name="P847">Po trzecie jeżeli już są preferencje, jeżeli stosujemy do niektór<text:span text:style-name="T848">yc</text:span>h grup wewnątrz przedsiębiors<text:span text:style-name="T849">tw</text:span>a, to one nie powinny występować<text:span text:style-name="T850">.</text:span><text:s/>Np<text:span text:style-name="T851">.</text:span><text:s/>gdy buduje si<text:span text:style-name="T852">ę</text:span><text:s/>mieszkania na osied<text:span text:style-name="T853">l</text:span>u,<text:span text:style-name="T854"><text:s/></text:span>to tam w zakresie<text:s/>„mieszkaniówki”<text:s/>są preferencje i jeżeli na tymże osiedlu buduje się szkołę t<text:span text:style-name="T855">o</text:span><text:s/>też mają, ta budowa szkoły ma pewne preferencje<text:span text:style-name="T856">.</text:span><text:span text:style-name="T857"><text:s/></text:span>A jeżeli są s<text:span text:style-name="T858">z</text:span>koły buduje<text:s/>s<text:span text:style-name="T859">ię</text:span><text:s/>gd<text:span text:style-name="T860">z</text:span>ieś na innym zakończonym osiedlu czy innej mi<text:span text:style-name="T861">ej</text:span>scow<text:span text:style-name="T862">o</text:span>ści, niestety już nie ma<text:span text:style-name="T863">.</text:span></text:p>
      <text:p text:style-name="P864">Op<text:span text:style-name="T865">tuj</text:span>ę za tutaj już podkreślonym całkowitym zniesieniem podatku dochodowego na okres 10 lat dla przedsiębiors<text:span text:style-name="T866">tw<text:s/></text:span>budowlan<text:span text:style-name="T867">yc</text:span>h bezpośrednich wykonawców, ale i współpracujących z przedsiębiors<text:span text:style-name="T868">tw</text:span>ami wykonawczymi<text:span text:style-name="T869">.</text:span><text:s/>Np<text:span text:style-name="T870">.</text:span><text:s/>transport, sprzęt, zakłady prefabryka<text:span text:style-name="T871">cj</text:span>i kruszywa oraz obniżenia stopy dywidend dla wyżej wymienionych przedsiębiors<text:span text:style-name="T872">tw</text:span><text:s/>co najmniej o 50 p<text:span text:style-name="T873">r</text:span>o<text:span text:style-name="T874">c</text:span>.<text:span text:style-name="T875"><text:s/></text:span>i<text:s/>przeznaczanie<text:s/>jej na postęp techniczny i technologiczny<text:span text:style-name="T876">.</text:span></text:p>
      <text:p text:style-name="P877">Druga bardzo istotna sprawa tej chwili już na rok '89<text:span text:style-name="T878"><text:s/></text:span>to było, urealnienie do rzeczywistej wysokości wzrostu kosztów maksymalnego wskaźnika na roboty budowlane<text:span text:style-name="T879">.</text:span><text:s/>Aktualnie jest ustalone przez na jeden, dwa, faktyczny wzrost niestety jest znacznie wyższy<text:span text:style-name="T880">.</text:span><text:s/>Szczegółowe opracowanie w technologii<text:s/><text:span text:style-name="T881">O</text:span>WT mówi, że roboty budowlane 1,46, roboty elektryczne 1,38, roboty zewnętrzne kablowe<text:s/><text:span text:style-name="T882">1</text:span>,4<text:span text:style-name="T883">5.</text:span></text:p>
      <text:p text:style-name="P884">Następna sprawa, jest niezbędne pełne zabezpieczenie kredytów na budownictwo mieszkaniowe, spółdzielcze i zakładowe oraz wykup z wyprzedzeniem, wykonanie i wykup z wyprzedzeniem uzbrojenia terenu. To jest też jedna z podstawowych spraw warunkujących<text:span text:style-name="T885">.</text:span></text:p>
      <text:p text:style-name="P886">Następna sprawa, pełne zabezpieczenie ma<text:span text:style-name="T887">teriałow</text:span>o-techniczne w środki produkcji. Bez tego nie można mówić o prawidłowym funkcjonowaniu przedsiębiorstwa i taka też jedna z generalnych spraw to jest wzmocnienie dyscypliny działań inwestyc<text:span text:style-name="T888">yj</text:span>nych we wszystkich stadiach procesu inwestyc<text:span text:style-name="T889">yj</text:span>nego. Nie tylko<text:s/><text:soft-page-break/>w samym wykonawstwie, ale począwszy od przygotowania, projektowania itd.</text:p>
      <text:p text:style-name="P890">Dziękuję uprzejmie.</text:p>
      <text:p text:style-name="P891"><text:span text:style-name="T892">Prz</text:span><text:span text:style-name="T893">ewodnicz</text:span><text:span text:style-name="T894">ą</text:span><text:span text:style-name="T895">cy</text:span>:</text:p>
      <text:p text:style-name="P896">Dziękuję uprzejmie, pan inż. Kierski.</text:p>
      <text:p text:style-name="P897"><text:span text:style-name="T898">Inż. Bolesław Kierski</text:span>:</text:p>
      <text:p text:style-name="P899">Dziękuję<text:span text:style-name="T900">.</text:span><text:s/>Szanowni pańs<text:span text:style-name="T901">tw</text:span>o, chciałbym zwrócić uwagę na problemy tzw. przedpola, o którym<text:span text:style-name="T902"><text:s/></text:span>na poprzednim spotkaniu wspomniał jeden ze wsp<text:span text:style-name="T903">ół</text:span>prz<text:span text:style-name="T904">ew</text:span>odniczących, te problemy są tak ważne, ponieważ one warunkują rozwój gospodarki, a zatem o czym przed chwilą pan prof<text:span text:style-name="T905">.<text:s/></text:span>Andrzejewski powiedział mają wpływ m.in. na gospodarkę mieszkaniową albo szerz<text:span text:style-name="T906">ej</text:span><text:s/>rozumiane budownictwo i remonty i<text:span text:style-name="T907">t</text:span>d<text:span text:style-name="T908">.<text:s/></text:span>Wybaczcie, że powiem pewną prawdę, truizmy będę<text:s/><text:span text:style-name="T909">p</text:span>owtarzać, ale to jest bardzo przykre, żeby w 8 roku reformy o tym mówi niezakłócony rozwój społeczno-gospodarczy kraju wymaga równowagi, be<text:span text:style-name="T910">z</text:span><text:s/><text:span text:style-name="T911">w</text:span>zględu na ustrój polityczny państwa. Ozn<text:span text:style-name="T912">a</text:span>c<text:span text:style-name="T913">z</text:span>a to potrzebę prawidłowego skoordynowania albo inaczej używając języka planis<text:span text:style-name="T914">tyc</text:span>znego<text:s/>zbilansowania<text:s/>w skali makro potrzeb gospodarki i jej możliwościami wewnętrznymi, zewnętrznymi.<text:s/>Nieprzestrzeganie tej podstaw<text:span text:style-name="T915">owej</text:span><text:s/>zasady<text:s/><text:span text:style-name="T916">i</text:span><text:s/>coraz bardziej odchodzenie od tej zasady w latach siedemdziesiątych na skutek deformacji działalności inwestyc<text:span text:style-name="T917">yj</text:span>no-bud<text:span text:style-name="T918">ow</text:span>lan<text:span text:style-name="T919">ej</text:span><text:s/>nie b<text:span text:style-name="T920">ę</text:span>dę o tym wspominać, piszę to w opracowaniu, które postarałem si<text:span text:style-name="T921">ę</text:span><text:s/>w miarę posiadanych ilości egzemplarzy rozdzielić niektórym z naszego grona dzisi<text:span text:style-name="T922">ej</text:span>szego, doprowadzi<text:span text:style-name="T923">ł</text:span>o do załamania gospodarki w latach osiemdziesiątych dzisiaj, z do dzisiaj odczuwanymi bardzo poważnymi implika<text:span text:style-name="T924">cj</text:span>ami, również politycznymi, spowodowane właśnie m.in. kryzysem w gospodarce mieszkaniow<text:span text:style-name="T925">ej.</text:span></text:p>
      <text:p text:style-name="P926">Chciałem zwrócić uwagę, że mimo doraźnych działań na początku roku<text:s/>‘<text:span text:style-name="T927">8</text:span>2,<text:s/><text:span text:style-name="T928">w</text:span><text:s/>którym ścięto ok. 1 300 inwestycji, a część inwestycji w postaci, to były koszty 5,5 biliona przesunięto na tą pięciolatkę,<text:s/><text:span text:style-name="T929">3</text:span>,<text:span text:style-name="T930">5</text:span><text:s/>i<text:s/><text:span text:style-name="T931">1</text:span>,<text:span text:style-name="T932">5</text:span><text:s/>jeszcze po roku<text:s/>‘90,<text:s/>nie doprowadziło d<text:span text:style-name="T933">o</text:span><text:s/>równowagi, nastąpiło nieopanowane<text:s/><text:span text:style-name="T934">d</text:span>o dzisiaj rynku, frontu inwestyc<text:span text:style-name="T935">yj</text:span>nego, a dowodem te<text:span text:style-name="T936">go</text:span><text:s/>nieopanowania jest fakt,<text:s/><text:span text:style-name="T937">ż</text:span>e współczynnik zaangażowania nakładów inwestyc<text:span text:style-name="T938">yj</text:span>nych do nakładów poniesionych w roku<text:s/>‘8<text:span text:style-name="T939">7</text:span><text:s/>wyniósł 3,3 lata, do 2<text:span text:style-name="T940">,5</text:span><text:s/>lat w '8<text:span text:style-name="T941">8</text:span><text:s/>r<text:span text:style-name="T942">.</text:span>, w którym to<text:s/><text:span text:style-name="T943">j</text:span>uż trzeszczała gospodarka, już uważano ten współczynnik<text:s/><text:span text:style-name="T944">z</text:span>a bardzo niebezpieczny<text:span text:style-name="T945">.</text:span><text:s/>Co sprzyja wynaturzeniom w gospodarce<text:span text:style-name="T946">.</text:span><text:s/><text:span text:style-name="T947">W</text:span><text:s/>ogól<text:span text:style-name="T948">e</text:span>, a w szczególnoś<text:span text:style-name="T949">c</text:span>i działalności inwestyc<text:span text:style-name="T950">yj</text:span>no-bud<text:span text:style-name="T951">ow</text:span>aln<text:span text:style-name="T952">ej.</text:span><text:s/>No sprzyjają dotychczas cząstkowe, niektóre nawet wadliwe i niespójne z całą gospodarką rozwiązania systemowe.</text:p>
      <text:p text:style-name="P953">Na poprzednim posiedzeniu jeden z przedmówców wspomniał, słusznie, że pro-koszto<text:span text:style-name="T954">w</text:span>y mechanizm ekonomiczno-finansowy wymusza koszt wzrostu budownictwa.<text:s/><text:span text:style-name="T955">I</text:span><text:s/>chcę powiedzieć, że mimo różnych działań, apeli to nic nie pomaga. Kilkuletnie doświadczenia formuły cen dobitnie wykazały,<text:s/><text:span text:style-name="T956">ż</text:span>e zysk stał się funkcją kosztów, a nie funkcją efekt<text:span text:style-name="T957">yw</text:span>ności gospodarowania, a więc odwrotnie niż to powinno być w normalnie funk<text:span text:style-name="T958">cj</text:span>onującej gospodarce.</text:p>
      <text:p text:style-name="P959"><text:span text:style-name="T960">I</text:span><text:s/>jest jeszcze druga sprawa, która hamuje ten nad<text:span text:style-name="T961">m</text:span>ierny rozwój, a o rozwoju nadmiernym gospodarki świadczą następujące wskaźniki. Wskaźnik dochodu narodowego podzielonego do inwestycji do budownictwa<text:span text:style-name="T962">.</text:span><text:s/>W roku<text:s/><text:span text:style-name="T963">19.</text:span>.<text:span text:style-name="T964">.</text:span><text:s/>lata<text:s/><text:span text:style-name="T965">198</text:span>7-<text:span text:style-name="T966">1</text:span>98<text:span text:style-name="T967">2<text:s/></text:span>i tak dochód narodowy podzielony ma wska<text:span text:style-name="T968">ź</text:span>nik 122,8, inwestycje 148,8, budownictwo uspołecznione 118, a jak wygląda produkcja sprzedana niektórych podstawowych gałęzi przemysłu decydujących o prawidłowym i pełnym zaopatrzeniu budownictwa.</text:p>
      <text:p text:style-name="P969">Produkcja<text:s/>sprzedana<text:s/>przemysłu metalurgicznego w tym samym okresie, wskaźnik 11,8, a mineralnego,<text:s/><text:soft-page-break/>które w<text:span text:style-name="T970">y</text:span>roby stanowią prawie 90<text:s/><text:span text:style-name="T971">p</text:span>r<text:span text:style-name="T972">oc.</text:span><text:s/>wagi, masy zużywanej w budownictwie<text:s/><text:span text:style-name="T973">115.</text:span><text:s/>Te wskaźniki same mówią za siebie, ponieważ tyle lat pracowałem i w komisji, i potem na innych stanowiskach nauczyłem się analitycznie na te rzeczy patrzeć i w makroskali tak wygląda ten smutny obraz.<text:s/><text:span text:style-name="T974">I</text:span><text:s/>mamy dlatego<text:s/><text:span text:style-name="T975">w</text:span>ynik nadal utrzymywania się stagnacji w całym budowni<text:span text:style-name="T976">ctw</text:span>ie, a w tym i w mieszkaniowym. Państwo może nie wszyscy wiecie,<text:s/><text:span text:style-name="T977">ż</text:span>e z wstępnych podsumowań FUS-u wynika, że w ub.r. zbudowaliśmy<text:s/><text:span text:style-name="T978">1</text:span>26 t<text:span text:style-name="T979">ys.</text:span><text:s/><text:span text:style-name="T980">5</text:span>00 mieszkań w budownic<text:span text:style-name="T981">t</text:span>wie wielorodzinnym.<text:s/><text:span text:style-name="T982">A</text:span><text:s/>w roku<text:s/><text:span text:style-name="T983">19</text:span>81<text:span text:style-name="T984">,</text:span><text:s/>który był rokiem kryzysu gospodarczego 140 czyli pokazuje zjazd na dół zadań rzeczowych budownictwa przy wzroście oczywiście powierzchni, ale skoro rośnie powierzchnia tym powinno ulegać zmniejszeniu zużycie niektórych deficytowych materiałów. I tutaj właśnie chcę wrócić do dwóch spraw, nie jest konsekwentnie realizowane, nie są konsekwentnie realizowane ustalenia Sejmu, względnie jego komisji.<text:s/><text:span text:style-name="T985">W<text:s/></text:span>roku<text:s/>‘83 w maju Sejmowa Komisja Budownictwa i Przemysłu Materiałów Budowlanych zobowiązała Ministra ówczesnego Budownictwa i Przemysłu Materiałów do opracowania komplekso<text:span text:style-name="T986">w</text:span>ego programu rozwiązań systemowych zapewni<text:span text:style-name="T987">aj</text:span>ących prawidłowe<text:span text:style-name="T988"><text:s/></text:span>wdrażanie i funk<text:span text:style-name="T989">cj</text:span>onowanie reformy. Do dzisiaj tego programu nie ma.</text:p>
      <text:p text:style-name="P990"><text:span text:style-name="T991">W</text:span><text:s/>uchwale Sejmu z dnia<text:s/><text:span text:style-name="T992">3</text:span><text:s/>lipca 19<text:span text:style-name="T993">84</text:span><text:s/>r. w sprawie polityki mieszkaniowej do<text:s/>‘90 r. mamy zapis, zresztą, ja go sam robiłem do tej uchwały, ja go pamiętam, mówię z głowy - zobowiązuje się rząd do opracowania wieloletniego programu rozwoju produkcji materiałów dla budownictwa. Od tego czasu już upłynęło także parę lat programu do dzisiaj nie ma. To czym się stara zasłonić, że jest jakiś rządowy program zatwierdzony w kwietniu przez rząd to jest fragment wtedy opra<text:span text:style-name="T994">co</text:span>wan<text:span text:style-name="T995">e</text:span>go projektu planu 5-letniego<text:s/>‘86<text:s/><text:span text:style-name="T996">–</text:span><text:s/>‘90<text:span text:style-name="T997">,</text:span><text:s/>z t<text:span text:style-name="T998">y</text:span>m zwracam uwagę<text:span text:style-name="T999"><text:s/></text:span>państwu,<text:s/><text:span text:style-name="T1000">że</text:span><text:s/>program na<text:s/>‘86 NPSG, raczej na<text:s/>‘86<text:s/><text:span text:style-name="T1001">–</text:span><text:s/>‘90 został zatwierdzony w grudniu<text:s/>‘86 roku. A zatem<text:s/>już<text:s/>pod koniec roku w<text:s/>‘<text:span text:style-name="T1002">8</text:span>7 r nie wypalił<text:span text:style-name="T1003">,</text:span><text:s/>a w<text:s/>‘88 mieliśmy już w ogóle bardzo nieprzyjemne sytuacje nie tylko w gospodarce, ale i w napięciach<text:s/><text:span text:style-name="T1004">s</text:span>po<text:span text:style-name="T1005">ł</text:span>ec<text:span text:style-name="T1006">z</text:span>nych, teraz robimy plan konsolidacji i dlatego wracam d<text:span text:style-name="T1007">o</text:span><text:s/>początku, do tych potrzeb tzw. przedpola. My musimy, jeżeli my prawidłowo nie<text:s/>zbilans<text:span text:style-name="T1008">uj</text:span>emy potrzeb w ogóle gospodarczych z możliwościami tej gospodarki, z możliwościami zewnętrznymi, wewnętrznymi, z możliwością importu, eksportu to będziemy mieli taką sytuację. Wob<text:span text:style-name="T1009">e</text:span>c tego, jak wygląda sytuacja w zakresie obowiązujących programów?</text:p>
      <text:p text:style-name="P1010">Mamy zapis z X zjazdu o budowie 4 mln nowych mieszkań, tak? Jest taki zapis. Ale równocześnie musimy pamiętać, że z substancji istniejącej, analiza tej substancji istni<text:span text:style-name="T1011">e</text:span>jącej wskazuje na potrzeby wyburzenia już<text:s/><text:span text:style-name="T1012">1</text:span><text:s/><text:span text:style-name="T1013">m</text:span>ln 300<text:s/>tys.<text:s/>do 1 mln<text:s/><text:span text:style-name="T1014">5</text:span>00<text:s/>tys.<text:s/>mieszkań. Z tego<text:s/><text:span text:style-name="T1015">70</text:span>0 tys.<text:s/><text:span text:style-name="T1016">w</text:span><text:s/>miastach. Zatem biorąc pod uwagę różny stopień zużycia ukazuje się, że byśmy musieli poza odbudową tych<text:s/><text:span text:style-name="T1017">1</text:span><text:s/>mln 3<text:span text:style-name="T1018">0</text:span>0<text:s/>tys.<text:s/>- 1 mln<text:s/><text:span text:style-name="T1019">5</text:span>00<text:s/>tys.<text:s/>mieszkań mieć środki równoważne w budowaniu 2,5 mln nowych mieszkań oprócz tych 4 z zapisu. Nie wiem skąd się wzięło w zapisie na X zjazd te 4 mln, bo analizy wskazują, że nawet w przyjęciu dublowania zgłoszeń według danych GUS, tamtego roku zapotrzebowanie oscylowało w granicach 2 mln 380 tys. mieszkań. Wo<text:span text:style-name="T1020">b</text:span>ec tego jest tam takie pytanie, od roku<text:s/>‘45 do roku<text:s/><text:span text:style-name="T1021">1</text:span>9<text:span text:style-name="T1022">85</text:span><text:s/>zbud<text:span text:style-name="T1023">ow</text:span>aliśmy, a raczej nie zbudowaliśmy - oddaliśmy do użytku, bo tam się wlicza także mieszkania odbudowane, zwłaszcza w pierwszym okresie '46 - '49. Oddano do użytku 6 mln 663<text:s/><text:span text:style-name="T1024">tys</text:span>. mieszkań w tym czasookresie. J<text:span text:style-name="T1025">a</text:span><text:s/>si<text:span text:style-name="T1026">ę</text:span><text:s/>pytam w jaki sposób my możemy w<text:s/>planie 5<text:span text:style-name="T1027">-l</text:span>e<text:span text:style-name="T1028">t</text:span>n<text:span text:style-name="T1029">im</text:span>,<text:s/><text:span text:style-name="T1030">w</text:span><text:s/>planie 15<text:span text:style-name="T1031">-</text:span>le<text:span text:style-name="T1032">tn</text:span>i<text:span text:style-name="T1033">m</text:span><text:s/><text:span text:style-name="T1034">w</text:span><text:s/>okresie<text:s/><text:span text:style-name="T1035">15-</text:span>l<text:span text:style-name="T1036">etn</text:span>i<text:span text:style-name="T1037">m</text:span><text:s/>wybudować tą ilość mieszkań czyli spełnić warunki, jakie<text:s/><text:span text:style-name="T1038">wy</text:span>nik<text:span text:style-name="T1039">aj</text:span>ą z ustaleń i zjazdu X, i ró<text:span text:style-name="T1040">w</text:span>nocze<text:span text:style-name="T1041">ś</text:span>nie wyremontować istniejącą sub<text:span text:style-name="T1042">s</text:span>tancję? Żeb<text:span text:style-name="T1043">y</text:span><text:s/>nie pogorszyć<text:s/><text:span text:style-name="T1044">w</text:span>skaźników zag<text:span text:style-name="T1045">ę</text:span>szczenia<text:span text:style-name="T1046">.</text:span><text:s/><text:span text:style-name="T1047">I</text:span><text:s/>to jest pierwsza rzec<text:span text:style-name="T1048">z</text:span>, która<text:s/><text:span text:style-name="T1049">wy</text:span>maga, ażeby przy rozważaniach<text:span text:style-name="T1050">,</text:span><text:s/>rzetelnie określić obiektywne potrzeby budownictwa mieszkaniowego,<text:s/><text:soft-page-break/>ponadto we wnioskach, i<text:s/><text:span text:style-name="T1051">w</text:span><text:s/>t<text:span text:style-name="T1052">r</text:span>eści mojego wystąpienia, które proponuję przekazać<text:s/>do innych wła<text:span text:style-name="T1053">ś</text:span>ciwych komisji,<text:s/>widzę potrzebę ujęcia kosztów nowego budownictwa w sp<text:span text:style-name="T1054">o</text:span>sób peł<text:span text:style-name="T1055">n</text:span>y,<text:span text:style-name="T1056"><text:s/></text:span>a nie jak w tej chwili w sposób wybiórczy wska<text:span text:style-name="T1057">z</text:span>ując<text:s/><text:span text:style-name="T1058">ty</text:span>lko na<text:s/><text:span text:style-name="T1059">1<text:s/></text:span>metr kwadratowy powierzchni użytkowej mieszkania. Prosz<text:span text:style-name="T1060">ę</text:span><text:s/>państwa,<text:s/>za granicą<text:s/><text:span text:style-name="T1061">w</text:span><text:s/>ogóle tego rodzaju liczenie jest nie do przyjęcia. Z doświadczeń niemieckich, ja o tym pisałem, wynika, że średnio na metr kwadratowy mieszkania przypada w Republice Federalnej 10 do<text:s/><text:span text:style-name="T1062">15</text:span><text:s/>proc. kosztów powierzchni, n<text:span text:style-name="T1063">a</text:span><text:s/>którym stoi, kosztów działki, tak powiem<text:span text:style-name="T1064">.</text:span><text:s/>Ale to śre<text:span text:style-name="T1065">d</text:span>nio<text:span text:style-name="T1066">.</text:span><text:s/>We Frankfurcie kosztuje to już 40 proc., w Hamburgu<text:s/><text:span text:style-name="T1067">5</text:span>0 proc<text:span text:style-name="T1068">.<text:s/></text:span>Co<text:s/><text:span text:style-name="T1069">z</text:span>naczy, jak to wymusza z jednej strony od urbanis<text:span text:style-name="T1070">tó</text:span>w i architektów rozwiązania, i konstruktorów<text:span text:style-name="T1071">.</text:span><text:s/><text:span text:style-name="T1072">A</text:span><text:s/>z drugiej strony jednak to wpływa na bardziej racjonalne wykorzystanie terenu, a<text:s/><text:span text:style-name="T1073">u</text:span><text:s/>nas, jak mówił na ostatnim posiedzeniu pan prof<text:span text:style-name="T1074">.</text:span><text:s/>Uhma mamy... analiza<text:s/><text:span text:style-name="T1075">15</text:span><text:s/>osiedli wykazuje, że stopień zagęszczenia jest od 0,2 do 0,8, podczas gdy według wskaźników Centralnego Związku Spółdzielczości przy 5-kondygnacyjnym mieszkaniu powinien być 15, zatem gdybyśmy wzięli tą całą powierzchnię 280 mln licząc 70 metrów mieszkanie w tych 4 mln okazało by się, że trzeba będzie<text:s/><text:span text:style-name="T1076">35</text:span><text:s/>t<text:span text:style-name="T1077">ys</text:span>. hektarów uzbro<text:span text:style-name="T1078">j</text:span>on<text:span text:style-name="T1079">yc</text:span>h, a gdybyśmy dogęścili do 1,15 to trzeba będzie o 1<text:span text:style-name="T1080">3</text:span><text:s/>tys. ha mniej. A co to znaczy? To znaczy<text:s/><text:span text:style-name="T1081">15</text:span>0 km wodociągów itd., itd<text:span text:style-name="T1082">.</text:span></text:p>
      <text:p text:style-name="P1083">Dlatego pierwsza sprawa kompleksowość w ujmowaniu kosztów przez uwzględnienie kosztów zbrojenia.<text:s/><text:span text:style-name="T1084">O</text:span>n może się rozkładać różnie, taki powinien być<text:span text:style-name="T1085">,</text:span><text:s/>ale to wtedy wpłynie na... gospodarkę terenami<text:span text:style-name="T1086">.</text:span><text:s/>Drugie ra<text:span text:style-name="T1087">cj</text:span>onalne wykorzystanie terenów oraz zapobieżenie spekulacji nimi, a także optymalne wykorz<text:span text:style-name="T1088">ys</text:span>tanie nakładów społecznych wymaga utworzenia przez wojewodów państwowych przedsiębiors<text:span text:style-name="T1089">tw</text:span><text:s/>zajmujących się skupem albo prz<text:span text:style-name="T1090">yj</text:span>mowaniem oraz ekonomicznym uzbrajaniem terenów w oparciu o lokalne wieloletnie plany szczegółowego zagospodarowania tych terenów. Tereny te byłyby następnie sprzedawane na zasadzie ich wieczystej dzierżawy osobom prawnym i fizycznym<text:span text:style-name="T1091">.</text:span></text:p>
      <text:p text:style-name="P1092">I trzeci wniosek optymalne<text:span text:style-name="T1093">.</text:span>.. nakładów społecznych wymaga od wojew<text:span text:style-name="T1094">o</text:span>dów i podległym im organom terenowym prowadzenia aktywnej polityki w obszarze gospodarki mieszkan<text:span text:style-name="T1095">io</text:span>w<text:span text:style-name="T1096">e</text:span>j polegającej na równorzędnym traktowaniu wszystkich jej podsystemów<text:span text:style-name="T1097">.</text:span><text:s/>Tj. zarówno nowego budownictwa mieszkaniowego, jak i modernizacji i remontów oraz zamiany i wymiany istniejących zasobów. Przyczyni się to do obiektywnego, do aktywizacji rzecz<text:span text:style-name="T1098">yw</text:span>istych potrzeb na danym terenie potrzeb mieszkaniowych i wynikających z tego zadań rzeczowych<text:span text:style-name="T1099">.</text:span></text:p>
      <text:p text:style-name="P1100">I w zakończeniu chciałbym jeszcze zwrócić uwagę na bardzo ważną rzecz, jaka jest w praktyce zagranicznej stosowana, a mianowicie pragnąłbym zwrócić uwagę na potrzeby aktywnego udziału związków zawodowych w rozwoju nowego budownictwa mieszkaniowego w oparciu o doświadczenia zagraniczne. Z doświadczeń RFN<text:span text:style-name="T1101">,</text:span><text:s/>znam te doświadczenia i Francji, ale będę<text:s/>m<text:span text:style-name="T1102">ó</text:span>w<text:span text:style-name="T1103">i</text:span>ć o<text:s/><text:span text:style-name="T1104">RF</text:span>N-owskich. Związki zawodowe są członkami rad nadzorcz<text:span text:style-name="T1105">y</text:span>ch albo współudziałowcami banków, głównie komunalnych<text:span text:style-name="T1106">.<text:s/></text:span>Tzw<text:span text:style-name="T1107">.</text:span><text:s/>Bausparkassen lub Stadtsparkassen, ale niezależnie od tego istnieje bank Virgewerke /?/, który jest bankiem największego związku zawodowego Bund Virgewerke /?/. I poza tym związki<text:s/><text:span text:style-name="T1108">zawo</text:span>dowe wytworzyły instytucje im podlegające, które spełniają rolę zastępczego inwestora dla ubiegających się o mieszkania u tego inwestora, jest to r<text:span text:style-name="T1109">ów</text:span>nocześnie projektowanie i generalne wykonawstwo. Tam jest szer<text:span text:style-name="T1110">e</text:span>g dużych jednostek, znanych zresztą instytu<text:span text:style-name="T1111">c</text:span>ji<text:span text:style-name="T1112">.</text:span><text:s/>Zalicza się spółdzielnia, coś rodzaj naszego Centralnego Związku Spółdzielczości nazywa się Heimstätte albo<text:s/><text:span text:style-name="T1113">N</text:span>eue Heim<text:span text:style-name="T1114">at</text:span><text:s/>to są olbrzymie spółdzielnie na terenie całej republiki. Niezależnie od tego z ilości tych różnych form organizacyjnych chcę<text:s/><text:soft-page-break/>zwrócić<text:s/><text:span text:style-name="T1115">u</text:span>wagę, że dla urzędników służb społecznych tzw<text:span text:style-name="T1116">.</text:span><text:s/>etatowych czyli beamte, jest spe<text:span text:style-name="T1117">cj</text:span>alny zakład, w którym zgłasza się kandydat o mieszkanie, pokazuje tylko, że jest urzędnikiem państwowym, wybiera sobie rodzaj mieszkania i za parę miesięcy może już wprowadzać się, dost<text:span text:style-name="T1118">aj</text:span>e klucze, jego nic nie obchodzi. To byłaby bardzo ważna rzecz i tu ja widzę bardzo poważną rolę związków zawodowych w aktywizacji nowego budownictwa mieszkaniowego<text:span text:style-name="T1119">.</text:span></text:p>
      <text:p text:style-name="P1120">Dziękuję, resztę ja postaram się... nie wiem może sekretariat zespołu odbije, żeby wszyscy koledzy dostali opracowanie,<text:span text:style-name="T1121"><text:s/></text:span>które w skrócie przedstawiłem<text:span text:style-name="T1122">.</text:span></text:p>
      <text:p text:style-name="P1123"><text:span text:style-name="T1124">P</text:span><text:span text:style-name="T1125">rzewodniczą</text:span><text:span text:style-name="T1126">cy</text:span>:</text:p>
      <text:p text:style-name="P1127">Dziękuję bardzo<text:span text:style-name="T1128">.</text:span><text:s/>W ten sposób zakończyli<text:span text:style-name="T1129">ś</text:span>m<text:span text:style-name="T1130">y</text:span><text:s/>to co można nazwać prezentacją stanowisk, dyskusję ogólną<text:span text:style-name="T1131">.</text:span><text:s/>Był to może najtrudni<text:span text:style-name="T1132">ej</text:span>szy, czy też najbardziej taki czasochłonny blok spraw<text:span text:style-name="T1133">.</text:span><text:s/>Za chwilę, po przerwie przejdziemy do - mam nadzieję - konkretów i do precyzowania, czy też zbliżania się do precyzowania naszego stanowiska<text:span text:style-name="T1134">.</text:span></text:p>
      <text:p text:style-name="P1135">Ja myślę, że na dziś mamy sprawą najtrudni<text:span text:style-name="T1136">ej</text:span>szą. A<text:span text:style-name="T1137"><text:s/></text:span>więc to wszystko co wiąże<text:s/><text:span text:style-name="T1138">s</text:span>ię właśnie z punktem wyjścia, z polityką mieszkaniową, rolą państwa i obywateli, systemem finansowym, problemami osłony socjalnej, tymi czynszami itd., itd.</text:p>
      <text:p text:style-name="P1139">M<text:span text:style-name="T1140">y</text:span>ślę, że ta pierwsza część naszych obrad wykazuje, iż w istocie rzeczy nie różnimy się w kwestiach powiedziałbym wyjściowych, to znaczy w ocenie sytuacji mieszkaniow<text:span text:style-name="T1141">ej</text:span>,<text:span text:style-name="T1142"><text:s/></text:span>i także w pods<text:span text:style-name="T1143">ta</text:span>wo<text:span text:style-name="T1144">w</text:span>ych jeśli chodzi o ocenę podstawowych przyczyn, które tę sytuację spowodowały, a więc nie powodzenia<text:span text:style-name="T1145"><text:s/></text:span>polityki mi<text:span text:style-name="T1146">es</text:span>zkaniow<text:span text:style-name="T1147">ej.</text:span><text:s/>I podstawową sprawą, którą rozs<text:span text:style-name="T1148">trz</text:span>ygnąć trzeba to jest niestety - tak to chcę powiedzieć - koniecznoś<text:span text:style-name="T1149">ć</text:span><text:s/>zwiększenia udziału środków ludności w całości, w całym obszarze budownictwa mieszkani<text:span text:style-name="T1150">ow</text:span>ego, jako jedno z podstawowych warunków przyspieszenia czy przybliżenia się do mieszkaniow<text:span text:style-name="T1151">ej</text:span><text:s/>normalności. Ale w żadnym przypadku taki pos<text:span text:style-name="T1152">t</text:span>ulat czy taki manewr odwołujący się do zwiększonej roli środków indywidualnych ludzi nie będzie mógł być przez nikogo przyjęty, a myślę także przez nikogo zgłoszony, jeśli jednocześnie w sposób niezwykle precyzyjny, nie zostaną określone obowiązki państwa i jeżeli ten manewr nie będzie potraktowany jako próba wycofywania się państwa z jego niekwestionowanych czy niemożliwych do ominięcia zobowiązań<text:span text:style-name="T1153">.</text:span></text:p>
      <text:p text:style-name="P1154">Wobec tego myślę, że pierwszą sprawą, jaką rozstrzygnąć trzeba to sformułowanie postulatu zapewniającego w sposób trwały udział środków publicznych w całym obszarze budownictwa. Myślę, że możemy sobie pozwolić na sformułowanie postulatu, iż powinna b<text:span text:style-name="T1155">yć</text:span><text:s/><text:span text:style-name="T1156">j</text:span>akaś minimalna gr<text:span text:style-name="T1157">a</text:span>nica udziału środków publicznych, relacji między skalą globalnych nakładów inwestyc<text:span text:style-name="T1158">yj</text:span>nych a miejscem w tych nakładach sfery mieszkaniowej, ale nie płynących w ogóle na to, co kiedyś nazywał<text:span text:style-name="T1159">o<text:s/></text:span>się kompleksem mieszkaniowym, do którego jak pamiętamy zaliczono także elektrownie i prawie kopalnie jeżeli iś<text:span text:style-name="T1160">ć</text:span><text:s/>tym ciągiem, ale o wyraźne określenie, co w naszym rozumieniu stanowi, jest przedmiotem kompleksu tego, co nazywa się kompleksem mieszkaniowym<text:span text:style-name="T1161">.</text:span><text:s/><text:span text:style-name="T1162">M</text:span>yś<text:span text:style-name="T1163">lę</text:span><text:s/>też, że rolą naszego czy też miejscem naszego podzespołu jest wsparcie macierzystego zespołu polityki ekonomicznej i społecznej, w dziedzinie radykalnego,<text:span text:style-name="T1164"><text:s/></text:span>przynajmniej w pierwszej fazie ograniczenia globalnego wysiłku inwestyc<text:span text:style-name="T1165">yj</text:span>nego państwa, ograniczenia przede wszystkim inwestycji<text:s/>kapitałochłonnych, surowcowych tak, iżby można było znaleźć źródła wsparcia czy też zintensyfik<text:span text:style-name="T1166">ow</text:span>ania udziału państwu nie tylko ocz<text:span text:style-name="T1167">yw</text:span>iście w sferze mieszkaniow<text:span text:style-name="T1168">ej,</text:span><text:s/>ale<text:span text:style-name="T1169"><text:s/></text:span>w całej sferze obsługi człowieka<text:span text:style-name="T1170">.</text:span></text:p>
      <text:soft-page-break/>
      <text:p text:style-name="P1171">I wreszcie ostatnia sprawa, która jest tu myślę w naszym zespole, czy w tym kompleksie spraw niezwykle ważna<text:span text:style-name="T1172">.<text:s/></text:span>To jeżeli odważnie stawiamy kwestię czynszów czy doprowadzenia ich do poziomu odpowiadającego rzeczywistym kosztom, powiem nie można w ni<text:span text:style-name="T1173">es</text:span>kończoność chować głowy w piasek, tak jak to czyni dotychczas polityka<text:s/><text:span text:style-name="T1174">p</text:span>aństwa i udawać, że problemu nie ma. Wobec tego tworzyć narastające dysproporcje<text:s/>mi<text:span text:style-name="T1175">ędzy</text:span><text:s/>kosztem usług czy też opłat mieszkaniowych w nowym budownictwie w stosunku do starego<text:span text:style-name="T1176">.</text:span><text:s/>To musimy jasno powiedzieć rzeczywiście istnieje ten bardzo trudny społecznie problem czynszu. Ale jeżeli go mamy prawo postawić, to tylko w tym czy pod tym warunkiem, iż jednocześnie potrafimy uruchomi<text:span text:style-name="T1177">ć</text:span><text:s/>cały s<text:span text:style-name="T1178">y</text:span>stem socjalnej osłon<text:span text:style-name="T1179">y</text:span>, a przede wszystkim zrealizowa<text:span text:style-name="T1180">ć</text:span><text:s/>to co oczywiście w uproszczeniu nazwaliśmy dodatkiem mieszkaniowym, tzn. upodmiotowieniem nie tylko ludzi angażujących się w nowe budownictwo, ale także tych, którzy korzys<text:span text:style-name="T1181">taj</text:span>ą z zasobów czynszowych<text:span text:style-name="T1182">.</text:span><text:s/>Znowu przecież nie jest to manewr<text:span text:style-name="T1183"><text:s/></text:span>polegający na jednostronnym, czy nie może być odczytany jak<text:span text:style-name="T1184">o<text:s/></text:span>próba manewru przerzucenia w sposób jednostronny zadań na społeczeństwo, ale po prostu gwarancja, iż środki, które dotychczas państwo kieruje przez kanał rozmaitych instytucji zajmujących się eksploatacją mieszkań, do dyspozycji każdego z nas.</text:p>
      <text:p text:style-name="P1185">Proszę zwrócić uwagę, że to jest nie tylko problem ekonomiczny, to jest może przede wszystkim problem społeczny, jak inaczej wyglądać może kwestia chociażby samorządów lokalnych wówczas kiedy wpływ, czy kiedy zależność pomiędzy bezpośrednimi wydatkami a jakością funk<text:span text:style-name="T1186">cj</text:span>onowania obszaru mieszkaniowego jest wyraźniejszy związany<text:span text:style-name="T1187">.</text:span></text:p>
      <text:p text:style-name="P1188">Myślę także i na koniec taka uwaga, że je<text:span text:style-name="T1189">ż</text:span>eli mówimy o podziale roli pomiędzy państwem a obywatelami to niezwykle istotne jest tutaj także wyra<text:span text:style-name="T1190">ź</text:span>ne podkreślenie, iż są pewne sfery, spraw, których w żadnym przypadku nikt z pojedynczych ludzi czy nawet zespołu ludzi, spółdzielni spółek nie jest w stanie zrealizować, a mianowicie cała kwestia, potężna kwestia infrastruktury szeroko<text:s/><text:span text:style-name="T1191">rozu</text:span>m<text:span text:style-name="T1192">ian</text:span>e<text:span text:style-name="T1193">j,<text:s/></text:span>infrastruktury technicznej, społecznej, która<text:s/>znowuż<text:s/>jest niezbywalnym czy musi być niezbywalnym obowiązkiem państwa. No i cała trudnoś<text:span text:style-name="T1194">ć</text:span><text:s/>polega na tym, żeby to wszystko, a przecież tylko sygnalizowałem jakieś sprawy, które wynikały z dotychczas<text:span text:style-name="T1195">owej</text:span><text:s/>naszej wymiany poglądów, zebrać na kartce papieru i żeby z tego wynikało to wszystko co wyniknąć powinno, było dostatecznie precyzyjne, wyraźne i czytelne dla ludzi<text:span text:style-name="T1196">.</text:span><text:s/>Myślę też, to jest już ostatnia zupełnie uwaga, że logika naszego działania, czy też spos<text:span text:style-name="T1197">ó</text:span>b formułowania, czy precyzowania wniosków powinna polegać na tym, że my możemy tutaj w tym miejscu ustalić jedynie generalne zasady, generalne założenia, generalne postulaty, nie potrafimy - nie jest to możliwe, iżby tutaj formułować szczegółowe rozwiązania. A w<text:span text:style-name="T1198">i</text:span>ęc powinniśmy sformułować generalne propozycje, założenia<text:span text:style-name="T1199">.</text:span><text:s/>Wyraźnie adresow<text:span text:style-name="T1200">ać</text:span><text:s/>je do kompetentnych instytucji państwowych, które jedyne dysponują i aparatem, i możliwością dokonywania chociażby rachunków symulac<text:span text:style-name="T1201">yj</text:span>nych, które są tutaj konieczne, ale nie może to być tylko, jakby przekazanie takie w ogóle, musi być powiedziane - jak sądzę - iż na podstawie tych zasad, odpowiednie instytucje, zasad, które ustalimy, odpowiednie instytucje państwowe w ustalonym czy sugerowanym przez nas terminie przedstawią szczegółowe rozwiązania poszczególnych problem<text:span text:style-name="T1202">ów,</text:span><text:s/>a także uzgodnią, a także musimy ustalić sposób ich uzgodnienia tych szczegółowych kwestii<text:span text:style-name="T1203">.</text:span><text:s/>Jest to sprawa, która oczywiście zależeć będzie od rozstrzygni<text:span text:style-name="T1204">ęć,</text:span><text:s/>jakie padną przy<text:span text:style-name="T1205"><text:s/></text:span>tym dużym stole polityki ekonomiczn<text:span text:style-name="T1206">ej,</text:span><text:s/>a także<text:s/>„stole politycznym”, to znaczy zależeć będą także od pewnych instytucji kontroli społecznej, instytucji kontrolnych, które miejmy nadzieje, do których dojdzie w finalnym akcie<text:s/>„okrągły stół”.</text:p>
      <text:soft-page-break/>
      <text:p text:style-name="P1207"><text:span text:style-name="T1208">My</text:span>śl<text:span text:style-name="T1209">ę</text:span><text:s/><text:span text:style-name="T1210">je</text:span>dnak, że powinniśmy sobie wyraźnie po<text:span text:style-name="T1211">w</text:span>iedzieć<text:span text:style-name="T1212"><text:s/></text:span>tutaj,<text:s/><text:span text:style-name="T1213">w</text:span><text:s/>ty<text:span text:style-name="T1214">m</text:span><text:s/>naszym wą<text:span text:style-name="T1215">sk</text:span>im gronie, że pewne sprawy niezależnie od generalnych rozstrzygnięć wymagają jakiegoś formalnego sposobu akceptacji przez bardzo szeroką opinię społeczną.<text:s/></text:p>
      <text:p text:style-name="P1216"><text:span text:style-name="T1217">M</text:span>yślę,<text:s/><text:span text:style-name="T1218">ż</text:span>e tutaj - mówię z gło<text:span text:style-name="T1219">w</text:span>y, nie jest to żaden wniosek formalny - że w tych sprawach, o których my mówimy, być może warto skorzystać nawet z instytucji dosyć... raz, tylko że wypróbowanej - referendum. Znaczy odwołania się w każdym razie do opinii publicznej dla zaakcep<text:span text:style-name="T1220">tow</text:span>ania czy jest w tym wyłożeniu tego o co chodzi i uzyskania bardziej wiarygodnej akceptacji postulatów, które dla społeczeństwa mogą być nie zawsze oczywiste, zrozumiałe i jasne<text:span text:style-name="T1221">.</text:span></text:p>
      <text:p text:style-name="P1222">Dzięku<text:span text:style-name="T1223">j</text:span>ę bardzo. Przerwa, wracamy do szczegółów, tzn. przechodzimy do szczegółów po przerwie, o w pół do pierwszej, prośba taka, żeby w międzyczasie składać, o zapisywanie się<text:span text:style-name="T1224"><text:s/></text:span>do głosu nad tym pierwszym blokiem spraw. Już to zrobił pan Władysław Dominiak, także pan Wiktor Piwkowski zgłosił się, ale do dalszego punktu, przypuszczam, że to nie będzie dzisiaj, mianowicie dotyczącego materiału i wyrobów dla bud<text:span text:style-name="T1225">o</text:span>wn<text:span text:style-name="T1226">i</text:span>c<text:span text:style-name="T1227">t</text:span>wa mi<text:span text:style-name="T1228">es</text:span>zkani<text:span text:style-name="T1229">ow</text:span>ego towarzyszącego i remontów, ale to s<text:span text:style-name="T1230">ą</text:span>dzę sprawa następnego..<text:span text:style-name="T1231">.</text:span></text:p>
      <text:p text:style-name="P1232">Dziękuję<text:span text:style-name="T1233">.</text:span></text:p>
      <text:p text:style-name="P1234"/>
      <text:p text:style-name="P1235">/Po przerwie/.</text:p>
      <text:p text:style-name="P1236"/>
      <text:p text:style-name="P1237"><text:span text:style-name="T1238">Pr</text:span><text:span text:style-name="T1239">ze</text:span><text:span text:style-name="T1240">wo</text:span><text:span text:style-name="T1241">dn</text:span><text:span text:style-name="T1242">icz</text:span><text:span text:style-name="T1243">ąc</text:span><text:span text:style-name="T1244">y</text:span>:</text:p>
      <text:p text:style-name="P1245">Zgodnie z zapowiedzią przerwa minęła, i przystępujemy do kolejnego punktu porządku obrad<text:span text:style-name="T1246">.</text:span><text:s/>Korzystając z tego, że mam zaszczyt współprzewodniczyć chciałbym jeszcze nawi<text:span text:style-name="T1247">ą</text:span>zać w paru zdaniach tylko do niektórych myśli zawartych w części pierwszej zawartych w naszej dyskusji. Poruszę tylko dwie sprawy. A mianowicie zagadnienie władz terenowych i zagadnienie uchwały Sejmu z<text:s/>‘84 r.</text:p>
      <text:p text:style-name="P1248">Ja podzielam pogląd, w pełni podzielam pogląd, że władze terenowe mogą zrobić bardzo dużo, ale żeby mogły zrobić bardzo dużo muszą mieć warunki, żeby to mogły zrobić. Jak są zorganizowane władze terenowe mnie się zdaje, że w tym gronie byłoby nietaktem opowiada<text:span text:style-name="T1249">ć</text:span>. Ale niemniej jednak o paru sprawach powiem<text:span text:style-name="T1250">.</text:span></text:p>
      <text:p text:style-name="P1251">Otóż budżety wszystkich władz terenowych stanowi mniej wi<text:span text:style-name="T1252">ę</text:span>cej czwartą część budżetu państwowego. I budżet województw nie zależy od wkładu pracy mieszkańców danego województwa, ku memu zdziwieniu, goryczy i zaskoczeniu<text:span text:style-name="T1253">.</text:span><text:s/>Bo wydawałoby się<text:s/><text:span text:style-name="T1254">ż</text:span>e<text:s/><text:span text:style-name="T1255">sy</text:span>tua<text:span text:style-name="T1256">c</text:span>ja tak powinna wyglądać, że jeżeli mieszkańcy daneg<text:span text:style-name="T1257">o<text:s/></text:span>województwa pracują sprężyście, jeżeli prac<text:span text:style-name="T1258">uj</text:span>ą wydajnie, to mają zapewniony większy przychód i większą możliwość finansowego gospodarowania. Budżety wojewódzkie są ustalane centralnie. I jeżeli jedno z województw byłoby zbyt bogate mu<text:span text:style-name="T1259">s</text:span>i<text:s/><text:span text:style-name="T1260">o</text:span>dpr<text:span text:style-name="T1261">o</text:span>wad<text:span text:style-name="T1262">zi</text:span>ć w cudzysłowie mówię nadmiar swych środków do Centrum. A Centrum dzieli i przydziela tym w<text:span text:style-name="T1263">oj</text:span>ewództwom, które są uboższe. Przykładem może być duże odprowadzenie do centraln<text:span text:style-name="T1264">eg</text:span>o budż<text:span text:style-name="T1265">etu</text:span><text:s/>z Warszawy i przykładowo z Łodzi. Łódź<text:s/><text:span text:style-name="T1266">od</text:span>prowadza w tym roku<text:s/><text:span text:style-name="T1267">11</text:span><text:s/>mld złotych, to co by<text:s/>się<text:s/>jej należało z przychodów n<text:span text:style-name="T1268">o</text:span>rmal<text:span text:style-name="T1269">ni</text:span>e.</text:p>
      <text:p text:style-name="P1270">Ja sądzę, że my musimy dożyć czasów, w których musi być proporcja między nakładem pracy, a<text:s/><text:span text:style-name="T1271">e</text:span>nergią mieszkańców a tym budżetem, który w terenie jest tworzony<text:span text:style-name="T1272">.</text:span><text:s/>Jeśli będziemy prowadzić do wyrównywania tych wszystkich spraw, to tej siły motywac<text:span text:style-name="T1273">yj</text:span>n<text:span text:style-name="T1274">ej</text:span>, siły napędowej może nie być. Stąd te<text:span text:style-name="T1275">ż<text:s/></text:span>takie<text:s/><text:soft-page-break/>zdarzają się przypadki, że chcielibyśmy zbudowa<text:span text:style-name="T1276">ć</text:span><text:s/>mieszkań dużo, a suma zgłoszeń wojewodów jest nieraz mniejsza od tej sumy, którą sobie komisja planowania zakładała czy obecnie Centralny Urząd Planowania. Wygląda to na absurd. Ludn<text:span text:style-name="T1277">oś</text:span>ć oczekuje na dużą liczbę mieszkań, a suma wniosków wojewodów jest mniejsza od tej, jaką sobie Centralny Urząd Planowania zapr<text:span text:style-name="T1278">oj</text:span>ek<text:span text:style-name="T1279">tow</text:span>ał. To wynika właśnie z tych bardzo ograniczonych środków.</text:p>
      <text:p text:style-name="P1280">I zatem mechanizm tworzenia budżetu terenowego musi z czasem być coraz lepszy, musi być bardziej siłą napędową zachęcającą wszystkich do lepszej pracy.</text:p>
      <text:p text:style-name="P1281">Zgadzam się, że są takie województwa<text:span text:style-name="T1282">,</text:span><text:s/>które swoimi siłami nie dadzą rady prowadzić gospodarki własnej, ale nie można zbytnio przycinać energii i efektywności tych województw, które bardzo solidnie, bardzo uczciwie pracują.</text:p>
      <text:p text:style-name="P1283">I druga sprawa to jest sprawa uchwały sejmowej z lipca<text:s/>‘84 r. Chciałem powiedzieć, że w tej uchwale było m.in., że w<text:s/>‘90 r. mieli<text:span text:style-name="T1284">ś</text:span>my budować 300 tys. mieszkań rocznie, to było nasze założenie, i jeżeli przez<text:s/><text:span text:style-name="T1285">1</text:span>0 następnych lat przynajmniej po 3<text:span text:style-name="T1286">00</text:span><text:s/>tys. budowalibyśmy rocznie, to wybudowalibyśmy<text:s/><text:span text:style-name="T1287">3</text:span><text:s/>mln<text:span text:style-name="T1288">.</text:span><text:s/>mieszkań, a biorąc pod uwagę bieżącą 5-<text:span text:style-name="T1289">la</text:span>tk<text:span text:style-name="T1290">ę</text:span><text:s/>‘86<text:s/>–<text:s/>‘90, gdzie zakładaliśmy od miliona<text:s/><text:span text:style-name="T1291">50</text:span><text:s/>tys.<text:s/>do miliona<text:s/><text:span text:style-name="T1292">15</text:span>0<text:s/>tys.<text:s/>mieszkań to łącznie byłyby to cztery miliony,<text:s/>czy przeszło nawet<text:s/>cztery<text:s/><text:span text:style-name="T1293">m</text:span>iliony mieszkań<text:span text:style-name="T1294">.</text:span></text:p>
      <text:p text:style-name="P1295">Istota rzeczy, przykro mi to powiedzieć, ale istota rzeczy polega na tym,<text:s/><text:span text:style-name="T1296">ż</text:span>e my jesteśmy zawsze w stadium planowania pełni energii, emocji i wspaniałych nadziei. Przy czym<text:span text:style-name="T1297"><text:s/></text:span>nie mówię tu o posłach, tylko myślę, o tych instytu<text:span text:style-name="T1298">cj</text:span>ach rządowych, które na podstawie bardzo ścisłej analizy sugerują kształtowanie takiego, a nie innego planu<text:span text:style-name="T1299">.</text:span><text:s/>Rzeczywistość później jest mniej optymistyczna niż w etapie planowania<text:span text:style-name="T1300">.</text:span><text:s/><text:span text:style-name="T1301">T</text:span>ak<text:span text:style-name="T1302"><text:s/></text:span>w<text:span text:style-name="T1303">i</text:span>ęc nie możemy przekroczyć, praktyka pokazuje 200 t<text:span text:style-name="T1304">ys</text:span>. mi<text:span text:style-name="T1305">e</text:span>szkań rocznie<text:span text:style-name="T1306">.</text:span><text:s/><text:span text:style-name="T1307">A</text:span><text:s/>w związku z tym budujemy, tak jak myśmy to powiedzieli w ubiegłą środę tutaj w tym gronie, budujemy zaledwie połowę tego co należałoby budować<text:span text:style-name="T1308">.</text:span></text:p>
      <text:p text:style-name="P1309">Stąd też te cztery miliony, o których mówimy powiedzmy szczerz<text:span text:style-name="T1310">e</text:span>, że jeżeli tak dalej będzie ten proces biegł są poważnie zagrożone<text:span text:style-name="T1311">.</text:span></text:p>
      <text:p text:style-name="P1312">Proszę państwa zgodnie z tym o czym mówił pan współprzewodniczący red<text:span text:style-name="T1313">.</text:span><text:s/>Aleksander Paszyński, mamy dyskutowa<text:span text:style-name="T1314">ć<text:s/></text:span>obecnie problemy, które w sumie zostały uszeregowane w<text:s/><text:span text:style-name="T1315">1</text:span>3<text:span text:style-name="T1316"><text:s/></text:span>tematów<text:span text:style-name="T1317">.</text:span><text:s/>Ale przychylając się w pełni do sugestii pana red. Paszyńskiego, uważam, że podzielimy te wszystkie<text:s/><text:span text:style-name="T1318">1</text:span>3 tematów na cztery bloki i jest sugestia, abyśmy tematy od pierwszego<text:s/><text:span text:style-name="T1319">d</text:span>o piątego na naszej liście uznali za tak zwany pierwszy blok dyskusyjny, włącznie z piątym<text:span text:style-name="T1320">.</text:span><text:s/>Sprawa bowiem, jak ja sądzę być może, że się mylę, ale sądzę, że ta dyskusja i ta prezentacja z ubiegłej środy i dzisiejszego dnia zarysowuje nam, a nawet w moim przekonaniu krystalizuje już pewne spore<text:span text:style-name="T1321"><text:s/></text:span>zbieżności w naszych dyskusjach. Niemniej jednak, jak to się mówi często<text:s/>„pies pogrzebany jest w szczegółach”<text:s/>i chcielibyśmy teraz do tych szczegółów, może nie tyle szczegółów tylko zasadniczych sprecyzowanych kierunków działania przystąpić<text:span text:style-name="T1322">.</text:span><text:span text:style-name="T1323"><text:s/></text:span>Jak państwo sobie przypominacie, w ubiegłą środę nasz podz<text:span text:style-name="T1324">e</text:span>spół upoważnił cz<text:span text:style-name="T1325">t</text:span>ery osoby pana red<text:span text:style-name="T1326">.</text:span><text:s/>Paszyńskiego, pana min. Mieczk<text:span text:style-name="T1327">ow</text:span>skiego, pana przewodniczącego Zbigniewa Janowskiego oraz panią dyr. Wolnicką do próby zredagowania tych problemów, które nam się tutaj zarysowały czy można powiedzieć wykrystalizowały. I te punktów, które tutaj są umieszczone na tej problemowej karcie są wynikiem właśnie tej parogodzinn<text:span text:style-name="T1328">ej</text:span><text:s/>dyskusji, która spowodowała możliwość zarysowania takich problemów<text:span text:style-name="T1329">.</text:span><text:s/>Przy czym nie będę ukrywał, że sądzę, że w każdym z tych problemów wypowiedzieliśmy się, i że sporo wspólnych zbieżnych niemal nieraz<text:s/><text:soft-page-break/>zgodnych stanowisk się już tutaj dało zaobserw<text:span text:style-name="T1330">ow</text:span>ać.</text:p>
      <text:p text:style-name="P1331">To był krótki wstęp<text:span text:style-name="T1332">.</text:span><text:s/>A obecnie.<text:span text:style-name="T1333">..</text:span></text:p>
      <text:p text:style-name="P1334">/Głos z sali:<text:s/>Ja w kwestii formalnej/.</text:p>
      <text:p text:style-name="P1335"><text:span text:style-name="T1336">Pr</text:span><text:span text:style-name="T1337">ze</text:span><text:span text:style-name="T1338">wo</text:span><text:span text:style-name="T1339">dn</text:span><text:span text:style-name="T1340">icz</text:span><text:span text:style-name="T1341">ąc</text:span><text:span text:style-name="T1342">y</text:span>:</text:p>
      <text:p text:style-name="P1343">W formalnej sprawie jest zwyczaj, że zawsze się poza kolejnością udziela, proszę bardzo panie ministrze.</text:p>
      <text:p text:style-name="P1344"><text:span text:style-name="T1345">Min</text:span><text:span text:style-name="T1346">.</text:span><text:span text:style-name="T1347"><text:s/></text:span><text:span text:style-name="T1348">L</text:span><text:span text:style-name="T1349">ucjan Mieczkowski</text:span>:</text:p>
      <text:p text:style-name="P1350">Prosz<text:span text:style-name="T1351">ą</text:span><text:s/>pańs<text:span text:style-name="T1352">tw</text:span>a ja mam dwie uwagi, obydwie natury formalnej<text:span text:style-name="T1353">.</text:span><text:s/>Otóż po pierwsze chciałem<text:span text:style-name="T1354"><text:s/></text:span>jednakże zaproponować zebranym, abyśmy rozważyli czy w istocie blok pierwszy kończy się na punkcie czwartym czy też na punkcie piątym? Ja osobiście uważam, że lepiej aby te sprawy generalne, systemowe były traktowane w bloku pierwszym<text:span text:style-name="T1355"><text:s/></text:span>punktu<text:s/><text:span text:style-name="T1356">1</text:span><text:s/>do 4, traktując, że punkt<text:s/><text:span text:style-name="T1357">5</text:span>,<text:span text:style-name="T1358">6</text:span>,7,8 to są sprawy związane z siłami i środkami produkcji. Te elementy, które mają umożliwić warunkują, warunkują one budownictwo mieszkani<text:span text:style-name="T1359">ow</text:span>e. I wówczas mielibyśmy trzy razy po cztery bloki, bo pierwszy blok obejmowałby punkt tematyczny, tematy od<text:s/><text:span text:style-name="T1360">1</text:span><text:s/>do 4, drugi w mo<text:span text:style-name="T1361">i</text:span>m rozumieniu osobistym od 5 do 8, trzeci od 9 do 12, osobna sprawa to są regulacje prawne, które są jak gdyby wyciągnięciem przed nawias do wszystkich analizowanych problemów kwestii prawnej. To jest moje spojrzenie na podział.</text:p>
      <text:p text:style-name="P1362">Myślę,<text:s/><text:span text:style-name="T1363">ż</text:span>e trzeba to uzgodnić, panie przewodniczący.</text:p>
      <text:p text:style-name="P1364">I druga sprawa zrozumiałem przed przerwą, jeśl<text:span text:style-name="T1365">i</text:span><text:s/>chodzi o propozycje naszego postępowania, które dawał nam red. Paszyński, przewodniczący wówczas obradom, aby próba dochodzenia do zapisu wyglądała w następujący sposób. Chciałem to wyraźnie powiedzieć, jako swój pogląd. Dyskusja prowadzona tutaj byłaby przy notatkach robionych, byłaby podstawą dla wyłonionych przedstawicieli trzech ugrupowań, stron do tego, aby próbować w miarę swojej najlepszej wiedzy i umiejętności opracować, i przedstawić na następnym posiedzeniu zapisu. Zatem na następnym spotkaniu, w<text:s/><text:span text:style-name="T1366">c</text:span>z<text:span text:style-name="T1367">w</text:span>ar<text:span text:style-name="T1368">te</text:span>k tak jak powiedzieliśmy tutaj, byłaby rola nasza taka. Być może na pierwszej części obrad zastanowić się nad zapisami i na razie je przyjąć lub zapewne po dyskusji nie bez uwag, nie bez uzupełnienia w następnych częściach być może s<text:span text:style-name="T1369">i</text:span>ę utworzy jako<text:s/>obyczaj<text:s/>trzy sesje podjąć kolejne nast<text:span text:style-name="T1370">ę</text:span>pne materiały. Czy dobrze to wszyscy zrozumieli. Bo to może decydować także o sposobie ujmowania tematów, precyzowania myśli.</text:p>
      <text:p text:style-name="P1371">Dziękuję<text:span text:style-name="T1372">.</text:span></text:p>
      <text:p text:style-name="P1373"><text:span text:style-name="T1374">Przewodniczący</text:span>:</text:p>
      <text:p text:style-name="P1375">Ponieważ działamy w sposób demokratyczny chciałbym poddać pod rozwagę obie propozycje.</text:p>
      <text:p text:style-name="P1376">Proszę bardzo pani Hanna Kulesza.</text:p>
      <text:p text:style-name="P1377"><text:span text:style-name="T1378">Hanna Kulesza</text:span>:</text:p>
      <text:p text:style-name="P1379">Ja chciałam p<text:span text:style-name="T1380">ow</text:span>iedzieć, że problem gospodarki lokalnej nie wiąże si<text:span text:style-name="T1381">ę</text:span><text:s/>tylko z tym trzecim blokiem, że to jest problem, który jest poziomo przez wszystkie tematy i p<text:span text:style-name="T1382">o</text:span>winien być także w pierwszym bloku także szeroko uwzględniany<text:span text:style-name="T1383">.</text:span></text:p>
      <text:p text:style-name="P1384">Dziękuję.</text:p>
      <text:p text:style-name="P1385"><text:span text:style-name="T1386">P</text:span><text:span text:style-name="T1387">rzewod</text:span><text:span text:style-name="T1388">n</text:span><text:span text:style-name="T1389">iczą</text:span><text:span text:style-name="T1390">cy</text:span>:<text:s/></text:p>
      <text:p text:style-name="P1391">Dziękuję. Proszę bardzo pan Roman N<text:span text:style-name="T1392">ow</text:span>ick<text:span text:style-name="T1393">i</text:span>.</text:p>
      <text:p text:style-name="P1394"><text:span text:style-name="T1395">Rom</text:span><text:span text:style-name="T1396">a</text:span><text:span text:style-name="T1397">n Nowicki</text:span>:</text:p>
      <text:soft-page-break/>
      <text:p text:style-name="P1398"><text:span text:style-name="T1399">W</text:span><text:s/>kwestii normalnej tzn. ten zespół, który był tu wymieniony sądzę, że spędził rzeczywiście kilka godzin nad ustaleniem indeksu spraw, ale przy okazji wymienił poglądy i być może nastąpiły pewne zbieżności daleko idące w niektórych kwestiach<text:span text:style-name="T1400">.</text:span><text:s/>Byłoby dla dyskusji łatwiejsze, gdyby nam nie zreferowano tylko zestawu spraw do dyskusji,<text:span text:style-name="T1401"><text:s/></text:span>ale być może w tych pierwszych pięciu sprawach poglądy, jakie się wykreowały w trakcie tej dyskusji, byliśmy o krok dalej jeśli chodzi o dyskusję, którą za chwilę będziemy prowadzili<text:span text:style-name="T1402">.</text:span></text:p>
      <text:p text:style-name="P1403"><text:span text:style-name="T1404">Przewodniczący</text:span>:</text:p>
      <text:p text:style-name="P1405">Odpowiadając na tę uwagę, ja mam taką propozycję, abyśmy może raczej szli kierując się sugestią pana min<text:span text:style-name="T1406">.</text:span><text:s/>Mieczkowskiego, to znaczy, że wszystko to co zostało podczas tego pierwszego spotkania tej grupy roboczej, tak ją nazwijmy umownie powiedziane, na pewno jest to zakodowane. Z tym,<text:s/><text:span text:style-name="T1407">ż</text:span>e dzisiaj mamy nowych dyskutantów, i tak jak pan min. Mieczkowski powiedział, na następne czwartkowe posiedzenie będziemy mieli rozwinięcie każdego z tych tematów.</text:p>
      <text:p text:style-name="P1408">Sądzimy, że to rozwinięcie nie będzie zbyt szczegółowe z tego powodu, że im dalej byśmy się w szczegóły zagłębili tym na<text:span text:style-name="T1409">tr</text:span>afialibyśmy na coraz większe kłopoty. Ja raczej przychylam się do tego o czym mówił tutaj pan red. Aleksander Paszyński, żebyśmy my tylko nakreślali zasadn<text:span text:style-name="T1410">ic</text:span>ze koncepcje i kierunki w każdym punkcie, a nie wskazywali administracji jakieś szczegółowe rozwiązania, które nawet są dla nasz<text:span text:style-name="T1411">e</text:span>go podzespołu chyba nawet niewskazane<text:span text:style-name="T1412">.</text:span><text:s/>Także uwzględni<text:span text:style-name="T1413">aj</text:span>ąc głos pana Romana Nowickiego, zgadzając się całkowicie merytorycznie z jego uwagą, ja uważam, że wykorzystamy te materiały w następny czwartek. I ostatnia sprawa, która została tutaj formalnie podniesiona to jest zagadnienie liczby tematów ab<text:span text:style-name="T1414">yś</text:span>my do bloku pierwszego w zasadzie uwzględnili tematy od 1 do 4, natomiast abyśmy w drugim bloku mieli tematy od<text:s/><text:span text:style-name="T1415">5</text:span><text:s/><text:span text:style-name="T1416">do</text:span><text:s/><text:span text:style-name="T1417">8.</text:span><text:s/>Przy czym ja bym w pełni uwzględnił uwagę pani Anny Kuleszy, która uważa, że zagadnienie lokalnej polityki mieszkaniow<text:span text:style-name="T1418">ej</text:span><text:s/>ono się odnosi niemal do każdego tematu, bo ja się w pełni z tym zgadzam, że rozwiązania tzw. jednolite dla wszystkich i jednakowe przynoszą, jak zawsze dużo zamętu i duże jest zaskoczenie i to co jest w jednym mi<text:span text:style-name="T1419">ej</text:span>scu zrozumiałe, w innym lokalnie miejscu może być zupełnym zaskoczeniem, niezrozumiałe, a nawet może być szkodliwe i dlatego im bardziej będziemy indywidualnie w sensie lokalnym tę sprawę rozwiązywać tym na pewno będziemy bliżej życia i bliżej tych rzeczywistych problemów, które lokalnie się wyłaniają i które oczekują na rozwiązanie. Czy te cztery tematy w pierwszym bloku, może jeżeli w tej sprawie, za moment wszyscy mogą się wypowiedzieć, ja myślę, że nie ma<text:span text:style-name="T1420">.</text:span>..</text:p>
      <text:p text:style-name="P1421">/Głos z sali: nie słychać/.</text:p>
      <text:p text:style-name="P1422"><text:span text:style-name="T1423">Pr</text:span><text:span text:style-name="T1424">ze</text:span><text:span text:style-name="T1425">wo</text:span><text:span text:style-name="T1426">dn</text:span><text:span text:style-name="T1427">icz</text:span><text:span text:style-name="T1428">ąc</text:span><text:span text:style-name="T1429">y</text:span>:</text:p>
      <text:p text:style-name="P1430">W tej sprawie? Bardzo proszę.</text:p>
      <text:p text:style-name="P1431"><text:span text:style-name="T1432">Zbigniew Zawistowski</text:span>:</text:p>
      <text:p text:style-name="P1433">Panie Przewodniczący, Szanowni Państwo! Chciałbym zwrócić uwagę na to, że punkt<text:s/><text:span text:style-name="T1434">5</text:span><text:s/>gospodarka gruntami i ich uzbrojenie nie może być<text:s/>traktowana<text:s/>jako element<text:span text:style-name="T1435"><text:s/></text:span>warunków, w których rozwiązywane jest budownictwo mieszkaniowe. Czyli nie może by<text:span text:style-name="T1436">ć</text:span><text:s/>dalej traktowane jako hasło nie ma gruntów, jak będą grunty to sytuacja ulegnie takiej czy innej zmianie<text:span text:style-name="T1437">.</text:span><text:s/>Zasadnicza sprawa modelowa, jest to zasadnicza sprawa modelowa<text:span text:style-name="T1438">.</text:span><text:s/>Szczególnie wtedy, gdy mówimy o urynkowieniu o obrocie gruntami i odblokowaniu pewnych zjawisk<text:span text:style-name="T1439">.</text:span><text:s/>I dlatego ja optuję za tym, aby ten punkt był rozpatrywany w bloku pierwszym, to znaczy dotyczył generalnych zasad polityki mieszkaniowej i stosunku obowiązków wzajemnych obywatela i<text:s/><text:soft-page-break/>pańs<text:span text:style-name="T1440">tw</text:span>a w tym zakresie<text:span text:style-name="T1441">.</text:span></text:p>
      <text:p text:style-name="P1442"><text:span text:style-name="T1443">Prz</text:span><text:span text:style-name="T1444">ew</text:span><text:span text:style-name="T1445">odni</text:span><text:span text:style-name="T1446">cz</text:span><text:span text:style-name="T1447">ący</text:span>:</text:p>
      <text:p text:style-name="P1448">Ja mam<text:s/><text:span text:style-name="T1449">t</text:span>aką serdeczną prośbę, to mo<text:span text:style-name="T1450">ż</text:span>e<text:span text:style-name="T1451"><text:s/></text:span>być tylko prośba. Nic więcej albo sugestia nieśmiała, nie przypisujmy jakiejś wielkiego znaczenia, bo przecież my każdy problem będziemy omawiać i ja w pełni podzielam sprawę, że zagadnienie gospodarki gruntami, przygotowania terenów i uzbrojenia jest zagadnieniem o kapitalnym znaczeniu i to je<text:span text:style-name="T1452">s</text:span>t<text:span text:style-name="T1453"><text:s/></text:span>bezd<text:span text:style-name="T1454">ys</text:span>kus<text:span text:style-name="T1455">yj</text:span>ne. Natomiast czy będzie to należało do bloku pi<text:span text:style-name="T1456">e</text:span>rwszego czy do bloku drugiego to może z punktu widzenia merytorycznego nie być takie ważne. Bo i tak, i tak do tego punkt<text:span text:style-name="T1457">u<text:s/></text:span>dojdziemy i całokształt tej sprawy musimy bardzo mocno postawić<text:span text:style-name="T1458"><text:s/></text:span>i przegryźć. Także chodzi nawet o to, że tu jest pewna symetria jeżeli we<text:span text:style-name="T1459">ź</text:span>miemy sobie trzy razy po cztery tematy,<text:span text:style-name="T1460"><text:s/></text:span>to z technicznego czysto punktu widzenia widzimy, natomiast nie ma to nic wspólnego, żebyśmy nie doceniali, któregoś z tematów albo gdybyśmy mogli powiedzieć, że jeden temat jest ważniejszy, a drugi mniej ważny. Nic z tych rzeczy, wszystkie problemy są równie ważne. Także gorąca prośba, ab<text:span text:style-name="T1461">yś</text:span>my może technicznie sobie ułatwili, bo jak byśmy tak rozumowali<text:span text:style-name="T1462"><text:s/></text:span>to wszystkie te<text:s/><text:span text:style-name="T1463">1</text:span>3 tematów są wzajemnie powiązane, bo to jest problem polityki mieszkaniow<text:span text:style-name="T1464">ej,</text:span><text:s/>szeroko pojętej i tylko my trochę może sztucznie, ale dla ułatwienia sytuacji technicznej podzieliliśmy na cztery bloki, w których ten czwarty, ten prawny musimy omówić zupełnie odrębnie. Czy zgoda<text:span text:style-name="T1465">?</text:span><text:s/>Z całą dobrą wolą i szacunkiem dla tego głosu.</text:p>
      <text:p text:style-name="P1466"><text:span text:style-name="T1467">Zbigniew Zawistowski</text:span>:</text:p>
      <text:p text:style-name="P1468">No trudno mi się do tego ustosunkowa<text:span text:style-name="T1469">ć</text:span>, ale argum<text:span text:style-name="T1470">e</text:span>nty pana przewodniczącego mnie nie przekonały, ale nie chciałbym swoim poglądem tutaj utrudniać, że tak powiem biegu spraw.</text:p>
      <text:p text:style-name="P1471"><text:span text:style-name="T1472">Przewodniczący</text:span>:</text:p>
      <text:p text:style-name="P1473">Dziękuję. Ponieważ my nie mamy tutaj zwyczaju głosować, to ja myślę, że podziękuję serdecznie za taki stosunek do tej propozycji. I proszę bardzo pan Wysocki<text:span text:style-name="T1474">.</text:span></text:p>
      <text:p text:style-name="P1475"><text:span text:style-name="T1476">Marian Wysocki</text:span>:</text:p>
      <text:p text:style-name="P1477">Jeśli chodzi o naszą pracę myślę, że te pierwsze cztery punkty, jest to dobry obszar, chociaż przyznam, że i budownictwo indywidualne i lokalna polityka też wejdą w ten pierwszy blok.</text:p>
      <text:p text:style-name="P1478">Jeśli chodzi o drugą sprawę. Otóż po wypowiedzi red. Paszyńskiego tej końcowej, mam jakby pewną niejasność, wątpliwość. O co nam chodzi ostatecznie? Jako podzespołowi?</text:p>
      <text:p text:style-name="P1479">Ja rozumiem, że chodzi o opracowanie pewnych tez, dosyć ogólnych, w tym obszarze, który właśnie mamy przed sobą, mamy przed<text:span text:style-name="T1480">ło</text:span>żone, zobaczymy jak to nam się uda, czy nie wyjdziemy jeszcze poza niego. I będzie to jeden jakiś zbiorczy dokument, tezy, notatka, wkładka do większej całości jaką przygotuje zespół społeczno-gospodarczy polityki.</text:p>
      <text:p text:style-name="P1481">Nie r<text:span text:style-name="T1482">o</text:span>zumiem, w tym, że nie b<text:span text:style-name="T1483">ę</text:span>dziemy chyba konsultowali, czy nie będziemy przekazywali tego do jeszcze szczegółowych obróbek, tylko wyrazimy pogląd w takim właśnie dokumencie.</text:p>
      <text:p text:style-name="P1484"><text:span text:style-name="T1485">Prz</text:span><text:span text:style-name="T1486">ewod</text:span><text:span text:style-name="T1487">n</text:span><text:span text:style-name="T1488">iczą</text:span><text:span text:style-name="T1489">c</text:span><text:span text:style-name="T1490">y</text:span>:</text:p>
      <text:p text:style-name="P1491">Tak, po porozumieniu z panem przewodniczącym P<text:span text:style-name="T1492">a</text:span>szyńskim, tak to rozumiem<text:span text:style-name="T1493">.</text:span></text:p>
      <text:p text:style-name="P1494"><text:span text:style-name="T1495">Marian Wysocki</text:span>:</text:p>
      <text:p text:style-name="P1496">Dziękuję<text:span text:style-name="T1497">.</text:span><text:s/>Teraz jeszcze trzecia sprawa. Otóż proponowałbym spojrzeć - nie wiem jak to technicznie może wyglądać rozpowszechnienie - na materiał, który zo<text:span text:style-name="T1498">s</text:span>tał przygotowany<text:s/><text:span text:style-name="T1499">w</text:span><text:s/>ramach działania rady do spraw mieszkaniowych w '86 r. podstawowe zasady polityki mi<text:span text:style-name="T1500">es</text:span>zkani<text:span text:style-name="T1501">owej.<text:s/></text:span>Kilkunas<text:span text:style-name="T1502">t</text:span>os<text:span text:style-name="T1503">tr</text:span>onic<text:span text:style-name="T1504">owy,</text:span><text:s/>tezowy<text:s/><text:soft-page-break/>materiał, który, jak słuchałem<text:span text:style-name="T1505"><text:s/></text:span>uważnie dyskusji, bardzo jest bliski tego do czego powinniśmy zdąża<text:span text:style-name="T1506">ć</text:span>, jeśli chodzi o formułę ujęcia i jeśli chodzi o główne tezy<text:span text:style-name="T1507">.</text:span></text:p>
      <text:p text:style-name="P1508">W tej sytuacji proponowałbym, aby... wnosz<text:span text:style-name="T1509">ę</text:span><text:s/>tu taki wniosek, aby upowszechnić wśród członków naszego podzespołu ten materiał i w roboczych pracach, które będą pomiędzy naszymi posiedzeniami, żeby też spojrzeć w ten materiał. To w moim przekonaniu ze względu na formułę, ze względu na treś<text:span text:style-name="T1510">ć</text:span><text:s/>oraz praktyczną stronę pozwoli nam zdecydowanie ła<text:span text:style-name="T1511">tw</text:span>iej dogadać si<text:span text:style-name="T1512">ę</text:span><text:s/>ostatecznie.</text:p>
      <text:p text:style-name="P1513">Wnoszę taką propozycję. Dziękuję bardzo.</text:p>
      <text:p text:style-name="P1514"><text:span text:style-name="T1515">Przewodniczący</text:span>:</text:p>
      <text:p text:style-name="P1516">Ustosunkowuje si<text:span text:style-name="T1517">ę</text:span><text:s/>do tej propozycji, mam taką sugestię. Pan Roman Nowicki był od początku związany z Radą ds. Mieszkaniowych, był on początkowo sekretarzem generalnym, a właściwie pod koniec kadencji wiceprzewodniczącym, a tak naprawdę to przewodniczącym i całą duszą t<text:span text:style-name="T1518">ej</text:span><text:s/>rady. Bierze udział w naszych obradach. Gdyby można było prosić o ten materiał parostronicowy, to na następnym posiedzeniu ewentualnie moglibyśmy go dostarczyć i szczegółowo zapoznać, ale przy rozważaniu pierwszego bloku i następnych mamy go - tzn.<text:s/><text:span text:style-name="T1519">pa</text:span>n<text:span text:style-name="T1520">a</text:span><text:s/>Romana Nowickiego wśród nas, i wszystko to, co<text:s/><text:span text:style-name="T1521">w</text:span><text:s/>tym zakresie będzie pożyteczne ze swej strony prosiłbym o zabieranie głosu w dyskusji czy o przekazywanie materiałów grupie roboczej, która będzie formułowała już bardziej rozwiniętą formę dyskutowanych dzisiaj i w przyszłości problemów<text:span text:style-name="T1522">.</text:span><text:s/>Gdybyśmy nie mieli tego osobistego kontaktu<text:span text:style-name="T1523"><text:s/></text:span>sprawa miałaby inny charakter, ale mamy ten osobisty kontakt i myśl<text:span text:style-name="T1524">ę</text:span>, że ten dorobek Komis<text:span text:style-name="T1525">j</text:span>i do spraw Mieszkani<text:span text:style-name="T1526">ow</text:span>ych myśl<text:span text:style-name="T1527">ę,</text:span><text:s/>że całkowicie może być wykorzystany w tych miejscach, w których będziemy wykazywać zbieżność poglądów<text:span text:style-name="T1528">.</text:span></text:p>
      <text:p text:style-name="P1529"><text:span text:style-name="T1530">Cz</text:span>y zg<text:span text:style-name="T1531">o</text:span>da? Panie kol<text:span text:style-name="T1532">.</text:span><text:s/>Nowicki zgadzam<text:span text:style-name="T1533">y</text:span><text:s/>się?</text:p>
      <text:p text:style-name="P1534"><text:span text:style-name="T1535">Roman Nowicki</text:span>:</text:p>
      <text:p text:style-name="P1536">Tak<text:span text:style-name="T1537">.</text:span></text:p>
      <text:p text:style-name="P1538"><text:span text:style-name="T1539">Przewodniczący</text:span>:</text:p>
      <text:p text:style-name="P1540">Dziękuję bardzo<text:span text:style-name="T1541">.</text:span><text:s/>Wobec tego przystępujemy teraz do dyskusji i jako pierwszy zresztą był zapowiedziany przed przerwą pan Władysław Dominiak<text:span text:style-name="T1542">.</text:span></text:p>
      <text:p text:style-name="P1543"><text:span text:style-name="T1544">Władysław Dominiak</text:span>:</text:p>
      <text:p text:style-name="P1545">Panie Przewodniczący, Szan<text:span text:style-name="T1546">o</text:span>wn<text:span text:style-name="T1547">i<text:s/></text:span>Państwo! Ja chciałbym swoje uwagi podzielić na trzy grupy, bardzo krótko o osobistych refleksjach, ale związanych z dotychczasową dyskusją i w naszej grupie, i oczywiście w środkach masowego przekazu, druga grupa uwag dotyczyłaby ogólnej powiedzmy generalnej roli państwa i obywateli w procesie<text:span text:style-name="T1548"><text:s/></text:span>budowy i zaspakajania potrzeb mieszkaniowych<text:span text:style-name="T1549">.</text:span><text:s/>Przy czym chc<text:span text:style-name="T1550">i</text:span>ałbym jednak zwrócić przede wszystkim uwagę w sposób pogłębiający na rolę państwa, nieprzypadk<text:span text:style-name="T1551">ow</text:span>o zresztą. I trzecia grupa uwag dotyczyłaby pewnych już szczegółowych wniosków, szczegółowych rozwiązań<text:span text:style-name="T1552">.</text:span></text:p>
      <text:p text:style-name="P1553">Otóż wiele osób na tej sali być może pamięta, że byłem sekretarzem grupy, która bardzo długi okres pracowała nad perspekt<text:span text:style-name="T1554">ywic</text:span>znym programem mieszkaniowym i trzeba przyznać, że ten perspektywiczny program mieszkaniowy był<text:s/>pierwszym programem w takie<text:span text:style-name="T1555">j</text:span><text:s/>sk<text:span text:style-name="T1556">a</text:span>li powiedzmy i przy takiej głębokości analiz i ocen w okresie powojennym, poza wieloma zaletami, których tutaj nie będ<text:span text:style-name="T1557">ę</text:span><text:s/>oczywiście wymienia<text:span text:style-name="T1558">ł</text:span>, miały m.in. to, że opierał się na gruntownym, rzeczowym zbadaniu potrzeb mieszkani<text:span text:style-name="T1559">ow</text:span>ych, w tym zapotrzebowanie na mieszkanie i oczywiście na spojrzeniu łącznym na gospodarkę mieszkaniową to znaczy i na budownic<text:span text:style-name="T1560">tw</text:span>o, i na gospodarkę zasobami mieszkani<text:span text:style-name="T1561">o</text:span>wymi.</text:p>
      <text:soft-page-break/>
      <text:p text:style-name="P1562">A<text:span text:style-name="T1563">l</text:span>e miał jedną podstawowa wadę<text:span text:style-name="T1564">.</text:span><text:s/>Abs<text:span text:style-name="T1565">tr</text:span>ah<text:span text:style-name="T1566">ow</text:span>ał zupełnie od rozwiązań systemowych, które były podstawowym i ka<text:span text:style-name="T1567">r</text:span>dynalnym warunkiem jego powodzenia<text:span text:style-name="T1568">.</text:span></text:p>
      <text:p text:style-name="P1569">Stąd też namawiałbym, proponowałbym, żebyśmy w naszych dyskusjach przede wszystkim się skupili nad tym kardynalnym, powiedzmy na tej kardynalnej sprawie. Mniej natomiast na sprawach ilościowych, bilansowych itd. C<text:span text:style-name="T1570">h</text:span>oci<text:span text:style-name="T1571">aż</text:span><text:s/>ich nie lekceważę<text:span text:style-name="T1572">.</text:span></text:p>
      <text:p text:style-name="P1573">Stąd też w dyskusjach różnego rodzaju,<text:s/><text:span text:style-name="T1574">również częściowo</text:span><text:s/>w wypowiedziach osób w tym gronie,<text:s/><text:span text:style-name="T1575">zw</text:span>ła<text:span text:style-name="T1576">s</text:span>zcza na poprzednim posiedzeniu - w którym nie brałem udziału, ale się zapoznałem szczegółowo z dyskusją - mniej przekon<text:span text:style-name="T1577">yw</text:span>ujące dla mnie jest szukanie przyczyn istniejącej sytuacji mieszkaniow<text:span text:style-name="T1578">ej</text:span>, budownic<text:span text:style-name="T1579">tw</text:span>a mieszkaniowego, to znaczy przyczyn powiedzmy przede wszystkim w instytucjach, w osobach kierujących, itd.</text:p>
      <text:p text:style-name="P1580">Wydaje mi się, że należałoby by się gł<text:span text:style-name="T1581">ę</text:span>bie<text:span text:style-name="T1582">j</text:span>,<text:span text:style-name="T1583"><text:s/></text:span>wykraczając daleko poza gospodarkę mieszkaniową, chociaż zdaję sobie sprawę, że nie jest to domeną naszej grupy, a raczej<text:span text:style-name="T1584"><text:s/></text:span>domeną szeregu innych grup i zespołów, które nad tymi sprawami pracują<text:span text:style-name="T1585">.</text:span></text:p>
      <text:p text:style-name="P1586"><text:span text:style-name="T1587">Ma</text:span>my oczywiście dowó<text:span text:style-name="T1588">d</text:span><text:s/>na to<text:span text:style-name="T1589">,</text:span><text:s/>że również<text:s/><text:span text:style-name="T1590">w</text:span><text:s/>innych krajach<text:s/><text:span text:style-name="T1591">s</text:span>oc<text:span text:style-name="T1592">j</text:span>a<text:span text:style-name="T1593">li</text:span>stycznych poza Niemiecką Republiką Demokratyczną charakteryzującą się specyficznymi warunkami. Po pierwsze, że liczba ludności w tym kraju jest ni<text:span text:style-name="T1594">eco</text:span><text:s/>mniejsza niż w momencie powstania tego państwa<text:span text:style-name="T1595">.</text:span><text:s/><text:span text:style-name="T1596">A</text:span><text:s/>po drugie, że kraj ten zasilany jest bogatym strumieniem oczywiście marek z sąs<text:span text:style-name="T1597">i</text:span>edniego kraju.</text:p>
      <text:p text:style-name="P1598">Natomiast w pozostałych krajach so<text:span text:style-name="T1599">cj</text:span>alistycznych jest głęboki deficyt mieszkaniowy. W każdym z tych krajów to jest problem tylko ukrywania takiego czy innego, nie podawania do publicznej wiadomości. I stąd też wniosek, że są to uwarunkowania o charakterze systemowym, gospodarczym i bez zmian rzeczywiście tych uwarunkowań nie będzie mowy o uzdrowieniu sytuacji mieszkaniow<text:span text:style-name="T1600">ej.</text:span><text:s/>Jakkolwiek nie lekceważę rozwiązań wewnątrz gospodarki mieszkaniow<text:span text:style-name="T1601">ej.</text:span></text:p>
      <text:p text:style-name="P1602">Druga sprawa to<text:s/><text:span text:style-name="T1603">j</text:span>e<text:span text:style-name="T1604">s</text:span>t rynek mieszkaniowy i to w<text:span text:style-name="T1605">ł</text:span>a<text:span text:style-name="T1606">ś</text:span>nie<text:span text:style-name="T1607"><text:s/></text:span>zawołanie, które w tej chwili jest już bard<text:span text:style-name="T1608">z</text:span>o propagowane, bardzo mnie niepokoi. Otóż proponowałbym, żeby naszą dyskusję uściślić do pewnych jakichś poj<text:span text:style-name="T1609">ę</text:span>ć i zakreślić sobie pewne grani<text:span text:style-name="T1610">ce</text:span><text:s/>używania<text:s/>tego określenia.</text:p>
      <text:p text:style-name="P1611">Rynek mieszkaniowy - w tym gronie nawet byłoby to nietaktem powtarzanie, jest oczywiście może nietaktem powtarzanie tych rzeczy - nie<text:s/><text:span text:style-name="T1612">m</text:span>a rynku mieszkaniowego jako takiego w żadnym kraju europejskim, przypuszczam, że pozaeurop<text:span text:style-name="T1613">ej</text:span>skim.</text:p>
      <text:p text:style-name="P1614">Natomiast jeżeli byśmy chcieli już używać tego określenia to proponuję, żebyśmy używali albo do pewnego stadium, do pewnego procesu budowy i podaży mieszkań, albo też do pewnego jakby podsektora podsystemu gospodarki mieszkaniowej i n<text:span text:style-name="T1615">aj</text:span>prawdopodobni<text:span text:style-name="T1616">ej</text:span><text:s/>taki rynek istnieje i należy go rozszerzać<text:s/><text:span text:style-name="T1617">w</text:span><text:s/>pewnym podsektorze te<text:span text:style-name="T1618">j</text:span><text:s/>gospodarki mieszkaniow<text:span text:style-name="T1619">ej<text:s/></text:span>i powiedzmy w quasi mi<text:span text:style-name="T1620">es</text:span>zkani<text:span text:style-name="T1621">owej,</text:span><text:s/>jaką jest spółdzielczość ewentualnie inne organizacje nie nastawione na zyski itd.</text:p>
      <text:p text:style-name="P1622">Natomiast chyba byłoby złudne oczywiście i żal mam do środków masowego przekazu, które są na pewno inicjowane równie<text:span text:style-name="T1623">ż</text:span><text:s/>przez niektóre ośrodki strony rządowej, próby jakby zastąpienia jednego mirażu drugim<text:span text:style-name="T1624">.</text:span><text:s/>Tzn. pierwszym tym mirażem było obiecywanie, i że państwo załatwi, należy tylko cierpliwie czekać itd. Natomiast drugim tym mirażem może być właśnie urynkowienie gospodarki mieszkaniow<text:span text:style-name="T1625">ej</text:span>. I stąd też mi się wydaje niezbędna jest pewna wstrzemięźliwość, i<text:s/><text:span text:style-name="T1626">ż</text:span>e<text:span text:style-name="T1627"><text:s/></text:span>tak powiem wypośrodkowanie, jakkolwiek generalną ideą jak najbardziej się zgadzam jakiegoś stopniowej zmiany istniejących propor<text:span text:style-name="T1628">cj</text:span>i.</text:p>
      <text:soft-page-break/>
      <text:p text:style-name="P1629">Sprawa dyskutowana oczywiście może to już jest troszkę szczegółowa banku mieszkaniowego, jestem jak n<text:span text:style-name="T1630">aj</text:span>bardziej za tą ideą, z tym jednak, że należy to jednak traktować jako jeden z podmiotów tzw. rynku kapitałowego, szeroko rozumianego. Nie wyobrażam sobie tworzenia jakiegoś super-monopolu w postaci tylko banku mieszkaniowego,<text:s/>który by<text:s/>rozstrzygał o milionach powiedzmy spraw, decyzji itd. Natomiast wydaje mi się, że ta instytucja byłaby bardziej skuteczna na dłuższą metę w działaniach niż powołanie wicepremiera czy powiedzmy kolejnego jeszcze ministra itd. Należy tylko traktować jako jeden z podmiotów, może bardzo ważnych podmiotów, tego co się nazywa rynkiem kapitałowym i podaży kredytu dla<text:span text:style-name="T1631"><text:s/></text:span>budownictwa mieszkaniowego.</text:p>
      <text:p text:style-name="P1632">I wreszcie ostatnia sprawa, tych refleksji to ind<text:span text:style-name="T1633">yw</text:span>idualne kredytowanie<text:span text:style-name="T1634">.</text:span><text:s/>Ja osobiście się długi czas - jeśli można się tak wyrazić -<text:s/>„<text:span text:style-name="T1635">cz</text:span>upu<text:span text:style-name="T1636">r</text:span>z<text:span text:style-name="T1637">y</text:span>łem”<text:s/><text:span text:style-name="T1638">z</text:span><text:s/>panem red<text:span text:style-name="T1639">.</text:span><text:s/>Paszyńskim w tej sprawie i ponownie sobie przemyślałem tę sprawę, bo nie wystarczy tylko powiedzieć, że nie zgadzam się, ale chodzi o to, żeby być przekonany do własnej wizji tej sprawy. Wydaje mi się, że tą granicą indywidualnego kredytowania powinien być statut mieszkania<text:span text:style-name="T1640">.</text:span><text:s/>Tam gdzie w gr<text:span text:style-name="T1641">ę</text:span><text:s/><text:span text:style-name="T1642">w</text:span>chodzi najem mieszkań, wynajem mieszkań, a więc mieszkania czynszowe albo para-czynsz<text:span text:style-name="T1643">ow</text:span>e, jakimi są spółdzielcze mieszkania lokatorski<text:span text:style-name="T1644">e</text:span>,<text:span text:style-name="T1645"><text:s/></text:span>tam oczywiście powinien być kredyt przedmiotowy, względnie oczywiście w przypadku powiedzmy nie chciałbym w tej chwili szczegółowiej referować tej koncepcji przejścia z lokatorskich m<text:span text:style-name="T1646">ie</text:span>szkań na własnościowe - czy to jednorazowego, czy stopniowego, oczywiście indywidualne kredytowanie<text:span text:style-name="T1647">.</text:span></text:p>
      <text:p text:style-name="P1648">Natomiast tą właśnie granicą<text:span text:style-name="T1649">,</text:span><text:s/>mnie się<text:s/><text:span text:style-name="T1650">wyda</text:span>je, którą należałoby przyjąć jest status użytkowania mieszkania<text:span text:style-name="T1651">.</text:span></text:p>
      <text:p text:style-name="P1652">I teraz ta druga grupa uwag<text:span text:style-name="T1653">.</text:span><text:s/>Dlaczego ja uważam, że w najbliższej przyszłości, a nawet w da<text:span text:style-name="T1654">l</text:span>s<text:span text:style-name="T1655">z</text:span>e<text:span text:style-name="T1656">j</text:span><text:s/>przyszłości niezbędna jest skuteczna wielostronna, skuteczne wielostronne działanie państwa na rzecz rozwoju gospodarki mieszkani<text:span text:style-name="T1657">ow</text:span>ej<text:span text:style-name="T1658">?</text:span></text:p>
      <text:p text:style-name="P1659">Otóż z co n<text:span text:style-name="T1660">ajm</text:span>niej czterech względów<text:span text:style-name="T1661">.</text:span><text:s/>Przy czym ja nie rozumiem tego działania w wydaniu dotychczasowym, to znaczy powielenia uchwał, rozporządzeń, zarządzeń, deklarac<text:span text:style-name="T1662">j</text:span>i itd., itd<text:span text:style-name="T1663">.</text:span><text:s/>Rozumiem konkretne działania, oddziaływanie bezpośrednie i pośrednie finansowe, ekonomiczne na procesy związane z produk<text:span text:style-name="T1664">cj</text:span>ą i rozdziałem mieszkań.</text:p>
      <text:p text:style-name="P1665">Po pierwsze dlatego, że znów nie chciałbym rozwijać tej tezy<text:s/><text:span text:style-name="T1666">z</text:span>nan<text:span text:style-name="T1667">e</text:span>j, ze specyficznych cech rzeczywiście mieszkania, zwłaszcza tej cech<text:span text:style-name="T1668">y</text:span><text:s/>- jego wielkiej kapitałochłonności w proporcji do budżetów gospodarstw domowych i oczywiście zarobków ludności<text:span text:style-name="T1669">.</text:span></text:p>
      <text:p text:style-name="P1670">Po drugie dla mn<text:span text:style-name="T1671">ie</text:span><text:s/>może jeszcze ważniejsze, to jak znów wiadomo w tym groni<text:span text:style-name="T1672">e</text:span>, państwo jest w tej chwili<text:s/><text:span text:style-name="T1673">i</text:span><text:s/>zapewne pozostanie mimo tej erozji związanej z reformą przez długi czas głównym dysponentem podstawowej części środków produkcji. Przynajmniej w tej perspektywie powiedzmy najbliższych 10 - 15 lat, nie przesądzając co dalej<text:span text:style-name="T1674">.</text:span><text:s/>Skoro tak, to jest również podstawowym dysponentem czy podmiotem prz<text:span text:style-name="T1675">yw</text:span>łaszczającym to co się w ekonomii so<text:span text:style-name="T1676">cj</text:span>alistyczn<text:span text:style-name="T1677">ej</text:span><text:s/>nazywa pięknie produktem dodatkowym, a że<text:span text:style-name="T1678">b</text:span>y jeszcze piękniej brzmiało produktem dla społeczeństwa, a to co Marks nazwał w odniesieniu do ekonomii kapitalistycznej - dość brutalnie - wartością dodatkową przejmowaną przez dysponenta środkami produkcji<text:span text:style-name="T1679">.</text:span><text:s/>Tu nie b<text:span text:style-name="T1680">ę</text:span>dę oczywiście powoływał się na nauk<text:span text:style-name="T1681">o</text:span>wców imiennie, ale według oszacowań dla '86 r<text:span text:style-name="T1682">.</text:span><text:s/>tylko 41 proc<text:span text:style-name="T1683">.</text:span><text:s/>dochodu narodowego stanowią dochody ind<text:span text:style-name="T1684">yw</text:span>idualne udział płac i dochody ind<text:span text:style-name="T1685">yw</text:span>idualne z pracy.</text:p>
      <text:p text:style-name="P1686"><text:span text:style-name="T1687">W</text:span><text:s/>takim razie 4<text:span text:style-name="T1688">9</text:span><text:s/>czy 59 proc. dochodu narodowego jest przejmowana przez powiedzmy państwo,<text:s/><text:soft-page-break/>aparat państwowy itd. I wydaje mi się, że oczywiście rozwiązania są dwa albo radykalna zmiana tego istniejącego stanu rzeczy powiedzmy, co jest<text:s/>mało prawdopodobne<text:s/>albo wynika<text:span text:style-name="T1689">j</text:span>ące stad dalsze obowiązki państwa w zakresie finansowania znacznej cz<text:span text:style-name="T1690">ę</text:span>ści wydatków na budownictwo i - nie dyskutuję w tej chwili w jakich formach na budownictwo mieszkaniowe<text:span text:style-name="T1691">.</text:span><text:s/>Odpowiadam, że według tych badań nawet w okresie przedwojennym w Polsce ten udział płac<text:span text:style-name="T1692"><text:s/></text:span>i różnych dochodów z płacy był znacznie wyższy niż obecnie, a w krajach kapitalist<text:span text:style-name="T1693">yc</text:span>znych szacuje si<text:span text:style-name="T1694">ę</text:span>, że właśnie ten udział wynosi 75 proc.</text:p>
      <text:p text:style-name="P1695">Chciałbym, ażeb<text:span text:style-name="T1696">yśmy</text:span><text:s/>sobie uświadomili oczywiście wagę<text:s/><text:span text:style-name="T1697">t</text:span>ych proporcji i wagę tak dużego udziału dochodu narod<text:span text:style-name="T1698">o</text:span>wego przechwytywanego w postaci tego produktu dodatkowego przez państwo i jego aparat rządowy i stąd wynikające oczywiście reperkusje<text:span text:style-name="T1699">.</text:span></text:p>
      <text:p text:style-name="P1700">Nast<text:span text:style-name="T1701">ę</text:span>pny czwarty argument to głęboka nierównowaga na rynku mieszkaniowym<text:span text:style-name="T1702">.</text:span><text:s/>I tak długo jak ta nierównowaga na rynku mieszkaniowym będzie si<text:span text:style-name="T1703">ę</text:span><text:s/>utrzymywać, tak długo oczywiście musi<text:span text:style-name="T1704"><text:s/></text:span>być bardzo czynny udział oczywiście państwa, oddziaływanie ekonomiczno-finans<text:span text:style-name="T1705">ow</text:span>e państwa<text:span text:style-name="T1706">.</text:span></text:p>
      <text:p text:style-name="P1707">I wreszcie czwarty argument, akurat jestem w tej szczęś<text:span text:style-name="T1708">li</text:span>w<text:span text:style-name="T1709">ej</text:span><text:s/>sytuacji powiedzmy, że - zresztą tutaj pan prof<text:span text:style-name="T1710">.</text:span><text:s/>Andrzejewski również próbował spojrzeć na sprawy rozwiązywania potrzeb mieszkaniowych przez bardzo szeroki pryzmat świadczeń<text:span text:style-name="T1711"><text:s/></text:span>europejskich jako wieloletni ekspert Organizacji Narodów Zjednoczonych Komitetu Mieszkalnic<text:span text:style-name="T1712">tw</text:span>a w Genewie, i jak najbardziej właśnie odpowiada mi ta, ten sposób patrzenia. Ale wracając do czwartego argumentu właśnie związanego z wyp<text:span text:style-name="T1713">o</text:span>w<text:span text:style-name="T1714">i</text:span>edzią pana profesora, to przecież rządy wielu kr<text:span text:style-name="T1715">ajów</text:span><text:s/>Europy Zachodniej, które od samego początku maj<text:span text:style-name="T1716">ą</text:span><text:s/>gospodarkę rynkową - w pełnym tego słowa znaczeniu - i które się kierują bardzo dużym pragmatyzmem w codziennym działaniu, jednak te rządy przez długi okres czasu, przez cały okres powojenny, już nie sięgając do przedw<text:span text:style-name="T1717">oj</text:span>ennego w poważnym stopniu czuły się odpowiedzialne za podaż chociaż nie tylko podaż środków finan<text:span text:style-name="T1718">so</text:span>wych dla budownictwa i w znacznym stopniu w różnych formach bezpośrednich, pośrednich dotowały budownictwo mieszkaniowe<text:span text:style-name="T1719">.</text:span><text:s/>I nawet po osiągnięciu równowagi rynkowej w latach siedemdziesiątych -<text:s/><text:span text:style-name="T1720">w</text:span><text:s/>jednych na początku, w drugich w środku, czy pod koniec - nadal te rządy w znacznym stopniu wspomagają finansowo i wspi<text:span text:style-name="T1721">e</text:span>r<text:span text:style-name="T1722">a</text:span>ją budownictwo mieszkaniowe<text:span text:style-name="T1723">.</text:span><text:s/><text:span text:style-name="T1724">I</text:span><text:s/>p<text:span text:style-name="T1725">o</text:span>wiedzmy w takiej Danii jest prawie 9 form różnych, różnego subwen<text:span text:style-name="T1726">cj</text:span>on<text:span text:style-name="T1727">ow</text:span>ania przedmiotowego i 7 fo<text:span text:style-name="T1728">r</text:span>m podmiotowego. Ale to tylko dla przykładu, można by tu oczywiście i Holandię przytoczyć<text:span text:style-name="T1729">.</text:span><text:s/><text:span text:style-name="T1730">N</text:span>aturalnie, że nie jest to tak szerokie powiedzmy subwencjonowane, selektywne dość, ograniczone do niektórych grup ludności<text:span text:style-name="T1731">.</text:span><text:s/>Stąd też powiedzmy, nie rozwijając z kolei strony jaka jest rola obywatela, obywateli, ale jest jakby piąty argument, żeby ci obywatele, którym próbu<text:span text:style-name="T1732">j</text:span>emy i którym należałoby dać bardzo dużą swobod<text:span text:style-name="T1733">ę</text:span>, uaktywnić, uczynić<text:s/><text:span text:style-name="T1734">z</text:span><text:s/>nic<text:span text:style-name="T1735">h</text:span><text:s/>podmioty w gospodarce mieszkaniow<text:span text:style-name="T1736">ej,</text:span><text:s/>wyzwolić od ubezwłasnowolnienia itd., to żeby ta koncepcja nie zawisła w powietrzu, to oni muszą mieć bardzo silne wsparcie ze strony środków publicznych.</text:p>
      <text:p text:style-name="P1737">I bardzo<text:s/>krótko<text:s/>trzecia już sprawa konkretni<text:span text:style-name="T1738">ejs</text:span>zych propozycji, zgłoszenia konkretni<text:span text:style-name="T1739">ej</text:span>szych spraw, to znaczy problemów.</text:p>
      <text:p text:style-name="P1740">Otóż osobiście ja byłbym zwolennikiem, żeby stopniowo konkretyzować naszą dyskusję<text:span text:style-name="T1741">,</text:span><text:s/>żeby ona się tak jakoś nie rozwodniła, nie nabrała tylko takich generaln<text:span text:style-name="T1742">yc</text:span>h konturów.</text:p>
      <text:p text:style-name="P1743">Pierwsza sprawa to jest czynsze i polityka opłat za<text:s/><text:span text:style-name="T1744">m</text:span>ieszkania. Mnie się osobiście<text:s/><text:span text:style-name="T1745">wyda</text:span>je, że jeżeli my tej sprawy jednoznacznie nie zaproponujemy i nie zostanie w n<text:span text:style-name="T1746">aj</text:span>bliższych, nie chcę powiedzieć dniach, ale miesiącach rozwiązana to właściwie straci wiarygodność cała ta dyskusja i wszelkie w ogóle z nią<text:s/><text:soft-page-break/><text:span text:style-name="T1747">zw</text:span>iązane koncep<text:span text:style-name="T1748">cj</text:span>e. Dlatego<text:span text:style-name="T1749"><text:s/></text:span>że ten problem był kilkakrotnie zgłaszany. Zgłaszany był również podczas pracy nad tym perspektywicznym programem, który zgłaszałem.<text:s/><text:span text:style-name="T1750">I</text:span><text:s/>żeby było ciekawiej można powiedzieć w tym gronie, że jak przyszło do jakiegoś głosowania, prawda, nad koncepcją to wszyscy ci, którzy mieli mieszkanie państwowe głosowali przeciwko urealnieniu czynszów, a ci którzy mieli mieszkania spółdzielcze czy inne<text:s/>-<text:s/>za<text:span text:style-name="T1751">.</text:span><text:s/>W 1<text:span text:style-name="T1752">9</text:span>72 i<text:s/>‘73<text:s/><text:span text:style-name="T1753">r.</text:span><text:s/><text:span text:style-name="T1754">To</text:span><text:s/><text:span text:style-name="T1755">jes</text:span>t taki pikantny właściwie szczegół<text:span text:style-name="T1756">.</text:span><text:s/>Oczywiście bez żadnej złośliwości z mojej strony<text:span text:style-name="T1757">.</text:span><text:s/>Oczywiście ja nie będę przytaczał merytorycznych argumentów za, ale uważam, że to jest coś demoralizującego powiedzmy. Co<text:span text:style-name="T1758">ś</text:span><text:s/>demoralizującego i ilustruje przede wszystkim, że są pogwałcone najbardziej, właściwie najbardziej brutalne jest to łamanie tej zasady, którą<text:span text:style-name="T1759"><text:s/></text:span>powtarzaliśmy<text:s/>-<text:s/>każdemu według pracy. Najbardziej brutalne w sensie ogólnym, po drugie jest to łamanie podstawowej zasady egalitarnej rozumianej w sposób właściwy, nie ten prymitywny<text:s/>„każdemu po równo”<text:s/>niezależnie czy ty<text:s/>masz<text:s/>dochód 100 t<text:span text:style-name="T1760">ys</text:span>., czy 200, a ty 20 tys<text:span text:style-name="T1761">.</text:span></text:p>
      <text:p text:style-name="P1762">Oczywiście kryterium subwen<text:span text:style-name="T1763">cj</text:span>on<text:span text:style-name="T1764">ow</text:span>ania. Od 40 lat, jak się rozmawia z przedstawicielami z zagranicy, to cały czas nie rozumieją i później uszczypliwie pytają czy to jest kryterium oparte - subwen<text:span text:style-name="T1765">cj</text:span>on<text:span text:style-name="T1766">ow</text:span>anie gospodarki państwowymi zasobami mieszkaniowymi - na kolorze oczu czy włosów? I bardzo im oczywiście wytłumaczyć trudno na jakim kryterium.</text:p>
      <text:p text:style-name="P1767">Sam znam osobiste przypadki, wiele przypadków nawet osób co bardziej uczciwych wobec siebie i państwa, które zajmują duże mieszkania czynszowe, płaca symboliczne czynsze i chciałyby płacić pełne czynsze, ale nie wiedzą, jak to zrobić. Powiedzmy, że są to osoby nieliczne. Niewiedza, jak to zrobić, bo nie<text:s/>ma podstaw prawnych, żeby płaciły tyle ile si<text:span text:style-name="T1768">ę</text:span><text:s/>należy<text:span text:style-name="T1769">.</text:span></text:p>
      <text:p text:style-name="P1770">Po drugie sporo osób również z mieszkań zakładowych, zwłaszcza osób, które przeszły na rękę, zwłaszcza chłoporobotników itd. wynajmuje bardzo dużo mieszkań za dolary, budując własne domy jednorodzinne na podwarszawskich działkach uzyskanych od rodziny względnie w innej formie<text:span text:style-name="T1771">.</text:span><text:s/>Ja już nie mówię, że prz<text:span text:style-name="T1772">ec</text:span>ież w tym okresie zmieniły się faktycznie, bo<text:span text:style-name="T1773"><text:s/></text:span>formalnie nie głównie najemcy tych mieszkań i dochody itd. Mógłbym tutaj wyszczególniać, wymieniać cały szereg elementów<text:span text:style-name="T1774">.</text:span><text:s/>I wydaje mi się, że czas najwyższy przyjąć zasadę nie tą dotychczas sufitową, że może 8 złotych za metr<text:s/><text:span text:style-name="T1775">k</text:span>wadratowy da, a nie to może<text:s/><text:span text:style-name="T1776">1</text:span>6, a inflacja jest to może 20 z<text:span text:style-name="T1777">ł.<text:s/></text:span>Przyjąć kardynalną zasadę, która jest stosowana w krajach, tzw. czynszu ekonomicznego. To znaczy czynszu, który by pokrywał bieżące utrzymanie z remontami, modernizację i oczywi<text:span text:style-name="T1778">ś</text:span>cie amortyzację.<text:s/><text:span text:style-name="T1779">I</text:span><text:s/>wtenczas<text:s/>się<text:s/>okaże jaka cześć rodzin nie jest w stanie utrzymać, udźwignąć tego czynszu,<text:s/><text:span text:style-name="T1780">j</text:span>a w tej chwili nawet nie wiem, bo są szacunki itd. i oczywiście wpływy z tego tytułu pozwoliłyby przypuszczam z naddatkiem pokryć dodatki mieszkaniowe dla tej części, która nie jest w stanie udźwignąć kosz<text:span text:style-name="T1781">tów</text:span><text:s/>tego mieszkania.</text:p>
      <text:p text:style-name="P1782">Przyznam si<text:span text:style-name="T1783">ę</text:span><text:s/>szczerze, że osobiście, że jeżeli ta sprawa nie zostanie jakoś jednoznacznie potraktowana, to ja nawet nie widzę swojej celowości uczestniczenia w jakichkolwiek rozmowach przy tym stole. Bo b<text:span text:style-name="T1784">ę</text:span>dę miał poczucie, że to na gadaniu<text:s/>się<text:s/>skończy i jak się wiele razy skończyło.</text:p>
      <text:p text:style-name="P1785">Druga sprawa, to jest sprawa indywidualnego kredytowania, o którym już wspomniałem. Ale chcę ją w tej chwili poruszyć w innym kontekście. Otóż w podręczniku z ekonomii jeszcze z<text:s/>lat 60 i 7<text:span text:style-name="T1786">0</text:span><text:s/>są takie definicje, że spółdzielczość mieszkaniowa zwłaszcza ta lokatorska jest taką form<text:span text:style-name="T1787">ą</text:span><text:s/>interesującą, która pozwala środki pojedynczych obywateli, środki własne pojedynczych obywateli przetranspo<text:span text:style-name="T1788">n</text:span>ować w środki grupowe, a faktycznie powiedzmy jeśli nie publiczne to ogólno-społeczne. I wydaje mi się, że z punktu<text:s/><text:soft-page-break/>widzenia ekonomicznego i finansowego najbardziej poszkodowana jest ta grupa spółdzielców, którzy si<text:span text:style-name="T1789">ę</text:span><text:s/>nazywają spółdzielcami lokatorami<text:span text:style-name="T1790">.</text:span><text:s/>Lokatorskie, bo oni spłacają całość albo część kredytów z własnych dochodów po to, żeby po pewnym czasie w<text:s/><text:span text:style-name="T1791">o</text:span>gó<text:span text:style-name="T1792">l</text:span>e te kredyty, no jakby nie używam upaństwowiły się, ale uspołeczniły się. Mnie s<text:span text:style-name="T1793">i</text:span>ę wydaje, że tutaj ten problem należałoby też jakoś dość jednoznacznie postawić. On<text:s/>się<text:s/>wiąże właśnie z tą koncepcją indywidualnego kredytowania. Ja oczywiście pewne propozycje mam, ale nie chciałbym ich tu rozwijać, sądzę, że w tej dyskusji konkretnej będzie można do tej sprawy powrócić. I wreszcie następna sprawa to jest sprzedaż mieszkań.</text:p>
      <text:p text:style-name="P1794">Chcę ją tylko zasygnalizować oczywiście. Dotychczas z reguły było tak, że te wszelkie poczynania również te biurokratyczne cały czas koncentrowały się na tej grupie nie rodaków, którzy oczekiwali na mieszkanie spółdzielcze. Oczekiwali i oczekują nadal. I się zastanawiano czy 10 proc., czy ryczałtowy wkład czy może 1<text:span text:style-name="T1795">5</text:span><text:s/>proc<text:span text:style-name="T1796">.</text:span><text:s/>czy 7. Pozostała społeczność pozostawiona była w pokoju. Wydaje mi się, że na dłuższą metę oczywiście państwo nie jest w stanie, n<text:span text:style-name="T1797">a</text:span>wet<text:span text:style-name="T1798"><text:s/></text:span>gdyby były czynsze ekonomiczne, udźwignąć pewnej części zasobów mieszkaniowych, jaka jest w jej posiadaniu. Tyczy<text:s/><text:span text:style-name="T1799">t</text:span>o<text:s/>oczywiście spółdzielczości mieszkaniowe<text:span text:style-name="T1800">j</text:span><text:s/>i należałoby absolutnie bez żadnej presji administrac<text:span text:style-name="T1801">yj</text:span>nych rozstrzygnąć, zastosować cały szereg zach<text:span text:style-name="T1802">ęt,</text:span><text:s/>które by - rzeczywiście uproszcz<text:span text:style-name="T1803">ę</text:span><text:s/>- jednocześnie proceduralnych, które jednocześnie by spowodo<text:span text:style-name="T1804">w</text:span>ały, że na pewno znaczna część ludności, nie wiem jaka, ale na pewno znaczna część ludności byłaby jednak skłonna pokusić się na mieszkanie własnościowe<text:span text:style-name="T1805">.</text:span></text:p>
      <text:p text:style-name="P1806">Ja nie będę tutaj wspominał o tej ciekawej formie konto-<text:s/>m<text:span text:style-name="T1807">i</text:span>n<text:span text:style-name="T1808">i</text:span>mum, jak w niektórych krajach, bardzo interesujące może być, może w innym kontekście bym tu j<text:span text:style-name="T1809">ą</text:span><text:s/>zasygnalizował<text:span text:style-name="T1810">.</text:span></text:p>
      <text:p text:style-name="P1811">Chodzi mi oto, żeby wyjś<text:span text:style-name="T1812">ć</text:span><text:s/>poza tradycyjne formy akumulacji środków finansowych na budownictwo mieszkaniowe. Bo ocz<text:span text:style-name="T1813">yw</text:span>iście widzę tu fundacje, uruchomienie obligacji mieszkaniowych itd. I to są właśnie sprawy 4, cz<text:span text:style-name="T1814">y</text:span><text:s/>5 spraw tych konkretnych, nad którymi powinniśmy oczywiście podjąć dyskusję i się zastanowić<text:span text:style-name="T1815">.</text:span></text:p>
      <text:p text:style-name="P1816"><text:span text:style-name="T1817">I</text:span><text:s/>może ostatnia już sprawa, to już taka zamykająca. Otóż niepokoją mnie różne takie propozycje, że znów jest nam potrzebny program mieszkaniowy. Najprawdopodobniej potrzebne są jakieś programy operacyjne itd., ale się b<text:span text:style-name="T1818">oj</text:span>ę, że to będzie<text:span text:style-name="T1819"><text:s/></text:span>p<text:span text:style-name="T1820">o</text:span>dobny program do wielu innych tylko z jakimiś nowinkami.</text:p>
      <text:p text:style-name="P1821">Otóż mnie się wydaje, że nie jest potrzebny program mieszkaniowy jako taki, program mieszkaniowy jako taki, tylko sformułowanie generalnych celów, ale nade wszystko pr<text:span text:style-name="T1822">z</text:span>yporz<text:span text:style-name="T1823">ą</text:span>dkowanie tzn. rozwiązań systemowych i związanych z tym środk<text:span text:style-name="T1824">ów</text:span><text:s/>i konsekwentna społeczna kontrola, że tak powiem realizacji tego programu. Jako taki na pierwszym planie ten program jeśli już byśmy taki, cele właściwie polityki mieszkaniow<text:span text:style-name="T1825">ej</text:span>, to oczywiście jest to co tutaj mówiliśmy, że przede<text:s/>wszystkim przyspieszenie rozmiarów budownictwa mieszkaniowego i oczywiście zahamowanie dewastacji, a w niektórych przypadkach dekapitaliza<text:span text:style-name="T1826">cji</text:span><text:s/>zasobów mieszkaniowych<text:span text:style-name="T1827">.</text:span><text:s/>Bardzo skromny cel na najbliższe lata.</text:p>
      <text:p text:style-name="P1828">Na dalsze lata na pewno, nie znów dalsze, powiedzmy tam 20<text:span text:style-name="T1829">5</text:span>0 czy 2<text:span text:style-name="T1830">1</text:span>00, to jest osiągnięcie w skali kraju równowagi pomiędzy liczbą gospodarstw domowych, a liczbą mieszkań i zniwelowanie różnic w standardzie istniejących mieszkań.</text:p>
      <text:p text:style-name="P1831">Natomiast oczywiście etap, którego chciałbym dożyć, który kraje zachodnie m<text:span text:style-name="T1832">aj</text:span>ą już poza sobą, prawie albo prawie za sobą, to jest osiągnięcie w skali kraju przy rozumieniu oczywiście tych wszystkich rynków lokalnych takiej sytuacji mieszkaniowej, która umożliwia każdej rodzinie posiadanie takiego mieszkania, w<text:s/><text:soft-page-break/>którym na jedną osobę gospodarstwa domowego przypadałby jeden pokój, poza oczywiście pokojem dziennym i naturalnie łazienką i innymi sprawami, niestety taki poziom i do takiego poziomu już się zbliża bardzo wiele krajów. A jeżeli chodzi o system finansowania, to przede wszystkim tworzenie możliwości uzyskania przez każde gospodarstw<text:span text:style-name="T1833">o</text:span><text:s/>domowe, rodzinę i osobę samodzielnego mieszkania po cenie kształtującej się w rozsądnej oczywiście relacji do dochodu gospodarstwa domowego przy stworzeniu, przy zachowaniu pewnego minimum, tworzeniu bardzo dużych różnicowań oczywiście w warunkach mieszkaniowych według własnych możliwość finansowych, bo jeżeli chcemy by mieszkalnictwo odgrywało jakąś rolę z punktu widzenia aktywności zawodowej i ogólnogospodarczych wymogów to naturalnie nie można tutaj powiedzieć,<text:s/><text:span text:style-name="T1834">że</text:span><text:s/>mieszkanie nie, ale można kupić sobie drugi samochód, czy łódź motorową, jakiś tam jacht czy inne rzeczy, a<text:span text:style-name="T1835"><text:s/></text:span>tutaj, żeby nie mieć większego mieszkania<text:span text:style-name="T1836">.</text:span></text:p>
      <text:p text:style-name="P1837">Dziękuję<text:span text:style-name="T1838">.</text:span></text:p>
      <text:p text:style-name="P1839"><text:span text:style-name="T1840">Przewodniczący</text:span>:</text:p>
      <text:p text:style-name="P1841">Dziękuję bardzo. Obecnie uprzejmie proszę o zabranie głosu prof<text:span text:style-name="T1842">.</text:span><text:s/>Wacława Tuszyńskiego.<text:s/><text:span text:style-name="T1843">P</text:span>rzygotuje si<text:span text:style-name="T1844">ę</text:span><text:s/>pan Marian Wysocki<text:span text:style-name="T1845">.</text:span><text:s/><text:span text:style-name="T1846">Z</text:span><text:s/>gorącą prośbą o zwięzłość w wyrażaniu<text:span text:style-name="T1847">.</text:span></text:p>
      <text:p text:style-name="P1848"><text:span text:style-name="T1849">Prof. Wacław Tuszyński</text:span>:</text:p>
      <text:p text:style-name="P1850">Szanowny Panie Przewodniczący, Szanowni Państwo! Dotychczasowa i częściowo obecna polityka mieszkaniowa ograniczała i ogranicza swobody obywatelskie. Taki jest stan rzeczy. W moim przekonaniu na ten temat tu było wiele wypowiedzi<text:span text:style-name="T1851">.</text:span><text:s/>Należy to zmienić.</text:p>
      <text:p text:style-name="P1852">Następne zagadnienie, które powinno być doprowadzone tak, jak przedmówca mój powiedział do pe<text:span text:style-name="T1853">w</text:span>nej świadomości i pełnego zrozumienia co będ<text:span text:style-name="T1854">z</text:span>iemy rozumieli pod pojęciem<text:span text:style-name="T1855"><text:s/></text:span>gospodarki, polityki mieszkaniow<text:span text:style-name="T1856">ej</text:span><text:s/>rynkowej. I ja się całkowicie tutaj zgadzam z panem prz<text:span text:style-name="T1857">ew</text:span>odn<text:span text:style-name="T1858">ic</text:span>zącym Paszyńskim odnośnie tego kierunku. Należy to rozumieć co jest rozumiane w innych krajach. Bo rynek mieszkań w zasadzie u nas w Polsce istniał przed wojną, istniał cały czas po wojnie i istnieje obecnie. W różny sposób on był hamowany, rozwijany i moim zdaniem innego rozwiązania nie ma. Wszystkie wypowiedzi, które tutaj były<text:s/>dotyczyły, jak szybko to wprowadzać. Czy stopniowo czy szybko?</text:p>
      <text:p text:style-name="P1859">Oczywiście się z tym zgadzam dlatego, że to jest uwarunkowane od innych czynników o charakterze ekonomicznym i psychologicznym<text:span text:style-name="T1860">.</text:span><text:s/>Czy mieszkanie występuje jako towar? Jeżeli<text:span text:style-name="T1861"><text:s/></text:span>występuje rynek, mieszkanie musi wystąpić jako towar. Nie ma<text:s/>innego rozwiązania<text:span text:style-name="T1862">.</text:span><text:s/><text:span text:style-name="T1863">I</text:span><text:s/>w moim przekonaniu to też powinno być mocno<text:s/>za<text:s/><text:span text:style-name="T1864">arty</text:span>ku<text:span text:style-name="T1865">ło</text:span>wane, bo inaczej nie znajdziemy sposobów rozwiązania prz<text:span text:style-name="T1866">ys</text:span>pi<text:span text:style-name="T1867">es</text:span>zenia procesu inwestyc<text:span text:style-name="T1868">yj</text:span>nego w budownictwie mieszkaniowym.</text:p>
      <text:p text:style-name="P1869">Sprawa czynszu, sprawa mieszkań. Jakie tu mieszkania są? Dwie formy tylko występują. Mieszkanie czynszowe i m<text:span text:style-name="T1870">i</text:span>eszkanie prywatne. Nie znam innych form mieszkaniowych.</text:p>
      <text:p text:style-name="P1871">/G<text:span text:style-name="T1872">ł</text:span>os z sali:<text:s/>Służbowe/<text:span text:style-name="T1873">.</text:span></text:p>
      <text:p text:style-name="P1874"><text:span text:style-name="T1875">A</text:span>, przepraszam służb<text:span text:style-name="T1876">ow</text:span>e. I w tym zakresie należy doprowadzić do swobodnego obrotu mieszkaniami, takiego obrotu, który nie prowadzi, tak jak to dzisiaj jest do bogacenia się, no niestety państwa. Państwa nie obywatela tylko pańs<text:span text:style-name="T1877">tw</text:span>a.</text:p>
      <text:p text:style-name="P1878">W związku z tym jeżeli wystąpi obrót mieszkaniami to powinien jednocześnie wystąpić rynek ziemi, obrót ziemią i działkami oraz terenami pod budownictwo.<text:s/><text:span text:style-name="T1879">Z</text:span><text:s/>tym<text:s/><text:span text:style-name="T1880">ż</text:span>e jest podobne zagadnienie. No, ma być to pomyślane w ten sposób, żeby nie prowadziło do nieuzasadnionego bogacenia się w tym zakresie. Ale<text:s/><text:soft-page-break/>te warunki - w moim przekonaniu muszą być stworzone.</text:p>
      <text:p text:style-name="P1881">Dużo tutaj powiedzieliśmy na tematy związane z tym zasadniczym modelem, w jaki sposób przyspieszyć proces inwestowania w budownictwie. Nieomawiany został tu ani nawet niezaproponowany jakikolwiek model ekonometryczny szybkości inwestowania w budownictwo. Jeżeliby ktoś z państwa zaproponował ze znanych modeli te modele, które są na świecie najbardziej rozpowszechnione, to wtedy można stosunkowo łatwo przedyskutować sprawę i na jakie elementy należy zwrócić u<text:span text:style-name="T1882">w</text:span>agę. Bo<text:s/><text:span text:style-name="T1883">my</text:span><text:s/>się boimy<text:s/><text:span text:style-name="T1884">z</text:span><text:s/>punktu widzenia społecznego, że prz<text:span text:style-name="T1885">y</text:span><text:s/>wprowadzeniu modelów ekonome<text:span text:style-name="T1886">t</text:span>ryczn<text:span text:style-name="T1887">yc</text:span>h w budownictwie mieszkaniowym, obywatel zacznie płacić za czynsz ewentualnie będzie kupował mieszkanie.<text:s/><text:span text:style-name="T1888">I</text:span><text:s/>to są tylko te dwie formy innej formy nie ma.</text:p>
      <text:p text:style-name="P1889">Sprawa równowagi między czynszem a ceną za metr kwadratowy, czy ceną za metr kwadratowy mieszkania reguluje sprawy mianowicie nabywania mieszkań lub nie kupowania mieszkań<text:span text:style-name="T1890">.</text:span><text:s/>I jednocześnie reguluje z miejsca absolutnie ceny wyg<text:span text:style-name="T1891">ó</text:span>r<text:span text:style-name="T1892">o</text:span>wane za m<text:span text:style-name="T1893">2</text:span><text:s/>mieszkania<text:span text:style-name="T1894">.</text:span></text:p>
      <text:p text:style-name="P1895">I związane to jest, i to jest jedna, jedyna dźwignia zmiany szybkości inwestowania w budownictwo, druga, która nie zależy już od obywatela to jest udział dochodu narodowego przeznaczonego na budownictwo mieszkaniowe. I on w moim przekonaniu powinien być w całości ten udział dochodu narodowego r<text:span text:style-name="T1896">oz</text:span>d<text:span text:style-name="T1897">ys</text:span>pon<text:span text:style-name="T1898">ow</text:span>any w formie podmiotowej, w żadnym wypadku inwestowania, przeznaczenia go<text:s/>en bloc mianowicie na spółdzielczoś<text:span text:style-name="T1899">ć</text:span>,<text:s/><text:span text:style-name="T1900">na</text:span><text:s/>jakiekolwiek inne formy, które są stosowane w systemie rozdzielczym.</text:p>
      <text:p text:style-name="P1901">I wystąpi tu oczywiście bezpośrednio zagadnienie mianowicie kredytów hipotetycznych. Ten kredyt hipotetyczny wystąpi. Hipoteczny kredyt, dlaczego, dlatego że obywatel ni<text:span text:style-name="T1902">e<text:s/></text:span>jest w stanie ponieść całkowicie koszty na zakup mieszkania to jest jedna z form mianowicie części przeznaczenia dochodu narodowego na proces, na kupno mieszkania. I ona musi to ponieść całe społeczeńs<text:span text:style-name="T1903">tw</text:span>o. Czy ponosi dzisiaj? Oczywiście ponosi, przy czynszach, które mamy w tej chwili, robimy to wszyscy tylko robimy to przy naszych pensjach, a to powinno być zróżnicowane, bo sprawa inflacji, wysiłku poszczególnego obywatela powinna być związana z tym, że chce posiadać mieszkanie. I posiadać to mieszkanie szybciej, nie jestem tym zain<text:span text:style-name="T1904">te</text:span>res<text:span text:style-name="T1905">ow</text:span>any to się o to nie staram<text:span text:style-name="T1906">.</text:span></text:p>
      <text:p text:style-name="P1907">I proszę państwa nawiązując w tym miejscu do sprawy jednocześnie rola państwa i obywateli, ja w zasadzie si<text:span text:style-name="T1908">ę</text:span><text:s/>wypowiedziałem. Ona, ta rola państwa została w zasadzie ok<text:span text:style-name="T1909">r</text:span>eślona w ustawie o działalności gospodarcz<text:span text:style-name="T1910">ej.</text:span><text:s/>I bym propon<text:span text:style-name="T1911">ow</text:span>ał,<text:span text:style-name="T1912"><text:s/></text:span>żeby przejrzeć wszystko to co jest w bud<text:span text:style-name="T1913">ow</text:span>nic<text:span text:style-name="T1914">tw</text:span>ie, i usunąć<text:span text:style-name="T1915"><text:s/></text:span>wszystkie przeszkody, które powodują, że ustawa ta nie może działać w pełnej rozciągłości, bo innej drogi nie mamy poza tą ustawą w dniu dzisiejszym<text:span text:style-name="T1916">.</text:span></text:p>
      <text:p text:style-name="P1917">Chciałbym jednocześnie podać tutaj mianowicie zagadnienie ograniczenia w budown<text:span text:style-name="T1918">ictw</text:span>ie. O tym nie było powiedziane ani słowa.</text:p>
      <text:p text:style-name="P1919">Założenie na tą pięciolatkę było następujące.<text:s/><text:span text:style-name="T1920">1</text:span><text:s/>mln<text:s/><text:span text:style-name="T1921">5</text:span>00 tys. mieszkań. Uchwała zjazdu była półtora miliona mieszkań<text:span text:style-name="T1922">.</text:span><text:s/>Póź<text:span text:style-name="T1923">n</text:span>iej zostały plany skorygowane i teraz mówimy mianowicie o realnym planie budownictwa, to jest realny plan budownictwa, miliona mieszkań<text:span text:style-name="T1924">.</text:span><text:s/>Załóżmy.</text:p>
      <text:p text:style-name="P1925">/Głos z sali:<text:s/>Sprawa wygląda w ten sposób, że w planie<text:s/><text:span text:style-name="T1926">5-</text:span>l<text:span text:style-name="T1927">et</text:span>nim, to co Sejm uchwalił w<text:s/>‘86 r. było<text:s/><text:span text:style-name="T1928">1</text:span><text:s/>mln<text:s/>0<text:span text:style-name="T1929">5</text:span>0 tys. do<text:s/><text:span text:style-name="T1930">1</text:span><text:s/>mln<text:s/><text:span text:style-name="T1931">15</text:span>0 tys. mieszkań. To o czym pan profesor wspomina pod koniec wypowiedzi w zmianach NPSG początkowo planowano ok.<text:s/><text:span text:style-name="T1932">1</text:span><text:s/>mln na co Sejm się nie zgodził i wymusił, że jest<text:s/><text:span text:style-name="T1933">1</text:span><text:s/>mln 0<text:span text:style-name="T1934">50</text:span><text:s/>tys.<text:s/><text:soft-page-break/>mieszkań, a więc dolna granica, czy ona jest realna to ja też na razie między bajki wkładam, ale taka jest prawna strona zagadnienia/.</text:p>
      <text:p text:style-name="P1935"><text:span text:style-name="T1936">Prof. Wacław Tuszyński</text:span>:</text:p>
      <text:p text:style-name="P1937">Dziękuję bardzo. Przepraszam za<text:s/>pomyłkę w tej sprawie. Pamiętam uchwałę zjazdu, było mówione o 1 mln<text:s/><text:span text:style-name="T1938">5</text:span>00 tys<text:span text:style-name="T1939">.</text:span><text:s/>mieszkań, stawiana sprawa. Później nastąpiły dopiero zmiany i doprowadzono do realności możliwości przemysłowej produkcji mieszkań. Załóżmy, że wybudujemy w każdej pięciolatce milion mieszkań. Zgodnie z danymi Komi<text:span text:style-name="T1940">s</text:span>ji Planowania Gospodarczego na ogrzanie jednego mieszkania łącznie całość energii, tak jak oni<text:s/><text:span text:style-name="T1941">p</text:span>o<text:span text:style-name="T1942">d</text:span>ali zapotrzebowanie węgla bezpośrednie wynosi 8,6 ton na mieszkanie. Proszę zaokrąglić tutaj do 10 ton, tu są jeszcze inne czynniki, to jest ok<text:span text:style-name="T1943">.</text:span><text:s/>10 ton<text:span text:style-name="T1944">.</text:span><text:s/>Czyli mamy 10 mln ton węgla dodatkowo w każdej<text:s/><text:span text:style-name="T1945">5-</text:span>l<text:span text:style-name="T1946">a</text:span>tce<text:span text:style-name="T1947">.</text:span><text:s/>Trzy pięciolatki wyczerpuje tą ilość węgla, która jest obecnie<text:s/>eksportowana.<text:s/><text:span text:style-name="T1948">l<text:s/></text:span>spowoduje to obniżenie poziomu życia. Dlaczego o tym mówię? Dlatego, że na tej sali nikt, u nikogo nie padła żadna wypowiedź dotycząca postępu technicznego w budownictwie, w ogóle, a w budownictwie mieszkaniowym w szczególności<text:span text:style-name="T1949">.</text:span></text:p>
      <text:p text:style-name="P1950">Wpływ prowadzonych badań na technikę i technologię wytwarzania jest niewielki. Gdyż przemysł nie interesuje się nowymi rozwiązaniami, a jedynie usprawnieniami istniejących procesów technologicznych. To co już istnieje jest przez przem<text:span text:style-name="T1951">ys</text:span>ł mianowicie usprawniane.</text:p>
      <text:p text:style-name="P1952">Nie istnieje żaden system finansowy, w dniu dzisiejszym w Polsce, stymulujący, ekonome<text:span text:style-name="T1953">tryczn</text:span>y stymulujący postęp techniczny. To jest główne ograniczenie w zakresie budownictwa mieszkaniowego i ilości zużywanej energii<text:span text:style-name="T1954">.</text:span><text:s/>W książce Albinowskiego<text:s/><text:span text:style-name="T1955">„</text:span>Pułapka energetyczna Polski”<text:s/>jest podane, że na samo ogrzewnictwo jest spalane ok. 11,6 mln ton węgla niepotrzebnie. I uprzejmie bym prosił pana przewodniczącego, żebyśmy mieli określone, nie wiem przez który zespół, tzw. politykę<text:s/>nośników energetycznych kraju<text:span text:style-name="T1956">.</text:span><text:s/>Bez tej polityki to jest w zakresie polityki nośników energet<text:span text:style-name="T1957">ycznyc</text:span>h kraju<text:span text:style-name="T1958">.</text:span><text:s/>Jeżeli to nie zostanie rozwiązane to produk<text:span text:style-name="T1959">cj</text:span>a mie<text:span text:style-name="T1960">s</text:span>zkań w zasadzie nie może odbywać się na tej drodze, która jest. Jest to po prostu nierealne. To mo<text:span text:style-name="T1961">ż</text:span>na bardzo pr<text:span text:style-name="T1962">o</text:span>sto wykazać. Dlatego, że głównym ograniczeniem jest baza materiałowa, która nie jest w ogóle związana z oszczędnością energii. Stan faktyczny wygląda tak. Ilość energii potrzebnej do wybudowan<text:span text:style-name="T1963">i</text:span>a mieszkania wynosi ok. 7<text:s/><text:span text:style-name="T1964">d</text:span>o 10 proc. Iloś<text:span text:style-name="T1965">ć</text:span><text:s/>energii potrzebnej do eksploatacji mieszkania wynosi pozostałą część. Czyli nieistotne jest z jakich materiałó<text:span text:style-name="T1966">w</text:span><text:s/>my budujemy mieszkania, bo ilość tej energii jest niewielka. Natomiast te materiały zaczyna<text:span text:style-name="T1967">j</text:span>ą decydować o tym czy w ogóle jest możliwy rozwój tego budownictwa w oparciu o naszą bazę energetyczną. I trz<text:span text:style-name="T1968">e</text:span>ba coś z tym zrobić.</text:p>
      <text:p text:style-name="P1969">Do tej pory, tak jak obserwujemy, to co się dzieje na świecie najbardziej sprawnym nośnikiem energii jest energia elektryczna. Innej formy do dnia dzisiejszego nie znaleziono. I wtedy możemy zaoszczędzić duże ilości energii to jest raz i wytworzenie bazy materiałowej takiej do budowy domów, które pozwolą, te materiały powinny pozwolić na pozyskiwanie energii cieplnej z zewnątrz, z otoczenia, ze środowiska i ograniczyć ilość energii pochodzącej z paliw do eksploatacji domów czyli do ogrzewania.</text:p>
      <text:p text:style-name="P1970">Parę słów na temat sposobów finansowania w zakresie badawczym. Aktualne badania są w zasadzie samofinansujące się, pochodzą ze zleceń przemysłu. Są po prostu wygodną formą dla suwerena. Ta forma finansowania nie niesie jednak pierwiastków przeobrażających przemysł materiałów budowlanych.<text:s/>Nie ma to nic wspólnego z t<text:span text:style-name="T1971">y</text:span>m<text:span text:style-name="T1972">.</text:span><text:s/>Dotychczasowa polityka kierunków badań była i jest sterowana głównie przez<text:s/><text:soft-page-break/>administrację państwową<text:span text:style-name="T1973">.</text:span><text:s/>Przy czym świat nauki nie brał lub prawie nie brał odpowiedzialności za kierunki pod<text:span text:style-name="T1974">ej</text:span>mowanych badań<text:span text:style-name="T1975">.</text:span><text:s/>Jak i ich końcowych rezultatów związanych z wdrożeniami.<text:s/>To w ogóle jest odsunięte na boczny tor, dlatego że nie ma w ogóle zapotrzebowania na nowe rozwiązania, na nowe dążenia.</text:p>
      <text:p text:style-name="P1976">Pro<text:span text:style-name="T1977">p</text:span>onuję doprowadzić do takiego stanu, aby świat nauk sam decydował o kierunkach najbardziej efektywnych badań wynikających z potrzeb gospodarki krajowej.<text:s/><text:span text:style-name="T1978">W</text:span><text:s/>świetle postępu technicznego i nauki o technice tego co się dzieje w tym zakresie, który się dzieje na świecie<text:span text:style-name="T1979">.</text:span></text:p>
      <text:p text:style-name="P1980">Wnioskuję tutaj o finansowania podmiotowe, w dziedzinie nauki. Innej formy, w tej<text:s/><text:span text:style-name="T1981">ch</text:span>wili finansujemy instytucje, dzieje się podobnie, jak się dzieje mianowicie w innych krajach gospodarki narod<text:span text:style-name="T1982">owej.</text:span></text:p>
      <text:p text:style-name="P1983">Na zakończenie chciałbym jeszcze poruszy<text:span text:style-name="T1984">ć</text:span><text:s/>sprawę dotyczącą, która jest postawiona w punkcie 6 materiały i wyroby<text:span text:style-name="T1985"><text:s/></text:span>dla budownictwa mieszkaniowego towarzyszącego i rem<text:span text:style-name="T1986">o</text:span>ntu.</text:p>
      <text:p text:style-name="P1987">Moje zdanie jest takie, że to zagadnienie powinno być zdjęte z porządku naszych obrad. Dlatego, że jeżeli zastosujemy jakikolwiek model ekonome<text:span text:style-name="T1988">t</text:span>ryczny dotyczący budownictwa mieszkaniowego, który jest modelem ekonomicznym spowoduje on natychmiastową zmianę bazy potrzebnej, potrzebnej bazy materiałowej do realizacji mieszkań. Będzie się to działo z pewnymi, że tak powiem oporami, ale musi to spowodować. Dlatego, że według tej bazy materiałowej, która jest obecnie<text:span text:style-name="T1989"><text:s/></text:span>mieszkania będą za drogie. Po prostu państwo i obywatel tego nie wytrzyma<text:span text:style-name="T1990">.</text:span><text:s/>Natomi<text:span text:style-name="T1991">a</text:span>st są inne postępowe rozwiązania, które mogą być zrealizowane tylko przy wprowadzeniu ekonometrycznego systemu dotyczącego postępu technicznego w całe<text:span text:style-name="T1992">j<text:s/></text:span>gospodarce, a w<text:s/><text:span text:style-name="T1993">t</text:span>ym zakresie i w budownic<text:span text:style-name="T1994">tw</text:span>ie<text:span text:style-name="T1995">.</text:span></text:p>
      <text:p text:style-name="P1996"><text:span text:style-name="T1997">W</text:span><text:s/>przeciwnym razie tu wystąpiłby indeks materiałów, które należałoby w gospodarce uruchomić<text:span text:style-name="T1998">.</text:span><text:s/>I ja nie wiem czy ten zespół mógłby doprowadzić do nawet consensusu w tym zakresie, dlatego, że k<text:span text:style-name="T1999">a</text:span>żdy ma inne doświadczenia i inne przeświadczenia o tym. I to musi rozstrzygnąć rynek, postęp techniczny w tym zakresie<text:span text:style-name="T2000">.</text:span></text:p>
      <text:p text:style-name="P2001">I jeszcze jedną sprawa<text:span text:style-name="T2002">.</text:span><text:s/>Podobnie sprawa m<text:span text:style-name="T2003">a</text:span><text:s/><text:span text:style-name="T2004">s</text:span>ię<text:s/><text:span text:style-name="T2005">d</text:span>o problemu remontowego<text:span text:style-name="T2006">.</text:span><text:s/>Problem remontowy przy systemie gospodarki rynkowej powinien być rozwiązany poprzez właścicieli mieszkań obojętnie czy to są czynszowe czy to są mieszkania prywatne<text:span text:style-name="T2007">.</text:span><text:s/>Innego rozwiązania ja nie widzę. To tylko środki przeznaczone mianowicie z dochodu narodowego mogą przesun<text:span text:style-name="T2008">i</text:span>ęte w różny sposób, ale muszą być przesunięte do właścicieli.</text:p>
      <text:p text:style-name="P2009">Tyle, dziękuję uprzejmie<text:span text:style-name="T2010">.</text:span></text:p>
      <text:p text:style-name="P2011"><text:span text:style-name="T2012">Przewodniczący</text:span>:</text:p>
      <text:p text:style-name="P2013">Dziękuję<text:span text:style-name="T2014">.</text:span><text:s/>Obecnie uprzejmie proszę o zabranie głosu ob. Mariana Wysockiego i jeśli nam się uda, ale raczej wątpię, następnym mó<text:span text:style-name="T2015">wcą</text:span><text:s/>będz<text:span text:style-name="T2016">i</text:span>e pan dr<text:span text:style-name="T2017">.</text:span><text:s/>Ryszard J<text:span text:style-name="T2018">a</text:span>jszczyk, o ile o<text:s/><text:span text:style-name="T2019">1</text:span>4 nie ogłosimy przerwy obiadowej<text:span text:style-name="T2020">.</text:span></text:p>
      <text:p text:style-name="P2021"><text:span text:style-name="T2022">Ob. Marian Wysocki</text:span>:</text:p>
      <text:p text:style-name="P2023">Dziękuję bardzo. Na pierwszym posiedzeniu zabierając głos przedstawi<text:span text:style-name="T2024">a</text:span>łem szereg problemów, które dotyczą i dzisiejszego bloku tematycznego. W związku z tym nie będę się powtarzał. Natomiast chciałbym podkreślić przede wszystkim jedną sprawę.</text:p>
      <text:p text:style-name="P2025">Rzecz<text:span text:style-name="T2026">yw</text:span>iście aktywna rola obywatela w rozwiązywaniu spraw mieszkaniowych, zmiany jakie są konieczne w nieprawidłowościach tkwiących w systemie mieszkani<text:span text:style-name="T2027">ow</text:span>ym, przede wszystkim związane<text:s/><text:span text:style-name="T2028">z</text:span>e<text:s/><text:soft-page-break/>zdecydowanym, czy powiązane ze zdecydowanym zwiększeniem wydatku, wysiłku może nie wszystkich obywateli, ale dużej cz<text:span text:style-name="T2029">y</text:span>ści, którzy zaspakajają potrzeby mieszkaniowe, spowodować może - moim zdaniem - trudnoś<text:span text:style-name="T2030">ci</text:span><text:s/><text:span text:style-name="T2031">w</text:span><text:s/><text:span text:style-name="T2032">sp</text:span>ołec<text:span text:style-name="T2033">z</text:span>nym odbiorze<text:span text:style-name="T2034"><text:s/></text:span>tez<text:span text:style-name="T2035">,</text:span><text:s/>które przedst<text:span text:style-name="T2036">awim</text:span>y<text:span text:style-name="T2037">.</text:span><text:s/>Przy najlepszym podejściu, przy najlogiczni<text:span text:style-name="T2038">ej</text:span>szym opracowaniu uwzględniającym sz<text:span text:style-name="T2039">e</text:span>reg aspektów społecznych może wystąpić protest różnego typu<text:span text:style-name="T2040">.</text:span><text:s/>Odrzucanie przez cz<text:span text:style-name="T2041">ę</text:span>ści społeczeństwa tych podstawowych elementów polityki mieszkaniow<text:span text:style-name="T2042">ej</text:span>, które przedstawimy.</text:p>
      <text:p text:style-name="P2043">Z tego wzgl<text:span text:style-name="T2044">ę</text:span>du uważam, że w naszym opracowaniu powinniśmy syntetycznie, ale wyraźnie pokazać pewne elementy, które wymuszają takie, a nie inne podejście do zmian w polityce mieszkani<text:span text:style-name="T2045">owej.</text:span></text:p>
      <text:p text:style-name="P2046">Oraz pokazać te elementy, które gwarantują, że będzie tak, że jeśli więcej włożę wysiłku, realne będzie mieszkanie dla ciebie w rozsądnym okresie czasu, czy o odpowiednim poziomie jakościowym, standardowym.</text:p>
      <text:p text:style-name="P2047">Jakie widzę w związku z tym powiedziałbym problemy. Pierwsze państwo i jego środki jako środki stałe, a w każdym razie nie zmniejszające się w miar<text:span text:style-name="T2048">ę</text:span><text:s/>zwiększonego wysiłku obywateli. To co zresztą już w dyskusji występowało i poprzednio i dzisiaj. Wyraźnie to powinno być zapisane, że ustalony będzie przyjęty poziom dotacji czy poziom środków publicznych w sprawach mieszkaniowych i zwiększony wysiłek obywatela powiększy możliwości<text:span text:style-name="T2049">.</text:span></text:p>
      <text:p text:style-name="P2050">Sprawa druga powinno być moim przekonaniem przedstawiona cała sprawa sprawiedliwości czy niesprawiedliwości, która tkwi w obecnej polityce mieszkaniow<text:span text:style-name="T2051">ej,</text:span><text:s/>a konieczne s<text:span text:style-name="T2052">ą<text:s/></text:span>z tego tytułu zmiany<text:span text:style-name="T2053">.</text:span><text:s/>Jedna, to szczególnie docent Dominiak<text:s/>omawiał sprawy opłat, w pełni się zgadzam jest to wielka niesprawiedl<text:span text:style-name="T2054">iw</text:span>ość. Dalej budownictwo wielo- i jednorodzinne. Tu z uwagi na moją pracę w województwie o charakterze rolniczym, gdzie są małe miasta i wioski podnoszony jest problem wielkiej niesprawiedliwości<text:s/><text:span text:style-name="T2055">t</text:span>kwiącej w w<text:span text:style-name="T2056">ar</text:span>unk<text:span text:style-name="T2057">ac</text:span>h re<text:span text:style-name="T2058">a</text:span>lizacji budownictwa indywidualnego i jednorodzinnego, a wielorodzinnego, spółdzielczego i innego zresztą. Rolnik czy obywatel małego miasta, który chce realizować, zbudować swój dom musi ponosić pełne wydatki na inwestowanie, na budowę i praktycznie pełne także ponosić koszty utrzymania, bezlitośnie. Nie ma tu spraw u<text:span text:style-name="T2059">l</text:span>g na jakichś takich czy innych opłatach, nie ma tu darowanych rzeczy, mało chcę p<text:span text:style-name="T2060">ow</text:span>iedzieć, ż<text:span text:style-name="T2061">e</text:span><text:s/>trudność w dostępie do materiałów i wyrobów dla budowy mieszkań powoduje, że ponosi dodatkowe opłaty, o tym wszyscy wiemy, nie mówimy wynikające z łapówek, z poszukiwania po całym kraju tych materiałów, z kosztów podróży z powodu tego wszystkiego.</text:p>
      <text:p text:style-name="P2062">W naszych tezach o polityce mieszkaniow<text:span text:style-name="T2063">ej</text:span>, o konieczności zmian<text:s/><text:span text:style-name="T2064">t</text:span>en element sprawiedliwości powinniśmy podkreślać, aby wytłumaczyć, że ci którzy dotychczas korzystają z wielu ulg muszą mieć świadomość potrzeby wyrównania tego. Oczywiście rozróżniam sprawy, wystąpią tu problemy własności mieszkania, własności gruntów i innych<text:span text:style-name="T2065">.</text:span><text:s/>To jest oczywiste. Natomiast nie może to być takiej rozpi<text:span text:style-name="T2066">ę</text:span>tości i przykładowo jeśli chodzi o te sprawy, spr<text:span text:style-name="T2067">a</text:span>wa gwarancji<text:span text:style-name="T2068">.</text:span><text:s/>W pierwszej dyskusji szereg z państwa podniosło sprawę - no jakie mog<text:span text:style-name="T2069">ą</text:span><text:s/>być gwaranty do realiza<text:span text:style-name="T2070">c</text:span>ji tych przyszłych zasad<text:span text:style-name="T2071">.</text:span><text:s/>Bo tak, były uchwały i sejmowe, i rządowe, deklaracje i partyjne stanowiska wszystko już było wielokrotnie<text:span text:style-name="T2072">.</text:span><text:s/>Ja rozumiem, że gwarancją, o której<text:s/>możemy w tej chwili mówić jest ta umowa społeczna, w skład której wejdą sprawy mieszkaniowe, to jest jedna wielka jeszcze próba znalezienia gwarancji<text:span text:style-name="T2073">.</text:span></text:p>
      <text:p text:style-name="P2074">Myślę, że w tym właśnie powinno być dokładnie to opisane<text:span text:style-name="T2075">.</text:span><text:s/>Dalej jeśli chodzi o bezpośrednie... sprawa banku, sprawa pewn<text:span text:style-name="T2076">e</text:span>j samodzielności gospodarki mieszkaniowej<text:span text:style-name="T2077">.</text:span><text:s/>Myśl<text:span text:style-name="T2078">ę</text:span>, że bank wszystkiego nie<text:s/><text:soft-page-break/>rozstrzygnie, ale jasne wydzielenie gospodarki finansowej, ekonomiki funkcjonowanie całości gospodarki mieszkaniow<text:span text:style-name="T2079">ej</text:span><text:s/>ma bardzo duże znaczenie<text:span text:style-name="T2080">.</text:span><text:s/>I przekon<text:span text:style-name="T2081">yw</text:span>ujące, i jednocześnie ja wiem informujące co się dzieje<text:span text:style-name="T2082">.</text:span></text:p>
      <text:p text:style-name="P2083">Sprawa jakich możliwych jeszcze organ<text:span text:style-name="T2084">iz</text:span>ac<text:span text:style-name="T2085">yj</text:span>nych gwarancji<text:span text:style-name="T2086">.</text:span><text:s/>No, powiedzmy może b<text:span text:style-name="T2087">y</text:span>ć rada mieszkaniowa jako rada nadzorcza banku z uprawnieniami powoływana przez odpowiednie<text:s/><text:span text:style-name="T2088">g</text:span>rono ja wiem może nawet łącznie z Sejmem<text:span text:style-name="T2089">.</text:span><text:s/>Może być wyobrażany w mo<text:span text:style-name="T2090">i</text:span>m przekonaniu minister właśnie budownictwa mieszkaniowego i gospodarki prz<text:span text:style-name="T2091">es</text:span>trzennej<text:span text:style-name="T2092">.</text:span><text:s/>Może to być rozważone.</text:p>
      <text:p text:style-name="P2093">Nie stawiam jednoznacznych w tym zakresie propozycji, ale uważam, że wokół tych tematów dyskusja nasza<text:s/><text:span text:style-name="T2094">t</text:span>akże p<text:span text:style-name="T2095">o</text:span>winna toczyć się<text:span text:style-name="T2096">.</text:span></text:p>
      <text:p text:style-name="P2097">Sprawa nast<text:span text:style-name="T2098">ę</text:span>pna to jest, aby uwierzono, aby przyjęte były tezy, j<text:span text:style-name="T2099">a</text:span>sno powinniśmy powiedzieć co robić z najtrudni<text:span text:style-name="T2100">ej</text:span>szymi sprawami chociażby kolejką mieszkaniową<text:span text:style-name="T2101">.</text:span><text:s/>Jeśli wyjdziemy z ogólnymi tezami, a nie powiemy o stosunku do kolejki mieszkaniowej, ta wielka rzesza ludzi zacznie si<text:span text:style-name="T2102">ę</text:span><text:s/>denerwować od razu to jest niewątpliwe. Czy przy nawet dobrym podejściu związków spółdzielni czy jakiejś jasności kierunkowej musimy coś więcej<text:span text:style-name="T2103"><text:s/></text:span>powiedzieć czy ona będzie likwidowana czy nie, czy ci ludzie dalej w tych warunkach będą uczestniczyli w budownictwie, czy jednak warunki się np<text:span text:style-name="T2104">.</text:span><text:s/>zmienią, pogorszą dla wielu. Powinno<text:s/>to b<text:span text:style-name="T2105">y</text:span>ć jasno powiedziane. Podobnie jest z opłatami. Tak a propos opłat my<text:span text:style-name="T2106">ś</text:span>lę, że podnoszenie opłat w zasobach czynszowych w tych państwowych, w których obywatel płaci jedynie częś<text:span text:style-name="T2107">ć</text:span><text:s/>kosztów utrzymania, wprowadzanie np. wyrównań i dopłat do zarobków, jakichś ekwiwalentów jak na początek byłoby dla tej grupy czymś dobrym, natomiast zwracam uwag<text:span text:style-name="T2108">ę</text:span><text:s/>i uważam, że inne grupy społeczne zaczną być oburzone. Bo teraz zarobki nasze nie kreują si<text:span text:style-name="T2109">ę</text:span><text:s/>w zależności m.in. od tego i<text:span text:style-name="T2110">l</text:span>e ja płacę<text:span text:style-name="T2111"><text:s/></text:span>za mieszkanie, a w zwi<text:span text:style-name="T2112">ą</text:span>zku z tym jeśli wprowadzimy odpłatność czy wyrównawczy jakiś podatek, czy dopłaty to będzie to dofinansowanie wprost pewnej grupy ludzi, która i tak do tej pory korzystała z przywilejów.</text:p>
      <text:p text:style-name="P2113">To może wywołać reakcje inną odwrotną, bardzo niekorzystną.</text:p>
      <text:p text:style-name="P2114">Sprawa inflacji i co z tego wynika. Przyznam się, że na dzisiaj nie jestem w stanie wyobrazić sobie co może<text:s/>się<text:s/>stać jeśli wprowadzimy kredyty nawiązujące swoim oprocentowaniem do inflacji.</text:p>
      <text:p text:style-name="P2115">Utrzymanie<text:s/><text:span text:style-name="T2116">1</text:span>,<text:s/><text:span text:style-name="T2117">2</text:span>,<text:s/><text:span text:style-name="T2118">3</text:span>-p<text:span text:style-name="T2119">roc</text:span>en<text:span text:style-name="T2120">to</text:span>w<text:span text:style-name="T2121">yc</text:span>h kredytów to jest już w tej chwili n<text:span text:style-name="T2122">i</text:span>ep<text:span text:style-name="T2123">or</text:span>ozumienie. Jeśli wprowadzimy 30-procentowy,<text:s/>co si<text:span text:style-name="T2124">ę</text:span><text:s/>stanie? Ma to, może to mie<text:span text:style-name="T2125">ć</text:span><text:s/>zasadniczy wpł<text:span text:style-name="T2126">yw</text:span><text:s/>na zmianę sytuacji. Ten czynnik może spowodować w ogóle zmian<text:span text:style-name="T2127">ę</text:span><text:s/>możliwości w dostępności do mieszkania wielu rodzin. Utrzymywanie natomiast jest niepoważne powiedziałbym nawet. Jest niewątpliwie potrzebne uwzględnienie tego, dalej pewnej zmienności w oprocentowaniu.<text:s/><text:span text:style-name="T2128">W</text:span><text:s/>roku ubiegłym t<text:span text:style-name="T2129">yl</text:span>e<text:s/>-dziesiąt procent spadku wartości złotówki, w przyszłym, czy w tym może być więcej, może być<text:s/><text:span text:style-name="T2130">mnie</text:span>j, ale są to takie różnice z roku na rok możliwe w dół<text:s/><text:span text:style-name="T2131">i</text:span><text:s/>w gór<text:span text:style-name="T2132">ę</text:span>, że wynoszące nawet dziesi<text:span text:style-name="T2133">ą</text:span>tki pro<text:span text:style-name="T2134">ce</text:span>nt<text:span text:style-name="T2135">.</text:span><text:span text:style-name="T2136"><text:s/></text:span>Jest to sprawa nadzwyczaj kłopotliwa bym powiedział<text:span text:style-name="T2137">.</text:span></text:p>
      <text:p text:style-name="P2138">Sprawa ostatnia rynku mi<text:span text:style-name="T2139">es</text:span>zkani<text:span text:style-name="T2140">ow</text:span>ego. Ja zgadzam się<text:span text:style-name="T2141"><text:s/></text:span>z większością wypowiedzi, że mówienie wprost o mieszkaniu<text:s/><text:span text:style-name="T2142">j</text:span>ako o towarze nie jest do końca właściwie. Oczywiście występuje pewien segment gospodarki mieszkani<text:span text:style-name="T2143">owej</text:span>, gdzie jest rynek. Ale jednak mówienie o mieszkaniach jako o towarze w całym obszarze nie jest dobre. Powiedziałbym dalej, że w naszych zasadach polityki mieszkaniow<text:span text:style-name="T2144">ej</text:span>, w tych zmianach powinniśmy wyraźnie określić, że właśnie mieszkanie nie powinno być rozumiane jako towar dziś i w przyszłości. Jedynie w pewnej czę<text:span text:style-name="T2145">ś</text:span>ci obszaru mieszkaniowego tak. Dlatego, żeby nie było nieporozumień, bo<text:s/>nie stwierdzenie takie unikni<text:span text:style-name="T2146">e</text:span>cie tego stwierdzenia może wprowadzić w przyszłości<text:s/><text:soft-page-break/>różne nieporozumienia.</text:p>
      <text:p text:style-name="P2147">Dziękuję bardz<text:span text:style-name="T2148">o.</text:span></text:p>
      <text:p text:style-name="P2149"><text:span text:style-name="T2150">Przewodniczący</text:span>:</text:p>
      <text:p text:style-name="P2151"><text:span text:style-name="T2152">D</text:span>ziękuję. I panie doktorze wiem, że pan zawsze dość zwięźle mówi, my<text:span text:style-name="T2153">ś</text:span>lę, że 10 -<text:s/><text:span text:style-name="T2154">15</text:span><text:s/>minut panu wystarczy i w związku z tym bardzo proszę o za<text:span text:style-name="T2155">b</text:span>ranie głosu<text:span text:style-name="T2156">.</text:span></text:p>
      <text:p text:style-name="P2157"><text:span text:style-name="T2158">Dr Ryszard Jajszczyk</text:span><text:span text:style-name="T2159">:</text:span></text:p>
      <text:p text:style-name="P2160">Bardzo dziękuję panie przewodniczący za udzielenie mi głosu<text:span text:style-name="T2161">.</text:span><text:s/>Ja może bym chciał nawiązać do fragmentu wypowiedzi pana prz<text:span text:style-name="T2162">ew</text:span>odniczącego, mówiącej o koli<text:span text:style-name="T2163">zj</text:span>ach, jakie zawsze występowały<text:s/>między<text:s/>programami perspekt<text:span text:style-name="T2164">yw</text:span>icznymi a realizacją. Zresztą kiedyś na tym tle wybity<text:span text:style-name="T2165"><text:s/></text:span>ekonomista Michał Kalecki ułożył taką fraszkę, że co n<text:span text:style-name="T2166">a</text:span><text:s/>dziś trudności rodzi to w perspektywie ci wychodzi,<text:s/>więc<text:s/>nie padaj nigdy duchem bądź perspektywicznym zuchem<text:span text:style-name="T2167">.</text:span></text:p>
      <text:p text:style-name="P2168">I dlatego sądzę, że nie powinniśmy formułować jakichś docelowych czy programów rozwojowych, ale powinien być sformułowany program pewnych działań właśnie<text:s/>doraźnych porz<text:span text:style-name="T2169">ą</text:span>dku<text:span text:style-name="T2170">ją</text:span>c<text:span text:style-name="T2171">yc</text:span>h sprawy polityki mieszkaniowej<text:span text:style-name="T2172">.</text:span><text:s/><text:span text:style-name="T2173">I</text:span><text:s/>w tych czterech tematach, które na dzisiaj zostały zarysowane chciałbym przedstawić następujące propozycje, podtrzymujące niektóre wypowiedzi moich przedmówców<text:span text:style-name="T2174">.</text:span></text:p>
      <text:p text:style-name="P2175">Po pierwsze je<text:span text:style-name="T2176">ś</text:span>li idzie o środki publiczne to rolą państwa i obywateli w rozwiązywaniu kwestii mi<text:span text:style-name="T2177">es</text:span>zkaniow<text:span text:style-name="T2178">ej.</text:span><text:s/>Oczywistością jest, że państwo powinno stworzyć banki warunki organizacyjne, wspomagające itd<text:span text:style-name="T2179">.</text:span>, ale kluczową sprawą jest kwestie zasilania sfery mieszkaniowej w środki, przede wszystkim w środki finansowe<text:span text:style-name="T2180">.</text:span><text:s/><text:span text:style-name="T2181">A</text:span><text:s/>więc podział ról<text:span text:style-name="T2182">.</text:span><text:s/>I tutaj punktem wyjście powinna być ocena stanu dotychczasowego<text:span text:style-name="T2183">.</text:span><text:s/>My nie mamy w tej chwili precyzyjnie wyliczone jaką część dochodu narodowego przeznacza się na sferę mieszkaniową i jaką część z tego stanowią środki własne ludności, a jaką część stanowią środki publiczne<text:span text:style-name="T2184">.</text:span><text:s/>Gdybyśmy załóżmy wiedzieli, że udział wynosi 5 proc.<text:span text:style-name="T2185"><text:s/></text:span>z tego 3,<text:span text:style-name="T2186">5</text:span><text:s/>proc. stanowią środki publiczne, 1,5 proc. środki ludności to należałoby przyjąć zasadę, że dotychczasowy udział środków publicznych nie będzie zmni<text:span text:style-name="T2187">ej</text:span>szony w stosunku do dochodu narodowego, jako gwarancje minimum<text:span text:style-name="T2188">.</text:span><text:s/>Natomiast może i naturalnie powinien być zwiększony o ile sytuacja gospodarcza na to pozwoli<text:span text:style-name="T2189">.</text:span></text:p>
      <text:p text:style-name="P2190">Po drugie powinny być podjęte decyzje zwiększające cz<text:span text:style-name="T2191">y</text:span><text:s/><text:span text:style-name="T2192">stw</text:span>a<text:span text:style-name="T2193">rzaj</text:span>ące warunki<text:s/><text:span text:style-name="T2194">zw</text:span>iększenia środk<text:span text:style-name="T2195">ów</text:span><text:s/>własnych ludności, to są właściwie trzy kluczowe takie możliwości<text:span text:style-name="T2196">.</text:span><text:s/>Po pierwsze jest to uporządk<text:span text:style-name="T2197">ow</text:span>an<text:span text:style-name="T2198">ie</text:span><text:s/>spraw odpłatności za mieszkania, a więc czynsze<text:span text:style-name="T2199">.</text:span><text:s/>Do tego tematu później wrócę<text:span text:style-name="T2200">.</text:span><text:s/>Po drugie była o tym mowa na pierwszym posiedzeniu tworzenie warunków preferujących jakby rozwój budownictwa ind<text:span text:style-name="T2201">yw</text:span>idualnego ludności,<text:s/><text:span text:style-name="T2202">j</text:span>ako najsilniej absorbującego środki ludności<text:span text:style-name="T2203">.</text:span><text:s/>Po trzecie mogą i powinny być stworzone realne zachęty ekonomiczne dla uzyskiwania własnościowych uprawnień bądź do mieszkań już istniejących, bądź do mieszkań n<text:span text:style-name="T2204">ow</text:span>obud<text:span text:style-name="T2205">ow</text:span>anych.</text:p>
      <text:p text:style-name="P2206">Trzecia sprawa z tym bardzo istotna, to kwestia wiarygodności tzn<text:span text:style-name="T2207">.</text:span><text:s/>zagwarant<text:span text:style-name="T2208">ow</text:span>ania, iż tak osiągnięty wzrost środków ludności będzie skutkował wzrostem rzeczowych efektów bądź budownictwa mieszkaniowego, bądź gospodarki remontowo-m<text:span text:style-name="T2209">oder</text:span>nizac<text:span text:style-name="T2210">yj</text:span>n<text:span text:style-name="T2211">ej</text:span>, i tu pojawiają się dwie możliwości, jak działać w warunkach równowagi, to jest proste, bo pieniądz wyznacza dostępność środków materialno-technicznych natomia<text:span text:style-name="T2212">s</text:span>t<text:span text:style-name="T2213"><text:s/></text:span>jesteśmy jeszcze skazani przez jakiś czas na warunki nierównowagi<text:span text:style-name="T2214">.</text:span><text:s/>I sądz<text:span text:style-name="T2215">ę</text:span>, że tutaj można i należy postulować, iż formą takiego nacisku powinna być taka czy inna organizacja społeczna, która identyfikowałaby się z problematyką mieszkaniową czyli jakieś lobby mieszkaniowe, może<text:s/><text:soft-page-break/>i powinna być taką formą kontroli instytucja banku mieszkani<text:span text:style-name="T2216">owo-kom</text:span>una<text:span text:style-name="T2217">l</text:span>nego, jako ewiden<text:span text:style-name="T2218">cj</text:span>onującego i rzeczywiście bilansującego te podstawowe relacje finansowo-<text:span text:style-name="T2219">e</text:span>konom<text:span text:style-name="T2220">ic</text:span>zne<text:span text:style-name="T2221">.</text:span><text:s/>Na pewno może i<text:s/>powinna<text:s/>być rozważona sprawa, o której była mo<text:span text:style-name="T2222">w</text:span>a wydania specjalnej ustawy mieszkaniow<text:span text:style-name="T2223">ej</text:span>, która jak gdyby i pod względem prawnym, politycznym i dyscyplinującym określałaby podstawowe zależności, obowiązki i uprawnienia<text:span text:style-name="T2224">.</text:span></text:p>
      <text:p text:style-name="P2225">Tyle może w temacie pierwszym<text:span text:style-name="T2226">.</text:span><text:s/>Temat drugi związany z systemem finansowania mieszkalnic<text:span text:style-name="T2227">tw</text:span>a właściwie chciałbym tylko ograniczyć<text:s/><text:span text:style-name="T2228">s</text:span>ię w tej chwili do polityki czynszowej.</text:p>
      <text:p text:style-name="P2229">Sądzę, że należałoby zident<text:span text:style-name="T2230">yf</text:span>ik<text:span text:style-name="T2231">ow</text:span>a<text:span text:style-name="T2232">ć</text:span><text:s/>trzy formy zasp<text:span text:style-name="T2233">a</text:span>kajania potrzeb mi<text:span text:style-name="T2234">es</text:span>zkani<text:span text:style-name="T2235">owyc</text:span>h<text:span text:style-name="T2236">.</text:span><text:s/>To znaczy for<text:span text:style-name="T2237">m</text:span>ę lokatorską, formę użytkowania, formę własnościową i to co nazywa<text:s/>się<text:s/>formą jak gdyby formą komercyjną. Uważam, że należałoby pozostawić obywatelowi swobodę wyboru, a nie przesądzać z góry w jakich formach obywatel musi swoje potrzeby zaspakajać.</text:p>
      <text:p text:style-name="P2238">Natomiast należałoby jasno wyrazić reguły ekonomiczne, które obowiązuj<text:span text:style-name="T2239">ą</text:span><text:s/>przy każdych tych formach<text:span text:style-name="T2240">.</text:span><text:s/>I tu podtrzymuję pogląd, który wyraził wcześnie pan Paszyński, że w przypadku mieszkania lokatorskiego, niezależnie czy to będzie mieszkanie państwowe, spółdzielcze czy jakiekolwiek inne, obywatel powinien pokrywać pełny koszt eksploata<text:span text:style-name="T2241">cj</text:span>i, koszt remontu i amortyzację mieszkania, amortyzację budynku.<text:s/><text:span text:style-name="T2242">W</text:span><text:s/>pr<text:span text:style-name="T2243">z</text:span>ypadku mieszkania własnościowego niezależnie od form powinien pokry<text:span text:style-name="T2244">wać</text:span><text:s/>koszty eksploatacji, kos<text:span text:style-name="T2245">z</text:span>ty remontu zw<text:span text:style-name="T2246">r</text:span>ot kapitału wyłożonego na budowę i to w okresie nie dłuższym niż okres jednego pokolenia<text:span text:style-name="T2247">,</text:span><text:s/>a więc właściwie 25, 3<text:span text:style-name="T2248">0</text:span><text:s/>lat i tu powinna być dosyć silnie uwzględniana zmienna stopa oprocentowania kredytu udziel<text:span text:style-name="T2249">on</text:span>ego na mieszkanie własnościowe.</text:p>
      <text:p text:style-name="P2250">I forma trzecia komercyjna, tu powinna obowiązywać bru<text:span text:style-name="T2251">t</text:span>a<text:span text:style-name="T2252">l</text:span>na reguła koszty eksploata<text:span text:style-name="T2253">cj</text:span>i, remonty, zwrot kap<text:span text:style-name="T2254">i</text:span>tału i to w krótkim okresie, a więc i oprocentowane według zasad rynkowych i nawet z naliczaniem marży z zysków przez jednostkę, która prowadzi tę komercyjną usługę mieszkaniową<text:span text:style-name="T2255">.</text:span><text:s/>I tego typu operacje, ja podzielam pogląd pana Dominiaka, jeśli ma skutkować dla mieszkalnictwa nie może być operacją rozkładaną na etapy wieloletnie. Musi być operacją skoncentrowaną i szybko przeprowadzoną.</text:p>
      <text:p text:style-name="P2256">Z tym trzeci temat osłona socjalna. Wyłaniają<text:s/>się<text:s/>tu dwa elementy.</text:p>
      <text:p text:style-name="P2257">Po pierwsze co robić<text:s/><text:span text:style-name="T2258">w</text:span><text:s/>przypadku pierwszego, gwałtownego uderzenia odpłatności za mieszkania, i właściwie do rozważenia są tutaj dwa elementy albo system powszechnych dodatków mieszkaniowych wkalkul<text:span text:style-name="T2259">ow</text:span>anych do płac i wchodzących w koszty działalności wszystkich przedsiębiorstw, tak żeby siła robocza była droższa o koszt zaspokojenia potrzeb mieszkaniowych siły roboczej, oczywiście pojawia się ryzyko, że takie dodatki otrzymają również ci, którzy mają już mieszkanie<text:span text:style-name="T2260"><text:s/></text:span>i być może nawet nie odniosą tak dużego uderzenia z tytułu podwyżek choćby ci, którzy zajmują domy jednoro<text:span text:style-name="T2261">dz</text:span>inne al<text:span text:style-name="T2262">b</text:span>o te<text:span text:style-name="T2263">ż<text:s/></text:span>zdecydowa<text:span text:style-name="T2264">ć</text:span><text:s/>się na dodatki typu socjalnego dotacyjnego, więc nie obciążające kosztów działalności przedsiębiorstw<text:span text:style-name="T2265">.</text:span><text:s/>A druga<text:span text:style-name="T2266"><text:s/></text:span>forma ma może i tę zal<text:span text:style-name="T2267">e</text:span>tę, że w pierwszym momencie t<text:span text:style-name="T2268">a</text:span><text:s/>dotacja nie zmuszałaby do uwiarygodnienia, że na drugi dzień po podwyżce czynszu rosną rozmiary budownictwa czy rosną, czy rośnie zakres robót remontowych w miarę wygaszania tych dodatków, tych dota<text:span text:style-name="T2269">cj</text:span>i indywidualnych dla obywateli powinna być przywracana zależność mi<text:span text:style-name="T2270">ę</text:span>dzy efektami rzeczowymi, a właśnie samofinansowaniem się mieszkańców.</text:p>
      <text:p text:style-name="P2271">I drugi element, który powinien być rozważany to ulgi podatkowe dla tych, którzy decydują się na uzyskiwanie własnościowych uprawnień, czy na podejmowanie właśnie wysiłku inwestycyjnego w budownictwie indywidualnym.</text:p>
      <text:soft-page-break/>
      <text:p text:style-name="P2272">Natomiast w przyszłości po dokonaniu tej jednorazowej bardzo dokuczliwej oper<text:span text:style-name="T2273">a</text:span>cji, powinny istnieć tylko dodatki mieszkani<text:span text:style-name="T2274">ow</text:span>e o charakterze czysto socjalnym i tylko dla rodzin, których sytuacja materialna kształtuje si<text:span text:style-name="T2275">ę</text:span><text:s/>poniżej jakiegoś poziomu uznawanego za niezbędny.</text:p>
      <text:p text:style-name="P2276">Czwarta może sprawa, która dotychczas była pomijana, sprawa utrzymania zasobów mieszkani<text:span text:style-name="T2277">ow</text:span>ych<text:span text:style-name="T2278">.</text:span><text:s/>Otóż te operacje powinny doprowadzić do stworzenia samodzielności finansowej również zarządców zasobów mieszkaniowych i czytelności<text:s/>reguł gry między obywatelem a zarządcą budynku. Przy takie<text:span text:style-name="T2279">j<text:s/></text:span>samowystarczalności finansowe<text:span text:style-name="T2280">j</text:span><text:s/>właściwie organy samorządu mieszkańców powinny mieć przyznane podstawowe uprawnienia decyzyjne i samorząd mieszkańców czy wola mieszkańców powi<text:span text:style-name="T2281">n</text:span>na decydować o formie organizac<text:span text:style-name="T2282">yj</text:span>n<text:span text:style-name="T2283">ej</text:span><text:s/>jednostki z<text:span text:style-name="T2284">ar</text:span>ządzając<text:span text:style-name="T2285">ej<text:s/></text:span>budynkami. Czy będą chcieli utrzymywać duże prz<text:span text:style-name="T2286">ed</text:span>siębiors<text:span text:style-name="T2287">tw</text:span>o,<text:span text:style-name="T2288"><text:s/></text:span>dużą spółdzielnię, czy będą chcieli usamodzielnić s<text:span text:style-name="T2289">ię</text:span><text:s/>i dla<text:s/><text:span text:style-name="T2290">j</text:span>ednego budynku stworzyć własny zarząd czy też po prostu będą chcieli założyć spółkę czy oddać budynek ajentowi<text:span text:style-name="T2291">.</text:span><text:s/>Powinni tylko zapewnić samowystarczalność w kosztach eksploata<text:span text:style-name="T2292">cj</text:span>i i remontów i odprowadzić do budżetu czy do banku t<text:span text:style-name="T2293">o</text:span><text:s/>co jest amortyzacją czy to co jest zwrotem kapitału wyłożonego na budowę, tylko przy tym mechanizmie samowystarczalności finansowej bezpośredniego zwi<text:span text:style-name="T2294">ą</text:span>zku między korzystaniem z mieszkania a odpłatnością może być stworzona wi<text:span text:style-name="T2295">ę</text:span>ź ekonomiczna mi<text:span text:style-name="T2296">ę</text:span>dzy obywa<text:span text:style-name="T2297">te</text:span>lami a zarz<text:span text:style-name="T2298">ą</text:span>dcami i ich autentyczny wpływ na proces przekształceń organiz<text:span text:style-name="T2299">acyj</text:span>nych i zakresu wykonywanych zadań eksploatac<text:span text:style-name="T2300">yj</text:span>nych.</text:p>
      <text:p text:style-name="P2301">Tyle, dziękuję bardzo.</text:p>
      <text:p text:style-name="P2302"><text:span text:style-name="T2303">Przewodni</text:span><text:span text:style-name="T2304">czący</text:span>:</text:p>
      <text:p text:style-name="P2305">Zupełnie idealnie<text:span text:style-name="T2306">.</text:span><text:s/>Dzięk<text:span text:style-name="T2307">u</text:span>ję bardzo<text:span text:style-name="T2308">.</text:span></text:p>
      <text:p text:style-name="P2309">Prosz<text:span text:style-name="T2310">ę</text:span><text:s/>państwa chciałbym się zorientować jeszcze przed przerwą kto z państwa ma jeszcze zamiar zabrać głos w dzisiejszej dyskusji? Widz<text:span text:style-name="T2311">ę</text:span><text:s/>4 kandydatów, pi<text:span text:style-name="T2312">ę</text:span>ciu. Prosiłbym i dla porz<text:span text:style-name="T2313">ą</text:span>dku i dla pewnego ładu, jaki chcemy wprowadzić w ostatniej części naszego dzisiejszego posiedzenia, małe karteczki z nazwiskiem i imieniem wpłynęły do stołu prezydialnego.</text:p>
      <text:p text:style-name="P2314">Obecnie ogłaszam przerw<text:span text:style-name="T2315">ę.</text:span><text:s/>Umówmy się może trzykwadransowa, a zobaczymy co z tego wyjdzie. Zobaczymy, jak z techniczną stroną obiadu będzie, gdyby było można wcześniej prosilibyśmy wcześniej<text:span text:style-name="T2316">.</text:span></text:p>
      <text:p text:style-name="P2317"/>
      <text:p text:style-name="P2318">/Po przerwie/.</text:p>
      <text:p text:style-name="P2319"/>
      <text:p text:style-name="P2320"><text:span text:style-name="T2321">Prz</text:span><text:span text:style-name="T2322">ew</text:span><text:span text:style-name="T2323">odni</text:span><text:span text:style-name="T2324">czą</text:span><text:span text:style-name="T2325">cy</text:span>:</text:p>
      <text:p text:style-name="P2326">Jeżeli państwo pozwolicie to rozpoczniemy trzecią część obrad<text:span text:style-name="T2327">.</text:span><text:s/>Jest to już piąta godzina naszych obrad, niektórzy z państwa przyjechali z do<text:span text:style-name="T2328">ś</text:span>ć daleka, od rana od 4 - 5 godziny, jeszcze muszą wrócić, dlatego apelowałbym o w miarę krótkie wypowiedzi, a konkretne i kończące się wnioskami, na pewno to pomoże zespołowi, który tutaj dzisiaj zostanie wyłoniony w celu opracowania wniosków z dzisiejszej dyskusji<text:span text:style-name="T2329">.</text:span></text:p>
      <text:p text:style-name="P2330">Przede mną jest 8 kartek, osiem osób, które zgłosiło się do dyskusji<text:span text:style-name="T2331">.</text:span><text:s/><text:span text:style-name="T2332">M</text:span>i<text:span text:style-name="T2333">ej</text:span>my nadzieję, że w ci<text:span text:style-name="T2334">ą</text:span>gu tej godziny czyl<text:span text:style-name="T2335">i<text:s/></text:span>do godziny<text:s/><text:span text:style-name="T2336">15</text:span><text:s/>zakończymy obrady, o to serdecznie apeluję.</text:p>
      <text:p text:style-name="P2337">Pierwszym, który zgłosił się w tej części do dyskusji jest pan prof<text:span text:style-name="T2338">.</text:span><text:s/>Uhma<text:span text:style-name="T2339">.</text:span><text:s/>Proszę bardzo<text:span text:style-name="T2340">.</text:span></text:p>
      <text:p text:style-name="P2341"><text:span text:style-name="T2342">Prof. Uhma</text:span>:</text:p>
      <text:p text:style-name="P2343">Ja chciałbym powiedzie<text:span text:style-name="T2344">ć</text:span><text:s/>tak,<text:s/>krótko. Rola państwa<text:span text:style-name="T2345">.</text:span><text:s/>Rolą państwa jest wiedzieć ile trzeba budować, i w<text:s/><text:soft-page-break/>związku z tym ile trzeba przeznaczyć środków itd<text:span text:style-name="T2346">.</text:span></text:p>
      <text:p text:style-name="P2347">Ja bym zaryzykował, że jeżeli<text:s/><text:span text:style-name="T2348">m</text:span>y mamy spełnić zadanie, to my powinniśmy wiedzieć, że przybliżenie rozwiązania problemu mieszkani<text:span text:style-name="T2349">ow</text:span>ego w Polsce to jest w szybkim tempie przynajmniej podwojenie ilo<text:span text:style-name="T2350">ś</text:span>ci budowanych mieszkań<text:span text:style-name="T2351">.</text:span><text:s/>Oczywiście mówię tutaj<text:s/><text:span text:style-name="T2352">h</text:span>asłowo, proszę nie przywiązywać wagi ani do liczb, ani do dat, ale powiadam. '92 r<text:span text:style-name="T2353">.</text:span><text:s/>400 tys<text:span text:style-name="T2354">.</text:span><text:s/>mieszkań<text:span text:style-name="T2355">.</text:span><text:s/>Dla mnie to jest cel<text:span text:style-name="T2356">.</text:span><text:s/>Ja wiem, że o to się warto starać, o to się warto bić<text:span text:style-name="T2357">.</text:span><text:span text:style-name="T2358"><text:s/></text:span>A<text:span text:style-name="T2359">l</text:span>e w<text:span text:style-name="T2360">i</text:span>em<text:span text:style-name="T2361">,</text:span><text:s/>że to jest bardzo trudne. Tym niemniej, jeżeli nie tak wiąże to od razu z systemem finansowania. Dla mnie najważniejsza sprawa to jest jaką część dochodu narodowego przeznaczymy na budownictwo mieszkaniowe.<text:s/><text:span text:style-name="T2362">W</text:span><text:s/>tej chw<text:span text:style-name="T2363">i</text:span>li przezna<text:span text:style-name="T2364">cz</text:span>amy, ja nie ma w tej chwili dokładnych liczb ale ok<text:span text:style-name="T2365">.</text:span><text:s/>4 proc. dochodu narodowego n<text:span text:style-name="T2366">et</text:span>to.<text:s/><text:span text:style-name="T2367">Ż</text:span>eby wyrobić dwa razy więcej trzeba powiedzmy sobie 8 proc. Czy te osiem procent trzeba koniecznie z własnego dochodu narodowego? Nie. Częściowo można poprzez nazwałbym to importem - eksportem. 50 tys. mieszkań np<text:span text:style-name="T2368">.</text:span><text:s/>z tych 400 tys. sprzedać za dolary. Co to znaczy?<text:s/><text:span text:style-name="T2369">Pr</text:span>z<text:span text:style-name="T2370">yj</text:span>adą<text:s/>„Poloniści”<text:s/>z emigracji, którzy chcą mieszkać, przyjeżdż<text:span text:style-name="T2371">aj</text:span>ą ludzie, którzy będą otwierali prz<text:span text:style-name="T2372">ed</text:span>siębior<text:span text:style-name="T2373">st</text:span>wa tutaj<text:s/><text:span text:style-name="T2374">u</text:span><text:s/>nas, takie czy inne, sprzedać im jakąś część mieszkań za dolary. Po co mi to potrzebne? Po to, żebym m<text:span text:style-name="T2375">i</text:span>ał pieniądze na import materiałów, bo inaczej wykluczone my nie rozwiniemy tak przemysłu materiałów zwłaszcza tych, o których najmniej mówimy tzn. galanterii instalacyjn<text:span text:style-name="T2376">ej</text:span>, materiałów wykończeniow<text:span text:style-name="T2377">yc</text:span>h w tym jakichś i szyb np. z podw<text:span text:style-name="T2378">ó</text:span>jną wkładką powietrzną. A więc sprawa wiedzieć, przeznaczyć jakąś część dochodu, określić to dosyć wyra<text:span text:style-name="T2379">ź</text:span>nie i umiejętnie tym gospodarować. To j<text:span text:style-name="T2380">es</text:span>t pierwsza sprawa.</text:p>
      <text:p text:style-name="P2381">Druga sprawa to jest rola tego czynnika społecznego, a rolą czynnika<text:s/><text:span text:style-name="T2382">sp</text:span>oł<text:span text:style-name="T2383">e</text:span>c<text:span text:style-name="T2384">z</text:span>n<text:span text:style-name="T2385">eg</text:span>o to jest troskać się o weryfikację tego czy to co powinno być zbudowane jest zbudowane, czy idę tu prawidłową drogą, a więc kontrola taka czy inna,<text:s/><text:span text:style-name="T2386">j</text:span>a tu widzę kontrolę na dwóch poziomach co najmniej państwowym tak, ale również na poziomie regionalnym. Dla mnie jest kontrola wojewodów czy działalności na tym terenie regionalnym nazwijmy, to jest czymś bardzo potrzebnym.</text:p>
      <text:p text:style-name="P2387">I wreszcie<text:s/>ostatnia sprawa, którą chciałem poruszyć to jest sprawa osłony socjalnej. My musimy tę osłonę socjalną jakąś zapewnić, ale jednocześnie te<text:s/>e<text:span text:style-name="T2388">g</text:span>alitarne<text:s/>wszystkie dotychczasowe poglądy trzeba, żeby powiedzmy sobie wytworzyć jakiś społeczny osąd czy społeczny pogląd w tym zakresie. Ja osobiś<text:span text:style-name="T2389">c</text:span>ie uważam tak, że człowiek biedny powinien mieszkać na prz<text:span text:style-name="T2390">y</text:span>kład na 15 m<text:span text:style-name="T2391">2</text:span>, ale to jest w jego poborach, bo on nie ma wysokich to jest rząd 30 proc. tego czynszu ekonomi<text:span text:style-name="T2392">cz</text:span>n<text:span text:style-name="T2393">eg</text:span>o, jak to mówiliśmy. Człowiek o średnich poborach może mieszkać np. na 25 m<text:span text:style-name="T2394">2</text:span><text:s/>i w jego dochodach ten czynsz jest też duży 20- parę procent. Człowiek bogaty też go musi zdrowo kosztować. On musi płacić powiedzmy sobie ze swoich dużych dochodów niech mi<text:span text:style-name="T2395">es</text:span>zka i na 100<text:s/><text:span text:style-name="T2396">m</text:span><text:span text:style-name="T2397">2</text:span>, ale to go musi kosztować powiedzmy 20 proc. jego wysokich dochodów. I chyb<text:span text:style-name="T2398">a</text:span><text:s/>trz<text:span text:style-name="T2399">e</text:span>b<text:span text:style-name="T2400">a<text:s/></text:span>sobie odpowi<text:span text:style-name="T2401">ed</text:span>zieć, że egalitaryzm w zakresie tego, że każdy człowiek 15 m<text:span text:style-name="T2402">2</text:span><text:s/>to jest przesada.<text:s/><text:span text:style-name="T2403">W</text:span>łaśnie według pracy, w<text:span text:style-name="T2404">ed</text:span>ług<text:span text:style-name="T2405"><text:s/></text:span>wkładu i w<text:span text:style-name="T2406">ed</text:span>ług możliwości. Tutaj t<text:span text:style-name="T2407">a</text:span><text:s/>osłona socjalna byłaby po prostu od strony jakiejś ogólnej polityki potrzebna.</text:p>
      <text:p text:style-name="P2408">I jeżeli powiedziałem, że pierwsza rzecz to jest wiedzieć jeśli chodzi o rolę państwa, a druga rz<text:span text:style-name="T2409">e</text:span>cz kontrolować jeśli chodzi o czynniki społeczne, to trzecia sprawa jest jeszcze ile, na ile my jako społeczne czynniki możemy pomóc. Tu<text:s/><text:span text:style-name="T2410">w</text:span><text:s/>t<text:span text:style-name="T2411">e</text:span>j chwili załóżmy, że pomocą jest to co mówimy, jak to budować, te nasze doradztwo.</text:p>
      <text:p text:style-name="P2412">Wydaje mi się, że jest jeszcze j<text:span text:style-name="T2413">ed</text:span>na sprawa, którą powinniśmy docenić to jest właśnie wytwarzanie<text:s/><text:soft-page-break/>tego poglądu, że nic za darmo, że ni<text:span text:style-name="T2414">es</text:span>tety, ale mieszkanie<text:s/><text:span text:style-name="T2415">m</text:span>usi kosztować i następna sprawa to my mus<text:span text:style-name="T2416">i</text:span>my jednak odbudować honor<text:s/>budownictwa. Kiedy ja byłem młodym człowiekiem i zacząłem<text:s/><text:span text:style-name="T2417">w</text:span><text:s/>tej dziedzinie pracować to to była duma narodowa. A teraz to jest nieszczęście narodowe.</text:p>
      <text:p text:style-name="P2418"><text:span text:style-name="T2419">I</text:span><text:s/><text:span text:style-name="T2420">w</text:span><text:s/>związku z ty<text:span text:style-name="T2421">m</text:span><text:s/>chciałbym tylko jedno powiedzieć, że hasło społeczne, że za budownictwo odpowiada<text:s/><text:span text:style-name="T2422">w</text:span><text:s/>Polsce cała gospodarka, w tym i ten przemysł, który wymieniałem przecież ile tam procent hutnictwo i<text:s/>m<text:span text:style-name="T2423">et</text:span>a<text:span text:style-name="T2424">loz</text:span>na<text:span text:style-name="T2425">ws</text:span>t<text:span text:style-name="T2426">wo</text:span>, metalurgia itd., że cała ta gospodarka musi za to budownictwo odpowiadać i ma takie budownictwo, jak zaopatruje je w materiały, jak powiedzmy sobie zaopatruje w maszyny itd. i jaką część dochodu narodowego na to przeznacza.</text:p>
      <text:p text:style-name="P2427">Ostatnia uwaga taka zupełnie najmniej istotna, ale może j<text:span text:style-name="T2428">ed</text:span>nak. Spr<text:span text:style-name="T2429">a</text:span>wa banku mi<text:span text:style-name="T2430">es</text:span>zkaniow<text:span text:style-name="T2431">eg</text:span>o. Bank tak, ale czy tylko mieszkaniowy. Kto się w Polsce będzie zajmował procesem<text:span text:style-name="T2432"><text:s/></text:span>inwestycyjnym jako całością<text:span text:style-name="T2433">.</text:span><text:s/>Przestała się tym zajmować Komisja Planowania, nie zajmie się tym CUP, a bank inw<text:span text:style-name="T2434">est</text:span>ycyjny m<text:span text:style-name="T2435">ó</text:span>g<text:span text:style-name="T2436">ł</text:span>by tu spełnić odpowiednią rolę w tym zakresie wypełniając puste pole jak gdyby. Więc może wołałbym, żeby to był bank<text:span text:style-name="T2437"><text:s/></text:span>inwestycyjny gromadzący pieniądze na inwestycje i nie pozwalający powiedzmy sobie na wydawanie tych pieniędzy np. na nadmiernie rozbudowane inwestycje budowlane w przemyśle.</text:p>
      <text:p text:style-name="P2438">W przemyśle - moim zdaniem - powinna to być polityka, że wyposażenie w linie technologiczne, maszyny itd. t<text:span text:style-name="T2439">o</text:span><text:s/>jest coś najważni<text:span text:style-name="T2440">ej</text:span>sze, natomiast roboty budowlane nie może to być tak, jak zaplanowano na następne okresy, mam taki materiał<text:s/><text:span text:style-name="T2441">z<text:s/></text:span>Ministerstwa Przemysłu, gdzie 37 proc. na wyposażenie, na nowoczesność przemysłu z inwestycji, a 60 parę procent na budowni<text:span text:style-name="T2442">ct</text:span>wo. Czyli ktoś musi być i tę sprawę tych pr<text:span text:style-name="T2443">opor</text:span>cji i trzymania, że tak powiem nadmiernych dążności innych dziedzin gospodarki narodowej niż budownictwo powstrzymać.</text:p>
      <text:p text:style-name="P2444">Dziękuję<text:span text:style-name="T2445">.</text:span></text:p>
      <text:p text:style-name="P2446"><text:span text:style-name="T2447">Przewodniczący</text:span>:</text:p>
      <text:p text:style-name="P2448">Dziękuję bardzo kolejny dyskutant Ob. Zbigniew Zawistowski. Proszę bardzo.</text:p>
      <text:p text:style-name="P2449"><text:span text:style-name="T2450">Ob</text:span><text:span text:style-name="T2451">. Zbigniew Zawistowski</text:span>:</text:p>
      <text:p text:style-name="P2452">Ch<text:span text:style-name="T2453">ci</text:span>ałbym... W poprzednim dniu naszych obrad, a który z tym podziałem roli państwa i roli obywateli wiąże się w sposób niezwykle<text:s/><text:span text:style-name="T2454">i</text:span>stotny.<text:s/><text:span text:style-name="T2455">W</text:span><text:s/>powszechnej opinii odpowiedzialność za ten stan rzeczy, jaki istnieje w budownictwie spoczywa na elementach systemu, na organizmach i organiza<text:span text:style-name="T2456">cj</text:span>ach, które na tym polu pozostaną. Przynajmniej przez długi okres czasu. Ich pozycja<text:span text:style-name="T2457"><text:s/>-</text:span><text:s/>mówię tu o całym systemie wykonawczo-inw<text:span text:style-name="T2458">est</text:span>o<text:span text:style-name="T2459">rs</text:span>kim, systemie zarządzania, admini<text:span text:style-name="T2460">st</text:span>rowania budowni<text:span text:style-name="T2461">ct</text:span>wem na poziomie organó<text:span text:style-name="T2462">w<text:s/></text:span>administra<text:span text:style-name="T2463">cj</text:span>i państwowej oraz całym systemie wydawania lokalizacji i polityki terenowej.</text:p>
      <text:p text:style-name="P2464">Jaka będzie pozycja tych elementów w zarysowanym kierunku zmian sytuacji mieszkaniow<text:span text:style-name="T2465">ej</text:span><text:s/><text:span text:style-name="T2466">w</text:span><text:s/>Polsce, taka będzie wiary<text:span text:style-name="T2467">g</text:span>odność tego systemu.</text:p>
      <text:p text:style-name="P2468">Przeciętny obywatel, a o takim musimy tutaj myśle<text:span text:style-name="T2469">ć</text:span>, jeżeli mówimy o zwiększeniu roli obywatela w d<text:span text:style-name="T2470">ź</text:span>wiganiu ciężarów problemów mi<text:span text:style-name="T2471">es</text:span>zkan<text:span text:style-name="T2472">io</text:span>wych<text:span text:style-name="T2473">.</text:span><text:s/>Przeci<text:span text:style-name="T2474">ę</text:span>tny obywatel ma już w tej chwili bardzo daleko rozwiniętą zasadę nie ufania deklaracjom i stara się, jak najszybciej zweryfikować tam, gdzie one się przekładają na konkretne działania, a tam zetknie się ponownie z całym ty<text:span text:style-name="T2475">m</text:span><text:s/>systemem, który jego zdaniem, a z dyskusji tutaj toczącej s<text:span text:style-name="T2476">i</text:span>ę odnoszę wrażenie, że zdaniem większości tu zebranych również jest jeśli nie sprawcą to współsprawcą tego zjawiska, tej sytuacji, jaka zaistniała.</text:p>
      <text:p text:style-name="P2477">Innymi słowy obrazując to na przykładzie mamy do czynienia z taką sytuacją. Wielki olbrzymi rozłożysty<text:s/><text:soft-page-break/>świerk, w którego cieniu stoi maleńka sose<text:span text:style-name="T2478">n</text:span>ka, oraz wokół biega kilkanaście osób krzycząc, że to są warunki prawidłowe i prawdziwej konkurencji. Przecież nikt jej nie broni rosnąć.</text:p>
      <text:p text:style-name="P2479">Otóż dopóki ten świerk nie zo<text:span text:style-name="T2480">st</text:span>anie wycięty albo przyn<text:span text:style-name="T2481">aj</text:span>mni<text:span text:style-name="T2482">ej</text:span><text:s/>bardzo poważnie ogołocony z gałęzi, dopóty ta sosenka nie na najmni<text:span text:style-name="T2483">ej</text:span>szych szans na to, żeby wykorzystać swoje potencjalne możliwości wzrostu. A obywatele, którzy tą sytuację obserwują wyciągają jednoznaczne wnioski, że cała ta... cały ten zabieg jest potrzebny tylko i wyłącznie po to, żeby przez pozorną opiekę nad tą sosenką ten świerk jeszcze mógł przez wiele lat czerpać soki, rozwijać się w sposób nieskrępowany, bazując dalej na naiwności kolejnej grupy obywateli, którzy wier<text:span text:style-name="T2484">zą</text:span><text:s/>w swoje możliwości w tym zakr<text:span text:style-name="T2485">e</text:span>sie i w szczere intencje tych, którzy ich na to namawiają.</text:p>
      <text:p text:style-name="P2486">Tym przydługim wstępem zmierzam do postawienia w<text:s/><text:span text:style-name="T2487">spos</text:span>ób<text:span text:style-name="T2488"><text:s/></text:span>jednoznaczny wniosku następującego. Przy takiej dysproporcji możliwości<text:s/><text:span text:style-name="T2489">m</text:span>ó<text:span text:style-name="T2490">wieni</text:span>e o<text:s/>konkurencji, o swobodn<text:span text:style-name="T2491">ej</text:span><text:s/>grze sił jest oszustwem. Zlikwidować podejrzenie o to, że bierzemy udział w oszustwie można tylko i wyłącznie wtedy, kiedy się z wielką siłą i z wielką mocą będzie podcinać gałęzie tego świerku,<text:span text:style-name="T2492"><text:s/></text:span>aby doprowadzić do prawdziwej ró<text:span text:style-name="T2493">w</text:span>nowagi. Na czym to powinno polegać? Powinno to polegać na dwóch rzeczach, na jednej, która mieści się w sferze posunięć o charakterze propagandowym. Na wykonywaniu ruchów, które będą wzmacniać wiarę w intencje. A w drugim, jak gdyby planie wykonywanie ruchów, które będą przywracać równowagę. A zatem rolą państwa w tym wypadku jest doprowadzenie do takiej sytuacji, aby strumienie pieniędzy, na kt<text:span text:style-name="T2494">ó</text:span>re tutaj liczymy, na rynku w tej sytuacji mieszkaniow<text:span text:style-name="T2495">ej</text:span><text:s/>nie przechwyciły organizmy silniejsze, organizmy, które w tej chwili mają pozycję monopolistyczną. Jeżeli sobie uświadomimy, że większość, o ile nie wszystkie t<text:span text:style-name="T2496">e</text:span><text:s/>organizmy są organizmami pań<text:span text:style-name="T2497">st</text:span>wowymi, bo za taki organizm uważa s<text:span text:style-name="T2498">ię</text:span><text:s/>także spółdzielczość w<text:s/><text:span text:style-name="T2499">j</text:span>e<text:span text:style-name="T2500">j</text:span><text:s/>obecnym kształcie, jeżeli podstawowymi grającymi w tą grę są instytucje państwowe i administra<text:span text:style-name="T2501">cj</text:span>a państwowa, która jest wprost utożsamiona z państwem to ta sytuacja musi polegać na bardzo poważnym świadomym i aktywnym ograniczeniu ze strony władz państwowych monopolu pewnych układów, w tym wypadku układu inwestorsko-wykonaw<text:span text:style-name="T2502">czeg</text:span>o<text:span text:style-name="T2503">.</text:span></text:p>
      <text:p text:style-name="P2504">Jeżeli świadomość nie<text:span text:style-name="T2505">ef</text:span>ektywności całego systemu prefabrykowan<text:span text:style-name="T2506">eg</text:span>o budownictwa, techniczn<text:span text:style-name="T2507">ej</text:span><text:s/>i ekonomicznej nieefektywności, jeże<text:span text:style-name="T2508">l</text:span>i świadomość niesprawności organ<text:span text:style-name="T2509">iz</text:span>acyjn<text:span text:style-name="T2510">ej<text:s/></text:span>d<text:span text:style-name="T2511">o</text:span>tychczasow<text:span text:style-name="T2512">eg</text:span>o systemu wznoszenia mieszkań jest powszechna.<text:s/><text:span text:style-name="T2513">I</text:span><text:s/>na tej sali niepodważalna. Jeżeli pozycja monopolistyczna tych układów w chwili obecnej również jest oczywista, dla każdego kogo będziemy namawiać żeby zwiększył swój osobisty udział w budownictwie mieszkaniowym będzie to oznaczać, że ma zwiększyć swój osobisty udział w podtrzymywaniu tego systemu<text:span text:style-name="T2514">.</text:span><text:s/><text:span text:style-name="T2515">W</text:span><text:s/>czyim interesie?</text:p>
      <text:p text:style-name="P2516">Druga i ostatnia sprawa to jest sprawa kto te ruchy i te gesty ma wykonać? Oczywiście, że sprawność polityki mieszkaniow<text:span text:style-name="T2517">ej</text:span><text:s/>nie tylko programu realizacji mieszkań, programu gospodarowania ter<text:span text:style-name="T2518">en</text:span>ami jest znacznie wyższa na szczeblu lokalnym<text:span text:style-name="T2519">.</text:span><text:s/>Niemniej tego typu posunięcia powinny by<text:span text:style-name="T2520">ć</text:span><text:s/>wykon<text:span text:style-name="T2521">yw</text:span>an<text:span text:style-name="T2522">e</text:span><text:s/>na szczeblu dość wysokim<text:span text:style-name="T2523">.</text:span></text:p>
      <text:p text:style-name="P2524"><text:span text:style-name="T2525">W</text:span><text:s/>tej dyskusji, w której tu uczestniczymy ze zdziwieniem zauważyłem, że nikt z zebranych nie utożsamiał się z d<text:span text:style-name="T2526">ot</text:span>ychczasową polityką mi<text:span text:style-name="T2527">esz</text:span>kaniową, o ile to co z czym mieliśmy do czynienia można polityką nazwać? Jestem tym zdziwiony<text:span text:style-name="T2528">.</text:span><text:s/>Bo spotkałem tutaj wiele osób, które w tym obszarze w sposób z..<text:span text:style-name="T2529">.</text:span><text:s/>z których posiadali niekwestionowany wpływ na zaistnienie tych zjawisk spotykałem już w innych różnych gremiach.</text:p>
      <text:soft-page-break/>
      <text:p text:style-name="P2530"><text:span text:style-name="T2531">W</text:span><text:s/>związku z tym sprawa wiarygodności i przekonania społeczeństwa, bo to nie jest nawet kwestia wiarygodności, można być wiarygodnym, to znaczy godnym wiary, a tej wiary nie uzyskać<text:span text:style-name="T2532">.</text:span><text:s/>A zatem kwestia wiarygodności jest - moim zdaniem<text:s/><text:span text:style-name="T2533">-</text:span><text:s/>sprawą zachowania s<text:span text:style-name="T2534">i</text:span>ę w ciągu pierwszych miesięcy c<text:span text:style-name="T2535">z</text:span>y<text:span text:style-name="T2536"><text:s/></text:span>pierwszych tygodni realizacji jakiegoś nowego programu w dziedzinie budownictwa mi<text:span text:style-name="T2537">es</text:span>zkaniowego zachowania si<text:span text:style-name="T2538">ę</text:span><text:s/>władz pań<text:span text:style-name="T2539">st</text:span>wowych<text:span text:style-name="T2540">.</text:span></text:p>
      <text:p text:style-name="P2541">Przy czym zwracam uwagę, że przeciętnego obywatela już w tej chwili tak w<text:span text:style-name="T2542">yt</text:span>renowa<text:span text:style-name="T2543">li</text:span>śmy wszyscy wspólnie w wyjaśnianiu mu przyczyn stanu rzeczy w taki sposób, aby wynikało, że jesteśmy albo niewinni, albo bezsilni<text:span text:style-name="T2544">.</text:span><text:s/>Że próba wyjaśnienia mu nawet takich rzeczy oczywistych, jak to, że cała gospodarka jest twórcą stanu mi<text:span text:style-name="T2545">esz</text:span>kalni<text:span text:style-name="T2546">ct</text:span>wa do niczego nie doprowadz<text:span text:style-name="T2547">i.</text:span></text:p>
      <text:p text:style-name="P2548"><text:span text:style-name="T2549">I</text:span><text:s/>chciałbym skończyć sformułowaniem takiego apelu. Musi w tym punkcie dotyczącym roli państwa i roli obywateli postawione muszą być dwie sprawy w sposób absolutny jednoznaczny i z k<text:span text:style-name="T2550">ateg</text:span>orycznoś<text:span text:style-name="T2551">c</text:span>ią wykraczającą nawet poza pragmatyczne potrzeby. Jest to sprawa własności. Wkraczamy w budownictwie mieszkaniowym na obszar, na którym przedmiot, o którym m<text:span text:style-name="T2552">ó</text:span>w<text:span text:style-name="T2553">i</text:span>my kosztuje w wielu wypadkach dorobek życia całej rodziny<text:span text:style-name="T2554">.</text:span><text:s/>Utrzymywanie da<text:span text:style-name="T2555">l</text:span>ej takiej sytuacji, gdzie własność jest zagmatwana, niejasna, nieprecyzyjna nie da<text:s/>żadnych efektów<text:span text:style-name="T2556">.</text:span><text:s/>Nie wystarczy werbalnie sobie powiedzieć, że ma<text:span text:style-name="T2557">m</text:span>y do czynienia z mieszkaniami lokatorskimi, własnościowymi i jakimiś jeszcze innymi kom<text:span text:style-name="T2558">ercj</text:span>a<text:span text:style-name="T2559">ln</text:span>ymi. Musimy sobie wyjaśnić co to znaczy mieszkanie własnościowe, dzisiaj to oznacza mieszkanie, za które ja płacę w sposób nieograniczony, natomiast mam bardzo poważne ograni<text:span text:style-name="T2560">cz</text:span>one możliwości dysponowania tą własnością, tym prz<text:span text:style-name="T2561">ed</text:span>miotem<text:span text:style-name="T2562">.</text:span><text:s/>To samo dotyczy gospodarki ziemią, t<text:span text:style-name="T2563">o</text:span><text:s/>samo dotyczy gospodarki gruntami<text:span text:style-name="T2564">.</text:span></text:p>
      <text:p text:style-name="P2565">Te spr<text:span text:style-name="T2566">a</text:span>wy muszą być wyjaśnione i to niewyjaśnione w sposób zyskujący aprobat<text:span text:style-name="T2567">ę</text:span><text:s/>spe<text:span text:style-name="T2568">cj</text:span>alistów<text:span text:style-name="T2569">.</text:span><text:s/>Muszą być wyjaśnione za pomocą sformułowa<text:span text:style-name="T2570">ń</text:span><text:s/>i sposób, który zyska aprobatę tego, kto jest właścicielem tych dóbr lub właścicielem tym zostanie. I druga sprawa to jest system prawny. Nie moż<text:span text:style-name="T2571">e</text:span><text:s/>istnieć w dalszym ciągu system, który w odniesieniu do np. procesu pozyskiwania terenu i wznoszenia domu jest systemem kolejnych progów i barier, które trzeba pokonać. Przy każdej takiej barierze, przy takim każdym progu uwił sobie gniazdko jakiś bramkarz, który przepuszcza przez ten próg lub nie przepuszcza<text:span text:style-name="T2572">.</text:span><text:s/>Jeszcze, jak berze łapówkę, o czym tu dzisiaj było powiedziane, to jest to sytuacja jasna<text:span text:style-name="T2573">.</text:span><text:s/>Natomiast jeżeli nie przepuszcza posługując się jakimiś niezr<text:span text:style-name="T2574">oz</text:span>umiałymi wzglądami ideologicznymi, systemowymi lub jakimiś innymi izmami to sytuacja jest absolutnie n<text:span text:style-name="T2575">iej</text:span>a<text:span text:style-name="T2576">s</text:span>na.</text:p>
      <text:p text:style-name="P2577">System, który reguluje dz<text:span text:style-name="T2578">i</text:span>ałalnoś<text:span text:style-name="T2579">ć</text:span><text:s/>obywatela powinien<text:span text:style-name="T2580"><text:s/></text:span>być systemem podłużnym, a nie poprzecznym. Powinien to być system, który polega na regulacji.<text:s/><text:span text:style-name="T2581">A</text:span><text:s/>regulacja ta powinna tylko i wyłącznie prowadzić do tego, aby on realizując swoje własne cele, do których nikt mu się nie wtrąca, o których nikt nie mówi czy są słuszne czy niesłuszne, nie następował na nogę innym, którzy obok realizują swoje cele. Nie może być takiej sytuacji, jaka jest, że bez przerwy napotyka na jakiś mityczny interes społeczny<text:span text:style-name="T2582">.</text:span><text:s/>I bez przerwy się dowiaduje, że swoje pieniądze lokuje w jakąś parszywą podejrzaną sprawę, która jest w sprzeczności z interesem jego współobywateli, jego miasta, jego państwa.</text:p>
      <text:p text:style-name="P2583"><text:span text:style-name="T2584">J</text:span>eżeli w przepisach nie znajdą się sprawy, które będą tą rzecz j<text:span text:style-name="T2585">ed</text:span>noznacznie regulować to nasze dyskutowanie na temat roli państwa<text:span text:style-name="T2586"><text:s/></text:span>i<text:span text:style-name="T2587"><text:s/></text:span>roli obywatela w całej tej sprawie po prostu nie zostanie, delikatnie mówiąc, nie zostanie przez obywateli i społeczeństwo skonsumowane.</text:p>
      <text:p text:style-name="P2588">I to jest minimalna rola admin<text:span text:style-name="T2589">is</text:span>tra<text:span text:style-name="T2590">cj</text:span>i państwow<text:span text:style-name="T2591">ej,</text:span><text:s/>która powinna te przepisy poddać daleko idącej<text:s/><text:soft-page-break/>weryfikacji w tym duchu, a sprawdzenie na ile ta weryfikacja jest rzetelna nie tylko w literze, ale także w duchu prawa, to jest właśnie rola dopiero ekspertów i ciał społecznych. Bez tego zabiegu będzie to jeszcze jedno rozważanie na temat jakiegoś idealnego systemu, który nawet, którego jakość n<text:span text:style-name="T2592">ie</text:span>kw<text:span text:style-name="T2593">est</text:span>ionowana pozostanie jednak z całym systemem na pap<text:span text:style-name="T2594">i</text:span>erze. To tyle jeśli chodzi o ten punkt.</text:p>
      <text:p text:style-name="P2595">Jeszcze chciałbym - jeśli pan przewodniczący pozwoli zwrócić uwagą na tą sprawę gosp<text:span text:style-name="T2596">od</text:span>arki gruntami, o której dzisiaj miałem okazję<text:s/><text:span text:style-name="T2597">m</text:span>ówi<text:span text:style-name="T2598">ć</text:span>.<text:s/><text:span text:style-name="T2599">To</text:span><text:s/><text:span text:style-name="T2600">ni</text:span><text:span text:style-name="T2601">e</text:span><text:s/>j<text:span text:style-name="T2602">est</text:span><text:s/>sprawa, powtarzam techniczna, to jest sprawa systemowa. Mamy prywatną własność ziemi na przeważającym obszarze kraju oraz system planowania prz<text:span text:style-name="T2603">es</text:span>trzenn<text:span text:style-name="T2604">eg</text:span>o, system gospodarki gruntami, który neguje ten fakt, to znaczy stwarza cały system ograniczania obywatelowi prawa dysponowania jego własnością<text:span text:style-name="T2605">.</text:span><text:s/><text:span text:style-name="T2606">I</text:span><text:s/>to ograniczenia w sposób administracyjny,<text:s/><text:span text:style-name="T2607">a</text:span><text:s/>nie ograniczania w sposób ekonomiczny. Dopóki ta sprawa nie zostanie przełamana, dopóki nie podejmiemy decyzji w jedną lub w drugą stronę kon<text:span text:style-name="T2608">se</text:span>kwentnie, sprawa gospodarki gruntami nie stanie się techniczną sprawą, jak przysposobić grunty do budownictwa tylko będzie w dalszym ciągu sprawą syst<text:span text:style-name="T2609">e</text:span>mową, która będzie leżała pomiędzy obywatelem a państwem, leżała pomiędzy obywatelem a budownictwem m<text:span text:style-name="T2610">iesz</text:span>ka<text:span text:style-name="T2611">ni</text:span>owym.</text:p>
      <text:p text:style-name="P2612">Jeśli ktoś ma wątpliwości co do słuszności takiego stawiania sprawy, zwróćcie państwo uwagę tylko na jeden problem, który od paru lat w Polsce się toczy. Na podział interesów obywateli pomiędzy tych, którzy posiadają ziemię, a tych którzy chcą się na tej ziemi budować. Wszystkie interwencje, połowa spraw, które są kierowane do Naczelnego Sądu Administracyjnego to są tego typu konflikty. Nawet są głosy, że jest to zemsta administrac<text:span text:style-name="T2613">ji</text:span><text:s/>państwowej, która wprowadzając tego typu demokracje zlikwidowała praktycznie problem. Na każdym kroku piętrzą się konflikty pomiędzy właśnie grupą ludzi, która chce naby<text:span text:style-name="T2614">ć</text:span><text:s/>teren aby się budować a grupą ludzi, która ten teren posiada i nie ma zamiaru się budować, ale posiada teren i broni, i słusznie broni swoich praw własności. Jeżeli ten problem nie zostanie rozwiązany, sprawa polityki gruntami jest sprawą polityczną.</text:p>
      <text:p text:style-name="P2615">Dziękuję bardzo.</text:p>
      <text:p text:style-name="P2616"><text:span text:style-name="T2617">Przewodniczący</text:span>:</text:p>
      <text:p text:style-name="P2618">Dziękuję bardzo,<text:s/>prośba do państwa, którzy będą formułować wnioski, aby szczególnie te<text:span text:style-name="T2619">n</text:span><text:s/>końcowy też uwzględnić i też przekazać bądź to w dzisiejszych wnioskach bądź w następnym zespole, który na ten temat jeszcze się wypowiadał.</text:p>
      <text:p text:style-name="P2620">O głos prosi pan Roman Nowicki, ponieważ się spieszy to mówił, że będzie mówił krótko. Zobaczymy.</text:p>
      <text:p text:style-name="P2621"><text:span text:style-name="T2622">Ob. Roman Nowicki</text:span>:</text:p>
      <text:p text:style-name="P2623">Proszę państwa ja zabierałem głos na poprzednim posiedzeniu dosyć obszernie, przekroczyłem tam pewien limit przyzwoitości, w związku z tym nie będę dzisiaj rzeczyw<text:span text:style-name="T2624">iś</text:span>cie długo mówił<text:span text:style-name="T2625">.</text:span><text:s/><text:span text:style-name="T2626">A</text:span>le chciałbym powiedzieć, że na życzenie prezydium d<text:span text:style-name="T2627">os</text:span>t<text:span text:style-name="T2628">ar</text:span>czyłem państwu natychmiast materiały stanow<text:span text:style-name="T2629">ią</text:span>ce zbiór pewnych dokumentów pracy Rady Mieszkani<text:span text:style-name="T2630">o</text:span>wej i chciałem powiedzieć, że one potwierdzają to o czym mówiliśmy w pierwszym dniu naszych obrad. To znaczy w obszarze budownictwa mieszkaniowego zostało powiedziane wszystko już lub prawie wszystko i jesteśmy w gruncie rzeczy, generalnie rzecz biorąc wykluczając pewne sprawy szczególne, bardzo blisko dopracowania się dosyć zbieżnych poglądów i szybkiego wykonania tego dzieła. W takim razie nie będę wracał również do tych<text:s/><text:span text:style-name="T2631">5</text:span><text:s/>punktów, bo bym się powtarzał, z tym co tu zostało już powiedziane.</text:p>
      <text:soft-page-break/>
      <text:p text:style-name="P2632">Chciałbym powiedzieć o dwóch problemach, które mnie nurtują i są w pewnym sensie nowymi problemami w stosunku do tego co mówiłem.</text:p>
      <text:p text:style-name="P2633">Pierwszy problem, który się wiąże z tymi dużymi tematami strategicznymi to jest problem pewnych ubezpieczeń społecznych, w ogóle ubezpieczenia się, żeby to co wypracujemy zostało rzeczywiście zrobione.</text:p>
      <text:p text:style-name="P2634">Chciałem powiedzieć, że w momencie tworzenia pewnego programu w ramach<text:s/><text:span text:style-name="T2635">PRON-U w</text:span><text:s/>‘8<text:span text:style-name="T2636">4</text:span><text:s/>r. ten problem bez przerwy nas nurtował. To znaczy zastanawialiśmy się wtedy co by uczynić, żeby to c<text:span text:style-name="T2637">o</text:span><text:s/>powiemy mogło być wykonane i żeby była taka siła, która by tego dopilnowała. Wtedy myśmy sobie wymyślili, że będą to dwie instytucje i ewentualnie jeszcze pewien zabieg. Pierwsza instytucja to miał być bank budownictwa mieszkaniowego, który miał<text:s/>stanowić pewne instytuc<text:span text:style-name="T2638">jo</text:span>nalne ubezpieczenie realizacji nowej polityki m<text:span text:style-name="T2639">ie</text:span>szkaniowej. Bo my też w pełni nie wie<text:span text:style-name="T2640">rz</text:span>yliś<text:span text:style-name="T2641">my,</text:span><text:s/>tym ludziom, którzy wówczas deklarowali nam, że te problemy zostaną załatwione.</text:p>
      <text:p text:style-name="P2642">I druga sprawa to była Rada Mieszkaniowa, której konstrukcja była tak pomyślana, że spotka się grono niezależnych, dynamicznych, walczących, samodzielnych ludzi przy premierze i będzie jak gdyby bezpośrednio w jego obecności ostro artykułowała sw<text:span text:style-name="T2643">ó</text:span>j poglądy.</text:p>
      <text:p text:style-name="P2644">Trzeci element i zabieg, jaki staraliśmy wtedy wmontować, byliśmy wtedy dużo mniej mądrzejsi niż jesteśmy teraz mądrzy po tych wielu latach. To była wyraźna odpowiedzialność czł<text:span text:style-name="T2645">o</text:span>nków rządu i jednego premiera za sprawy budownictwa mieszkaniowego. To znaczy chcieliśmy, żeby był ktoś taki kto wyraźnie by przyjął odpowiedzialność i którego mogliby<text:span text:style-name="T2646">ś</text:span>my rozlicza<text:span text:style-name="T2647">ć</text:span><text:s/>i moglibyśmy do niego mieć<text:s/><text:span text:style-name="T2648">p</text:span>retensje w sposób publiczny. Takie były wtedy nasze poglądy.</text:p>
      <text:p text:style-name="P2649">Dzisiaj ten problem nie schodzi z tapety, w gruncie rzeczy i chciałbym tutaj wyprzedzić - bo na ostatnim posiedzeniu będzie<text:span text:style-name="T2650"><text:s/></text:span>za późno<text:s/><text:span text:style-name="T2651">o</text:span><text:s/>tym mówić - sądzę, że należałoby równolegle do tego o czym dyskutujemy zastanawiać się jakie należałoby wmontować ube<text:span text:style-name="T2652">z</text:span>pieczenia i kontrole społeczne po to, żeby rzeczywiście trzy instytucje żeby to co wypracujemy mogło być, mogło<text:s/><text:span text:style-name="T2653">s</text:span>ię przepchnąć przez ten cały układ. Ja sądzę, tutaj w uproszczeniu, że bank w dalszym ciągu po tylu latach, zresztą to nie jest pomysł akurat<text:span text:style-name="T2654"><text:s/></text:span>tego materiału PRON<text:span text:style-name="T2655">-</text:span>owskiego, ale wcześniej różne grupy to głosiły. Jest elementem, który powinien być w to wmontowany.</text:p>
      <text:p text:style-name="P2656">/Głos z sali: nie słychać/.</text:p>
      <text:p text:style-name="P2657">J<text:span text:style-name="T2658">a</text:span><text:s/>mówiłem poprzednio, że wcześniej już o tym różne grupy mówiły. Tu w ogóle nie ma monopolu na nic, wszyscy o różnych sprawach już mówiliśmy, ale rzeczywiście byli pierwsi od nas. Sądzę, że być może należałoby w tym gronie skonstruować pewien pogląd na temat funkc<text:span text:style-name="T2659">jo</text:span>nowania pewnego przedstawicielstwa społecznego przy premierze, k<text:span text:style-name="T2660">tó</text:span>r<text:span text:style-name="T2661">e</text:span><text:s/>z naszego mandatu niejako powinno pilnować tego co będzie realizowane i powinno na bieżąco, jak gdyby opiniować to co się dzieje w budownictwie mieszkaniowym.</text:p>
      <text:p text:style-name="P2662">Sądzę również i chciałbym to potwierdzi<text:span text:style-name="T2663">ć</text:span>, że należałoby też doprowadzić do wyraźnej odpowiedzialności członków rządu poszczególnych za realizację tego programu. Ja osobiście jestem zwolennikiem powrotu do tego, żeby na tle naszych obrad i pewnych ustaleń rząd opracował dwa dokumenty ważne.<text:s/><text:span text:style-name="T2664">W</text:span><text:s/>końcu, bo o tym też mówiliśmy, pierwszy dokument na tle tego co my wypracujemy tutaj byłaby to sprawa polityki mieszkaniowej na 20 lat, która by ustabilizowała jak gdyby poczynania rządu<text:s/><text:soft-page-break/>w tym okresie, w zakresie poszczególnych segmentów polityki mieszkaniowej. Nieszczęściem dotychczasowej sytuacji było to, ż<text:span text:style-name="T2665">e<text:s/></text:span>poszczególne działania podejmowane ze sobą nawzajem nie współgrały często, były pozdejmowane przy różnych naciskach różnych układach<text:s/>lobbys<text:span text:style-name="T2666">tyc</text:span>znych, pojedynczych poglądach. Należałoby w takim razie postulować szybkie dopracowanie, a takie programy są już zawansowane, one powinny być odpowiednio, być może skorygowane, żeby przełożyć to co my tu powiemy na program, na pewien kształt decyzji rządowych w sprawie ustabilizowania i jasnej polityki mieszkaniowej na powiedzmy 20 - 25 lat najbliższych.</text:p>
      <text:p text:style-name="P2667"><text:span text:style-name="T2668">I</text:span><text:s/>druga sprawa proponuję, żeby w wyniku naszych obrad rząd<text:s/>opracował i przedłożył być może do opinii tej rady, która w wyn<text:span text:style-name="T2669">i</text:span>ku<text:span text:style-name="T2670"><text:s/></text:span>naszego tutaj, naszej inicjatywy została powołana przy premierze, która by<text:s/><text:span text:style-name="T2671">pi</text:span>lnowała naszych interesów i poglądów na bieżąco<text:span text:style-name="T2672"><text:s/></text:span>po zakończeniu naszych obrad, program doraźnych działań rządu w zakresie budownictwa m<text:span text:style-name="T2673">iesz</text:span>kaniowego<text:span text:style-name="T2674">.</text:span><text:s/><text:span text:style-name="T2675">C</text:span>okolwiek nie wymy<text:span text:style-name="T2676">ś</text:span>limy na temat przyszłości budownictwa mi<text:span text:style-name="T2677">esz</text:span>kan<text:span text:style-name="T2678">io</text:span>wego nie<text:s/><text:span text:style-name="T2679">u</text:span>lega wątpliwości, że musi być przełożone na język działań najbliższych.<text:s/><text:span text:style-name="T2680">W</text:span><text:s/>takim razie należałoby taki postulat wyraźn<text:span text:style-name="T2681">i</text:span>e sfo<text:span text:style-name="T2682">rm</text:span>ułować<text:span text:style-name="T2683">.</text:span></text:p>
      <text:p text:style-name="P2684">Ja osobiście byłbym zadowolony, sądzę, że niektórzy z państwa może podzielą moje poglądy, gdyby w tym programie dzi<text:span text:style-name="T2685">a</text:span>łań doraźnych było wyraźnie powiedziane, który z członków rządu<text:span text:style-name="T2686"><text:s/></text:span>za co odpowiada, w jakim kształcie, co ma wykonać i kiedy.</text:p>
      <text:p text:style-name="P2687">Chodziło o to, żebyśmy mieli pewną możliwoś<text:span text:style-name="T2688">ć</text:span><text:s/>kontroli społecznej na bieżąco tej sprawy, a nie za rok czy półtora znowu, żebyśmy się znowu w tej sprawie spotkali.</text:p>
      <text:p text:style-name="P2689"><text:span text:style-name="T2690">P</text:span>op<text:span text:style-name="T2691">i</text:span>era<text:span text:style-name="T2692">m</text:span>,<text:s/><text:span text:style-name="T2693">j</text:span>u<text:span text:style-name="T2694">ż</text:span><text:s/>w ostatnim słowie chciałem to powiedzieć, w ostatnich zdaniach, popieram pogląd ustawy sejmowej, aczkolwiek<text:span text:style-name="T2695"><text:s/></text:span>ona budzi pewne uśmiechy i ja wiem, i mój też. Otóż okazuje się, że nawet Sejm w sprawach budownictwa mieszkaniowego nie stanowił dostatecznej gwarancji realizacji poglądów i nacisków społecznych. Wszystkie uchwały sejmowe w tej sprawie też nie były wykonane. Ale sądzę, że kompleks tego typu działań instytuc<text:span text:style-name="T2696">j</text:span>onalno-ubez<text:span text:style-name="T2697">p</text:span>i<text:span text:style-name="T2698">ecze</text:span>n<text:span text:style-name="T2699">io</text:span>w<text:span text:style-name="T2700">yc</text:span>h w całości łącznie z uchwałą sejmową powinien przynieść pewne rezultaty. Niezależnie o<text:span text:style-name="T2701">d</text:span><text:s/>tego, jak byśmy na to wstecz patrzyli, ale jeżeli coś się nawet nie sprawdziło, a miało szansę dobrego funkc<text:span text:style-name="T2702">jo</text:span>nowania nie odrzucajmy tego, a zmontujmy tutaj dużą siłę do pilnowania tego co się stanie. I ostatnia uwaga przerzućmy część tej dyskusji, bo jak przeczytacie to co jest napisane w tej Radzie Mieszkaniowej,<text:s/>a mogę przynieść państwu to co zapisał OPZZ, możemy przynieść to co napisała<text:s/>„Solidarność”<text:s/>w<text:s/>‘81 r. i kilka innych dokumentów, to tam większość tych spraw, o których dzisiaj mówimy została zapisana.</text:p>
      <text:p text:style-name="P2703"><text:span text:style-name="T2704">A</text:span><text:s/>w takim razie przerzućmy z plenarnych obrad, nie powtarzajmy się, część spraw na zespół roboczy, który niech nam przez ten tydzień solidnie popracuje, i niech przygotuje konkretne propozycje. I wtedy my będziemy mówili o konkretnych sprawach, a dzisiaj jak mamy mówić to wracamy właściwie do ogólnych stwierdzeń, tak jak ja to robię teraz.</text:p>
      <text:p text:style-name="P2705">A więc proponuję,<text:s/>żebyśmy zmontowali ten zespół, dali mu pewne obowiązki, dużo słyszeli, niech sobie przeczytają poglądy kilku tutaj firm, które siedzą przy tym stole, i kilku działaczy, którzy się wypowiadali i nasze wypowiedzi i niech zrobią dokument, który mógłby odpowiadać naszym intencjom wtedy będziemy na przyszłym posiedzeniu rozmawiali bardzi<text:span text:style-name="T2706">e</text:span>j konkretnie.</text:p>
      <text:p text:style-name="P2707">Kończmy powolutku i idźmy do konkretów. Bo ludzie oczekują, że ten<text:s/>„stół”<text:s/>będzie bardzo konkretny i w miarę szybko wypracuje pewne poglądy w tej sprawie, a więc starajmy się w trybie roboczym robić<text:s/><text:soft-page-break/>dokumenty i je szybko ewentualnie przyjąć<text:span text:style-name="T2708"><text:s/></text:span>i poglądy zbliżyć<text:span text:style-name="T2709">.</text:span></text:p>
      <text:p text:style-name="P2710">Dzięku<text:span text:style-name="T2711">ję.</text:span></text:p>
      <text:p text:style-name="P2712"><text:span text:style-name="T2713">Przewodniczący</text:span>:</text:p>
      <text:p text:style-name="P2714">Dziękuję bardz<text:span text:style-name="T2715">o</text:span>. Pan doc<text:span text:style-name="T2716">.</text:span><text:s/>Mrzygłód, przygotuje się pani doc. Kulesza.</text:p>
      <text:p text:style-name="P2717"><text:span text:style-name="T2718">Doc. Mrzygłód</text:span>:</text:p>
      <text:p text:style-name="P2719">Proszę państwa rzeczywiście, jak człowiek<text:span text:style-name="T2720"><text:s/></text:span>popatrzy na ten tom, na dzisie<text:span text:style-name="T2721">js</text:span>zą dyskusję, która powtarza to co tu w tym tomi<text:span text:style-name="T2722">e</text:span><text:s/><text:span text:style-name="T2723">j</text:span>e<text:span text:style-name="T2724">st</text:span><text:s/>napisane i zastanawia s<text:span text:style-name="T2725">ię</text:span><text:s/>dlaczego to nie zostało zrealizowane mimo, że to było przy premierze,<text:s/>to<text:s/><text:span text:style-name="T2726">w</text:span>ła<text:span text:style-name="T2727">śc</text:span>iwi<text:span text:style-name="T2728">e</text:span><text:s/><text:span text:style-name="T2729">c</text:span>złowiek traci chęć zabierania ponownie g<text:span text:style-name="T2730">ło</text:span>su i cokolwiek<text:span text:style-name="T2731"><text:s/></text:span>pro<text:span text:style-name="T2732">po</text:span>nowania.</text:p>
      <text:p text:style-name="P2733">Rzeczywiście sprawą podstawową jest, ażeby wypracować jakiś dokument, który będzie realizowany i to j<text:span text:style-name="T2734">e</text:span>st chyba najważniejsza sprawa w toku na<text:span text:style-name="T2735">s</text:span>z<text:span text:style-name="T2736">y</text:span>ch obrad, ażeby zastanowić się, jak zagwarantować realizację. Sądzę, że nie można tutaj abstrahować od<text:s/><text:span text:style-name="T2737">pe</text:span>wnych schematów, które działają niestety na całym świecie, ż<text:span text:style-name="T2738">e</text:span><text:s/>potrzebny jest jakiś zespół koordynacyjny, ale zespół może nie taki, jak tutaj Rady ds. Mieszkaniowych, ale zespół, który będzie na podstawie programu czy jakichś zadań działania będzie kontrolował czy osoby odpowiedzialne za rea<text:span text:style-name="T2739">li</text:span>zację<text:s/>określonego odcinka wype<text:span text:style-name="T2740">łn</text:span>i<text:span text:style-name="T2741">aj</text:span>ą swoje zadania<text:span text:style-name="T2742">.</text:span><text:s/><text:span text:style-name="T2743">A</text:span><text:s/>więc nie robić jakiegoś programu, jakiś schemat działania musi być czy to program nazwiemy czy założenia realizacyjne, polityka coś musi tu być wypracowane, ale musi być jakiś koordynator na szczeblu rz<text:span text:style-name="T2744">ą</text:span>du czy to będzie premier czy wicepremier to ktoś niestety w pierwszym okresie musi być, ażeby to pchnąć i musi być jakieś ciało, które będzie kontrolowało osoby, ale nie określało pr<text:span text:style-name="T2745">o</text:span>gram, tylko kontrolowało osoby czy one spełniają zadania, które zostały im postawione i ciało, które by mówiło, że niestety ta osoba, ten przewodniczący, ten wojewoda nie spełnia swoich z<text:span text:style-name="T2746">a</text:span>dań<text:span text:style-name="T2747"><text:s/></text:span>trzeba go zmienić, dać nowego itd. Chodzi o kontrolę osób odpowi<text:span text:style-name="T2748">e</text:span>dzialnych za realizację poszczególnych odcinków, a wi<text:span text:style-name="T2749">ę</text:span>c jakieś takie ciało kontrolne moim zd<text:span text:style-name="T2750">a</text:span>nie<text:span text:style-name="T2751">m</text:span><text:s/>musi być.</text:p>
      <text:p text:style-name="P2752">Moim zdaniem ja chciałbym poprzeć to co prof. Uhma powied<text:span text:style-name="T2753">z</text:span>iał, że inaczej taki program się konstruuje jeżeli to ma by<text:span text:style-name="T2754">ć</text:span><text:s/>10 proc. wzrostu rocznie, inaczej będzie jeżeli to będzie<text:s/><text:span text:style-name="T2755">3</text:span>0 proc. wzrostu. Całkiem inaczej taki program się konstruuje i zasady działania, mechanizmy itd. W zależności od skali prawda przedsięwzięcia. I dlatego dobrze by było, ażeby na początku naszego dokumentu znalazły się wyznania jakichś naszych dążeń, że chcemy w ciągu 3 -<text:s/><text:span text:style-name="T2756">4</text:span><text:s/>czy<text:s/><text:span text:style-name="T2757">5</text:span><text:s/>l<text:span text:style-name="T2758">a</text:span>t podwoić budownictwo mieszkaniowe. Jeżeli te<text:span text:style-name="T2759">g</text:span>o<text:span text:style-name="T2760"><text:s/></text:span>nie będzie to kto<text:span text:style-name="T2761">ś</text:span><text:s/>powie - no to dobrze te<text:s/><text:span text:style-name="T2762">10</text:span><text:s/>proc. czy<text:s/><text:span text:style-name="T2763">5</text:span><text:s/>proc. rocznie będziemy powiększali, ale jeżeli to będzie<text:s/><text:span text:style-name="T2764">10</text:span>0 proc. to będzie całkiem inny program, znaczy działanie. A jeżeli to będzie 5 proc. to znowu inaczej on będzie formułowany. Ja wiem, jak to się takie programy formułuje za granicą w zależności od zadania.<text:span text:style-name="T2765"><text:s/></text:span>Zadanie dopiero wskazuje, jak te sprawy rozwiązywać.</text:p>
      <text:p text:style-name="P2766">Moim zdaniem coś takiego jest potrzebne. P<text:span text:style-name="T2767">o</text:span>twie<text:span text:style-name="T2768">r</text:span>dzenie, że w<text:s/><text:span text:style-name="T2769">c</text:span>iągu krótkiego okresu czasu trzeba podwoić budownictwo mieszkaniowe, bo takie są potrzeby społeczne, a możliwości są ku temu.</text:p>
      <text:p text:style-name="P2770"><text:span text:style-name="T2771">I</text:span><text:s/>teraz drugie<text:span text:style-name="T2772">.</text:span><text:s/>Moim zdaniem prosiłbym bardzo, ażebyś<text:span text:style-name="T2773">m</text:span>y mogli w tym wyznaniu wiary na początku powiedzieć, że budownictwo mieszkaniowe może stać się tym czynnikiem, który doprow<text:span text:style-name="T2774">ad</text:span>zi<text:span text:style-name="T2775"><text:s/></text:span>do zrównoważenia rynku. Bo zabierze ten nawis<text:s/><text:span text:style-name="T2776">in</text:span>flacyjny, te pieniądze z rąk ludności. I wtedy nie zastanawiajmy się, ażeby jakimiś cenami to zdejmować z rynku. Wystarczy je<text:span text:style-name="T2777">d</text:span>no to narzędzie w budownictwie m<text:span text:style-name="T2778">iesz</text:span>kaniowym. Na budownictwo mieszkaniowe<text:s/><text:span text:style-name="T2779">l</text:span>udność może dać tyle samo pieniędzy ile dotychczas wydajemy.<text:span text:style-name="T2780"><text:s/></text:span>A więc podwoić środki finansowe<text:span text:style-name="T2781">.</text:span><text:s/>To jest w rękach ludności już. A więc można w<text:s/><text:soft-page-break/>ciągu 2 - 3 - 4 lat zabrać cały nawis inflacyjny. My cenami tego nie zbierzemy, a w mieszkaniu każdy chętnie ulokuje te pieniądze, ale sposób, różnorodność tego zebrania musi być całkiem inne niż dotychczas. Dotychczas to nie są metody, które są znane na świecie. A więc trzeba to wyznanie wiary zrobi<text:span text:style-name="T2782">ć</text:span><text:s/>i jakie tempo tego budownictwa, jaki zakres. I w tych ogólnych zasadach - ja się zgadzam z przedmówcami - jeżeli my pewnych spr<text:span text:style-name="T2783">a</text:span>w<text:span text:style-name="T2784"><text:s/></text:span>systemowych nie poruszymy, to nie rozwiążemy budownictwo mieszkaniowe. A więc trzeba głównie skoncentrować się na systemie ekonomiczno-prawnym, który by pewien mechanizm wprowadził, jakiś taki dosyć żywiołowy mechanizm rozwiązywania tych problemów. Ale, ażeby to zrobić muszą być te hamulce usunięte, plany urbanistyczne.<text:s/><text:span text:style-name="T2785">W</text:span><text:s/>tej chwili w dużych aglomeracjach nie ruszymy problemu mieszkaniowego je<text:span text:style-name="T2786">ż</text:span>eli nie zrewidujemy podejścia do sposobu przestrzennego zagospodarowania kraju. Od lat byłem, kiedyś działałem na tym polu i wiem. Jeżeli w planach urbanistycznych nie są przewidziane tereny pod budownictwo mieszkaniowe to to<text:s/>budownictwo mieszkaniowe indywidualne nie powstanie,<text:s/><text:span text:style-name="T2787">a</text:span><text:s/>wi<text:span text:style-name="T2788">ę</text:span>c<text:s/><text:span text:style-name="T2789">t</text:span>rzeba te plany całkowicie zmienić<text:span text:style-name="T2790">.</text:span><text:s/>Nie zmieniać w ciągu<text:s/><text:span text:style-name="T2791">5</text:span><text:s/>lat,<text:span text:style-name="T2792"><text:s/></text:span>trzeba działać tutaj nadzwyczajnymi środkami, w ciągu pół roku wyznaczyć nowe tereny pod budownictwo mie<text:span text:style-name="T2793">sz</text:span>kaniowe, ale znowu ktoś się tutaj skarżył, że ludzie będą mieli te tereny,<text:s/><text:span text:style-name="T2794">a</text:span><text:s/>nie będą chcieli sprzedać<text:span text:style-name="T2795">.</text:span><text:s/>Bo przecież system na świecie jest wprowadzony, że może trzymać 3<text:s/><text:span text:style-name="T2796">-</text:span><text:s/><text:span text:style-name="T2797">4</text:span><text:s/>lata, a później płacić taki podatek,<text:s/><text:span text:style-name="T2798">ż</text:span>e tobie się odechcie<text:span text:style-name="T2799">w</text:span>a to trzymać i wtedy on..<text:span text:style-name="T2800">.</text:span><text:s/>we Francji 20 proc. co cztery lata trzeba podatek płacić za utrzymywanie działki<text:s/><text:span text:style-name="T2801">w</text:span><text:s/>stanie niezabudowanym, u nas można to zwiększyć jeszcze bardzi<text:span text:style-name="T2802">e</text:span>j i wtedy nie będzie tej sprzeczności pomiędzy tym, który chce się budować, a ten który ma działkę. A więc cały system trzeba przemyśleć<text:span text:style-name="T2803">.</text:span><text:s/>Ale trzeba wyjść od tego<text:span text:style-name="T2804">.</text:span></text:p>
      <text:p text:style-name="P2805">Proszę państwa jeżeli my damy te działki w planach urbanistycznych to z chwilą decyzja administracyjna spowoduje, że cena działki wzrośnie 3-krotnie, od razu. Decyzja administracyjn<text:span text:style-name="T2806">a</text:span>.<text:span text:style-name="T2807"><text:s/></text:span>To my rentę komunalną od razu nabijamy właścicielowi. A to trzeba inaczej działać<text:span text:style-name="T2808">.</text:span><text:s/>To trzeba tak zrobić, że duże tereny daje się przedsiębiorstwu jakiemuś czy spółce, która będzie zagospodarowywała<text:span text:style-name="T2809">.</text:span><text:s/>Ona wykupuje te tereny jako rolnicze, płacąc bez renty komunalnej i wtedy ma pewne środki nawet na zagospodarowanie tego terenu.<text:s/><text:span text:style-name="T2810">R</text:span>obi plan i dopiero zmienia sposób użytkowania tego terenu. I wtedy odpada ten olbrzymi koszt renty komunalnej, którą sobie później właściciel przywłaszcza, za niewłaściwie, za decyzje administracyjne.</text:p>
      <text:p text:style-name="P2811">A więc od tego w tej polityce trzeba zacząć. Naturalnie<text:span text:style-name="T2812"><text:s/></text:span>zgadzam się, że potrzebny jest bank. Ale nie tylko bank budownictwa mieszkaniowego, ale zasady tworzenia funduszu mieszkaniow<text:span text:style-name="T2813">eg</text:span>o.<text:s/><text:span text:style-name="T2814">I</text:span><text:s/>właściwie na ten fundusz m<text:span text:style-name="T2815">iesz</text:span>kaniowy po<text:span text:style-name="T2816">win</text:span>ny składać<text:s/>się środki Skarbu Państwa, które w stosunku do dochodu narodowego<text:s/>powinny<text:s/>być na obecnym poziomie. Dochód będzie wzrastał, będą środki państwowe wzrastały. Oszczędności lud<text:span text:style-name="T2817">n</text:span>ości, środki ze sprzedaży mieszkań, środki ze sprzedaży działek państwowych budowlanych, środki dewizowe ze sprzedaży mieszka<text:span text:style-name="T2818">ń</text:span>, zyski, które b<text:span text:style-name="T2819">ę</text:span>dzie bank czerpał z finansowania przedsięwzięć inwestycyjnych w sferze budownictwa mieszkaniowe<text:span text:style-name="T2820">g</text:span>o, a może nie tylko<text:s/><text:span text:style-name="T2821">w</text:span><text:s/>sferze budownictwa mieszkaniowego itd. Tu musi być wypracowany pewien system funkc<text:span text:style-name="T2822">jo</text:span>nowania tego banku, a więc nie sam bank bo to nic<text:span text:style-name="T2823"><text:s/></text:span>nie da, ale sposób gromadzenia środków i p<text:span text:style-name="T2824">óź</text:span>niej sposób dysponowania tymi środkami. A dysponowanie środków niestety w pierwszym okresie - moim zdaniem - musi być czynnik społeczny zapewniony<text:span text:style-name="T2825">.</text:span><text:s/>Czynnik jakiś socjalny. Ja sobie wyobrażam w ten sposób, że inna k<text:span text:style-name="T2826">om</text:span>isja dyskutuje sprawy dotacji do żywności. My dyskutujemy sprawy dotacji do miesz<text:span text:style-name="T2827">k</text:span>ań. To trzeba<text:s/><text:soft-page-break/>połączyć w końcowej fazie i jedno, i drugie. I wyobrażam sobie, że jak już dajemy każdemu pracującemu, d<text:span text:style-name="T2828">aj</text:span>em<text:span text:style-name="T2829">y</text:span><text:s/><text:span text:style-name="T2830">g</text:span>dzieś 5 t<text:span text:style-name="T2831">ys</text:span>. do ręki dodatkowo z budżetu, ale to musi być system amortyzacji<text:span text:style-name="T2832">.</text:span><text:s/>To musi później przez 2 - 5 lata wejść w system płac w przedsiębiorstw<text:span text:style-name="T2833">ie</text:span>. Ale obok tego musi być później jakiś stworzony system zapomóg socjalnych to nie można wybrać albo tak, albo tak, musi być i jedno, i drugie, system zapomóg socjalnych dla pewnych rodzin. To nie można tego pominąć. A więc...</text:p>
      <text:p text:style-name="P2834">I tutaj myśmy powinni określić te zasady od strony socjalnej, a więc pewna częś<text:span text:style-name="T2835">ć</text:span><text:s/>dla rodzin najmniej zara<text:span text:style-name="T2836">biają</text:span>cych to z państwa finansowane ze<text:s/><text:span text:style-name="T2837">śr</text:span>odków państwowych, później dla średnich i najbogatsz<text:span text:style-name="T2838">yc</text:span>h. I to w tej polityce mieszkaniowej powinniśmy określić.</text:p>
      <text:p text:style-name="P2839"><text:span text:style-name="T2840">I</text:span><text:s/>na zakończenie chciałbym powiedzieć<text:span text:style-name="T2841">,</text:span><text:s/>że w obecnym systemie ekonomicznym, który rządzi budownictwem mieszkan<text:span text:style-name="T2842">io</text:span>wym istn<text:span text:style-name="T2843">iej</text:span>ą olbrzymie rezerwy zmnie<text:span text:style-name="T2844">js</text:span>zenia kosztów budownictwa mieszkan<text:span text:style-name="T2845">io</text:span>w<text:span text:style-name="T2846">ego</text:span>. Olbrzymie rezerwy. Według n<text:span text:style-name="T2847">ie</text:span><text:s/>m<text:span text:style-name="T2848">oj</text:span>ej oceny, ale ekspertów zagran<text:span text:style-name="T2849">icz</text:span>n<text:span text:style-name="T2850">yc</text:span>h, z którymi mam do czynienia przy l<text:span text:style-name="T2851">uź</text:span>nych spółkach oni oceniają, że to budownictwo można potanić o<text:s/><text:span text:style-name="T2852">30</text:span><text:s/>proc. Jeżeli będą inne systemy i trzeba się teraz zastanowić, jak inne systemy, to będzie w innych dniach, jakie inne systemy wprowadzić a<text:span text:style-name="T2853">że</text:span>by<text:span text:style-name="T2854"><text:s/></text:span>przedsiębiorstwo chciało taniej budować, bo jeżeli tego w systemie nie rozwiążemy, to właściwie nie rozwiążemy z punktu widzenia społecznego budownictwa mieszkaniowego.</text:p>
      <text:p text:style-name="P2855">Dziękuję bardzo.</text:p>
      <text:p text:style-name="P2856"><text:span text:style-name="T2857">Przewodniczący</text:span>:</text:p>
      <text:p text:style-name="P2858">Dziękuję bardzo<text:span text:style-name="T2859">.</text:span></text:p>
      <text:p text:style-name="P2860">Ja przepraszam ogromnie,<text:s/><text:span text:style-name="T2861">j</text:span>a zapomniałem przekazać wyjaśnienia ze strony pana Janowskiego, który musiał wyjść<text:span text:style-name="T2862">.</text:span><text:s/><text:span text:style-name="T2863">M</text:span>a samolot, musiał wyjechać z Warszawy, za co prosił o przeproszenie<text:span text:style-name="T2864">.</text:span></text:p>
      <text:p text:style-name="P2865">Głos ma pani doc. Hanna Kulesza, następnie pan Lech Radke<text:span text:style-name="T2866">.</text:span></text:p>
      <text:p text:style-name="P2867"><text:span text:style-name="T2868">Doc. Hanna Kulesza</text:span>:</text:p>
      <text:p text:style-name="P2869">Zanim przejdę do głównego tematu<text:span text:style-name="T2870"><text:s/></text:span>tego popołudnio<text:span text:style-name="T2871">we</text:span>go posiedzenia, tzn. rola państwa, rola obywatela, chciałam na dwie sprawy zwrócić uwagę<text:span text:style-name="T2872">.</text:span><text:s/>Przede wszystkim nawiążę do przemówienia mojego przedmówcy, ale i przedtem pojawiały się takie postulaty, a<text:span text:style-name="T2873">ż</text:span>eby w naszym opracowaniu, dokumencie - czy jak to nazwiemy, napisać, że jest konieczne zwiększenie w ciągu 2 - 3 lat, podwojenie budownictwa m<text:span text:style-name="T2874">ieszk</text:span>anio<text:span text:style-name="T2875">we</text:span>go, ażebyśmy nie budowali 200, a 400 tys<text:span text:style-name="T2876">.<text:s/></text:span>mieszkań<text:span text:style-name="T2877">.</text:span><text:s/>I chciałam przestrzec, to jest ogromny mit. To jest znów, moim zdaniem, wprowadzenie wszystkich w błąd, bo to jest po prostu niemożliwe<text:span text:style-name="T2878">.</text:span><text:s/>To nie jest tylko kwestia, że nie ma na to środków finansowych, ani że nie ma mocy produkcyjnej<text:span text:style-name="T2879">.</text:span><text:s/>Tylko, że to budownictwo mieszkaniowe jest jednak przestrzennie zróżnicowane<text:span text:style-name="T2880">.</text:span><text:s/><text:span text:style-name="T2881">M</text:span>y ciągle patrzymy na Polskę jako en bloc na jeden podmiot, ale to jest przestrzennie niezmiernie zróżnicowane<text:span text:style-name="T2882">.</text:span><text:s/>Ażeby podwoić rozmiary budownictwa - ja kiedyś zadałam sobie ten trud i to policzyłam - trzeba w największych 6 miastach Polski potroić albo nawet 4 razy zwiększyć obecne rozmiary budowni<text:span text:style-name="T2883">ct</text:span>wa<text:span text:style-name="T2884">.</text:span></text:p>
      <text:p text:style-name="P2885">Ja nie jestem budowlaniec, ja jestem ekonomista, mnie się wydaje, że jest to po prostu technicznie niemożliwe,<text:span text:style-name="T2886"><text:s/></text:span>ażeby<text:s/><text:span text:style-name="T2887">w</text:span><text:s/>Warszawie w tej chwili zamiast tych 6 tys<text:span text:style-name="T2888">.</text:span><text:s/>mieszkań<text:s/><text:span text:style-name="T2889">cz</text:span>y 7 tys<text:span text:style-name="T2890">.</text:span><text:s/>mieszkań, zrobić 20 tys<text:span text:style-name="T2891">.</text:span><text:s/>To prawda, że<text:s/><text:span text:style-name="T2892">w</text:span><text:s/>Warszawie zbudowano już raz 20 tys<text:span text:style-name="T2893">.</text:span><text:s/>gdzieś<text:s/><text:span text:style-name="T2894">w</text:span><text:s/>połowie lat siedemdziesiątych<text:span text:style-name="T2895">.</text:span><text:s/>Ale od tego czasu tak się zmieniły już wszystkie infrastrukturalne okoliczności, że to jest niemożliwe<text:span text:style-name="T2896">.<text:s/></text:span>Chyba nie zależy nam na tym, żeby budować mieszkania tam gdzie to można, bo w Łomży można<text:span text:style-name="T2897">.</text:span><text:s/>Już jedną Łomżę, obok starej Łomży zbudowano. Można jeszcze następną Łomżę, tylko czy rzeczywiście to są potrzeby i<text:s/><text:soft-page-break/>czy nas stać<text:span text:style-name="T2898">.</text:span><text:s/>Tam przem<text:span text:style-name="T2899">ys</text:span>ł<text:span text:style-name="T2900"><text:s/></text:span>budowlany jest bardzo dobrze rozwinięty. Oni trzaskają te 12 mieszkań na tysiąc ludności.</text:p>
      <text:p text:style-name="P2901">Tak że ja myślę, że jeśli w ogóle jest potrzeba pisania w tym dokumencie, kiedy osiągniemy te 400 tys<text:span text:style-name="T2902">.<text:s/></text:span>mieszkań, to daj Boże za 10 lat<text:span text:style-name="T2903">.</text:span></text:p>
      <text:p text:style-name="P2904">A druga sprawa, o której też chciałam przedtem powiedzieć - tutaj pan Roman Nowicki mówił o tym, że i PRON ma swoje pomysły i<text:s/><text:span text:style-name="T2905">O</text:span>PZZ, i<text:s/><text:span text:style-name="T2906">„</text:span>Solidarność<text:span text:style-name="T2907">”</text:span><text:s/>sprzed 8 laty. Proszę państwa, ja pracuję w instytucie, który teraz się nazywa Gospodarki Przestrzennej, ale w tym roku grupa mieszkaniowców, jak my się nazywamy, będzie obchodzić 40-lecie istnienia badań naukowych w dziedzinie mieszkalnictwa.<text:s/><text:span text:style-name="T2908">W</text:span><text:s/>tych badaniach zatrudnionych jest stale przez te 40 lat kilkadziesiąt osób. Pan prof<text:span text:style-name="T2909">.</text:span><text:s/>Andrzejewski - jak my go nazywamy - jest naszym seniorem<text:span text:style-name="T2910">.</text:span><text:s/>Chciałam powiedzieć - ojcem, ale to<text:span text:style-name="T2911">...</text:span><text:s/>Ja jestem uczennicą<text:span text:style-name="T2912">.</text:span><text:s/>I tutaj pan prof<text:span text:style-name="T2913">.</text:span><text:s/>ma sporo różnych uczniów, którzy poszli w tę stronę, inni w tamtą, ale ciągle działamy w tych badaniach naukowych<text:span text:style-name="T2914">.</text:span><text:s/>Nie powiem, ile już jest tomów badań w różnych sprawach, ile jest koncepcji, ile jest opracowań, ile poglądów, ile książek, ile dyskusji, not, memoriałów do takiego rządu, do G<text:span text:style-name="T2915">ie</text:span>rka,<text:s/>do Gomółki, wszystkich<text:span text:style-name="T2916">.</text:span><text:s/><text:span text:style-name="T2917">I</text:span><text:s/>co?</text:p>
      <text:p text:style-name="P2918">/Głos z sali:<text:s/>I<text:s/>nic/.</text:p>
      <text:p text:style-name="P2919">Ja tego nie powiedziałam<text:span text:style-name="T2920">.</text:span><text:s/>Proszę państwa, to nie jest sprawa personifika<text:span text:style-name="T2921">cj</text:span>i, że taki pan będzie od<text:span text:style-name="T2922">po</text:span>w<text:span text:style-name="T2923">ie</text:span>d<text:span text:style-name="T2924">zi</text:span>alny. My to zapiszemy, tego pana zmienią, i tak samo się nic nie zmieni<text:span text:style-name="T2925">.</text:span><text:s/>Muszą zaistnieć odpowiednie zmiany systemowe. Mówiłam o tym już na poprzednim posiedzeniu.</text:p>
      <text:p text:style-name="P2926">A teraz do meritum, do sprawy - rola państwa, rola obywatela. Chciałam być realna, do czego nakłaniał pan p<text:span text:style-name="T2927">rz</text:span>e<text:span text:style-name="T2928">wo</text:span>dni<text:span text:style-name="T2929">cz</text:span>ący poprzednim razem i będę mówić - rola państwa w obecnym systemie. I tutaj chciałabym rozdzielić to na dwie<text:s/><text:span text:style-name="T2930">c</text:span>zęści. Rola państwa w centrum i rola władz lokalnych. Bo to nie jest hasło. Gospodarka lokalna moim zdaniem, w innych sferach można mówić centralnie, natomiast w<text:s/><text:span text:style-name="T2931">s</text:span>prawach mieszkaniowych nie można mówić lokalnie, dlatego że potrzeby są i różne, i możliwości są różne, i każdy obywatel mieszka tu i ma określone przez te okoliczności ukształtowanie świadomości. Dlatego najpierw, jeśli chodzi o - rola państwa w<text:s/><text:span text:style-name="T2932">ce</text:span>ntrum.</text:p>
      <text:p text:style-name="P2933">Wydaje mi się, że nie można - nikt tego nie zamierza, ale trzeba zdawać sobie z tego konkretnie sprawę, że rola państwa jest ogromna. Ze względu na to, że państwo jest odpowiedzialne za stan, który jest i wobec tego z tej odpowiedzialności społeczeństwo nie chce państwa zwolnić. A druga sprawa, że państwo dysponuje, jak to pan doc. Dominiak mówił, wartością dodatkową, czyli tą niezapłaconą obywatelowi pensją, którą to dysponując musi odpowiednio ją wykorzystywać. I sfera mieszkaniowa jest jedną z tych sfer, gdzie państwo musi lokować w formie spożycia zbiorowego te środki<text:span text:style-name="T2934">.</text:span></text:p>
      <text:p text:style-name="P2935">Gdy zaś zaistnieją w drodze jakichś przekształ<text:span text:style-name="T2936">ce</text:span>ń takie warunki, jak np. mówił pan doc. Dominiak, że<text:s/><text:span text:style-name="T2937">w</text:span><text:s/>krajach zachodnich 75 proc<text:span text:style-name="T2938">.</text:span><text:s/>obywateli dostaje, a 25 czy 30 jest przejmowane przez wartość dodatkową, to wtedy będzie oby<text:span text:style-name="T2939">w</text:span>ateli stać, ażeby z własnych środków, tych właśnie większych, co najmniej o połowę zwiększonych pokrywać w pełni wszystkie wydatki związane z mieszkaniem<text:span text:style-name="T2940">.</text:span><text:s/>A w tej chwili państwo musi pokrywać<text:span text:style-name="T2941">.</text:span></text:p>
      <text:p text:style-name="P2942">Ja bym chciała być konkretna już mo<text:span text:style-name="T2943">ż</text:span>e do protokołu, tego zapisanego już przez nas, propozycji<text:span text:style-name="T2944">.</text:span><text:s/>Państwo powinno być odpowiedzialne za całą infra<text:span text:style-name="T2945">st</text:span>rukturę osadniczą, komunalną infra<text:span text:style-name="T2946">str</text:span>ukturę, za wodociągi, kanalizację, za<text:s/>uciepłowienie, za ulice, za szkoły, przedszkola, za te wszystkie - jak my to<text:s/><text:soft-page-break/>nazywamy og<text:span text:style-name="T2947">ól</text:span>nie<text:s/><text:span text:style-name="T2948">-</text:span><text:s/>infrastrukturę<text:span text:style-name="T2949">.</text:span><text:s/>To powinno płynąć z budżetu<text:span text:style-name="T2950">,</text:span><text:s/>nie wiem czy terenowych, jest to sprawa do dyskusji<text:span text:style-name="T2951">.</text:span><text:s/>Myślę, że budżety terenowe w obecnych układach nie wytrzymają tego i to powinno być zapisane, że to jest świadczenie z budżetu państwa<text:span text:style-name="T2952">.</text:span></text:p>
      <text:p text:style-name="P2953">Oczywiście władze terenowe mogą pobierać i powinny pobierać tzw<text:span text:style-name="T2954">.</text:span><text:s/>opłaty..., czy większe usługi za<text:span text:style-name="T2955">...</text:span><text:span text:style-name="T2956"><text:s/></text:span>tzn<text:span text:style-name="T2957">.</text:span><text:s/>opłaty za te usługi, ale działalność inwestycyjna powinna być z budżetu państwa<text:span text:style-name="T2958">.</text:span></text:p>
      <text:p text:style-name="P2959">Druga sfera działania państwa, jeśli chodzi o finansowanie, to jest udzielanie tanich kredytów. Tzn<text:span text:style-name="T2960">.</text:span><text:s/>żeby różnica między opro<text:span text:style-name="T2961">ce</text:span>n<text:span text:style-name="T2962">to</text:span>waniem kredytowym według obowiązującej stopy procentowej, a kredytem udzielanym np. w mieszkalnictwie, zdaniem nie tylko moim, to opro<text:span text:style-name="T2963">ce</text:span>n<text:span text:style-name="T2964">to</text:span>wanie nie powinno być wyższe, jak 3 -4 proc. Ta różnica powinna być<text:s/>pokrywana<text:s/><text:span text:style-name="T2965">z</text:span><text:s/>dotacji budżetowych, czyli<text:s/><text:span text:style-name="T2966">z</text:span><text:s/>budżetu<text:span text:style-name="T2967">.</text:span></text:p>
      <text:p text:style-name="P2968">Kolejna sfera to jest sprawa ulg podatkowych, o których nie będę się wyrażała, tę sprawę podnosiła, ale to centralnie sterowane ulgi podatkowe po to, ażeby pobudzić c<text:span text:style-name="T2969">a</text:span>ły przemysł budowlany<text:span text:style-name="T2970">.</text:span><text:s/>I ponie<text:span text:style-name="T2971">w</text:span>aż przemysł budowlany jest państwowy, to odpowiedzialność za przemysł budowlany ciąży także na państwie<text:span text:style-name="T2972">.</text:span><text:s/>Tzn. nad<text:s/><text:span text:style-name="T2973">wp</text:span>rowadzeniem mechanizmów ekonomicznych.</text:p>
      <text:p text:style-name="P2974">Jest to sprawa na tzw<text:span text:style-name="T2975">.</text:span><text:s/>dziś. Natomiast jeśli patrzym<text:span text:style-name="T2976">y</text:span>,<text:span text:style-name="T2977"><text:s/></text:span>mówimy o uekonomicznieniu całej działalności w przemyśle, wobec tego jest to sprawa wprowadzenia rachunku ekonomicznego i tego, co tu mój szanowny, miły kolega opowiada i proponuje, to jest uwłaszczenie całej działalności budowlanej i dena<text:span text:style-name="T2978">cj</text:span>onaliza<text:span text:style-name="T2979">cj</text:span>a przedsiębiorstw budowlanych, co zapewni to, co tylko może zapewnić ekonomiczność działania tych przedsiębiorstw<text:span text:style-name="T2980">.</text:span><text:s/>Dlatego, że działania na dotychczasowych warunkach są nieekonomiczne i do tego wszystkiego my dopłacamy. Ja tej sprawy nie chcę rozwijać, bo nie chcę zabierać tematu koledze.</text:p>
      <text:p text:style-name="P2981">Jeśli chodzi o władze lokalne, władze lokalne powinny być odpowiedzialne za politykę lokalną mieszkaniową w sensie pobudzania różnych struktur inwes<text:span text:style-name="T2982">to</text:span>rskich<text:span text:style-name="T2983">.</text:span><text:s/>Chciałam powiedzieć, że tu nie możemy zapisać, że my jesteśmy za tym, żeby rozwijać taką strukturę inwestorską, a nie inną. Dlatego, że w każdym miejscu to jest naprawdę inaczej<text:span text:style-name="T2984">.</text:span><text:s/><text:span text:style-name="T2985">W</text:span><text:s/>małym mieście moż<text:span text:style-name="T2986">e</text:span><text:s/>niepotrzebne jest budownictwo komercyjne, a być może że w Warszawie budownictwo komercyjne jest potrzebne i znajdzie swoich chętnych użytkowników<text:span text:style-name="T2987">.</text:span></text:p>
      <text:p text:style-name="P2988">Powinno pobudzać inicjatywę, być organiza<text:span text:style-name="T2989">to</text:span>rem i funkcje te wszystkie organizacyjne władze lokalne powinny<text:s/>na siebie przyjąć<text:span text:style-name="T2990">.</text:span><text:s/><text:span text:style-name="T2991">I</text:span><text:s/>powinny władze lokalne we własnych budżetach lokalnych ustalać odpowiednie proporcje<text:span text:style-name="T2992">.</text:span></text:p>
      <text:p text:style-name="P2993">Zwracam na to szczególną uwagę, dlatego że są miasta,<text:span text:style-name="T2994"><text:s/></text:span>w których problem przyrostu mieszkań nie jest tak ważny, jak<text:span text:style-name="T2995"><text:s/></text:span>problem utrzymania istniejącej substancji mieszkaniowej<text:span text:style-name="T2996">.<text:s/></text:span>I jeśli budżet lokalny zdecyduje, władza, rada narodowa świadoma swoich potrzeb i uchwali, że np. wyhamowujemy przyrost nowych mieszkań, bo nie mamy ani takich potrzeb, ze względu na zatrudnienie, ani demografię, a uważamy, że dewastuje się istniejący zasób mieszkaniowy, wówczas większe środki można przeznaczyć na utrzymanie zasobów mieszkaniowych<text:span text:style-name="T2997">.</text:span></text:p>
      <text:p text:style-name="P2998">W tej chwili już jest trochę ta możliwość otworzona, ale władze lokalne nie bardzo z tego korzystają<text:span text:style-name="T2999">.</text:span></text:p>
      <text:p text:style-name="P3000">No i teraz, co obywatel? Obywatel jest obecnie ubezwłasnowolniony<text:span text:style-name="T3001">.</text:span><text:s/>Obywatel jest skazany na użytkowanie mieszkania, które otrzymał, dostał i jest skazany na oczekiwanie mieszkania albo stworzenie jakiejś szansy mieszkania, uzyskania mieszkania poza kolejką, jak to niektórzy młodzi mówią, sprzedanie się zakładowi pracy, który może szybko dostarczyć mieszkanie, co nie zawsze o<text:span text:style-name="T3002">d</text:span>powiada indywidualnym<text:s/><text:soft-page-break/>motywacjom i nie odpowiada zawsze indywidualnym preferen<text:span text:style-name="T3003">cjo</text:span>m<text:span text:style-name="T3004">.</text:span></text:p>
      <text:p text:style-name="P3005">Wobec tego w naszym zapisie powinno być takie stwierdzenie: obywatel powinien mieć wybór formy zamieszkiwania<text:span text:style-name="T3006">.<text:s/></text:span>Wybór formy w sensie własności, formy użytkowania, czy to jest czynszowe, własne, spółdzielcze<text:span text:style-name="T3007">.</text:span><text:s/>I wybór standardu tego mieszkania, zgodny, stosowny do swoich możliwości,<text:s/>preferen<text:span text:style-name="T3008">cj</text:span>i i aspira<text:span text:style-name="T3009">cj</text:span>i<text:span text:style-name="T3010">.</text:span></text:p>
      <text:p text:style-name="P3011">Tutaj myślę, że<text:s/><text:span text:style-name="T3012">w</text:span><text:s/>tym bloku tematycznym powinno być us<text:span text:style-name="T3013">to</text:span>sunkowanie co do kolejki mieszkaniowej<text:span text:style-name="T3014">.</text:span><text:s/>Na te<text:span text:style-name="T3015">n</text:span><text:s/>temat dotychczas poza wypowiedzią pana red. Paszyńskiego na początku naszego posiedzenia, niewiele osób mówiło, bo jest to sprawa niezmiernie trudna. Właściwie recepty na ten temat nie mamy, dlatego że każde podejście jest to podejście niepopularne. Bo powinno si<text:span text:style-name="T3016">ę</text:span><text:s/>państwo przyznać także do porażki tej metody oczekiwania i powiedzieć obywatelom, wszystkim czekającym,<text:s/><text:span text:style-name="T3017">36</text:span>0 tys. obywateli w Warszawie w lodówce jest zamrożonych, że my wam nie gwarantujemy mieszkania nigdzie. Tzn. nigdy, bo to, że za 30 lat, to jest tyle samo co nigdy. I to trzeba powiedzieć. No, ale<text:s/><text:span text:style-name="T3018">w</text:span>tedy obywatel ma prawo być sfrustrowany, bo obiecaliście. To nie jest tylko kwestia, że to dziecko, które ma w tej chwili kilka czy kilkanaście lat za lat 30 dostanie to mieszkanie, ale to jest także gwarancja środków finanso<text:span text:style-name="T3019">w</text:span>ych, które tam są zgromadzone.</text:p>
      <text:p text:style-name="P3020">Nie wiem, ozy nie byłoby wyjściem, gdyby powiedziano tej kolejce, że środki, które zostały zgromadzone zostaną zwaloryzowane stosownie do kosztów budowy.</text:p>
      <text:p text:style-name="P3021">Tylko, czy teraz - komu? Moim zdaniem jednak członkom spółdzielni w stosunku do których są już umowy, powinno się gwarantować, nadal gwarantować mieszkania. Natomiast tą kolejkę kandydatów powinno państwo przestać oszukiwać, powiedzieć, nie możemy. Nie możemy, szukajcie innych form, tzn<text:span text:style-name="T3022">.<text:s/></text:span>organizujcie się w zrzeszenia spółdzielcze, starajcie się wynająć mieszkanie.<text:s/><text:span text:style-name="T3023">W</text:span><text:s/>każdym razie nie przychodźcie do tej...<text:span text:style-name="T3024"><text:s/></text:span>pod<text:s/>„Zieloną Gęś”<text:s/>i nie oczekujcie od nas, że my wam po 2000 roku damy mieszkanie.</text:p>
      <text:p text:style-name="P3025">W sprawie czynszów. Sp<text:span text:style-name="T3026">r</text:span>awa czynszów jest dosyć, przynajmniej w naszym środowisku - tutaj chciałam powiedzieć, że w naszym instytutowym środowisku sprawa jest dosyć przedyskutowana. I jeśli jest teraz koncepcja wprowadzenia czynszów ekonomicznych to wydaje mi się, że jest to nawet w tym zubożonym społeczeństwie, podwyżka tych czynszów jest możliwa.</text:p>
      <text:p text:style-name="P3027"><text:span text:style-name="T3028">Z</text:span><text:s/>naszych wyliczeń wynika, że nawet to zubożenie społeczeństwa, tzn. budżety rodzinne wytrzymają 9-procentowe obciążenie czynszami. Przeciętne budżety domowe. Przy założeniu, przy fakcie, że 40 proc. tych budżetów wydaje się na<text:s/>żywność<text:span text:style-name="T3029">.</text:span><text:s/>Bo jak tutaj któryś<text:s/><text:span text:style-name="T3030">z</text:span><text:s/>panów mówił<text:span text:style-name="T3031">,</text:span><text:s/>o tym, że na Zachodzie wydaje się 20 i 25 proc<text:span text:style-name="T3032">.</text:span><text:s/>na mieszkanie z budżetów domowych, ale tutaj trzeba ciągle przywoływać, że oni wydają 20 proc<text:span text:style-name="T3033">.</text:span><text:s/>na żywność, a my ciągle 40<text:span text:style-name="T3034">.</text:span><text:s/>Wobec tego to nie wynika tylko, że my tak bardzo, mamy taką strukturę konsumpcji, ale to wynika z biedy naszego kraju i biedy<text:span text:style-name="T3035">...</text:span><text:s/>i że ta struktura konsumpcji jest przejawem niezamożności i faktu, że aż 40 trzeba wydawać na żywność<text:span text:style-name="T3036">.</text:span></text:p>
      <text:p text:style-name="P3037">Wobec tego budżety domowe wytrzymają 9 proc<text:span text:style-name="T3038">.</text:span><text:s/>Resztę to można policzyć w sposób nawet jakiś ogólny i szczegółowy jak ktoś chce, resztę powinno być pokryte w powszechnych dodatkach mieszkaniowych<text:span text:style-name="T3039">.</text:span><text:s/>Opowiadałabym się tu przeciwko indeksacji płac, żeby włączyć podwyżkę czynszu w<text:s/>indeks<text:span text:style-name="T3040">a</text:span>cję<text:span text:style-name="T3041"><text:s/></text:span>płac.</text:p>
      <text:p text:style-name="P3042">Do tego jeden jest dla mnie argument jest więcej, a jeden jest najważniejszy argument, że wtedy trudno<text:s/><text:soft-page-break/>byłoby powiedzieć, kto mieszka w k<text:span text:style-name="T3043">w</text:span>a<text:span text:style-name="T3044">t</text:span>erunko<text:span text:style-name="T3045">w</text:span>ym mieszkaniu, jeśli aktualnie się czynsze podnosi, a kto ma mieszkanie własne, indywidualne lub spółdzielcze lokatorskie<text:span text:style-name="T3046">.</text:span><text:s/>Wobec tego te dodatki mieszkaniowe powinny być skierowane do konkretnej rodziny, do konkretnego obywatela<text:span text:style-name="T3047">.</text:span></text:p>
      <text:p text:style-name="P3048">Sprawa nie będzie łatwa, dlatego że pojęcie czynszu ekonomicznego będzie trudne do policzenia<text:span text:style-name="T3049">.</text:span><text:s/><text:span text:style-name="T3050">W</text:span><text:s/>jakiej skali, jaka kalkulacja? Tutaj pani prof. W<text:span text:style-name="T3051">o</text:span>lnicka zapewne b<text:span text:style-name="T3052">ę</text:span>dzie miała też wątpliwość, czy to ma być skala państwa, czy skala<text:span text:style-name="T3053"><text:s/></text:span>miasta, jeśli miasta to jakiego? Czy właśnie Wałbrzych, gdzie ma najwyższe koszty utrzymania, powinien być t<text:span text:style-name="T3054">ą</text:span><text:s/>miarą obliczenia i kalkulacji czynszu?</text:p>
      <text:p text:style-name="P3055">Są to sprawy szczegółowe, ale sprawy, które mogą<text:s/>utrudniać konkretne wprowadzenie tego zamierzenia<text:span text:style-name="T3056">.</text:span><text:s/><text:span text:style-name="T3057">Bo trzeba sobie zdawać sprawę, że im gorszy zasób i gorszy standard<text:s/></text:span><text:span text:style-name="T3058">t</text:span><text:span text:style-name="T3059">ym wyższe koszty utrzymania i wobec tego<text:s/></text:span><text:span text:style-name="T3060">d</text:span><text:span text:style-name="T3061">o tych wyższych kosztów<text:s/></text:span><text:span text:style-name="T3062">t</text:span><text:span text:style-name="T3063">rzeba równać</text:span><text:span text:style-name="T3064">.</text:span></text:p>
      <text:p text:style-name="P3065"><text:span text:style-name="T3066">I sprawa ostatnia, to jest sprawa tych dodatków, o których już tutaj mówiłam, dodatków m</text:span><text:span text:style-name="T3067">iesz</text:span><text:span text:style-name="T3068">kaniowych sterowanych konkretnie do<text:s/></text:span><text:span text:style-name="T3069">lu</text:span><text:span text:style-name="T3070">dzi powszechnych, np</text:span><text:span text:style-name="T3071">.</text:span><text:span text:style-name="T3072"><text:s/>pokrywających 50 proc</text:span><text:span text:style-name="T3073">.</text:span><text:span text:style-name="T3074"><text:s/>zwyżki czynszów, a przed 5 laty zniesienie tych powszechnych dodatków</text:span><text:span text:style-name="T3075">.</text:span><text:span text:style-name="T3076"><text:s/>To<text:s/></text:span><text:span text:style-name="T3077">b</text:span><text:span text:style-name="T3078">yło w 19</text:span><text:span text:style-name="T3079">65</text:span><text:span text:style-name="T3080"><text:s/>r. I z naszych badań</text:span><text:span text:style-name="T3081"><text:s/></text:span><text:span text:style-name="T3082">wynika, że to było..</text:span><text:span text:style-name="T3083">.</text:span><text:span text:style-name="T3084"><text:s/>to nie było jakoś źle zrealizowane z<text:s/></text:span>punktu widzenia ekonomicznego i społe<text:span text:style-name="T3085">cz</text:span>nego, i z punktu widzenia indywidualnej rodziny<text:span text:style-name="T3086">.</text:span><text:s/>Natomiast zostawić na sta<text:span text:style-name="T3087">łe</text:span><text:s/>dodatki mieszkaniowe dla rodzin, które się znajdują nie z własnej winy w bardzo trudnych warunkach materialnych<text:span text:style-name="T3088">.</text:span><text:s/><text:span text:style-name="T3089">To s</text:span>ię określa poniżej minimum socjalnego<text:span text:style-name="T3090">.</text:span><text:s/>Szczególnie tutaj wchodzą emeryci bardzo starzy i rodziny wielodzietne<text:span text:style-name="T3091">.</text:span><text:s/>T<text:span text:style-name="T3092">yl</text:span>ko<text:span text:style-name="T3093">,</text:span><text:s/><text:span text:style-name="T3094">ż</text:span>e te dodatki mieszkaniowe powinny nie dotyczyć<text:s/><text:span text:style-name="T3095">t</text:span>ylko mieszkańców lokali kwa<text:span text:style-name="T3096">te</text:span>runkowy<text:span text:style-name="T3097">ch</text:span>, ale także mieszkańców lokali spółdzielczych, gdzie opłaty być może będą takie same albo nawet jeszcze wyższe niż w mieszkaniach kwaterunkowych<text:span text:style-name="T3098">.</text:span></text:p>
      <text:p text:style-name="P3099">Chciałam państwu powiedzieć, że od dwóch lat w Polsce obowiązują dodatki mieszkaniowe dla niezamożnych rodzin<text:span text:style-name="T3100">.<text:s/></text:span>I w moim instytucie jest sprawa ta, była<text:s/><text:span text:style-name="T3101">b</text:span>adana<text:span text:style-name="T3102">.</text:span><text:s/>P<text:span text:style-name="T3103">r</text:span>oszę sobie wyobrazić, że tylko 8 proc<text:span text:style-name="T3104">.</text:span><text:s/>uprawnionych korzysta i ubiega się o te dodatki mieszkaniowe<text:span text:style-name="T3105">.</text:span><text:s/>I my obciążamy tym niekorzystaniem z dodatków, tej możliwości zmniejszenia czynszów o 50 proc<text:span text:style-name="T3106">.</text:span><text:s/>przez ludzi niezamożnych, znajdujących się poniżej minimum socjalnego, przez nieudolność i niechęć władz lokalnych, terenowych po pro<text:span text:style-name="T3107">st</text:span>u przez bezduszność urzędników<text:span text:style-name="T3108">.<text:s/></text:span>W<text:s/><text:span text:style-name="T3109">b</text:span>ardzo wielu mia<text:span text:style-name="T3110">st</text:span>ach dostaje<text:s/><text:span text:style-name="T3111">t</text:span>akie dodatki mieszkaniowe kilkanaście, kilkadziesiąt osób<text:span text:style-name="T3112">.</text:span><text:s/>W innych miastach akcja ta jest, czy szersze zatacza kręgi i rzeczywiście jest objęta,<text:s/><text:span text:style-name="T3113">j</text:span>est troską władz lokalnych<text:span text:style-name="T3114">.</text:span></text:p>
      <text:p text:style-name="P3115">T<text:span text:style-name="T3116">o</text:span><text:s/>jest jeszcze jeden przykład, jak dużo zależy od świadomości urzędnika, który nie jest kontrolowany i nie jest rozliczany z tych<text:span text:style-name="T3117">...</text:span><text:s/>Bo to jest uchwałą, nie, rozporządzeniem Rady Ministrów wprowadzona ta możliwość korzystania z dodatków mieszkalnych.</text:p>
      <text:p text:style-name="P3118">Jakie są gwarancje? Gwarancje te powinny być, że społeczeństwo, które rozliczy władze lokalne i władze centralne z tego, co zobowiązały się podjąć i nie zrealizowały<text:span text:style-name="T3119">.<text:s/></text:span>Ale w skalach lokalnych jest to sprawa ważniejsza, jest to jednak sprawa domagania się przez lokalne społeczności np<text:span text:style-name="T3120">.</text:span><text:s/>rezygnacji naczelnika, jeśli on nie potrafi utrzymać dobrze swoich warunków mieszkaniowych<text:s/><text:span text:style-name="T3121">w</text:span><text:s/>całym mieście na odpowiednim poziomie<text:span text:style-name="T3122">.</text:span></text:p>
      <text:p text:style-name="P3123">Ja bym miała inny pogląd, jaki tu któryś z panów<text:s/><text:span text:style-name="T3124">wygł</text:span>osił na temat ustawy mieszkaniowej<text:span text:style-name="T3125">.</text:span><text:s/>Dotychczas Sejm nie podejmował ustawy mieszkanio<text:span text:style-name="T3126">wej</text:span>, były to uchwały tylko, które mogły być realizowane albo nie mogły być realizowane<text:span text:style-name="T3127">.<text:s/></text:span>Jeszcze przed wojną grono mie<text:span text:style-name="T3128">sz</text:span>kaniowc<text:span text:style-name="T3129">ó</text:span>w zabiegało o to, aby podjąć ustawę<text:s/><text:soft-page-break/>mieszkaniową, w której będą ściśle określone obowiązki obywatela, obowiązki państwa, obowiązki banku, jeśli chodzi o problem mieszkaniowy. I być może, że taką ustawę łatwiej byłoby egzekwować od władz<text:span text:style-name="T3130">.</text:span></text:p>
      <text:p text:style-name="P3131">Dziękuję<text:span text:style-name="T3132">.</text:span></text:p>
      <text:p text:style-name="P3133"><text:span text:style-name="T3134">Przewodnicząc</text:span><text:span text:style-name="T3135">y</text:span>:</text:p>
      <text:p text:style-name="P3136">Dziękuję bardzo<text:span text:style-name="T3137">.</text:span><text:s/>Pan Lech Radke, kolejny pan Janusz Bielak.</text:p>
      <text:p text:style-name="P3138"><text:span text:style-name="T3139">Ob</text:span><text:span text:style-name="T3140">.</text:span><text:span text:style-name="T3141"><text:s/>Lech Radke</text:span>:</text:p>
      <text:p text:style-name="P3142">Proszę państwa,<text:s/><text:span text:style-name="T3143">w</text:span><text:s/>oparciu o wypowiedzi kilku przedmówców zabierających głos na poprzednim spotkaniu, jak również w dniu dzisiejszym, ustaliliśmy za niezbędne nadanie polityce mieszkaniowej charakteru lokalnego. Niestety, nie znajduje to jak dotychczas, z wyjątkiem wypowiedzi mojej przedmówczyni, odbicia w propozycjach szczegółowych rozwiązań. Jeżeli n<text:span text:style-name="T3144">a</text:span><text:s/><text:span text:style-name="T3145">p</text:span>rzykład mówimy o systemach finansowania budowy mieszkań, to nie zapominajmy, że od tych innych form własności istnieją i będą istnieć mieszkania zakładowe, konieczne do zabezpie<text:span text:style-name="T3146">cz</text:span>enia ciągłości produkcji wielu zakładów, w szczególności o uciążliwych warunkach pracy, zlokalizowanych w mało atrakcyjnym terenie. Czy dla przykładu w sytuacji niedoboru pracowników w przemyśle możemy sobie wyobrazić, że potencjalni indywidualni inwestorzy będą gremialnie lokować swoje środki w budowę mieszkań dla si<text:span text:style-name="T3147">e</text:span>bie czy nas<text:span text:style-name="T3148">tę</text:span>pnych pokoleń w rejonie koksowni, elektrowni w tym atomo<text:span text:style-name="T3149">w</text:span>ych, hut, w PGR-ach, przy cukrowniach pracujących sezonowo?</text:p>
      <text:p text:style-name="P3150">Nie, na pewno nie. I przykłady mam tu ze swo<text:span text:style-name="T3151">j</text:span>ego podwórka, że wielu ludzi zarabiając w sposób ciężki te grosze, buduje się o 200 km, w stronach<text:s/><text:span text:style-name="T3152">s</text:span>w<text:span text:style-name="T3153">o</text:span>ich rodziców, czy jakichś bardziej atrakcyjnych ze względu walorów geograficznych.</text:p>
      <text:p text:style-name="P3154">Lokowanie tego kapitału właśnie w rejonie takich obiektów, jak powiedziałem, byłaby to forma o wiele gorszego ubezwłasnowolnienia niż budownictwo zakładowe. A przecież zakłady te, co by nie powiedzieć na temat zmniejszenia ich<text:s/>uciążli<text:span text:style-name="T3155">wo</text:span>ści dla środowiska, muszą istnieć nadal<text:span text:style-name="T3156">.<text:s/></text:span>Podobnie trudno sobie wyobrazić<text:span text:style-name="T3157">,</text:span><text:s/>że<text:s/><text:span text:style-name="T3158">w</text:span><text:s/>rejonach takich zdecydują się działać firmy, które prowadziłyby handel gruntami wcześniej przez siebie uzbrojonymi. Nie miałyby po prostu nabywców<text:span text:style-name="T3159">.</text:span><text:s/>Koncentrować będą one swe działania na bardziej atrakcyjnych lokaliza<text:span text:style-name="T3160">cj</text:span>ach.</text:p>
      <text:p text:style-name="P3161">Nie traćmy zatem z pola widzenia realizacji budownictwa mieszkanio<text:span text:style-name="T3162">we</text:span>go przez zakłady pracy. A ponieważ na działania takie nie wystarcza obligator<text:span text:style-name="T3163">yj</text:span>nych środków z funduszu mieszkaniowego, stwórzmy tym zakładom odpowiednie preferencje podatkowe. Oczywiście budownictwo zakładowe rozumiem jako kompleksowe. Są różne formy tego budownictwa.</text:p>
      <text:p text:style-name="P3164">Analogiczna sytuacja istnieje w zakresie rewaloryzacji remontów starej substancji mieszkaniowej. Podam dla przykładu, że 74 ankietowanych zakładach zrzeszonych w Federacji Hutniczych Związków Zawodowych, na 43 <text:span text:style-name="T3165">863</text:span><text:s/>mieszkania będące w administra<text:span text:style-name="T3166">cj</text:span>i tych zakładów, 1<text:span text:style-name="T3167">8</text:span><text:s/>proc. nie nadaje się w obecnym stanie do dalszej eksploata<text:span text:style-name="T3168">cj</text:span>i, przy cz<text:span text:style-name="T3169">ym</text:span><text:s/>3 proc. wymaga natychmiastowej likwidacji.</text:p>
      <text:p text:style-name="P3170">Tym zakładom trzeba pomóc przez stworzenie odpowiednich mechanizmów ekonomicznych. Nie pasują w tym miejscu propozycje obciążania lokatorów całkowitym kosztem utrzymania i amortyzacji itd., itd. jakie tu padały.</text:p>
      <text:p text:style-name="P3171">Muszę zasygnalizować, że o ile nie zrobią tego inni uczestnicy obrad, z podobnymi wnioskami wystąpię w stosownym czasie przy omawianiu tematu: pluralizm form organizacyjnych oraz gospodarka gruntami i<text:s/><text:soft-page-break/>uzbrojenie.</text:p>
      <text:p text:style-name="P3172">Wnoszę również, aby tematykę polityki mie<text:span text:style-name="T3173">sz</text:span>kanio<text:span text:style-name="T3174">we</text:span>j nie sprowadzać jedynie do problemu substancji mieszkaniowej, czy<text:span text:style-name="T3175">l</text:span>i umownie można określić przechowalni<text:span text:style-name="T3176">ct</text:span>wa ludzi, lecz nadajemy temu problemowi bardziej humanisty<text:span text:style-name="T3177">c</text:span>znego wymiaru poprzez rozszerzenie go o elementarny zakres infras<text:span text:style-name="T3178">tr</text:span>uktury społecznej<text:span text:style-name="T3179">.</text:span><text:s/>Na temat ten wypowiadałem się na poprzednim spotkaniu<text:span text:style-name="T3180">.</text:span><text:s/>Elementy te zostały również zasygnalizowane w inauguracyjnym... przemówieniu inaugurującym dzisiejszych obrad współprzewodniczącego obrad, red. Paszyńskiego.</text:p>
      <text:p text:style-name="P3181">Dziękuję<text:span text:style-name="T3182">.</text:span></text:p>
      <text:p text:style-name="P3183"><text:span text:style-name="T3184">Przewodniczący</text:span>:</text:p>
      <text:p text:style-name="P3185">Dziękuję bardzo. Zgodnie z zapowiedzią głos ma pan Janusz Bielak. Przygotuje się pan Jerzy Olszowski.</text:p>
      <text:p text:style-name="P3186"><text:span text:style-name="T3187">Ob. Janusz Bielak</text:span>:</text:p>
      <text:p text:style-name="P3188">Proszę państwa, króciutko. Ogłaszam pod<text:span text:style-name="T3189">ję</text:span>cie porozumienia typu lobby dla różnorodnych wspólnych działań, polegających na opracowaniu tematu, którego charakter określę szerzej, ale myślę, że zrozumiale.</text:p>
      <text:p text:style-name="P3190">Jak to się dzieje, że budujemy w P<text:span text:style-name="T3191">o</text:span>lsce ogromną ilość różnych zespołów i osiedli mieszkaniow<text:span text:style-name="T3192">yc</text:span>h, przy budowie których wszędzie działa od kilku, do kilkunastu, a nawet kilkudziesięciu firm, z których każda planowo pracuje, a nawet przed-planowo, czy ponadplanowo, tylko osiedli i to p<text:span text:style-name="T3193">eł</text:span>no-funkcyjnych jak nie było tak nie ma? Jak to jest, że przy budowie tych osiedli występuje gigantycznie niekiedy rozproszenie sił i środków.</text:p>
      <text:p text:style-name="P3194">Ogłaszam lobby zain<text:span text:style-name="T3195">teresow</text:span>an<text:span text:style-name="T3196">yc</text:span>h rozplątaniem tego skomplikowanego tematu, naprawdę skomplikowanego, ale zasługującego na rozwiązanie, bo tam tkwi minimum 30 proc. mieszkań szybciej i więcej. Uprzejmie proszę o włączenie się do tego tematu i urbanistów, i architektów, i specjalistów organizacji, i specjalistów systemów budownictwa. Uprzejmie proszę o podjęcie tego wątku pana ministra budownictwa, który mógłby wiele wnieść poprzez propagowanie metod, rozwiązywania sprawy, włączania do tego nowoczesnych technik w tym skomputeryzowanych, który mógłby propagować różnorodność struktur i rozwiązań, przede wszystkim pomagać poprzez związki generalne we wdrażaniu dobrych rozwiązań.</text:p>
      <text:p text:style-name="P3197">Sprawa nie ma aspektu przymusowego, ale zasługu<text:span text:style-name="T3198">ją</text:span>cego na zainteresowanie.</text:p>
      <text:p text:style-name="P3199">I proszę państwa, przepraszam, jeżeli wcześniej w<text:span text:style-name="T3200">yj</text:span>dę, ale już niedługo mam samolot.</text:p>
      <text:p text:style-name="P3201">Dziękuję za uwagę.</text:p>
      <text:p text:style-name="P3202"><text:span text:style-name="T3203">Przewodnicząc</text:span><text:span text:style-name="T3204">y</text:span>:</text:p>
      <text:p text:style-name="P3205">Dzięku<text:span text:style-name="T3206">ję</text:span><text:s/>bardzo. Głos ma pan Jerzy Olszowski. I jako ostatnia pani Barbara Wolnicka. Ładnie będziemy kończyć głosem kobiecym.</text:p>
      <text:p text:style-name="P3207"><text:span text:style-name="T3208">Ob</text:span><text:span text:style-name="T3209">.</text:span><text:span text:style-name="T3210"><text:s/>Jerzy Olszowski</text:span>:</text:p>
      <text:p text:style-name="P3211">Proszę państwa, ja chciałem zgłosić cztery wnioski, z kr<text:span text:style-name="T3212">ó</text:span>tkim komentarzem.</text:p>
      <text:p text:style-name="P3213">Wniosek pierwszy dotyczy metod dalszej pracy nad opracowaniem tematu, który sobie dzisiaj postawiliśmy. I w związku z tym chciałbym zaproponować pod adresem współprzewodniczących, względnie zespołu redakcyjnego, który ma przygotować w tej sprawie propozycje, ażeby tak jak inne materiały, o których była mowa, wykorzystać opracowanie, które przez dłuższy czas było już<text:s/><text:soft-page-break/>przygotowywane przez pana prof. Cieszyńskiego, a które się ukazało w ostatnim numerze<text:s/>„Przeglądu budowlanego”, którego jeszcze nie ma na rynku. Dostałem ten dokument od autora,<text:s/>pt.:<text:s/>„Model gospodarki mieszkaniowej jako cel reformy polityczno-społecznej i gospodarczej mieszkalnictwa”.</text:p>
      <text:p text:style-name="P3214">W moim przekonaniu dlaczego tę propozycję składam? Po pierwsze, artykuł moim zdaniem w dziewięćdziesięciu paru procentach - mówię to na podstawie dokładnego śledzenia dyskusji w pierwszym i dzisiejszym dniu obrad, zawiera wszystkie elementy, a w wielu wypadkach poglądy i wnioski zgodne z przebiegiem obrad.</text:p>
      <text:p text:style-name="P3215">Po drugie - bardzo systematyzu<text:span text:style-name="T3216">je</text:span><text:s/>w u<text:span text:style-name="T3217">ję</text:span>ciu naukowca organizatora - bo profesor jest dyrektorem Instytutu Organizacji Politechniki Warszawskiej - tą tematykę. I sądzę, że przy redakcji wykorzystanie tego materiału będzie bardzo pomocne.</text:p>
      <text:p text:style-name="P3218">Ostatni akcent ma charakter osobisty. Byłem jako praktyk tylko takim współrecenzentem jednego z tych opracowań, a więc, żeby nie zabierać głosu po prostu rekomenduję wykorzystanie i złożę ten egzemplarz na ręce współprzew<text:span text:style-name="T3219">od</text:span>n<text:span text:style-name="T3220">iczą</text:span>c<text:span text:style-name="T3221">yc</text:span>h.</text:p>
      <text:p text:style-name="P3222">D<text:span text:style-name="T3223">r</text:span>ugi wniosek dotyczy sprawy, która w tematyce, którą dziś mamy omawiać i ewentualnie kończyć - rola obywatela. Tym obywatelem, który jest bardzo zainteresowany mieszkaniem jest głównie młodzież.<text:s/><text:span text:style-name="T3224">A</text:span><text:s/>wśród tych, którzy realizują budownictwo mieszkaniowe wśród tej młodzieży występuje tematyka, która bardzo przeciwstawnie oceniana w odczuciu społecznym, dziennikarskim, mianowicie jak to nazywam udział pracy własnej. Spotkałem się już nawet w jednej - chyba sprzed dwóch lat - dyskus<text:span text:style-name="T3225">ji</text:span><text:s/>telewizyjnej, w której wzi<text:span text:style-name="T3226">ą</text:span>łem udział z tym, że kiedy poparłem to, że w tych obecnych warunkach, obecnych nie<text:s/><text:span text:style-name="T3227">w</text:span><text:s/>perspektywie, udział młodzieży jest korzystny z różnych względów i dałem tego przykłady, jeden z moich rozmówców powiedział, to jest bzdura, kto widział na Zachodzie, czy gdzieś takie... Ja twierdzę, że i na Zachodzie są lobbyści, którzy biorą udział w budowie własnego mieszkania.</text:p>
      <text:p text:style-name="P3228">U nas, w tak głębokim kryzysie, uważam, że należy się co najmniej zastanowić. I w związku z tym mam drugą propozycję i wniosek, żeby nasi współprzewodniczący zechcieli uwzględnić również wykorz<text:span text:style-name="T3229">ys</text:span>tanie dyskusji w zespole młodzieżowym, gdzie o ile wiem, ten temat został poruszony. Może nie tylko ten, ale również ten.<text:s/><text:span text:style-name="T3230">N</text:span>awet z prasy wiem, ale i od uczestników tego<text:s/>„stołu młodzieżowego”, że tam te propozycje są i w związku z tym stosunek do sprawy, czy odrzucamy, czy traktujemy jako zło konieczne i jak udział pracy własn<text:span text:style-name="T3231">ej</text:span>.</text:p>
      <text:p text:style-name="P3232">Trzeci i czwarty wniosek dotyczy tutaj poruszanych tematów przez kol. Nowickiego i poprzedników również. Mianowicie sprawa odpowiedzialności rządu za problem mieszkalnictwa. Były tu różne sugestie. Ja bym wysunął, że sprawa powinna być moim zdaniem rozstrzygnięta w prawidłowo przygotowanej ustawie o Radzie Ministrów. Od dłuższego czasu takie różne projekty były i nie ma takiej ustawy. W takiej ustawie powinny znaleźć się zapisy precyzujące odpowiedzialność poszczególnych ministrów, czy koordynac<text:span text:style-name="T3233">ji</text:span><text:s/>jednego ministra. I jest to według opinii, którą między jednym a drugim posiedzeniem zasięgałem u kolegów rówieśników, ale praktyków w zakresie prawa również<text:span text:style-name="T3234">.</text:span><text:s/>Mogłoby być rozwiązaniem chociaż może nie jest to też idealne.</text:p>
      <text:p text:style-name="P3235">I ostatnia sprawa - kontroli społecznej. I tutaj muszę powiedzieć, że w pełni przychylam się do końcowej części wypowiedzi współprzewodniczącego, pana red. Aleksandra Paszyńskiego, który w końcowej części swojej wypowiedzi wspomniał o tym, że sprawą zasadniczą jest stworzenie niezależnej społecznej kontroli.<text:s/><text:soft-page-break/>Tak zrozumiałem problem mieszkalnictwa. Potwierdził to dzisiaj i również pan doc. Mrzygłód również. O<text:s/><text:span text:style-name="T3236">i</text:span>le wiem, związki zawodowe wysuwają propozycję tego organu, tego rodzaju organu.</text:p>
      <text:p text:style-name="P3237">Moim zdaniem, tutaj w formie pewnego rodzaju ustosunkowania się do wypowiedzi kol. Nowickiego, po prostu w<text:span text:style-name="T3238">ys</text:span>i<text:span text:style-name="T3239">ł</text:span>ek,<text:span text:style-name="T3240"><text:s/></text:span>który czy zespół PRON, czy członkowie<text:s/><text:span text:style-name="T3241">ra</text:span><text:span text:style-name="T3242">dy</text:span><text:s/>wnieśli społecznie nie mógł dać rezultatów, ponieważ po prostu w tym układzie rząd nie wykorzystał tej społecznej inicjatywy. Stąd jest potrzebna, moim zdaniem, niezależny zespół, który będzie wartościowym partnerem dla rządu<text:span text:style-name="T3243">.</text:span></text:p>
      <text:p text:style-name="P3244">Dzięku<text:span text:style-name="T3245">ję</text:span><text:s/>bardzo.</text:p>
      <text:p text:style-name="P3246"><text:span text:style-name="T3247">Przewodniczący</text:span>:</text:p>
      <text:p text:style-name="P3248">Dzięku<text:span text:style-name="T3249">ję</text:span><text:s/>bardzo. Proszę bardzo panią Woln<text:span text:style-name="T3250">ic</text:span>ką.</text:p>
      <text:p text:style-name="P3251"><text:span text:style-name="T3252">Ob. Barbara<text:s/></text:span><text:span text:style-name="T3253">W</text:span><text:span text:style-name="T3254">oln</text:span><text:span text:style-name="T3255">ic</text:span><text:span text:style-name="T3256">ka-Sza</text:span><text:span text:style-name="T3257">ł</text:span><text:span text:style-name="T3258">ek</text:span>:</text:p>
      <text:p text:style-name="P3259">Panie Przewodniczący! Szanowni Państw<text:span text:style-name="T3260">o</text:span>!</text:p>
      <text:p text:style-name="P3261">Ja chciałam w swej wypowiedzi poruszyć dwie kwestie. Już moi przedmówcy poruszyli, ale ja również chciałam się dołączyć do tych głosów, aby w dokumencie, który będzie prezentowany przez nasz zespół znalazły się sprawy bardzo drażliwe społecznie, niemniej jednak muszą być rozwiązane. Sprawa kolejki mieszkaniowej i sprawa czynszów.</text:p>
      <text:p text:style-name="P3262">Sprawa kolejki mieszkaniow<text:span text:style-name="T3263">ej.</text:span><text:s/>Jak ja widzę rozwiązanie tej nazwijmy, bolesnej, niemniej niezbędnej sprawy do załatwienia? Uważam, że zobowiązanie wobec - określony stan czerwiec, koniec roku - członków spółdzielni musi być ten weksel przez państwo wykupiony. A zatem mieszkania przydzielone na zasadach określonych przez spółdzielczość.</text:p>
      <text:p text:style-name="P3264">Aby to się stało w jak najkrótszym terminie muszą być zagwarantowane odpowiednie środki, kredyty, działki, aby ta spółdzielnia<text:s/><text:span text:style-name="T3265">„</text:span>Powszechna”<text:s/>mogła budować dla członków mieszkania.</text:p>
      <text:p text:style-name="P3266">Pozostaje problem pozostałych osób, zare<text:span text:style-name="T3267">je</text:span>strowanych wśród których są umownie nazwijmy, jako że nie występuje w tej chwili to po<text:span text:style-name="T3268">ję</text:span>cie, kandydaci pełnoletni ze zgromadzonym wkładem i ci pozostali.</text:p>
      <text:p text:style-name="P3269">Ja proponuję, aby dla pełnoletnich osób ze zgromadzonym pełnym wkładem, załóżmy d<text:span text:style-name="T3270">o</text:span><text:s/>końca 1995 r. państwo zagwarantowało oprócz bieżącego oprocentowania kredytów również waloryzację, tak jak dla członków, którzy w tym czasie będą otrzymywali mieszkania.</text:p>
      <text:p text:style-name="P3271">Natomiast zamknąć należałoby kolejkę, mówiąc umownie, czyli otwieranie czy zakładanie nowych książeczek, jako że w tym systemie zaspokajania potrzeb nie ma realnych możliwości łudzenia ludzi i trzymania w niepewności.<text:s/>Ja na początku powiedziałam, jest to problem trudny, niemniej uważam, że taka decyzja powinna być podana do wiadomości i wszyscy ci pełnoletni z pełnym wkładem muszą również przy większym swoim wysiłku, ale również i pomocy państwa, od strony pomocy kredytowej, pożyczek, włączenia się zakładów pracy w większym zakresie, stworzyć możliwość rozwiązywania swej kwestii m<text:span text:style-name="T3272">ie</text:span>szkaniow<text:span text:style-name="T3273">ej.</text:span></text:p>
      <text:p text:style-name="P3274">I ja uważam, że to jest bardzo ważki problem, który oczywiście... Nie można już chyba tego w nieskończoność w dalszym ciągu przedłużać, nabierając czy okrywając ten temat jakimś takim milczeniem.</text:p>
      <text:p text:style-name="P3275">Natomiast problem czynszu - tutaj się przewijał dzisiaj wielokrotnie w wypowiedziach - również uważam, że dotychczasowe próby rozwiązywania tego problemu ciągle napotykały na bariery. I czy przeważy ten pogląd w podejmowani decyzji, aby jednorazowo - będzie to dotkliwy wydate<text:span text:style-name="T3276">k</text:span>, jakkolwiek instytut wylicza, że ta możliwość istnieje tam jeszcze tej krotności podwyżki - natomiast w mojej ocenie bardziej łagodnym<text:s/><text:soft-page-break/>chyba, czy bardziej może akceptowanym społecznie problem podwyżki czynszu byłby jednak powszechny dodatek, dlatego że wydatki na mieszkania dotyczą właściwie wszystkich, łącznie nawet i tych, co nie mają własnych mieszkań, a podnajmują, tzw. potocznie sublokatorów.</text:p>
      <text:p text:style-name="P3277">Oczywiście ograniczenie dodatku tylko dla najemców, którym będziemy podwyższa<text:span text:style-name="T3278">ć</text:span><text:s/>czynsz, nie będzie to również akceptowane przez pozostałych najemców, spółdzielców, właścicieli i tych innych, którzy przecież...</text:p>
      <text:p text:style-name="P3279">Ponadto można te wydatki jednak, uważam, wkalkulować wydatki jednak, uważam, wkalkulować w nasze wynagrodzenie, emerytury i<text:s/><text:span text:style-name="T3280">re</text:span>nty<text:span text:style-name="T3281">.</text:span></text:p>
      <text:p text:style-name="P3282">Natomiast jest bardzo i trudna w praktyce do zrealizowania k<text:span text:style-name="T3283">west</text:span>ia, jak te dodatkowe wydatki obywatela będą wykorzystane przez administra<text:span text:style-name="T3284">cj</text:span>ę domów, którym dotychczas przecież powierzono majątek, sprawowania zarządu i nie wywiązują się należycie ze swych obowiązków. Usprawiedliwienie jest tylko jedno częściowe, że niedofinansowana jest gospodarka remontowa<text:span text:style-name="T3285">.</text:span><text:s/>Ale obsługa mieszkańców, ta nawet bezinwestycyjna ma bardzo wiele do życzenia<text:span text:style-name="T3286">.</text:span></text:p>
      <text:p text:style-name="P3287">Skoro nałożymy na obywatela dodatkowe ob<text:span text:style-name="T3288">o</text:span>wiązki wysokiej odpłatności za mieszkania, to jaki wprowadzić mechanizm, a dotychczas nic rozsądnego nie wymyślono przez te minione lata, żeby była efektywność wykorzy<text:span text:style-name="T3289">st</text:span>ywania tych środków i żeby usługa mieszkaniowa, ta szeroko rozumiana usługa mieszkaniowa, przez zarządcę, przez świadczących usługi komunalne była rzeczywiście w należytym stopniu wykonywana<text:span text:style-name="T3290">.</text:span><text:s/>Dlatego też powiadam, reforma czynszów musi mieć powiązanie z poprawą obsługi mieszkańców<text:span text:style-name="T3291">.</text:span></text:p>
      <text:p text:style-name="P3292">Dziękuję<text:span text:style-name="T3293">.</text:span></text:p>
      <text:p text:style-name="P3294"><text:span text:style-name="T3295">P</text:span><text:span text:style-name="T3296">rz</text:span><text:span text:style-name="T3297">e</text:span><text:span text:style-name="T3298">w</text:span><text:span text:style-name="T3299">odnicz</text:span><text:span text:style-name="T3300">ą</text:span><text:span text:style-name="T3301">c</text:span><text:span text:style-name="T3302">y</text:span>:</text:p>
      <text:p text:style-name="P3303">Dziękuję bardzo<text:span text:style-name="T3304">.</text:span><text:s/>W ten sposób wyczerpaliśmy listę mówców<text:span text:style-name="T3305">.</text:span><text:s/>Pan minister M<text:span text:style-name="T3306">i</text:span>eczkowski dla przedstawienia propozycji organizacyjnych co do dalszego toku prac.</text:p>
      <text:p text:style-name="P3307"><text:span text:style-name="T3308">Minister<text:s/></text:span><text:span text:style-name="T3309">L</text:span><text:span text:style-name="T3310">ucjan Mieczkowski</text:span>:</text:p>
      <text:p text:style-name="P3311">Dz<text:span text:style-name="T3312">ię</text:span>ku<text:span text:style-name="T3313">ję</text:span><text:s/>bardzo<text:span text:style-name="T3314">.</text:span></text:p>
      <text:p text:style-name="P3315">Panie Przewodniczący! Szanowni Państwo!</text:p>
      <text:p text:style-name="P3316">Podobnie jak czyniłem to na poprzednim posiedzeniu, tak i teraz chciałem zaproponować dalszy tok pracy, który naszym zdaniem mógłby ułatwić odpowiednie przygo<text:span text:style-name="T3317">to</text:span>wanie materiałów na następne posiedzenie<text:span text:style-name="T3318">.</text:span></text:p>
      <text:p text:style-name="P3319">W kuluarach uzgodniłem z liderami stron propozycję osobową dotyczącą składu grupy roboczej, która przygotowałaby na następne posiedzenie pierwszą propozycję redakcyjną ujęcia 4 punktów, które były przedmiotem dyskusji na drugiej i trzeciej sesji dzisiejszego posiedzenia.</text:p>
      <text:p text:style-name="P3320">Ze strony OPZZ mam zgłoszone nazwiska pana in<text:span text:style-name="T3321">ż</text:span>.<text:s/><text:span text:style-name="T3322">J</text:span>e<text:span text:style-name="T3323">rz</text:span>ego Olszowskiego i pana prof<text:span text:style-name="T3324">.</text:span><text:s/>Czesława Uhmy<text:span text:style-name="T3325">.</text:span><text:s/>Ze strony<text:s/>„<text:span text:style-name="T3326">S</text:span>olidarnoś<text:span text:style-name="T3327">c</text:span>i<text:span text:style-name="T3328">”</text:span><text:s/>pani doc<text:span text:style-name="T3329">.</text:span><text:s/>K<text:span text:style-name="T3330">u</text:span>lesza została zgłoszona i pan doc<text:span text:style-name="T3331">.</text:span><text:s/>Dominiak. Ze strony tzw. rządowej prosiłbym o udział p<text:span text:style-name="T3332">a</text:span>na prof<text:span text:style-name="T3333">.</text:span><text:s/>Andrzejewskiego i pana dr<text:span text:style-name="T3334">.</text:span><text:s/>Jajszczyka.</text:p>
      <text:p text:style-name="P3335">Proponujemy, aby spotkanie odbyło się pierwsze jutro o godz. 10.30. Miejscem pracy grupy roboczej byłaby sala nr<text:s/><text:span text:style-name="T3336">14</text:span>7 na pierwszym piętrze gmachu Minis<text:span text:style-name="T3337">te</text:span>rstwa, przy ul. Wspólnej 2<text:span text:style-name="T3338">.</text:span><text:s/>Ministerstwa Gospodarki Przestrzennej i Budownictwa.</text:p>
      <text:p text:style-name="P3339">Zostałem uprzedzony przez pana prof. Andrz<text:span text:style-name="T3340">ej</text:span>ewskiego, że ze względu na inne obowiązki nie będzie<text:s/><text:soft-page-break/>mógł on jutro uczestniczyć w tym spotkaniu<text:span text:style-name="T3341">.</text:span><text:s/>Ale myślę<text:span text:style-name="T3342">,</text:span><text:s/>że zespół, czy grupa robocza nie da rady w ciągu jednego nawet krótkiego posiedzenia opracować w pełni re<text:span text:style-name="T3343">d</text:span>akcji. I myślę, że zajdzie konieczność spotkania się powtórnie w poniedziałek<text:span text:style-name="T3344">,</text:span><text:s/>wówczas rozumiem, że w toku pierwszego spotkania grupy roboczej<text:s/>ustalono by<text:s/>dokładnie miejsce, godzinę następnego spotkania, ale<text:s/><text:span text:style-name="T3345">w</text:span><text:s/>taki sposób, aby wyznaczony termin umożliwiał ponad wszelką wątpliwość maszynopisanie, powielenie, abyśmy nie postawili wszystkich obecnych w trudnej sytuacji braku<text:s/><text:span text:style-name="T3346">te</text:span>kstu<text:span text:style-name="T3347">.</text:span></text:p>
      <text:p text:style-name="P3348">I skoro jestem przy głosie, panie przewodniczący, to chciałem wyrazić swój pogląd oparty także na pewnej wymianie punktów widzenia w kuluarach również co do obszernośc<text:span text:style-name="T3349">i<text:s/></text:span>tekstu<text:span text:style-name="T3350">.</text:span><text:s/>Otóż na ogół moi rozmówcy, interlokutorzy wyrażali pogląd, że ten cały tekst powinien si<text:span text:style-name="T3351">ę</text:span><text:s/>kręcić koło<text:s/><text:span text:style-name="T3352">1</text:span>0 -<text:s/><text:span text:style-name="T3353">1</text:span>2 stron. Jeżeli mamy 13 punktów, to oznaczałoby, że te trudne tematy to będzie prawdopodobnie około jednej strony maszynopisu, te łatwiejsze być może mniej<text:span text:style-name="T3354">.</text:span></text:p>
      <text:p text:style-name="P3355">Ja przepraszam, że poruszam taką trywialną spra<text:span text:style-name="T3356">wę</text:span>, jak objętość tekstu, ale każdą materię rzeczy można przedstawić oczywiście bardziej obszernie, względnie krócej<text:span text:style-name="T3357">.</text:span><text:s/>Wydaje się, ze względu na ogromne obciążenie, obowiązki, a także pewne parametry czasowe pracy zespołu, dla którego pracują podzespoły, nie jest obojętne, jaką formę prezentacji tutaj przyjmujemy. Podzielam także te głosy dyskutantów, które<text:span text:style-name="T3358"><text:s/></text:span>wskazywały na to, że powinniśmy eliminować sprawy drugorzędne, ż<text:span text:style-name="T3359">e</text:span><text:s/>powinniśmy po bardzo lapidarnym wskazaniu sytuacji przejść do proponowania tego, co się określa kolokwiami jako zasady gry proponowane<text:span text:style-name="T3360">.</text:span><text:s/>Bo chodzi o to, żeby tworzyć owe<text:s/>zręby<text:s/>umowy społecznej i natomiast nie rozmieniać się na zbyt drobne u<text:span text:style-name="T3361">ję</text:span>cia, ale także unikać sformułowań, które byłyby nadmiernie ogólnikowe i w istocie umykały uchwycenia istoty problemu. Myślę, że takie podejście do sprawy pozwoliłoby nam przybliżyć się już w wyniku pracy grupy roboczej<text:s/>do ostatniego tekstu<text:span text:style-name="T3362">. To w</text:span>szystko, dziękuję<text:span text:style-name="T3363">.</text:span></text:p>
      <text:p text:style-name="P3364"><text:span text:style-name="T3365">P</text:span><text:span text:style-name="T3366">rzewodniczący</text:span>:</text:p>
      <text:p text:style-name="P3367">Czy w tej sprawie jeszcze?</text:p>
      <text:p text:style-name="P3368">Czy w tej sprawie ktoś z państwa chciałby się wypowiedzieć?</text:p>
      <text:p text:style-name="P3369"><text:span text:style-name="T3370">Ob. <text:s text:c="22"/></text:span>:</text:p>
      <text:p text:style-name="P3371">Ja tylko mam jedną uwagę<text:s/>formalną.</text:p>
      <text:p text:style-name="P3372">Może si<text:span text:style-name="T3373">ę</text:span><text:s/>zdarzyć, że w niektórych sprawach nie dojdziemy do pełnego porozumienia<text:span text:style-name="T3374">.</text:span><text:s/>Ja wyobrażam sobie, że będziemy mogli podać wariantowo pewne sprawy<text:span text:style-name="T3375">.</text:span></text:p>
      <text:p text:style-name="P3376"><text:span text:style-name="T3377">Prze</text:span><text:span text:style-name="T3378">wo</text:span><text:span text:style-name="T3379">dniczący</text:span>:</text:p>
      <text:p text:style-name="P3380">Tak jest<text:span text:style-name="T3381">.</text:span><text:s/>My nie na siłę prowadzimy do zgody, także do ujawnienia rozbieżności.</text:p>
      <text:p text:style-name="P3382"><text:span text:style-name="T3383">Ob. <text:s text:c="22"/></text:span>:</text:p>
      <text:p text:style-name="P3384">Identyfikowania, jeśli zachodzi potrzeba<text:span text:style-name="T3385">.</text:span></text:p>
      <text:p text:style-name="P3386"><text:span text:style-name="T3387">Ob. <text:s text:c="22"/></text:span>:</text:p>
      <text:p text:style-name="P3388">Ja mam pytanie, kiedy z tym dorobkiem będzie się można zapoznać?</text:p>
      <text:p text:style-name="P3389"><text:span text:style-name="T3390">Przewodniczący</text:span>:</text:p>
      <text:p text:style-name="P3391">Na następnym posiedzeniu<text:span text:style-name="T3392">.</text:span><text:s/><text:span text:style-name="T3393">w</text:span><text:s/>tej chwili...</text:p>
      <text:p text:style-name="P3394"><text:span text:style-name="T3395">Ob.<text:s/></text:span><text:span text:style-name="T3396">m</text:span><text:span text:style-name="T3397">i</text:span><text:span text:style-name="T3398">n</text:span><text:span text:style-name="T3399">.<text:s/></text:span><text:span text:style-name="T3400">M</text:span><text:span text:style-name="T3401">ie</text:span><text:span text:style-name="T3402">cz</text:span><text:span text:style-name="T3403">kow</text:span><text:span text:style-name="T3404">s</text:span><text:span text:style-name="T3405">ki</text:span><text:span text:style-name="T3406">:</text:span></text:p>
      <text:p text:style-name="P3407">15 minut przed rozpoczęciem następnego posiedzenia<text:span text:style-name="T3408">.</text:span></text:p>
      <text:p text:style-name="P3409"><text:span text:style-name="T3410">Przewodniczący</text:span>:</text:p>
      <text:soft-page-break/>
      <text:p text:style-name="P3411">Myślę, że będziemy się trzymać tego rytmu działania<text:span text:style-name="T3412">.</text:span><text:s/>Wobec tego kolejne posiedzenie w następny czwartek, w tym gmachu, acz nie wiem, czy na pewno w tym lokalu,<text:s/>godz.<text:s/>10.30 w następny czwartek<text:span text:style-name="T3413">.</text:span></text:p>
      <text:p text:style-name="P3414">Tutaj mieliśmy rozmowę na stronie, to żeby nie było tajemnic, to myśleliśmy o<text:s/><text:span text:style-name="T3415">t</text:span>echni<text:span text:style-name="T3416">c</text:span>e działania w kolejnych blokach spraw<text:span text:style-name="T3417">.</text:span><text:s/>Ona będzie identyczna<text:span text:style-name="T3418">,</text:span><text:s/>tzn. jeżeli na czwartek potrafimy szybko przyjąć, odrzucić, rozszerzyć, poprawić propozycje tekstów przedstawionych, przejdziemy do następnego bloku spraw i w taki sam sposób w innym składzie redakcyjnym, bo każdy wymaga, lub nie - to jest do rozs<text:span text:style-name="T3419">tr</text:span>zygnięcia - przygotowywać będziemy kolejne bloki<text:span text:style-name="T3420">.</text:span><text:s/>Można z gru<text:span text:style-name="T3421">b</text:span>sza powiedzieć, że pasztet dzisiejszy jes<text:span text:style-name="T3422">t</text:span><text:s/>naj<text:span text:style-name="T3423">tr</text:span>udnie<text:span text:style-name="T3424">jsz</text:span>y<text:span text:style-name="T3425">.<text:s/></text:span>Najtrudniejszy i<text:s/><text:span text:style-name="T3426">w</text:span><text:s/>dyskusji, kluczowy, jeszcze trudniejszy w s<text:span text:style-name="T3427">fo</text:span>rmułowaniu dokumentu, no jest ogromny, dyskusyjny<text:span text:style-name="T3428">.<text:s/></text:span>Miejmy nadzieję, że kolejne tematy będą łatwiejsze i szybciej, sprawniej będzie ta nasza praca przebiegać<text:span text:style-name="T3429">.</text:span></text:p>
      <text:p text:style-name="P3430">Jeśli nie ma innych uwag, to serdecznie dziękuję w imieniu współprzewodniczącej - to tak ładnie brzmi, że z prz<text:span text:style-name="T3431">yj</text:span>emnością powtarzam - za obecność, za dyskusję<text:span text:style-name="T3432">.<text:s/></text:span>Przepraszamy, jeśli coś było nie tak, ale w miarę postępu spraw będziemy doskonalić swoje własne kwalifika<text:span text:style-name="T3433">cj</text:span>e<text:span text:style-name="T3434">.</text:span></text:p>
      <text:p text:style-name="P3435">Dziękuję bardzo<text:span text:style-name="T343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28:00Z</meta:creation-date>
    <dc:date>2023-10-30T19:28:00Z</dc:date>
    <meta:template xlink:href="Normal.dotm" xlink:type="simple"/>
    <meta:editing-cycles>2</meta:editing-cycles>
    <meta:editing-duration>PT0S</meta:editing-duration>
    <meta:document-statistic meta:page-count="60" meta:paragraph-count="403" meta:word-count="28843" meta:character-count="201501" meta:row-count="1442" meta:non-whitespace-character-count="173061"/>
  </office:meta>
</office:document-meta>
</file>